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44"/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11961_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11673_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12381_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1204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6_02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string" calcext:value-type="string">
            <text:p>10507_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0361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11135_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127" calcext:value-type="float">
            <text:p>23127</text:p>
          </table:table-cell>
          <table:table-cell office:value-type="string" calcext:value-type="string">
            <text:p>13178_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95" calcext:value-type="float">
            <text:p>24295</text:p>
          </table:table-cell>
          <table:table-cell office:value-type="string" calcext:value-type="string">
            <text:p>13348_06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565" calcext:value-type="float">
            <text:p>9565</text:p>
          </table:table-cell>
          <table:table-cell table:style-name="ce1" office:value-type="string" calcext:value-type="string">
            <text:p>11231_06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10208_0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1660" calcext:value-type="float">
            <text:p>31660</text:p>
          </table:table-cell>
          <table:table-cell table:style-name="ce1" office:value-type="string" calcext:value-type="string">
            <text:p>14345_01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32505" calcext:value-type="float">
            <text:p>32505</text:p>
          </table:table-cell>
          <table:table-cell table:style-name="ce1" office:value-type="string" calcext:value-type="string">
            <text:p>14412_42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string" calcext:value-type="string">
            <text:p>10648_44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243" calcext:value-type="float">
            <text:p>7243</text:p>
          </table:table-cell>
          <table:table-cell table:style-name="ce1" office:value-type="string" calcext:value-type="string">
            <text:p>11087_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09" calcext:value-type="float">
            <text:p>10509</text:p>
          </table:table-cell>
          <table:table-cell office:value-type="string" calcext:value-type="string">
            <text:p>11447_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11085_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59" calcext:value-type="float">
            <text:p>21559</text:p>
          </table:table-cell>
          <table:table-cell office:value-type="string" calcext:value-type="string">
            <text:p>12980_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10793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4" calcext:value-type="float">
            <text:p>11684</text:p>
          </table:table-cell>
          <table:table-cell office:value-type="string" calcext:value-type="string">
            <text:p>11677_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10615_55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0810" calcext:value-type="float">
            <text:p>30810</text:p>
          </table:table-cell>
          <table:table-cell table:style-name="ce1" office:value-type="string" calcext:value-type="string">
            <text:p>14292_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10672_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641" calcext:value-type="float">
            <text:p>18641</text:p>
          </table:table-cell>
          <table:table-cell office:value-type="string" calcext:value-type="string">
            <text:p>12555_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2679_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11824_04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609" calcext:value-type="float">
            <text:p>12609</text:p>
          </table:table-cell>
          <table:table-cell table:style-name="ce1" office:value-type="string" calcext:value-type="string">
            <text:p>1184_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8" calcext:value-type="float">
            <text:p>23448</text:p>
          </table:table-cell>
          <table:table-cell office:value-type="string" calcext:value-type="string">
            <text:p>13241_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84" calcext:value-type="float">
            <text:p>23984</text:p>
          </table:table-cell>
          <table:table-cell office:value-type="string" calcext:value-type="string">
            <text:p>13307_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12900_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13499_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517" calcext:value-type="float">
            <text:p>27517</text:p>
          </table:table-cell>
          <table:table-cell office:value-type="string" calcext:value-type="string">
            <text:p>13850_01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146" calcext:value-type="float">
            <text:p>4146</text:p>
          </table:table-cell>
          <table:table-cell table:style-name="ce1" office:value-type="string" calcext:value-type="string">
            <text:p>1065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0115_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340" calcext:value-type="float">
            <text:p>31340</text:p>
          </table:table-cell>
          <table:table-cell office:value-type="string" calcext:value-type="string">
            <text:p>14297_9268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30858" calcext:value-type="float">
            <text:p>30858</text:p>
          </table:table-cell>
          <table:table-cell table:style-name="ce1" office:value-type="string" calcext:value-type="string">
            <text:p>14294_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894" calcext:value-type="float">
            <text:p>20894</text:p>
          </table:table-cell>
          <table:table-cell office:value-type="string" calcext:value-type="string">
            <text:p>12869_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381" calcext:value-type="float">
            <text:p>31381</text:p>
          </table:table-cell>
          <table:table-cell office:value-type="string" calcext:value-type="string">
            <text:p>14298_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13901_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10814_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17" calcext:value-type="float">
            <text:p>29817</text:p>
          </table:table-cell>
          <table:table-cell office:value-type="string" calcext:value-type="string">
            <text:p>141_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284" calcext:value-type="float">
            <text:p>22284</text:p>
          </table:table-cell>
          <table:table-cell office:value-type="string" calcext:value-type="string">
            <text:p>13067_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10237_02</text:p>
          </table:table-cell>
        </table:table-row>
      </table:table>
      <table:table table:name="工作表2" table:style-name="ta1">
        <table:table-column table:style-name="co1" table:number-columns-repeated="3" table:default-cell-style-name="ce2"/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999" table:default-cell-style-name="Default"/>
        <table:table-row table:style-name="ro1"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table:style-name="ce4" office:value-type="float" office:value="0.276423" calcext:value-type="float">
            <text:p>0.276423</text:p>
          </table:table-cell>
          <table:table-cell table:style-name="ce4" office:value-type="float" office:value="0.246659" calcext:value-type="float">
            <text:p>0.246659</text:p>
          </table:table-cell>
          <table:table-cell table:style-name="ce4" office:value-type="float" office:value="0.643985" calcext:value-type="float">
            <text:p>0.643985</text:p>
          </table:table-cell>
          <table:table-cell table:style-name="ce4" office:value-type="float" office:value="0.348724" calcext:value-type="float">
            <text:p>0.348724</text:p>
          </table:table-cell>
          <table:table-cell office:value-type="float" office:value="0.538275" calcext:value-type="float">
            <text:p>0.538275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238153" calcext:value-type="float">
            <text:p>0.23815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168894" calcext:value-type="float">
            <text:p>0.168894</text:p>
          </table:table-cell>
          <table:table-cell office:value-type="float" office:value="0.465371" calcext:value-type="float">
            <text:p>0.465371</text:p>
          </table:table-cell>
          <table:table-cell table:formula="of:=AVERAGE([.D2:.M2])" office:value-type="float" office:value="0.3499995" calcext:value-type="float">
            <text:p>0.3499995</text:p>
          </table:table-cell>
          <table:table-cell table:style-name="ce5" office:value-type="float" office:value="11060" calcext:value-type="float">
            <text:p>11060</text:p>
          </table:table-cell>
          <table:table-cell table:style-name="ce5" office:value-type="float" office:value="11030" calcext:value-type="float">
            <text:p>11030</text:p>
          </table:table-cell>
          <table:table-cell table:style-name="ce5" office:value-type="float" office:value="11597" calcext:value-type="float">
            <text:p>11597</text:p>
          </table:table-cell>
          <table:table-cell table:style-name="ce5" office:value-type="float" office:value="10482" calcext:value-type="float">
            <text:p>10482</text:p>
          </table:table-cell>
          <table:table-cell table:style-name="ce5" office:value-type="float" office:value="13215" calcext:value-type="float">
            <text:p>13215</text:p>
          </table:table-cell>
          <table:table-cell office:value-type="float" office:value="9915" calcext:value-type="float">
            <text:p>9915</text:p>
          </table:table-cell>
          <table:table-cell office:value-type="float" office:value="11337" calcext:value-type="float">
            <text:p>11337</text:p>
          </table:table-cell>
          <table:table-cell office:value-type="float" office:value="10574" calcext:value-type="float">
            <text:p>10574</text:p>
          </table:table-cell>
          <table:table-cell office:value-type="float" office:value="10430" calcext:value-type="float">
            <text:p>10430</text:p>
          </table:table-cell>
          <table:table-cell office:value-type="float" office:value="12939" calcext:value-type="float">
            <text:p>12939</text:p>
          </table:table-cell>
          <table:table-cell table:formula="of:=AVERAGE([.O2:.X2])" office:value-type="float" office:value="11257.9" calcext:value-type="float">
            <text:p>11257.9</text:p>
          </table:table-cell>
          <table:table-cell table:formula="of:=[.Y2]/131246" office:value-type="float" office:value="0.0857770903494202" calcext:value-type="float">
            <text:p>0.0857770903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table:style-name="ce4" office:value-type="float" office:value="0.537313" calcext:value-type="float">
            <text:p>0.537313</text:p>
          </table:table-cell>
          <table:table-cell table:style-name="ce4" office:value-type="float" office:value="0.46748" calcext:value-type="float">
            <text:p>0.46748</text:p>
          </table:table-cell>
          <table:table-cell table:style-name="ce4" office:value-type="float" office:value="0.711382" calcext:value-type="float">
            <text:p>0.711382</text:p>
          </table:table-cell>
          <table:table-cell table:style-name="ce4" office:value-type="float" office:value="0.264228" calcext:value-type="float">
            <text:p>0.26422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54065" calcext:value-type="float">
            <text:p>0.54065</text:p>
          </table:table-cell>
          <table:table-cell office:value-type="float" office:value="0.337398" calcext:value-type="float">
            <text:p>0.33739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50813" calcext:value-type="float">
            <text:p>0.50813</text:p>
          </table:table-cell>
          <table:table-cell table:formula="of:=AVERAGE([.D3:.M3])" office:value-type="float" office:value="0.4634873" calcext:value-type="float">
            <text:p>0.4634873</text:p>
          </table:table-cell>
          <table:table-cell table:style-name="ce5" office:value-type="float" office:value="8602" calcext:value-type="float">
            <text:p>8602</text:p>
          </table:table-cell>
          <table:table-cell table:style-name="ce5" office:value-type="float" office:value="10672" calcext:value-type="float">
            <text:p>10672</text:p>
          </table:table-cell>
          <table:table-cell table:style-name="ce5" office:value-type="float" office:value="10371" calcext:value-type="float">
            <text:p>10371</text:p>
          </table:table-cell>
          <table:table-cell table:style-name="ce5" office:value-type="float" office:value="9213" calcext:value-type="float">
            <text:p>9213</text:p>
          </table:table-cell>
          <table:table-cell table:style-name="ce5" office:value-type="float" office:value="9180" calcext:value-type="float">
            <text:p>9180</text:p>
          </table:table-cell>
          <table:table-cell office:value-type="float" office:value="11315" calcext:value-type="float">
            <text:p>11315</text:p>
          </table:table-cell>
          <table:table-cell office:value-type="float" office:value="12521" calcext:value-type="float">
            <text:p>12521</text:p>
          </table:table-cell>
          <table:table-cell office:value-type="float" office:value="10906" calcext:value-type="float">
            <text:p>10906</text:p>
          </table:table-cell>
          <table:table-cell office:value-type="float" office:value="10159" calcext:value-type="float">
            <text:p>10159</text:p>
          </table:table-cell>
          <table:table-cell office:value-type="float" office:value="13521" calcext:value-type="float">
            <text:p>13521</text:p>
          </table:table-cell>
          <table:table-cell table:formula="of:=AVERAGE([.O3:.X3])" office:value-type="float" office:value="10646" calcext:value-type="float">
            <text:p>10646</text:p>
          </table:table-cell>
          <table:table-cell table:formula="of:=[.Y3]/131246" office:value-type="float" office:value="0.0811148530240922" calcext:value-type="float">
            <text:p>0.08111485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table:style-name="ce4" office:value-type="float" office:value="0.615385" calcext:value-type="float">
            <text:p>0.615385</text:p>
          </table:table-cell>
          <table:table-cell table:style-name="ce4" office:value-type="float" office:value="0.238806" calcext:value-type="float">
            <text:p>0.238806</text:p>
          </table:table-cell>
          <table:table-cell table:style-name="ce4" office:value-type="float" office:value="0.470149" calcext:value-type="float">
            <text:p>0.470149</text:p>
          </table:table-cell>
          <table:table-cell table:style-name="ce4" office:value-type="float" office:value="0.343284" calcext:value-type="float">
            <text:p>0.343284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343284" calcext:value-type="float">
            <text:p>0.34328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95522" calcext:value-type="float">
            <text:p>0.395522</text:p>
          </table:table-cell>
          <table:table-cell office:value-type="float" office:value="0.641791" calcext:value-type="float">
            <text:p>0.641791</text:p>
          </table:table-cell>
          <table:table-cell table:formula="of:=AVERAGE([.D4:.M4])" office:value-type="float" office:value="0.432434" calcext:value-type="float">
            <text:p>0.432434</text:p>
          </table:table-cell>
          <table:table-cell table:style-name="ce5" office:value-type="float" office:value="11031" calcext:value-type="float">
            <text:p>11031</text:p>
          </table:table-cell>
          <table:table-cell table:style-name="ce5" office:value-type="float" office:value="10690" calcext:value-type="float">
            <text:p>10690</text:p>
          </table:table-cell>
          <table:table-cell table:style-name="ce5" office:value-type="float" office:value="10977" calcext:value-type="float">
            <text:p>10977</text:p>
          </table:table-cell>
          <table:table-cell table:style-name="ce5" office:value-type="float" office:value="10898" calcext:value-type="float">
            <text:p>10898</text:p>
          </table:table-cell>
          <table:table-cell table:style-name="ce5" office:value-type="float" office:value="13617" calcext:value-type="float">
            <text:p>13617</text:p>
          </table:table-cell>
          <table:table-cell office:value-type="float" office:value="10000" calcext:value-type="float">
            <text:p>10000</text:p>
          </table:table-cell>
          <table:table-cell office:value-type="float" office:value="12521" calcext:value-type="float">
            <text:p>12521</text:p>
          </table:table-cell>
          <table:table-cell office:value-type="float" office:value="9977" calcext:value-type="float">
            <text:p>9977</text:p>
          </table:table-cell>
          <table:table-cell office:value-type="float" office:value="11994" calcext:value-type="float">
            <text:p>11994</text:p>
          </table:table-cell>
          <table:table-cell office:value-type="float" office:value="17852" calcext:value-type="float">
            <text:p>17852</text:p>
          </table:table-cell>
          <table:table-cell table:formula="of:=AVERAGE([.O4:.X4])" office:value-type="float" office:value="11955.7" calcext:value-type="float">
            <text:p>11955.7</text:p>
          </table:table-cell>
          <table:table-cell table:formula="of:=[.Y4]/131246" office:value-type="float" office:value="0.0910938238117733" calcext:value-type="float">
            <text:p>0.091093823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table:style-name="ce4" office:value-type="float" office:value="0.624146" calcext:value-type="float">
            <text:p>0.624146</text:p>
          </table:table-cell>
          <table:table-cell table:style-name="ce4" office:value-type="float" office:value="0.517483" calcext:value-type="float">
            <text:p>0.517483</text:p>
          </table:table-cell>
          <table:table-cell table:style-name="ce4" office:value-type="float" office:value="0.636364" calcext:value-type="float">
            <text:p>0.636364</text:p>
          </table:table-cell>
          <table:table-cell table:style-name="ce4" office:value-type="float" office:value="0.657343" calcext:value-type="float">
            <text:p>0.65734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251748" calcext:value-type="float">
            <text:p>0.251748</text:p>
          </table:table-cell>
          <table:table-cell table:formula="of:=AVERAGE([.D5:.M5])" office:value-type="float" office:value="0.5771001" calcext:value-type="float">
            <text:p>0.5771001</text:p>
          </table:table-cell>
          <table:table-cell table:style-name="ce5" office:value-type="float" office:value="10729" calcext:value-type="float">
            <text:p>10729</text:p>
          </table:table-cell>
          <table:table-cell table:style-name="ce5" office:value-type="float" office:value="10451" calcext:value-type="float">
            <text:p>10451</text:p>
          </table:table-cell>
          <table:table-cell table:style-name="ce5" office:value-type="float" office:value="10139" calcext:value-type="float">
            <text:p>10139</text:p>
          </table:table-cell>
          <table:table-cell table:style-name="ce5" office:value-type="float" office:value="11630" calcext:value-type="float">
            <text:p>11630</text:p>
          </table:table-cell>
          <table:table-cell table:style-name="ce5" office:value-type="float" office:value="10228" calcext:value-type="float">
            <text:p>10228</text:p>
          </table:table-cell>
          <table:table-cell office:value-type="float" office:value="9628" calcext:value-type="float">
            <text:p>9628</text:p>
          </table:table-cell>
          <table:table-cell office:value-type="float" office:value="11075" calcext:value-type="float">
            <text:p>11075</text:p>
          </table:table-cell>
          <table:table-cell office:value-type="float" office:value="8476" calcext:value-type="float">
            <text:p>8476</text:p>
          </table:table-cell>
          <table:table-cell office:value-type="float" office:value="11340" calcext:value-type="float">
            <text:p>11340</text:p>
          </table:table-cell>
          <table:table-cell office:value-type="float" office:value="14559" calcext:value-type="float">
            <text:p>14559</text:p>
          </table:table-cell>
          <table:table-cell table:formula="of:=AVERAGE([.O5:.X5])" office:value-type="float" office:value="10825.5" calcext:value-type="float">
            <text:p>10825.5</text:p>
          </table:table-cell>
          <table:table-cell table:formula="of:=[.Y5]/131246" office:value-type="float" office:value="0.0824825137528001" calcext:value-type="float">
            <text:p>0.082482513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table:style-name="ce4" office:value-type="float" office:value="0.751445" calcext:value-type="float">
            <text:p>0.751445</text:p>
          </table:table-cell>
          <table:table-cell table:style-name="ce4" office:value-type="float" office:value="0.797267" calcext:value-type="float">
            <text:p>0.797267</text:p>
          </table:table-cell>
          <table:table-cell table:style-name="ce4" office:value-type="float" office:value="0.601367" calcext:value-type="float">
            <text:p>0.601367</text:p>
          </table:table-cell>
          <table:table-cell table:style-name="ce4" office:value-type="float" office:value="0.432802" calcext:value-type="float">
            <text:p>0.432802</text:p>
          </table:table-cell>
          <table:table-cell office:value-type="float" office:value="0.389522" calcext:value-type="float">
            <text:p>0.389522</text:p>
          </table:table-cell>
          <table:table-cell office:value-type="float" office:value="0.535308" calcext:value-type="float">
            <text:p>0.535308</text:p>
          </table:table-cell>
          <table:table-cell office:value-type="float" office:value="0.47836" calcext:value-type="float">
            <text:p>0.47836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615034" calcext:value-type="float">
            <text:p>0.615034</text:p>
          </table:table-cell>
          <table:table-cell office:value-type="float" office:value="0.731207" calcext:value-type="float">
            <text:p>0.731207</text:p>
          </table:table-cell>
          <table:table-cell table:formula="of:=AVERAGE([.D6:.M6])" office:value-type="float" office:value="0.5835729" calcext:value-type="float">
            <text:p>0.5835729</text:p>
          </table:table-cell>
          <table:table-cell table:style-name="ce5" office:value-type="float" office:value="9503" calcext:value-type="float">
            <text:p>9503</text:p>
          </table:table-cell>
          <table:table-cell table:style-name="ce5" office:value-type="float" office:value="11463" calcext:value-type="float">
            <text:p>11463</text:p>
          </table:table-cell>
          <table:table-cell table:style-name="ce5" office:value-type="float" office:value="11875" calcext:value-type="float">
            <text:p>11875</text:p>
          </table:table-cell>
          <table:table-cell table:style-name="ce5" office:value-type="float" office:value="9824" calcext:value-type="float">
            <text:p>9824</text:p>
          </table:table-cell>
          <table:table-cell table:style-name="ce5" office:value-type="float" office:value="9328" calcext:value-type="float">
            <text:p>9328</text:p>
          </table:table-cell>
          <table:table-cell office:value-type="float" office:value="10903" calcext:value-type="float">
            <text:p>10903</text:p>
          </table:table-cell>
          <table:table-cell office:value-type="float" office:value="11075" calcext:value-type="float">
            <text:p>11075</text:p>
          </table:table-cell>
          <table:table-cell office:value-type="float" office:value="10264" calcext:value-type="float">
            <text:p>10264</text:p>
          </table:table-cell>
          <table:table-cell office:value-type="float" office:value="12361" calcext:value-type="float">
            <text:p>12361</text:p>
          </table:table-cell>
          <table:table-cell office:value-type="float" office:value="18200" calcext:value-type="float">
            <text:p>18200</text:p>
          </table:table-cell>
          <table:table-cell table:formula="of:=AVERAGE([.O6:.X6])" office:value-type="float" office:value="11479.6" calcext:value-type="float">
            <text:p>11479.6</text:p>
          </table:table-cell>
          <table:table-cell table:formula="of:=[.Y6]/131246" office:value-type="float" office:value="0.0874662846867714" calcext:value-type="float">
            <text:p>0.0874662847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table:style-name="ce4" office:value-type="float" office:value="0.268293" calcext:value-type="float">
            <text:p>0.268293</text:p>
          </table:table-cell>
          <table:table-cell table:style-name="ce4" office:value-type="float" office:value="0.491329" calcext:value-type="float">
            <text:p>0.491329</text:p>
          </table:table-cell>
          <table:table-cell table:style-name="ce4" office:value-type="float" office:value="0.635838" calcext:value-type="float">
            <text:p>0.635838</text:p>
          </table:table-cell>
          <table:table-cell table:style-name="ce4" office:value-type="float" office:value="0.763006" calcext:value-type="float">
            <text:p>0.763006</text:p>
          </table:table-cell>
          <table:table-cell office:value-type="float" office:value="0.745665" calcext:value-type="float">
            <text:p>0.745665</text:p>
          </table:table-cell>
          <table:table-cell office:value-type="float" office:value="0.751445" calcext:value-type="float">
            <text:p>0.751445</text:p>
          </table:table-cell>
          <table:table-cell office:value-type="float" office:value="0.924855" calcext:value-type="float">
            <text:p>0.924855</text:p>
          </table:table-cell>
          <table:table-cell office:value-type="float" office:value="0.83815" calcext:value-type="float">
            <text:p>0.83815</text:p>
          </table:table-cell>
          <table:table-cell office:value-type="float" office:value="0.416185" calcext:value-type="float">
            <text:p>0.416185</text:p>
          </table:table-cell>
          <table:table-cell office:value-type="float" office:value="0.728324" calcext:value-type="float">
            <text:p>0.728324</text:p>
          </table:table-cell>
          <table:table-cell table:formula="of:=AVERAGE([.D7:.M7])" office:value-type="float" office:value="0.656309" calcext:value-type="float">
            <text:p>0.656309</text:p>
          </table:table-cell>
          <table:table-cell table:style-name="ce5" office:value-type="float" office:value="12190" calcext:value-type="float">
            <text:p>12190</text:p>
          </table:table-cell>
          <table:table-cell table:style-name="ce5" office:value-type="float" office:value="10178" calcext:value-type="float">
            <text:p>10178</text:p>
          </table:table-cell>
          <table:table-cell table:style-name="ce5" office:value-type="float" office:value="9909" calcext:value-type="float">
            <text:p>9909</text:p>
          </table:table-cell>
          <table:table-cell table:style-name="ce5" office:value-type="float" office:value="10907" calcext:value-type="float">
            <text:p>10907</text:p>
          </table:table-cell>
          <table:table-cell table:style-name="ce5" office:value-type="float" office:value="11724" calcext:value-type="float">
            <text:p>11724</text:p>
          </table:table-cell>
          <table:table-cell office:value-type="float" office:value="11280" calcext:value-type="float">
            <text:p>11280</text:p>
          </table:table-cell>
          <table:table-cell office:value-type="float" office:value="11429" calcext:value-type="float">
            <text:p>11429</text:p>
          </table:table-cell>
          <table:table-cell office:value-type="float" office:value="10651" calcext:value-type="float">
            <text:p>10651</text:p>
          </table:table-cell>
          <table:table-cell office:value-type="float" office:value="9769" calcext:value-type="float">
            <text:p>9769</text:p>
          </table:table-cell>
          <table:table-cell office:value-type="float" office:value="15040" calcext:value-type="float">
            <text:p>15040</text:p>
          </table:table-cell>
          <table:table-cell table:formula="of:=AVERAGE([.O7:.X7])" office:value-type="float" office:value="11307.7" calcext:value-type="float">
            <text:p>11307.7</text:p>
          </table:table-cell>
          <table:table-cell table:formula="of:=[.Y7]/131246" office:value-type="float" office:value="0.0861565304847386" calcext:value-type="float">
            <text:p>0.086156530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style-name="ce4" office:value-type="float" office:value="0.558931" calcext:value-type="float">
            <text:p>0.558931</text:p>
          </table:table-cell>
          <table:table-cell table:style-name="ce4" office:value-type="float" office:value="0.240418" calcext:value-type="float">
            <text:p>0.240418</text:p>
          </table:table-cell>
          <table:table-cell table:style-name="ce4" office:value-type="float" office:value="0.393728" calcext:value-type="float">
            <text:p>0.393728</text:p>
          </table:table-cell>
          <table:table-cell table:style-name="ce4" office:value-type="float" office:value="0.142857" calcext:value-type="float">
            <text:p>0.142857</text:p>
          </table:table-cell>
          <table:table-cell office:value-type="float" office:value="0.332753" calcext:value-type="float">
            <text:p>0.332753</text:p>
          </table:table-cell>
          <table:table-cell office:value-type="float" office:value="0.45122" calcext:value-type="float">
            <text:p>0.45122</text:p>
          </table:table-cell>
          <table:table-cell office:value-type="float" office:value="0.228223" calcext:value-type="float">
            <text:p>0.228223</text:p>
          </table:table-cell>
          <table:table-cell office:value-type="float" office:value="0.200348" calcext:value-type="float">
            <text:p>0.200348</text:p>
          </table:table-cell>
          <table:table-cell office:value-type="float" office:value="0.289199" calcext:value-type="float">
            <text:p>0.289199</text:p>
          </table:table-cell>
          <table:table-cell office:value-type="float" office:value="0.38676" calcext:value-type="float">
            <text:p>0.38676</text:p>
          </table:table-cell>
          <table:table-cell table:formula="of:=AVERAGE([.D8:.M8])" office:value-type="float" office:value="0.3224437" calcext:value-type="float">
            <text:p>0.3224437</text:p>
          </table:table-cell>
          <table:table-cell table:style-name="ce5" office:value-type="float" office:value="10640" calcext:value-type="float">
            <text:p>10640</text:p>
          </table:table-cell>
          <table:table-cell table:style-name="ce5" office:value-type="float" office:value="9361" calcext:value-type="float">
            <text:p>9361</text:p>
          </table:table-cell>
          <table:table-cell table:style-name="ce5" office:value-type="float" office:value="10171" calcext:value-type="float">
            <text:p>10171</text:p>
          </table:table-cell>
          <table:table-cell table:style-name="ce5" office:value-type="float" office:value="11706" calcext:value-type="float">
            <text:p>11706</text:p>
          </table:table-cell>
          <table:table-cell table:style-name="ce5" office:value-type="float" office:value="9814" calcext:value-type="float">
            <text:p>9814</text:p>
          </table:table-cell>
          <table:table-cell office:value-type="float" office:value="10445" calcext:value-type="float">
            <text:p>10445</text:p>
          </table:table-cell>
          <table:table-cell office:value-type="float" office:value="9470" calcext:value-type="float">
            <text:p>9470</text:p>
          </table:table-cell>
          <table:table-cell office:value-type="float" office:value="10021" calcext:value-type="float">
            <text:p>10021</text:p>
          </table:table-cell>
          <table:table-cell office:value-type="float" office:value="10512" calcext:value-type="float">
            <text:p>10512</text:p>
          </table:table-cell>
          <table:table-cell office:value-type="float" office:value="14095" calcext:value-type="float">
            <text:p>14095</text:p>
          </table:table-cell>
          <table:table-cell table:formula="of:=AVERAGE([.O8:.X8])" office:value-type="float" office:value="10623.5" calcext:value-type="float">
            <text:p>10623.5</text:p>
          </table:table-cell>
          <table:table-cell table:formula="of:=[.Y8]/131246" office:value-type="float" office:value="0.0809434192280146" calcext:value-type="float">
            <text:p>0.0809434192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normalized matrix, hash table size: 2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309842" calcext:value-type="float">
            <text:p>0.309842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39368" calcext:value-type="float">
            <text:p>0.239368</text:p>
          </table:table-cell>
          <table:table-cell table:number-columns-repeated="2" office:value-type="float" office:value="0.556501" calcext:value-type="float">
            <text:p>0.556501</text:p>
          </table:table-cell>
          <table:table-cell office:value-type="float" office:value="0.300122" calcext:value-type="float">
            <text:p>0.300122</text:p>
          </table:table-cell>
          <table:table-cell office:value-type="float" office:value="0.437424" calcext:value-type="float">
            <text:p>0.437424</text:p>
          </table:table-cell>
          <table:table-cell office:value-type="float" office:value="0.211422" calcext:value-type="float">
            <text:p>0.211422</text:p>
          </table:table-cell>
          <table:table-cell office:value-type="float" office:value="0.441069" calcext:value-type="float">
            <text:p>0.441069</text:p>
          </table:table-cell>
          <table:table-cell table:formula="of:=AVERAGE([.D10:.M10])" office:value-type="float" office:value="0.3950183" calcext:value-type="float">
            <text:p>0.3950183</text:p>
          </table:table-cell>
          <table:table-cell office:value-type="float" office:value="11893" calcext:value-type="float">
            <text:p>11893</text:p>
          </table:table-cell>
          <table:table-cell office:value-type="float" office:value="10701" calcext:value-type="float">
            <text:p>10701</text:p>
          </table:table-cell>
          <table:table-cell office:value-type="float" office:value="11024" calcext:value-type="float">
            <text:p>11024</text:p>
          </table:table-cell>
          <table:table-cell office:value-type="float" office:value="11292" calcext:value-type="float">
            <text:p>11292</text:p>
          </table:table-cell>
          <table:table-cell table:number-columns-repeated="2" office:value-type="float" office:value="10759" calcext:value-type="float">
            <text:p>10759</text:p>
          </table:table-cell>
          <table:table-cell office:value-type="float" office:value="12952" calcext:value-type="float">
            <text:p>12952</text:p>
          </table:table-cell>
          <table:table-cell office:value-type="float" office:value="11195" calcext:value-type="float">
            <text:p>11195</text:p>
          </table:table-cell>
          <table:table-cell office:value-type="float" office:value="11732" calcext:value-type="float">
            <text:p>11732</text:p>
          </table:table-cell>
          <table:table-cell office:value-type="float" office:value="11255" calcext:value-type="float">
            <text:p>11255</text:p>
          </table:table-cell>
          <table:table-cell table:formula="of:=AVERAGE([.O10:.X10])" office:value-type="float" office:value="11356.2" calcext:value-type="float">
            <text:p>11356.2</text:p>
          </table:table-cell>
          <table:table-cell table:formula="of:=[.Y10]/131246" office:value-type="float" office:value="0.0865260655562836" calcext:value-type="float">
            <text:p>0.086526065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410569" calcext:value-type="float">
            <text:p>0.410569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617886" calcext:value-type="float">
            <text:p>0.617886</text:p>
          </table:table-cell>
          <table:table-cell table:number-columns-repeated="2" office:value-type="float" office:value="0.53252" calcext:value-type="float">
            <text:p>0.53252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325203" calcext:value-type="float">
            <text:p>0.325203</text:p>
          </table:table-cell>
          <table:table-cell table:formula="of:=AVERAGE([.D11:.M11])" office:value-type="float" office:value="0.458943" calcext:value-type="float">
            <text:p>0.458943</text:p>
          </table:table-cell>
          <table:table-cell office:value-type="float" office:value="11052" calcext:value-type="float">
            <text:p>11052</text:p>
          </table:table-cell>
          <table:table-cell office:value-type="float" office:value="9102" calcext:value-type="float">
            <text:p>9102</text:p>
          </table:table-cell>
          <table:table-cell office:value-type="float" office:value="11057" calcext:value-type="float">
            <text:p>11057</text:p>
          </table:table-cell>
          <table:table-cell office:value-type="float" office:value="10892" calcext:value-type="float">
            <text:p>10892</text:p>
          </table:table-cell>
          <table:table-cell table:number-columns-repeated="2" office:value-type="float" office:value="9688" calcext:value-type="float">
            <text:p>9688</text:p>
          </table:table-cell>
          <table:table-cell office:value-type="float" office:value="12988" calcext:value-type="float">
            <text:p>12988</text:p>
          </table:table-cell>
          <table:table-cell office:value-type="float" office:value="11203" calcext:value-type="float">
            <text:p>11203</text:p>
          </table:table-cell>
          <table:table-cell office:value-type="float" office:value="11791" calcext:value-type="float">
            <text:p>11791</text:p>
          </table:table-cell>
          <table:table-cell office:value-type="float" office:value="9945" calcext:value-type="float">
            <text:p>9945</text:p>
          </table:table-cell>
          <table:table-cell table:formula="of:=AVERAGE([.O11:.X11])" office:value-type="float" office:value="10740.6" calcext:value-type="float">
            <text:p>10740.6</text:p>
          </table:table-cell>
          <table:table-cell table:formula="of:=[.Y11]/131246" office:value-type="float" office:value="0.0818356368956006" calcext:value-type="float">
            <text:p>0.0818356369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38806" calcext:value-type="float">
            <text:p>0.38806</text:p>
          </table:table-cell>
          <table:table-cell office:value-type="float" office:value="0.641791" calcext:value-type="float">
            <text:p>0.641791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0597" calcext:value-type="float">
            <text:p>0.80597</text:p>
          </table:table-cell>
          <table:table-cell table:number-columns-repeated="2" office:value-type="float" office:value="0.223881" calcext:value-type="float">
            <text:p>0.223881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29851" calcext:value-type="float">
            <text:p>0.529851</text:p>
          </table:table-cell>
          <table:table-cell table:formula="of:=AVERAGE([.D12:.M12])" office:value-type="float" office:value="0.5485077" calcext:value-type="float">
            <text:p>0.5485077</text:p>
          </table:table-cell>
          <table:table-cell office:value-type="float" office:value="9712" calcext:value-type="float">
            <text:p>9712</text:p>
          </table:table-cell>
          <table:table-cell office:value-type="float" office:value="10655" calcext:value-type="float">
            <text:p>10655</text:p>
          </table:table-cell>
          <table:table-cell office:value-type="float" office:value="12395" calcext:value-type="float">
            <text:p>12395</text:p>
          </table:table-cell>
          <table:table-cell office:value-type="float" office:value="12480" calcext:value-type="float">
            <text:p>12480</text:p>
          </table:table-cell>
          <table:table-cell table:number-columns-repeated="2" office:value-type="float" office:value="11777" calcext:value-type="float">
            <text:p>11777</text:p>
          </table:table-cell>
          <table:table-cell office:value-type="float" office:value="12725" calcext:value-type="float">
            <text:p>12725</text:p>
          </table:table-cell>
          <table:table-cell office:value-type="float" office:value="10915" calcext:value-type="float">
            <text:p>10915</text:p>
          </table:table-cell>
          <table:table-cell office:value-type="float" office:value="11102" calcext:value-type="float">
            <text:p>11102</text:p>
          </table:table-cell>
          <table:table-cell office:value-type="float" office:value="12567" calcext:value-type="float">
            <text:p>12567</text:p>
          </table:table-cell>
          <table:table-cell table:formula="of:=AVERAGE([.O12:.X12])" office:value-type="float" office:value="11610.5" calcext:value-type="float">
            <text:p>11610.5</text:p>
          </table:table-cell>
          <table:table-cell table:formula="of:=[.Y12]/131246" office:value-type="float" office:value="0.0884636484159517" calcext:value-type="float">
            <text:p>0.088463648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587413" calcext:value-type="float">
            <text:p>0.587413</text:p>
          </table:table-cell>
          <table:table-cell office:value-type="float" office:value="0.881119" calcext:value-type="float">
            <text:p>0.881119</text:p>
          </table:table-cell>
          <table:table-cell office:value-type="float" office:value="0.454545" calcext:value-type="float">
            <text:p>0.454545</text:p>
          </table:table-cell>
          <table:table-cell table:number-columns-repeated="2" office:value-type="float" office:value="0.531469" calcext:value-type="float">
            <text:p>0.531469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62238" calcext:value-type="float">
            <text:p>0.762238</text:p>
          </table:table-cell>
          <table:table-cell office:value-type="float" office:value="0.706294" calcext:value-type="float">
            <text:p>0.706294</text:p>
          </table:table-cell>
          <table:table-cell office:value-type="float" office:value="0.776224" calcext:value-type="float">
            <text:p>0.776224</text:p>
          </table:table-cell>
          <table:table-cell table:formula="of:=AVERAGE([.D13:.M13])" office:value-type="float" office:value="0.6804198" calcext:value-type="float">
            <text:p>0.6804198</text:p>
          </table:table-cell>
          <table:table-cell office:value-type="float" office:value="10304" calcext:value-type="float">
            <text:p>10304</text:p>
          </table:table-cell>
          <table:table-cell office:value-type="float" office:value="9498" calcext:value-type="float">
            <text:p>9498</text:p>
          </table:table-cell>
          <table:table-cell office:value-type="float" office:value="11133" calcext:value-type="float">
            <text:p>11133</text:p>
          </table:table-cell>
          <table:table-cell office:value-type="float" office:value="10763" calcext:value-type="float">
            <text:p>10763</text:p>
          </table:table-cell>
          <table:table-cell table:number-columns-repeated="2" office:value-type="float" office:value="9325" calcext:value-type="float">
            <text:p>9325</text:p>
          </table:table-cell>
          <table:table-cell office:value-type="float" office:value="11776" calcext:value-type="float">
            <text:p>11776</text:p>
          </table:table-cell>
          <table:table-cell office:value-type="float" office:value="11974" calcext:value-type="float">
            <text:p>11974</text:p>
          </table:table-cell>
          <table:table-cell office:value-type="float" office:value="11459" calcext:value-type="float">
            <text:p>11459</text:p>
          </table:table-cell>
          <table:table-cell office:value-type="float" office:value="10900" calcext:value-type="float">
            <text:p>10900</text:p>
          </table:table-cell>
          <table:table-cell table:formula="of:=AVERAGE([.O13:.X13])" office:value-type="float" office:value="10645.7" calcext:value-type="float">
            <text:p>10645.7</text:p>
          </table:table-cell>
          <table:table-cell table:formula="of:=[.Y13]/131246" office:value-type="float" office:value="0.0811125672401445" calcext:value-type="float">
            <text:p>0.081112567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01595" calcext:value-type="float">
            <text:p>0.701595</text:p>
          </table:table-cell>
          <table:table-cell office:value-type="float" office:value="0.396355" calcext:value-type="float">
            <text:p>0.396355</text:p>
          </table:table-cell>
          <table:table-cell office:value-type="float" office:value="0.457859" calcext:value-type="float">
            <text:p>0.457859</text:p>
          </table:table-cell>
          <table:table-cell office:value-type="float" office:value="0.640091" calcext:value-type="float">
            <text:p>0.640091</text:p>
          </table:table-cell>
          <table:table-cell table:number-columns-repeated="2" office:value-type="float" office:value="0.890661" calcext:value-type="float">
            <text:p>0.890661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806378" calcext:value-type="float">
            <text:p>0.806378</text:p>
          </table:table-cell>
          <table:table-cell office:value-type="float" office:value="0.599089" calcext:value-type="float">
            <text:p>0.599089</text:p>
          </table:table-cell>
          <table:table-cell office:value-type="float" office:value="0.350797" calcext:value-type="float">
            <text:p>0.350797</text:p>
          </table:table-cell>
          <table:table-cell table:formula="of:=AVERAGE([.D14:.M14])" office:value-type="float" office:value="0.644647" calcext:value-type="float">
            <text:p>0.644647</text:p>
          </table:table-cell>
          <table:table-cell office:value-type="float" office:value="9569" calcext:value-type="float">
            <text:p>9569</text:p>
          </table:table-cell>
          <table:table-cell office:value-type="float" office:value="10587" calcext:value-type="float">
            <text:p>10587</text:p>
          </table:table-cell>
          <table:table-cell office:value-type="float" office:value="10926" calcext:value-type="float">
            <text:p>10926</text:p>
          </table:table-cell>
          <table:table-cell office:value-type="float" office:value="11537" calcext:value-type="float">
            <text:p>11537</text:p>
          </table:table-cell>
          <table:table-cell table:number-columns-repeated="2" office:value-type="float" office:value="10843" calcext:value-type="float">
            <text:p>10843</text:p>
          </table:table-cell>
          <table:table-cell office:value-type="float" office:value="9317" calcext:value-type="float">
            <text:p>9317</text:p>
          </table:table-cell>
          <table:table-cell office:value-type="float" office:value="11802" calcext:value-type="float">
            <text:p>11802</text:p>
          </table:table-cell>
          <table:table-cell office:value-type="float" office:value="11213" calcext:value-type="float">
            <text:p>11213</text:p>
          </table:table-cell>
          <table:table-cell office:value-type="float" office:value="10488" calcext:value-type="float">
            <text:p>10488</text:p>
          </table:table-cell>
          <table:table-cell table:formula="of:=AVERAGE([.O14:.X14])" office:value-type="float" office:value="10712.5" calcext:value-type="float">
            <text:p>10712.5</text:p>
          </table:table-cell>
          <table:table-cell table:formula="of:=[.Y14]/131246" office:value-type="float" office:value="0.0816215351324993" calcext:value-type="float">
            <text:p>0.081621535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583815" calcext:value-type="float">
            <text:p>0.583815</text:p>
          </table:table-cell>
          <table:table-cell office:value-type="float" office:value="0.589595" calcext:value-type="float">
            <text:p>0.589595</text:p>
          </table:table-cell>
          <table:table-cell office:value-type="float" office:value="0.578035" calcext:value-type="float">
            <text:p>0.578035</text:p>
          </table:table-cell>
          <table:table-cell table:number-columns-repeated="2" office:value-type="float" office:value="0.797688" calcext:value-type="float">
            <text:p>0.797688</text:p>
          </table:table-cell>
          <table:table-cell office:value-type="float" office:value="0.65896" calcext:value-type="float">
            <text:p>0.65896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601156" calcext:value-type="float">
            <text:p>0.601156</text:p>
          </table:table-cell>
          <table:table-cell office:value-type="float" office:value="0.734104" calcext:value-type="float">
            <text:p>0.734104</text:p>
          </table:table-cell>
          <table:table-cell table:formula="of:=AVERAGE([.D15:.M15])" office:value-type="float" office:value="0.6786128" calcext:value-type="float">
            <text:p>0.6786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0185" calcext:value-type="float">
            <text:p>10185</text:p>
          </table:table-cell>
          <table:table-cell office:value-type="float" office:value="10801" calcext:value-type="float">
            <text:p>10801</text:p>
          </table:table-cell>
          <table:table-cell office:value-type="float" office:value="10065" calcext:value-type="float">
            <text:p>10065</text:p>
          </table:table-cell>
          <table:table-cell table:number-columns-repeated="2" office:value-type="float" office:value="11870" calcext:value-type="float">
            <text:p>11870</text:p>
          </table:table-cell>
          <table:table-cell office:value-type="float" office:value="10774" calcext:value-type="float">
            <text:p>10774</text:p>
          </table:table-cell>
          <table:table-cell office:value-type="float" office:value="12021" calcext:value-type="float">
            <text:p>12021</text:p>
          </table:table-cell>
          <table:table-cell office:value-type="float" office:value="9388" calcext:value-type="float">
            <text:p>9388</text:p>
          </table:table-cell>
          <table:table-cell office:value-type="float" office:value="11457" calcext:value-type="float">
            <text:p>11457</text:p>
          </table:table-cell>
          <table:table-cell table:formula="of:=AVERAGE([.O15:.X15])" office:value-type="float" office:value="10956.3" calcext:value-type="float">
            <text:p>10956.3</text:p>
          </table:table-cell>
          <table:table-cell table:formula="of:=[.Y15]/131246" office:value-type="float" office:value="0.0834791155539978" calcext:value-type="float">
            <text:p>0.083479115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339721" calcext:value-type="float">
            <text:p>0.339721</text:p>
          </table:table-cell>
          <table:table-cell office:value-type="float" office:value="0.301394" calcext:value-type="float">
            <text:p>0.301394</text:p>
          </table:table-cell>
          <table:table-cell office:value-type="float" office:value="0.41115" calcext:value-type="float">
            <text:p>0.41115</text:p>
          </table:table-cell>
          <table:table-cell table:number-columns-repeated="2" office:value-type="float" office:value="0.423345" calcext:value-type="float">
            <text:p>0.423345</text:p>
          </table:table-cell>
          <table:table-cell office:value-type="float" office:value="0.461672" calcext:value-type="float">
            <text:p>0.46167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256098" calcext:value-type="float">
            <text:p>0.256098</text:p>
          </table:table-cell>
          <table:table-cell table:formula="of:=AVERAGE([.D16:.M16])" office:value-type="float" office:value="0.3390244" calcext:value-type="float">
            <text:p>0.3390244</text:p>
          </table:table-cell>
          <table:table-cell office:value-type="float" office:value="9731" calcext:value-type="float">
            <text:p>9731</text:p>
          </table:table-cell>
          <table:table-cell office:value-type="float" office:value="10957" calcext:value-type="float">
            <text:p>10957</text:p>
          </table:table-cell>
          <table:table-cell office:value-type="float" office:value="10396" calcext:value-type="float">
            <text:p>10396</text:p>
          </table:table-cell>
          <table:table-cell office:value-type="float" office:value="11767" calcext:value-type="float">
            <text:p>11767</text:p>
          </table:table-cell>
          <table:table-cell table:number-columns-repeated="2" office:value-type="float" office:value="10472" calcext:value-type="float">
            <text:p>10472</text:p>
          </table:table-cell>
          <table:table-cell office:value-type="float" office:value="13030" calcext:value-type="float">
            <text:p>13030</text:p>
          </table:table-cell>
          <table:table-cell office:value-type="float" office:value="9329" calcext:value-type="float">
            <text:p>9329</text:p>
          </table:table-cell>
          <table:table-cell office:value-type="float" office:value="11128" calcext:value-type="float">
            <text:p>11128</text:p>
          </table:table-cell>
          <table:table-cell office:value-type="float" office:value="11091" calcext:value-type="float">
            <text:p>11091</text:p>
          </table:table-cell>
          <table:table-cell table:formula="of:=AVERAGE([.O16:.X16])" office:value-type="float" office:value="10837.3" calcext:value-type="float">
            <text:p>10837.3</text:p>
          </table:table-cell>
          <table:table-cell table:formula="of:=[.Y16]/131246" office:value-type="float" office:value="0.082572421254743" calcext:value-type="float">
            <text:p>0.082572421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2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41069" calcext:value-type="float">
            <text:p>0.441069</text:p>
          </table:table-cell>
          <table:table-cell office:value-type="float" office:value="0.358445" calcext:value-type="float">
            <text:p>0.358445</text:p>
          </table:table-cell>
          <table:table-cell office:value-type="float" office:value="0.336574" calcext:value-type="float">
            <text:p>0.336574</text:p>
          </table:table-cell>
          <table:table-cell table:number-columns-repeated="2" office:value-type="float" office:value="0.358445" calcext:value-type="float">
            <text:p>0.358445</text:p>
          </table:table-cell>
          <table:table-cell office:value-type="float" office:value="0.425273" calcext:value-type="float">
            <text:p>0.425273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334143" calcext:value-type="float">
            <text:p>0.334143</text:p>
          </table:table-cell>
          <table:table-cell office:value-type="float" office:value="0.517618" calcext:value-type="float">
            <text:p>0.517618</text:p>
          </table:table-cell>
          <table:table-cell office:value-type="float" office:value="0.313487" calcext:value-type="float">
            <text:p>0.313487</text:p>
          </table:table-cell>
          <table:table-cell table:formula="of:=AVERAGE([.D18:.M18])" office:value-type="float" office:value="0.3849331" calcext:value-type="float">
            <text:p>0.3849331</text:p>
          </table:table-cell>
          <table:table-cell office:value-type="float" office:value="11255" calcext:value-type="float">
            <text:p>11255</text:p>
          </table:table-cell>
          <table:table-cell office:value-type="float" office:value="11599" calcext:value-type="float">
            <text:p>11599</text:p>
          </table:table-cell>
          <table:table-cell office:value-type="float" office:value="10451" calcext:value-type="float">
            <text:p>10451</text:p>
          </table:table-cell>
          <table:table-cell office:value-type="float" office:value="9755" calcext:value-type="float">
            <text:p>9755</text:p>
          </table:table-cell>
          <table:table-cell office:value-type="float" office:value="10451" calcext:value-type="float">
            <text:p>10451</text:p>
          </table:table-cell>
          <table:table-cell office:value-type="float" office:value="11627" calcext:value-type="float">
            <text:p>11627</text:p>
          </table:table-cell>
          <table:table-cell office:value-type="float" office:value="10734" calcext:value-type="float">
            <text:p>10734</text:p>
          </table:table-cell>
          <table:table-cell office:value-type="float" office:value="11197" calcext:value-type="float">
            <text:p>11197</text:p>
          </table:table-cell>
          <table:table-cell office:value-type="float" office:value="12837" calcext:value-type="float">
            <text:p>12837</text:p>
          </table:table-cell>
          <table:table-cell office:value-type="float" office:value="11788" calcext:value-type="float">
            <text:p>11788</text:p>
          </table:table-cell>
          <table:table-cell table:formula="of:=AVERAGE([.O18:.X18])" office:value-type="float" office:value="11169.4" calcext:value-type="float">
            <text:p>11169.4</text:p>
          </table:table-cell>
          <table:table-cell table:formula="of:=[.Y18]/131246" office:value-type="float" office:value="0.0851027840848483" calcext:value-type="float">
            <text:p>0.085102784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325203" calcext:value-type="float">
            <text:p>0.325203</text:p>
          </table:table-cell>
          <table:table-cell office:value-type="float" office:value="0.207317" calcext:value-type="float">
            <text:p>0.207317</text:p>
          </table:table-cell>
          <table:table-cell office:value-type="float" office:value="0.552846" calcext:value-type="float">
            <text:p>0.552846</text:p>
          </table:table-cell>
          <table:table-cell table:number-columns-repeated="2" office:value-type="float" office:value="0.207317" calcext:value-type="float">
            <text:p>0.207317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544715" calcext:value-type="float">
            <text:p>0.544715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0934959" calcext:value-type="float">
            <text:p>0.0934959</text:p>
          </table:table-cell>
          <table:table-cell table:formula="of:=AVERAGE([.D19:.M19])" office:value-type="float" office:value="0.36016259" calcext:value-type="float">
            <text:p>0.36016259</text:p>
          </table:table-cell>
          <table:table-cell office:value-type="float" office:value="9945" calcext:value-type="float">
            <text:p>9945</text:p>
          </table:table-cell>
          <table:table-cell office:value-type="float" office:value="12618" calcext:value-type="float">
            <text:p>12618</text:p>
          </table:table-cell>
          <table:table-cell office:value-type="float" office:value="10086" calcext:value-type="float">
            <text:p>10086</text:p>
          </table:table-cell>
          <table:table-cell office:value-type="float" office:value="10433" calcext:value-type="float">
            <text:p>10433</text:p>
          </table:table-cell>
          <table:table-cell office:value-type="float" office:value="10086" calcext:value-type="float">
            <text:p>10086</text:p>
          </table:table-cell>
          <table:table-cell office:value-type="float" office:value="11574" calcext:value-type="float">
            <text:p>11574</text:p>
          </table:table-cell>
          <table:table-cell office:value-type="float" office:value="11700" calcext:value-type="float">
            <text:p>11700</text:p>
          </table:table-cell>
          <table:table-cell office:value-type="float" office:value="11033" calcext:value-type="float">
            <text:p>11033</text:p>
          </table:table-cell>
          <table:table-cell office:value-type="float" office:value="11196" calcext:value-type="float">
            <text:p>11196</text:p>
          </table:table-cell>
          <table:table-cell office:value-type="float" office:value="10932" calcext:value-type="float">
            <text:p>10932</text:p>
          </table:table-cell>
          <table:table-cell table:formula="of:=AVERAGE([.O19:.X19])" office:value-type="float" office:value="10960.3" calcext:value-type="float">
            <text:p>10960.3</text:p>
          </table:table-cell>
          <table:table-cell table:formula="of:=[.Y19]/131246" office:value-type="float" office:value="0.0835095926733005" calcext:value-type="float">
            <text:p>0.083509592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529851" calcext:value-type="float">
            <text:p>0.529851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432836" calcext:value-type="float">
            <text:p>0.432836</text:p>
          </table:table-cell>
          <table:table-cell table:number-columns-repeated="2" office:value-type="float" office:value="0.544776" calcext:value-type="float">
            <text:p>0.544776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61194" calcext:value-type="float">
            <text:p>0.61194</text:p>
          </table:table-cell>
          <table:table-cell table:formula="of:=AVERAGE([.D20:.M20])" office:value-type="float" office:value="0.5037313" calcext:value-type="float">
            <text:p>0.5037313</text:p>
          </table:table-cell>
          <table:table-cell office:value-type="float" office:value="12567" calcext:value-type="float">
            <text:p>12567</text:p>
          </table:table-cell>
          <table:table-cell office:value-type="float" office:value="11457" calcext:value-type="float">
            <text:p>11457</text:p>
          </table:table-cell>
          <table:table-cell office:value-type="float" office:value="10795" calcext:value-type="float">
            <text:p>10795</text:p>
          </table:table-cell>
          <table:table-cell office:value-type="float" office:value="9849" calcext:value-type="float">
            <text:p>9849</text:p>
          </table:table-cell>
          <table:table-cell office:value-type="float" office:value="10795" calcext:value-type="float">
            <text:p>10795</text:p>
          </table:table-cell>
          <table:table-cell office:value-type="float" office:value="13097" calcext:value-type="float">
            <text:p>13097</text:p>
          </table:table-cell>
          <table:table-cell office:value-type="float" office:value="12185" calcext:value-type="float">
            <text:p>12185</text:p>
          </table:table-cell>
          <table:table-cell office:value-type="float" office:value="10393" calcext:value-type="float">
            <text:p>10393</text:p>
          </table:table-cell>
          <table:table-cell office:value-type="float" office:value="11601" calcext:value-type="float">
            <text:p>11601</text:p>
          </table:table-cell>
          <table:table-cell office:value-type="float" office:value="10295" calcext:value-type="float">
            <text:p>10295</text:p>
          </table:table-cell>
          <table:table-cell table:formula="of:=AVERAGE([.O20:.X20])" office:value-type="float" office:value="11303.4" calcext:value-type="float">
            <text:p>11303.4</text:p>
          </table:table-cell>
          <table:table-cell table:formula="of:=[.Y20]/131246" office:value-type="float" office:value="0.0861237675814882" calcext:value-type="float">
            <text:p>0.0861237676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27273" calcext:value-type="float">
            <text:p>0.727273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573427" calcext:value-type="float">
            <text:p>0.573427</text:p>
          </table:table-cell>
          <table:table-cell office:value-type="float" office:value="0.664336" calcext:value-type="float">
            <text:p>0.664336</text:p>
          </table:table-cell>
          <table:table-cell office:value-type="float" office:value="0.608392" calcext:value-type="float">
            <text:p>0.608392</text:p>
          </table:table-cell>
          <table:table-cell office:value-type="float" office:value="0.426573" calcext:value-type="float">
            <text:p>0.426573</text:p>
          </table:table-cell>
          <table:table-cell table:formula="of:=AVERAGE([.D21:.M21])" office:value-type="float" office:value="0.6580422" calcext:value-type="float">
            <text:p>0.6580422</text:p>
          </table:table-cell>
          <table:table-cell office:value-type="float" office:value="10900" calcext:value-type="float">
            <text:p>10900</text:p>
          </table:table-cell>
          <table:table-cell office:value-type="float" office:value="12602" calcext:value-type="float">
            <text:p>12602</text:p>
          </table:table-cell>
          <table:table-cell office:value-type="float" office:value="9195" calcext:value-type="float">
            <text:p>9195</text:p>
          </table:table-cell>
          <table:table-cell office:value-type="float" office:value="9942" calcext:value-type="float">
            <text:p>9942</text:p>
          </table:table-cell>
          <table:table-cell office:value-type="float" office:value="9195" calcext:value-type="float">
            <text:p>9195</text:p>
          </table:table-cell>
          <table:table-cell office:value-type="float" office:value="10692" calcext:value-type="float">
            <text:p>10692</text:p>
          </table:table-cell>
          <table:table-cell office:value-type="float" office:value="12314" calcext:value-type="float">
            <text:p>12314</text:p>
          </table:table-cell>
          <table:table-cell office:value-type="float" office:value="10777" calcext:value-type="float">
            <text:p>10777</text:p>
          </table:table-cell>
          <table:table-cell office:value-type="float" office:value="13206" calcext:value-type="float">
            <text:p>13206</text:p>
          </table:table-cell>
          <table:table-cell office:value-type="float" office:value="11133" calcext:value-type="float">
            <text:p>11133</text:p>
          </table:table-cell>
          <table:table-cell table:formula="of:=AVERAGE([.O21:.X21])" office:value-type="float" office:value="10995.6" calcext:value-type="float">
            <text:p>10995.6</text:p>
          </table:table-cell>
          <table:table-cell table:formula="of:=[.Y21]/131246" office:value-type="float" office:value="0.0837785532511467" calcext:value-type="float">
            <text:p>0.083778553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350797" calcext:value-type="float">
            <text:p>0.350797</text:p>
          </table:table-cell>
          <table:table-cell office:value-type="float" office:value="0.289294" calcext:value-type="float">
            <text:p>0.289294</text:p>
          </table:table-cell>
          <table:table-cell office:value-type="float" office:value="0.446469" calcext:value-type="float">
            <text:p>0.446469</text:p>
          </table:table-cell>
          <table:table-cell table:number-columns-repeated="2" office:value-type="float" office:value="0.289294" calcext:value-type="float">
            <text:p>0.289294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0.494305" calcext:value-type="float">
            <text:p>0.494305</text:p>
          </table:table-cell>
          <table:table-cell office:value-type="float" office:value="0.580866" calcext:value-type="float">
            <text:p>0.580866</text:p>
          </table:table-cell>
          <table:table-cell office:value-type="float" office:value="0.633257" calcext:value-type="float">
            <text:p>0.633257</text:p>
          </table:table-cell>
          <table:table-cell office:value-type="float" office:value="0.667426" calcext:value-type="float">
            <text:p>0.667426</text:p>
          </table:table-cell>
          <table:table-cell table:formula="of:=AVERAGE([.D22:.M22])" office:value-type="float" office:value="0.4373576" calcext:value-type="float">
            <text:p>0.4373576</text:p>
          </table:table-cell>
          <table:table-cell office:value-type="float" office:value="10488" calcext:value-type="float">
            <text:p>10488</text:p>
          </table:table-cell>
          <table:table-cell office:value-type="float" office:value="9751" calcext:value-type="float">
            <text:p>9751</text:p>
          </table:table-cell>
          <table:table-cell office:value-type="float" office:value="9570" calcext:value-type="float">
            <text:p>9570</text:p>
          </table:table-cell>
          <table:table-cell office:value-type="float" office:value="10459" calcext:value-type="float">
            <text:p>10459</text:p>
          </table:table-cell>
          <table:table-cell office:value-type="float" office:value="9570" calcext:value-type="float">
            <text:p>9570</text:p>
          </table:table-cell>
          <table:table-cell office:value-type="float" office:value="11052" calcext:value-type="float">
            <text:p>11052</text:p>
          </table:table-cell>
          <table:table-cell office:value-type="float" office:value="9610" calcext:value-type="float">
            <text:p>9610</text:p>
          </table:table-cell>
          <table:table-cell office:value-type="float" office:value="10829" calcext:value-type="float">
            <text:p>10829</text:p>
          </table:table-cell>
          <table:table-cell office:value-type="float" office:value="12862" calcext:value-type="float">
            <text:p>12862</text:p>
          </table:table-cell>
          <table:table-cell office:value-type="float" office:value="11087" calcext:value-type="float">
            <text:p>11087</text:p>
          </table:table-cell>
          <table:table-cell table:formula="of:=AVERAGE([.O22:.X22])" office:value-type="float" office:value="10527.8" calcext:value-type="float">
            <text:p>10527.8</text:p>
          </table:table-cell>
          <table:table-cell table:formula="of:=[.Y22]/131246" office:value-type="float" office:value="0.0802142541486979" calcext:value-type="float">
            <text:p>0.080214254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34104" calcext:value-type="float">
            <text:p>0.734104</text:p>
          </table:table-cell>
          <table:table-cell office:value-type="float" office:value="0.705202" calcext:value-type="float">
            <text:p>0.705202</text:p>
          </table:table-cell>
          <table:table-cell office:value-type="float" office:value="0.618497" calcext:value-type="float">
            <text:p>0.618497</text:p>
          </table:table-cell>
          <table:table-cell table:number-columns-repeated="2" office:value-type="float" office:value="0.705202" calcext:value-type="float">
            <text:p>0.705202</text:p>
          </table:table-cell>
          <table:table-cell office:value-type="float" office:value="0.508671" calcext:value-type="float">
            <text:p>0.508671</text:p>
          </table:table-cell>
          <table:table-cell office:value-type="float" office:value="0.404624" calcext:value-type="float">
            <text:p>0.404624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867052" calcext:value-type="float">
            <text:p>0.867052</text:p>
          </table:table-cell>
          <table:table-cell table:formula="of:=AVERAGE([.D23:.M23])" office:value-type="float" office:value="0.6543352" calcext:value-type="float">
            <text:p>0.6543352</text:p>
          </table:table-cell>
          <table:table-cell office:value-type="float" office:value="11457" calcext:value-type="float">
            <text:p>11457</text:p>
          </table:table-cell>
          <table:table-cell office:value-type="float" office:value="13215" calcext:value-type="float">
            <text:p>13215</text:p>
          </table:table-cell>
          <table:table-cell office:value-type="float" office:value="12750" calcext:value-type="float">
            <text:p>12750</text:p>
          </table:table-cell>
          <table:table-cell office:value-type="float" office:value="10276" calcext:value-type="float">
            <text:p>10276</text:p>
          </table:table-cell>
          <table:table-cell office:value-type="float" office:value="12750" calcext:value-type="float">
            <text:p>12750</text:p>
          </table:table-cell>
          <table:table-cell office:value-type="float" office:value="10320" calcext:value-type="float">
            <text:p>10320</text:p>
          </table:table-cell>
          <table:table-cell office:value-type="float" office:value="10022" calcext:value-type="float">
            <text:p>10022</text:p>
          </table:table-cell>
          <table:table-cell office:value-type="float" office:value="9151" calcext:value-type="float">
            <text:p>9151</text:p>
          </table:table-cell>
          <table:table-cell office:value-type="float" office:value="11372" calcext:value-type="float">
            <text:p>11372</text:p>
          </table:table-cell>
          <table:table-cell office:value-type="float" office:value="10420" calcext:value-type="float">
            <text:p>10420</text:p>
          </table:table-cell>
          <table:table-cell table:formula="of:=AVERAGE([.O23:.X23])" office:value-type="float" office:value="11173.3" calcext:value-type="float">
            <text:p>11173.3</text:p>
          </table:table-cell>
          <table:table-cell table:formula="of:=[.Y23]/131246" office:value-type="float" office:value="0.0851324992761684" calcext:value-type="float">
            <text:p>0.0851324993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60453" calcext:value-type="float">
            <text:p>0.60453</text:p>
          </table:table-cell>
          <table:table-cell office:value-type="float" office:value="0.376307" calcext:value-type="float">
            <text:p>0.376307</text:p>
          </table:table-cell>
          <table:table-cell table:number-columns-repeated="2" office:value-type="float" office:value="0.60453" calcext:value-type="float">
            <text:p>0.60453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148084" calcext:value-type="float">
            <text:p>0.148084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231707" calcext:value-type="float">
            <text:p>0.231707</text:p>
          </table:table-cell>
          <table:table-cell office:value-type="float" office:value="0.196864" calcext:value-type="float">
            <text:p>0.196864</text:p>
          </table:table-cell>
          <table:table-cell table:formula="of:=AVERAGE([.D24:.M24])" office:value-type="float" office:value="0.3682929" calcext:value-type="float">
            <text:p>0.3682929</text:p>
          </table:table-cell>
          <table:table-cell office:value-type="float" office:value="11091" calcext:value-type="float">
            <text:p>11091</text:p>
          </table:table-cell>
          <table:table-cell office:value-type="float" office:value="10371" calcext:value-type="float">
            <text:p>10371</text:p>
          </table:table-cell>
          <table:table-cell office:value-type="float" office:value="10780" calcext:value-type="float">
            <text:p>10780</text:p>
          </table:table-cell>
          <table:table-cell office:value-type="float" office:value="10978" calcext:value-type="float">
            <text:p>10978</text:p>
          </table:table-cell>
          <table:table-cell office:value-type="float" office:value="10780" calcext:value-type="float">
            <text:p>10780</text:p>
          </table:table-cell>
          <table:table-cell office:value-type="float" office:value="9807" calcext:value-type="float">
            <text:p>9807</text:p>
          </table:table-cell>
          <table:table-cell office:value-type="float" office:value="11318" calcext:value-type="float">
            <text:p>11318</text:p>
          </table:table-cell>
          <table:table-cell office:value-type="float" office:value="10622" calcext:value-type="float">
            <text:p>10622</text:p>
          </table:table-cell>
          <table:table-cell office:value-type="float" office:value="11669" calcext:value-type="float">
            <text:p>11669</text:p>
          </table:table-cell>
          <table:table-cell office:value-type="float" office:value="11297" calcext:value-type="float">
            <text:p>11297</text:p>
          </table:table-cell>
          <table:table-cell table:formula="of:=AVERAGE([.O24:.X24])" office:value-type="float" office:value="10871.3" calcext:value-type="float">
            <text:p>10871.3</text:p>
          </table:table-cell>
          <table:table-cell table:formula="of:=[.Y24]/131246" office:value-type="float" office:value="0.0828314767688158" calcext:value-type="float">
            <text:p>0.0828314768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66586" calcext:value-type="float">
            <text:p>0.466586</text:p>
          </table:table-cell>
          <table:table-cell office:value-type="float" office:value="0.522479" calcext:value-type="float">
            <text:p>0.522479</text:p>
          </table:table-cell>
          <table:table-cell office:value-type="float" office:value="0.54921" calcext:value-type="float">
            <text:p>0.54921</text:p>
          </table:table-cell>
          <table:table-cell office:value-type="float" office:value="0.569866" calcext:value-type="float">
            <text:p>0.569866</text:p>
          </table:table-cell>
          <table:table-cell office:value-type="float" office:value="0.608748" calcext:value-type="float">
            <text:p>0.608748</text:p>
          </table:table-cell>
          <table:table-cell office:value-type="float" office:value="0.730255" calcext:value-type="float">
            <text:p>0.730255</text:p>
          </table:table-cell>
          <table:table-cell office:value-type="float" office:value="0.45322" calcext:value-type="float">
            <text:p>0.45322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332928" calcext:value-type="float">
            <text:p>0.332928</text:p>
          </table:table-cell>
          <table:table-cell table:formula="of:=AVERAGE([.D26:.M26])" office:value-type="float" office:value="0.5486026" calcext:value-type="float">
            <text:p>0.5486026</text:p>
          </table:table-cell>
          <table:table-cell office:value-type="float" office:value="21059" calcext:value-type="float">
            <text:p>21059</text:p>
          </table:table-cell>
          <table:table-cell office:value-type="float" office:value="23926" calcext:value-type="float">
            <text:p>23926</text:p>
          </table:table-cell>
          <table:table-cell office:value-type="float" office:value="21565" calcext:value-type="float">
            <text:p>21565</text:p>
          </table:table-cell>
          <table:table-cell office:value-type="float" office:value="18225" calcext:value-type="float">
            <text:p>18225</text:p>
          </table:table-cell>
          <table:table-cell office:value-type="float" office:value="20030" calcext:value-type="float">
            <text:p>20030</text:p>
          </table:table-cell>
          <table:table-cell office:value-type="float" office:value="20543" calcext:value-type="float">
            <text:p>20543</text:p>
          </table:table-cell>
          <table:table-cell office:value-type="float" office:value="22320" calcext:value-type="float">
            <text:p>22320</text:p>
          </table:table-cell>
          <table:table-cell office:value-type="float" office:value="23759" calcext:value-type="float">
            <text:p>23759</text:p>
          </table:table-cell>
          <table:table-cell office:value-type="float" office:value="20023" calcext:value-type="float">
            <text:p>20023</text:p>
          </table:table-cell>
          <table:table-cell office:value-type="float" office:value="18961" calcext:value-type="float">
            <text:p>18961</text:p>
          </table:table-cell>
          <table:table-cell table:formula="of:=AVERAGE([.O26:.X26])" office:value-type="float" office:value="21041.1" calcext:value-type="float">
            <text:p>21041.1</text:p>
          </table:table-cell>
          <table:table-cell table:formula="of:=[.Y26]/131246" office:value-type="float" office:value="0.160318028739923" calcext:value-type="float">
            <text:p>0.1603180287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76423" calcext:value-type="float">
            <text:p>0.776423</text:p>
          </table:table-cell>
          <table:table-cell office:value-type="float" office:value="0.398374" calcext:value-type="float">
            <text:p>0.398374</text:p>
          </table:table-cell>
          <table:table-cell office:value-type="float" office:value="0.50813" calcext:value-type="float">
            <text:p>0.50813</text:p>
          </table:table-cell>
          <table:table-cell office:value-type="float" office:value="0.674797" calcext:value-type="float">
            <text:p>0.674797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768293" calcext:value-type="float">
            <text:p>0.76829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808943" calcext:value-type="float">
            <text:p>0.808943</text:p>
          </table:table-cell>
          <table:table-cell table:formula="of:=AVERAGE([.D27:.M27])" office:value-type="float" office:value="0.6585366" calcext:value-type="float">
            <text:p>0.6585366</text:p>
          </table:table-cell>
          <table:table-cell office:value-type="float" office:value="23591" calcext:value-type="float">
            <text:p>23591</text:p>
          </table:table-cell>
          <table:table-cell office:value-type="float" office:value="20142" calcext:value-type="float">
            <text:p>20142</text:p>
          </table:table-cell>
          <table:table-cell office:value-type="float" office:value="23313" calcext:value-type="float">
            <text:p>23313</text:p>
          </table:table-cell>
          <table:table-cell office:value-type="float" office:value="19950" calcext:value-type="float">
            <text:p>19950</text:p>
          </table:table-cell>
          <table:table-cell office:value-type="float" office:value="18297" calcext:value-type="float">
            <text:p>18297</text:p>
          </table:table-cell>
          <table:table-cell office:value-type="float" office:value="20685" calcext:value-type="float">
            <text:p>20685</text:p>
          </table:table-cell>
          <table:table-cell office:value-type="float" office:value="20568" calcext:value-type="float">
            <text:p>20568</text:p>
          </table:table-cell>
          <table:table-cell office:value-type="float" office:value="20567" calcext:value-type="float">
            <text:p>20567</text:p>
          </table:table-cell>
          <table:table-cell office:value-type="float" office:value="18930" calcext:value-type="float">
            <text:p>18930</text:p>
          </table:table-cell>
          <table:table-cell office:value-type="float" office:value="20972" calcext:value-type="float">
            <text:p>20972</text:p>
          </table:table-cell>
          <table:table-cell table:formula="of:=AVERAGE([.O27:.X27])" office:value-type="float" office:value="20701.5" calcext:value-type="float">
            <text:p>20701.5</text:p>
          </table:table-cell>
          <table:table-cell table:formula="of:=[.Y27]/131246" office:value-type="float" office:value="0.157730521311126" calcext:value-type="float">
            <text:p>0.157730521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626866" calcext:value-type="float">
            <text:p>0.626866</text:p>
          </table:table-cell>
          <table:table-cell office:value-type="float" office:value="0.686567" calcext:value-type="float">
            <text:p>0.686567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08955" calcext:value-type="float">
            <text:p>0.708955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708955" calcext:value-type="float">
            <text:p>0.708955</text:p>
          </table:table-cell>
          <table:table-cell table:formula="of:=AVERAGE([.D28:.M28])" office:value-type="float" office:value="0.7395523" calcext:value-type="float">
            <text:p>0.7395523</text:p>
          </table:table-cell>
          <table:table-cell office:value-type="float" office:value="23547" calcext:value-type="float">
            <text:p>23547</text:p>
          </table:table-cell>
          <table:table-cell office:value-type="float" office:value="22806" calcext:value-type="float">
            <text:p>22806</text:p>
          </table:table-cell>
          <table:table-cell office:value-type="float" office:value="21613" calcext:value-type="float">
            <text:p>21613</text:p>
          </table:table-cell>
          <table:table-cell office:value-type="float" office:value="19280" calcext:value-type="float">
            <text:p>19280</text:p>
          </table:table-cell>
          <table:table-cell office:value-type="float" office:value="21330" calcext:value-type="float">
            <text:p>21330</text:p>
          </table:table-cell>
          <table:table-cell office:value-type="float" office:value="22375" calcext:value-type="float">
            <text:p>22375</text:p>
          </table:table-cell>
          <table:table-cell office:value-type="float" office:value="19958" calcext:value-type="float">
            <text:p>19958</text:p>
          </table:table-cell>
          <table:table-cell office:value-type="float" office:value="19915" calcext:value-type="float">
            <text:p>19915</text:p>
          </table:table-cell>
          <table:table-cell office:value-type="float" office:value="22573" calcext:value-type="float">
            <text:p>22573</text:p>
          </table:table-cell>
          <table:table-cell office:value-type="float" office:value="20912" calcext:value-type="float">
            <text:p>20912</text:p>
          </table:table-cell>
          <table:table-cell table:formula="of:=AVERAGE([.O28:.X28])" office:value-type="float" office:value="21430.9" calcext:value-type="float">
            <text:p>21430.9</text:p>
          </table:table-cell>
          <table:table-cell table:formula="of:=[.Y28]/131246" office:value-type="float" office:value="0.16328802401597" calcext:value-type="float">
            <text:p>0.16328802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37063" calcext:value-type="float">
            <text:p>0.937063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874126" calcext:value-type="float">
            <text:p>0.874126</text:p>
          </table:table-cell>
          <table:table-cell office:value-type="float" office:value="0.846154" calcext:value-type="float">
            <text:p>0.846154</text:p>
          </table:table-cell>
          <table:table-cell table:formula="of:=AVERAGE([.D29:.M29])" office:value-type="float" office:value="0.8853148" calcext:value-type="float">
            <text:p>0.8853148</text:p>
          </table:table-cell>
          <table:table-cell office:value-type="float" office:value="20840" calcext:value-type="float">
            <text:p>20840</text:p>
          </table:table-cell>
          <table:table-cell office:value-type="float" office:value="24133" calcext:value-type="float">
            <text:p>24133</text:p>
          </table:table-cell>
          <table:table-cell office:value-type="float" office:value="22413" calcext:value-type="float">
            <text:p>22413</text:p>
          </table:table-cell>
          <table:table-cell office:value-type="float" office:value="19570" calcext:value-type="float">
            <text:p>19570</text:p>
          </table:table-cell>
          <table:table-cell office:value-type="float" office:value="17969" calcext:value-type="float">
            <text:p>17969</text:p>
          </table:table-cell>
          <table:table-cell office:value-type="float" office:value="21558" calcext:value-type="float">
            <text:p>21558</text:p>
          </table:table-cell>
          <table:table-cell office:value-type="float" office:value="19913" calcext:value-type="float">
            <text:p>19913</text:p>
          </table:table-cell>
          <table:table-cell office:value-type="float" office:value="19057" calcext:value-type="float">
            <text:p>19057</text:p>
          </table:table-cell>
          <table:table-cell office:value-type="float" office:value="20210" calcext:value-type="float">
            <text:p>20210</text:p>
          </table:table-cell>
          <table:table-cell office:value-type="float" office:value="19612" calcext:value-type="float">
            <text:p>19612</text:p>
          </table:table-cell>
          <table:table-cell table:formula="of:=AVERAGE([.O29:.X29])" office:value-type="float" office:value="20527.5" calcext:value-type="float">
            <text:p>20527.5</text:p>
          </table:table-cell>
          <table:table-cell table:formula="of:=[.Y29]/131246" office:value-type="float" office:value="0.156404766621459" calcext:value-type="float">
            <text:p>0.156404766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731207" calcext:value-type="float">
            <text:p>0.731207</text:p>
          </table:table-cell>
          <table:table-cell office:value-type="float" office:value="0.813212" calcext:value-type="float">
            <text:p>0.813212</text:p>
          </table:table-cell>
          <table:table-cell office:value-type="float" office:value="0.756264" calcext:value-type="float">
            <text:p>0.756264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567198" calcext:value-type="float">
            <text:p>0.56719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83599" calcext:value-type="float">
            <text:p>0.783599</text:p>
          </table:table-cell>
          <table:table-cell table:formula="of:=AVERAGE([.D30:.M30])" office:value-type="float" office:value="0.7769931" calcext:value-type="float">
            <text:p>0.7769931</text:p>
          </table:table-cell>
          <table:table-cell office:value-type="float" office:value="21494" calcext:value-type="float">
            <text:p>21494</text:p>
          </table:table-cell>
          <table:table-cell office:value-type="float" office:value="24828" calcext:value-type="float">
            <text:p>24828</text:p>
          </table:table-cell>
          <table:table-cell office:value-type="float" office:value="22582" calcext:value-type="float">
            <text:p>22582</text:p>
          </table:table-cell>
          <table:table-cell office:value-type="float" office:value="20109" calcext:value-type="float">
            <text:p>20109</text:p>
          </table:table-cell>
          <table:table-cell office:value-type="float" office:value="20692" calcext:value-type="float">
            <text:p>20692</text:p>
          </table:table-cell>
          <table:table-cell office:value-type="float" office:value="20973" calcext:value-type="float">
            <text:p>20973</text:p>
          </table:table-cell>
          <table:table-cell office:value-type="float" office:value="21253" calcext:value-type="float">
            <text:p>21253</text:p>
          </table:table-cell>
          <table:table-cell office:value-type="float" office:value="23844" calcext:value-type="float">
            <text:p>23844</text:p>
          </table:table-cell>
          <table:table-cell office:value-type="float" office:value="20730" calcext:value-type="float">
            <text:p>20730</text:p>
          </table:table-cell>
          <table:table-cell office:value-type="float" office:value="19061" calcext:value-type="float">
            <text:p>19061</text:p>
          </table:table-cell>
          <table:table-cell table:formula="of:=AVERAGE([.O30:.X30])" office:value-type="float" office:value="21556.6" calcext:value-type="float">
            <text:p>21556.6</text:p>
          </table:table-cell>
          <table:table-cell table:formula="of:=[.Y30]/131246" office:value-type="float" office:value="0.164245767490057" calcext:value-type="float">
            <text:p>0.164245767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30636" calcext:value-type="float">
            <text:p>0.930636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861272" calcext:value-type="float">
            <text:p>0.861272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6879" calcext:value-type="float">
            <text:p>0.976879</text:p>
          </table:table-cell>
          <table:table-cell table:formula="of:=AVERAGE([.D31:.M31])" office:value-type="float" office:value="0.8878613" calcext:value-type="float">
            <text:p>0.8878613</text:p>
          </table:table-cell>
          <table:table-cell office:value-type="float" office:value="20068" calcext:value-type="float">
            <text:p>20068</text:p>
          </table:table-cell>
          <table:table-cell office:value-type="float" office:value="25874" calcext:value-type="float">
            <text:p>25874</text:p>
          </table:table-cell>
          <table:table-cell office:value-type="float" office:value="21333" calcext:value-type="float">
            <text:p>21333</text:p>
          </table:table-cell>
          <table:table-cell office:value-type="float" office:value="19267" calcext:value-type="float">
            <text:p>19267</text:p>
          </table:table-cell>
          <table:table-cell office:value-type="float" office:value="20743" calcext:value-type="float">
            <text:p>20743</text:p>
          </table:table-cell>
          <table:table-cell office:value-type="float" office:value="20561" calcext:value-type="float">
            <text:p>20561</text:p>
          </table:table-cell>
          <table:table-cell office:value-type="float" office:value="26117" calcext:value-type="float">
            <text:p>26117</text:p>
          </table:table-cell>
          <table:table-cell office:value-type="float" office:value="20860" calcext:value-type="float">
            <text:p>20860</text:p>
          </table:table-cell>
          <table:table-cell office:value-type="float" office:value="18688" calcext:value-type="float">
            <text:p>18688</text:p>
          </table:table-cell>
          <table:table-cell office:value-type="float" office:value="21361" calcext:value-type="float">
            <text:p>21361</text:p>
          </table:table-cell>
          <table:table-cell table:formula="of:=AVERAGE([.O31:.X31])" office:value-type="float" office:value="21487.2" calcext:value-type="float">
            <text:p>21487.2</text:p>
          </table:table-cell>
          <table:table-cell table:formula="of:=[.Y31]/131246" office:value-type="float" office:value="0.163716989470155" calcext:value-type="float">
            <text:p>0.163716989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397213" calcext:value-type="float">
            <text:p>0.39721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608014" calcext:value-type="float">
            <text:p>0.608014</text:p>
          </table:table-cell>
          <table:table-cell office:value-type="float" office:value="0.486063" calcext:value-type="float">
            <text:p>0.486063</text:p>
          </table:table-cell>
          <table:table-cell office:value-type="float" office:value="0.526132" calcext:value-type="float">
            <text:p>0.526132</text:p>
          </table:table-cell>
          <table:table-cell office:value-type="float" office:value="0.674216" calcext:value-type="float">
            <text:p>0.674216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594077" calcext:value-type="float">
            <text:p>0.594077</text:p>
          </table:table-cell>
          <table:table-cell table:formula="of:=AVERAGE([.D32:.M32])" office:value-type="float" office:value="0.5824042" calcext:value-type="float">
            <text:p>0.5824042</text:p>
          </table:table-cell>
          <table:table-cell office:value-type="float" office:value="19970" calcext:value-type="float">
            <text:p>19970</text:p>
          </table:table-cell>
          <table:table-cell office:value-type="float" office:value="21898" calcext:value-type="float">
            <text:p>21898</text:p>
          </table:table-cell>
          <table:table-cell office:value-type="float" office:value="22950" calcext:value-type="float">
            <text:p>22950</text:p>
          </table:table-cell>
          <table:table-cell office:value-type="float" office:value="21260" calcext:value-type="float">
            <text:p>21260</text:p>
          </table:table-cell>
          <table:table-cell office:value-type="float" office:value="19781" calcext:value-type="float">
            <text:p>19781</text:p>
          </table:table-cell>
          <table:table-cell office:value-type="float" office:value="19868" calcext:value-type="float">
            <text:p>19868</text:p>
          </table:table-cell>
          <table:table-cell office:value-type="float" office:value="19017" calcext:value-type="float">
            <text:p>19017</text:p>
          </table:table-cell>
          <table:table-cell office:value-type="float" office:value="22478" calcext:value-type="float">
            <text:p>22478</text:p>
          </table:table-cell>
          <table:table-cell office:value-type="float" office:value="20218" calcext:value-type="float">
            <text:p>20218</text:p>
          </table:table-cell>
          <table:table-cell office:value-type="float" office:value="19453" calcext:value-type="float">
            <text:p>19453</text:p>
          </table:table-cell>
          <table:table-cell table:formula="of:=AVERAGE([.O32:.X32])" office:value-type="float" office:value="20689.3" calcext:value-type="float">
            <text:p>20689.3</text:p>
          </table:table-cell>
          <table:table-cell table:formula="of:=[.Y32]/131246" office:value-type="float" office:value="0.157637566097252" calcext:value-type="float">
            <text:p>0.1576375661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375456" calcext:value-type="float">
            <text:p>0.375456</text:p>
          </table:table-cell>
          <table:table-cell office:value-type="float" office:value="0.520049" calcext:value-type="float">
            <text:p>0.520049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737546" calcext:value-type="float">
            <text:p>0.737546</text:p>
          </table:table-cell>
          <table:table-cell office:value-type="float" office:value="0.596598" calcext:value-type="float">
            <text:p>0.596598</text:p>
          </table:table-cell>
          <table:table-cell office:value-type="float" office:value="0.577157" calcext:value-type="float">
            <text:p>0.577157</text:p>
          </table:table-cell>
          <table:table-cell office:value-type="float" office:value="0.651276" calcext:value-type="float">
            <text:p>0.651276</text:p>
          </table:table-cell>
          <table:table-cell office:value-type="float" office:value="0.614824" calcext:value-type="float">
            <text:p>0.614824</text:p>
          </table:table-cell>
          <table:table-cell office:value-type="float" office:value="0.494532" calcext:value-type="float">
            <text:p>0.494532</text:p>
          </table:table-cell>
          <table:table-cell office:value-type="float" office:value="0.507898" calcext:value-type="float">
            <text:p>0.507898</text:p>
          </table:table-cell>
          <table:table-cell table:formula="of:=AVERAGE([.D34:.M34])" office:value-type="float" office:value="0.5657353" calcext:value-type="float">
            <text:p>0.5657353</text:p>
          </table:table-cell>
          <table:table-cell office:value-type="float" office:value="21505" calcext:value-type="float">
            <text:p>21505</text:p>
          </table:table-cell>
          <table:table-cell office:value-type="float" office:value="21410" calcext:value-type="float">
            <text:p>21410</text:p>
          </table:table-cell>
          <table:table-cell office:value-type="float" office:value="22556" calcext:value-type="float">
            <text:p>22556</text:p>
          </table:table-cell>
          <table:table-cell office:value-type="float" office:value="20871" calcext:value-type="float">
            <text:p>20871</text:p>
          </table:table-cell>
          <table:table-cell office:value-type="float" office:value="20576" calcext:value-type="float">
            <text:p>20576</text:p>
          </table:table-cell>
          <table:table-cell office:value-type="float" office:value="23151" calcext:value-type="float">
            <text:p>23151</text:p>
          </table:table-cell>
          <table:table-cell office:value-type="float" office:value="26169" calcext:value-type="float">
            <text:p>26169</text:p>
          </table:table-cell>
          <table:table-cell office:value-type="float" office:value="20574" calcext:value-type="float">
            <text:p>20574</text:p>
          </table:table-cell>
          <table:table-cell office:value-type="float" office:value="22841" calcext:value-type="float">
            <text:p>22841</text:p>
          </table:table-cell>
          <table:table-cell office:value-type="float" office:value="20275" calcext:value-type="float">
            <text:p>20275</text:p>
          </table:table-cell>
          <table:table-cell table:formula="of:=AVERAGE([.O34:.X34])" office:value-type="float" office:value="21992.8" calcext:value-type="float">
            <text:p>21992.8</text:p>
          </table:table-cell>
          <table:table-cell table:formula="of:=[.Y34]/131246" office:value-type="float" office:value="0.167569297350014" calcext:value-type="float">
            <text:p>0.1675692974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837398" calcext:value-type="float">
            <text:p>0.837398</text:p>
          </table:table-cell>
          <table:table-cell office:value-type="float" office:value="0.52439" calcext:value-type="float">
            <text:p>0.52439</text:p>
          </table:table-cell>
          <table:table-cell office:value-type="float" office:value="0.573171" calcext:value-type="float">
            <text:p>0.573171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39837" calcext:value-type="float">
            <text:p>0.739837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589431" calcext:value-type="float">
            <text:p>0.589431</text:p>
          </table:table-cell>
          <table:table-cell table:formula="of:=AVERAGE([.D35:.M35])" office:value-type="float" office:value="0.6731708" calcext:value-type="float">
            <text:p>0.6731708</text:p>
          </table:table-cell>
          <table:table-cell office:value-type="float" office:value="19097" calcext:value-type="float">
            <text:p>19097</text:p>
          </table:table-cell>
          <table:table-cell office:value-type="float" office:value="23424" calcext:value-type="float">
            <text:p>23424</text:p>
          </table:table-cell>
          <table:table-cell office:value-type="float" office:value="24058" calcext:value-type="float">
            <text:p>24058</text:p>
          </table:table-cell>
          <table:table-cell office:value-type="float" office:value="19808" calcext:value-type="float">
            <text:p>19808</text:p>
          </table:table-cell>
          <table:table-cell office:value-type="float" office:value="20730" calcext:value-type="float">
            <text:p>20730</text:p>
          </table:table-cell>
          <table:table-cell office:value-type="float" office:value="19684" calcext:value-type="float">
            <text:p>19684</text:p>
          </table:table-cell>
          <table:table-cell office:value-type="float" office:value="19302" calcext:value-type="float">
            <text:p>19302</text:p>
          </table:table-cell>
          <table:table-cell office:value-type="float" office:value="22046" calcext:value-type="float">
            <text:p>22046</text:p>
          </table:table-cell>
          <table:table-cell office:value-type="float" office:value="19562" calcext:value-type="float">
            <text:p>19562</text:p>
          </table:table-cell>
          <table:table-cell office:value-type="float" office:value="20452" calcext:value-type="float">
            <text:p>20452</text:p>
          </table:table-cell>
          <table:table-cell table:formula="of:=AVERAGE([.O35:.X35])" office:value-type="float" office:value="20816.3" calcext:value-type="float">
            <text:p>20816.3</text:p>
          </table:table-cell>
          <table:table-cell table:formula="of:=[.Y35]/131246" office:value-type="float" office:value="0.158605214635113" calcext:value-type="float">
            <text:p>0.1586052146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38806" calcext:value-type="float">
            <text:p>0.738806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46269" calcext:value-type="float">
            <text:p>0.746269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634328" calcext:value-type="float">
            <text:p>0.634328</text:p>
          </table:table-cell>
          <table:table-cell office:value-type="float" office:value="0.716418" calcext:value-type="float">
            <text:p>0.716418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634328" calcext:value-type="float">
            <text:p>0.634328</text:p>
          </table:table-cell>
          <table:table-cell table:formula="of:=AVERAGE([.D36:.M36])" office:value-type="float" office:value="0.7291045" calcext:value-type="float">
            <text:p>0.7291045</text:p>
          </table:table-cell>
          <table:table-cell office:value-type="float" office:value="19898" calcext:value-type="float">
            <text:p>19898</text:p>
          </table:table-cell>
          <table:table-cell office:value-type="float" office:value="24755" calcext:value-type="float">
            <text:p>24755</text:p>
          </table:table-cell>
          <table:table-cell office:value-type="float" office:value="25737" calcext:value-type="float">
            <text:p>25737</text:p>
          </table:table-cell>
          <table:table-cell office:value-type="float" office:value="19717" calcext:value-type="float">
            <text:p>19717</text:p>
          </table:table-cell>
          <table:table-cell office:value-type="float" office:value="22724" calcext:value-type="float">
            <text:p>22724</text:p>
          </table:table-cell>
          <table:table-cell office:value-type="float" office:value="20296" calcext:value-type="float">
            <text:p>20296</text:p>
          </table:table-cell>
          <table:table-cell office:value-type="float" office:value="26063" calcext:value-type="float">
            <text:p>26063</text:p>
          </table:table-cell>
          <table:table-cell office:value-type="float" office:value="21658" calcext:value-type="float">
            <text:p>21658</text:p>
          </table:table-cell>
          <table:table-cell office:value-type="float" office:value="20471" calcext:value-type="float">
            <text:p>20471</text:p>
          </table:table-cell>
          <table:table-cell office:value-type="float" office:value="21845" calcext:value-type="float">
            <text:p>21845</text:p>
          </table:table-cell>
          <table:table-cell table:formula="of:=AVERAGE([.O36:.X36])" office:value-type="float" office:value="22316.4" calcext:value-type="float">
            <text:p>22316.4</text:p>
          </table:table-cell>
          <table:table-cell table:formula="of:=[.Y36]/131246" office:value-type="float" office:value="0.170034896301602" calcext:value-type="float">
            <text:p>0.170034896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53147" calcext:value-type="float">
            <text:p>0.853147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81119" calcext:value-type="float">
            <text:p>0.881119</text:p>
          </table:table-cell>
          <table:table-cell table:formula="of:=AVERAGE([.D37:.M37])" office:value-type="float" office:value="0.8783218" calcext:value-type="float">
            <text:p>0.8783218</text:p>
          </table:table-cell>
          <table:table-cell office:value-type="float" office:value="20486" calcext:value-type="float">
            <text:p>20486</text:p>
          </table:table-cell>
          <table:table-cell office:value-type="float" office:value="28873" calcext:value-type="float">
            <text:p>28873</text:p>
          </table:table-cell>
          <table:table-cell office:value-type="float" office:value="21964" calcext:value-type="float">
            <text:p>21964</text:p>
          </table:table-cell>
          <table:table-cell office:value-type="float" office:value="21593" calcext:value-type="float">
            <text:p>21593</text:p>
          </table:table-cell>
          <table:table-cell office:value-type="float" office:value="21356" calcext:value-type="float">
            <text:p>21356</text:p>
          </table:table-cell>
          <table:table-cell office:value-type="float" office:value="22389" calcext:value-type="float">
            <text:p>22389</text:p>
          </table:table-cell>
          <table:table-cell office:value-type="float" office:value="26111" calcext:value-type="float">
            <text:p>26111</text:p>
          </table:table-cell>
          <table:table-cell office:value-type="float" office:value="24171" calcext:value-type="float">
            <text:p>24171</text:p>
          </table:table-cell>
          <table:table-cell office:value-type="float" office:value="20441" calcext:value-type="float">
            <text:p>20441</text:p>
          </table:table-cell>
          <table:table-cell office:value-type="float" office:value="21299" calcext:value-type="float">
            <text:p>21299</text:p>
          </table:table-cell>
          <table:table-cell table:formula="of:=AVERAGE([.O37:.X37])" office:value-type="float" office:value="22868.3" calcext:value-type="float">
            <text:p>22868.3</text:p>
          </table:table-cell>
          <table:table-cell table:formula="of:=[.Y37]/131246" office:value-type="float" office:value="0.174239976837389" calcext:value-type="float">
            <text:p>0.174239976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49431" calcext:value-type="float">
            <text:p>0.749431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863326" calcext:value-type="float">
            <text:p>0.863326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626424" calcext:value-type="float">
            <text:p>0.626424</text:p>
          </table:table-cell>
          <table:table-cell office:value-type="float" office:value="0.740319" calcext:value-type="float">
            <text:p>0.740319</text:p>
          </table:table-cell>
          <table:table-cell office:value-type="float" office:value="0.794989" calcext:value-type="float">
            <text:p>0.794989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61959" calcext:value-type="float">
            <text:p>0.61959</text:p>
          </table:table-cell>
          <table:table-cell office:value-type="float" office:value="0.77221" calcext:value-type="float">
            <text:p>0.77221</text:p>
          </table:table-cell>
          <table:table-cell table:formula="of:=AVERAGE([.D38:.M38])" office:value-type="float" office:value="0.7460138" calcext:value-type="float">
            <text:p>0.7460138</text:p>
          </table:table-cell>
          <table:table-cell office:value-type="float" office:value="19081" calcext:value-type="float">
            <text:p>19081</text:p>
          </table:table-cell>
          <table:table-cell office:value-type="float" office:value="22918" calcext:value-type="float">
            <text:p>22918</text:p>
          </table:table-cell>
          <table:table-cell office:value-type="float" office:value="27656" calcext:value-type="float">
            <text:p>27656</text:p>
          </table:table-cell>
          <table:table-cell office:value-type="float" office:value="19954" calcext:value-type="float">
            <text:p>19954</text:p>
          </table:table-cell>
          <table:table-cell office:value-type="float" office:value="19957" calcext:value-type="float">
            <text:p>19957</text:p>
          </table:table-cell>
          <table:table-cell office:value-type="float" office:value="21059" calcext:value-type="float">
            <text:p>21059</text:p>
          </table:table-cell>
          <table:table-cell office:value-type="float" office:value="24212" calcext:value-type="float">
            <text:p>24212</text:p>
          </table:table-cell>
          <table:table-cell office:value-type="float" office:value="19246" calcext:value-type="float">
            <text:p>19246</text:p>
          </table:table-cell>
          <table:table-cell office:value-type="float" office:value="20952" calcext:value-type="float">
            <text:p>20952</text:p>
          </table:table-cell>
          <table:table-cell office:value-type="float" office:value="21790" calcext:value-type="float">
            <text:p>21790</text:p>
          </table:table-cell>
          <table:table-cell table:formula="of:=AVERAGE([.O38:.X38])" office:value-type="float" office:value="21682.5" calcext:value-type="float">
            <text:p>21682.5</text:p>
          </table:table-cell>
          <table:table-cell table:formula="of:=[.Y38]/131246" office:value-type="float" office:value="0.165205034820109" calcext:value-type="float">
            <text:p>0.1652050348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63006" calcext:value-type="float">
            <text:p>0.763006</text:p>
          </table:table-cell>
          <table:table-cell office:value-type="float" office:value="0.786127" calcext:value-type="float">
            <text:p>0.786127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45665" calcext:value-type="float">
            <text:p>0.745665</text:p>
          </table:table-cell>
          <table:table-cell table:formula="of:=AVERAGE([.D39:.M39])" office:value-type="float" office:value="0.8670521" calcext:value-type="float">
            <text:p>0.8670521</text:p>
          </table:table-cell>
          <table:table-cell office:value-type="float" office:value="22010" calcext:value-type="float">
            <text:p>22010</text:p>
          </table:table-cell>
          <table:table-cell office:value-type="float" office:value="24596" calcext:value-type="float">
            <text:p>24596</text:p>
          </table:table-cell>
          <table:table-cell office:value-type="float" office:value="25324" calcext:value-type="float">
            <text:p>25324</text:p>
          </table:table-cell>
          <table:table-cell office:value-type="float" office:value="22094" calcext:value-type="float">
            <text:p>22094</text:p>
          </table:table-cell>
          <table:table-cell office:value-type="float" office:value="22744" calcext:value-type="float">
            <text:p>22744</text:p>
          </table:table-cell>
          <table:table-cell office:value-type="float" office:value="21954" calcext:value-type="float">
            <text:p>21954</text:p>
          </table:table-cell>
          <table:table-cell office:value-type="float" office:value="23524" calcext:value-type="float">
            <text:p>23524</text:p>
          </table:table-cell>
          <table:table-cell office:value-type="float" office:value="25879" calcext:value-type="float">
            <text:p>25879</text:p>
          </table:table-cell>
          <table:table-cell office:value-type="float" office:value="23077" calcext:value-type="float">
            <text:p>23077</text:p>
          </table:table-cell>
          <table:table-cell office:value-type="float" office:value="22467" calcext:value-type="float">
            <text:p>22467</text:p>
          </table:table-cell>
          <table:table-cell table:formula="of:=AVERAGE([.O39:.X39])" office:value-type="float" office:value="23366.9" calcext:value-type="float">
            <text:p>23366.9</text:p>
          </table:table-cell>
          <table:table-cell table:formula="of:=[.Y39]/131246" office:value-type="float" office:value="0.178038949758469" calcext:value-type="float">
            <text:p>0.1780389498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400697" calcext:value-type="float">
            <text:p>0.400697</text:p>
          </table:table-cell>
          <table:table-cell office:value-type="float" office:value="0.355401" calcext:value-type="float">
            <text:p>0.355401</text:p>
          </table:table-cell>
          <table:table-cell office:value-type="float" office:value="0.5" calcext:value-type="float">
            <text:p>0.5</text:p>
          </table:table-cell>
          <table:table-cell office:value-type="float" office:value="0.517422" calcext:value-type="float">
            <text:p>0.517422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34669" calcext:value-type="float">
            <text:p>0.34669</text:p>
          </table:table-cell>
          <table:table-cell office:value-type="float" office:value="0.398955" calcext:value-type="float">
            <text:p>0.398955</text:p>
          </table:table-cell>
          <table:table-cell office:value-type="float" office:value="0.433798" calcext:value-type="float">
            <text:p>0.433798</text:p>
          </table:table-cell>
          <table:table-cell office:value-type="float" office:value="0.587108" calcext:value-type="float">
            <text:p>0.587108</text:p>
          </table:table-cell>
          <table:table-cell table:formula="of:=AVERAGE([.D40:.M40])" office:value-type="float" office:value="0.4743903" calcext:value-type="float">
            <text:p>0.4743903</text:p>
          </table:table-cell>
          <table:table-cell office:value-type="float" office:value="20004" calcext:value-type="float">
            <text:p>20004</text:p>
          </table:table-cell>
          <table:table-cell office:value-type="float" office:value="27436" calcext:value-type="float">
            <text:p>27436</text:p>
          </table:table-cell>
          <table:table-cell office:value-type="float" office:value="22950" calcext:value-type="float">
            <text:p>22950</text:p>
          </table:table-cell>
          <table:table-cell office:value-type="float" office:value="21504" calcext:value-type="float">
            <text:p>21504</text:p>
          </table:table-cell>
          <table:table-cell office:value-type="float" office:value="19355" calcext:value-type="float">
            <text:p>19355</text:p>
          </table:table-cell>
          <table:table-cell office:value-type="float" office:value="20557" calcext:value-type="float">
            <text:p>20557</text:p>
          </table:table-cell>
          <table:table-cell office:value-type="float" office:value="20530" calcext:value-type="float">
            <text:p>20530</text:p>
          </table:table-cell>
          <table:table-cell office:value-type="float" office:value="27316" calcext:value-type="float">
            <text:p>27316</text:p>
          </table:table-cell>
          <table:table-cell office:value-type="float" office:value="22585" calcext:value-type="float">
            <text:p>22585</text:p>
          </table:table-cell>
          <table:table-cell office:value-type="float" office:value="21591" calcext:value-type="float">
            <text:p>21591</text:p>
          </table:table-cell>
          <table:table-cell table:formula="of:=AVERAGE([.O40:.X40])" office:value-type="float" office:value="22382.8" calcext:value-type="float">
            <text:p>22382.8</text:p>
          </table:table-cell>
          <table:table-cell table:formula="of:=[.Y40]/131246" office:value-type="float" office:value="0.170540816482026" calcext:value-type="float">
            <text:p>0.170540816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809235" calcext:value-type="float">
            <text:p>0.809235</text:p>
          </table:table-cell>
          <table:table-cell office:value-type="float" office:value="0.592953" calcext:value-type="float">
            <text:p>0.59295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48481" calcext:value-type="float">
            <text:p>0.748481</text:p>
          </table:table-cell>
          <table:table-cell office:value-type="float" office:value="0.568651" calcext:value-type="float">
            <text:p>0.568651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763062" calcext:value-type="float">
            <text:p>0.763062</text:p>
          </table:table-cell>
          <table:table-cell office:value-type="float" office:value="0.738761" calcext:value-type="float">
            <text:p>0.738761</text:p>
          </table:table-cell>
          <table:table-cell office:value-type="float" office:value="0.62819" calcext:value-type="float">
            <text:p>0.62819</text:p>
          </table:table-cell>
          <table:table-cell table:formula="of:=AVERAGE([.D42:.M42])" office:value-type="float" office:value="0.7009723" calcext:value-type="float">
            <text:p>0.7009723</text:p>
          </table:table-cell>
          <table:table-cell office:value-type="float" office:value="29711" calcext:value-type="float">
            <text:p>29711</text:p>
          </table:table-cell>
          <table:table-cell office:value-type="float" office:value="30940" calcext:value-type="float">
            <text:p>30940</text:p>
          </table:table-cell>
          <table:table-cell office:value-type="float" office:value="28340" calcext:value-type="float">
            <text:p>28340</text:p>
          </table:table-cell>
          <table:table-cell office:value-type="float" office:value="31376" calcext:value-type="float">
            <text:p>31376</text:p>
          </table:table-cell>
          <table:table-cell office:value-type="float" office:value="28911" calcext:value-type="float">
            <text:p>28911</text:p>
          </table:table-cell>
          <table:table-cell office:value-type="float" office:value="31774" calcext:value-type="float">
            <text:p>31774</text:p>
          </table:table-cell>
          <table:table-cell office:value-type="float" office:value="33484" calcext:value-type="float">
            <text:p>33484</text:p>
          </table:table-cell>
          <table:table-cell office:value-type="float" office:value="29975" calcext:value-type="float">
            <text:p>29975</text:p>
          </table:table-cell>
          <table:table-cell office:value-type="float" office:value="32568" calcext:value-type="float">
            <text:p>32568</text:p>
          </table:table-cell>
          <table:table-cell office:value-type="float" office:value="29405" calcext:value-type="float">
            <text:p>29405</text:p>
          </table:table-cell>
          <table:table-cell table:formula="of:=AVERAGE([.O42:.X42])" office:value-type="float" office:value="30648.4" calcext:value-type="float">
            <text:p>30648.4</text:p>
          </table:table-cell>
          <table:table-cell table:formula="of:=[.Y42]/131246" office:value-type="float" office:value="0.233518735809091" calcext:value-type="float">
            <text:p>0.2335187358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455285" calcext:value-type="float">
            <text:p>0.455285</text:p>
          </table:table-cell>
          <table:table-cell office:value-type="float" office:value="0.813008" calcext:value-type="float">
            <text:p>0.813008</text:p>
          </table:table-cell>
          <table:table-cell office:value-type="float" office:value="0.711382" calcext:value-type="float">
            <text:p>0.711382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82114" calcext:value-type="float">
            <text:p>0.882114</text:p>
          </table:table-cell>
          <table:table-cell table:formula="of:=AVERAGE([.D43:.M43])" office:value-type="float" office:value="0.7865854" calcext:value-type="float">
            <text:p>0.7865854</text:p>
          </table:table-cell>
          <table:table-cell office:value-type="float" office:value="28953" calcext:value-type="float">
            <text:p>28953</text:p>
          </table:table-cell>
          <table:table-cell office:value-type="float" office:value="31480" calcext:value-type="float">
            <text:p>31480</text:p>
          </table:table-cell>
          <table:table-cell office:value-type="float" office:value="29314" calcext:value-type="float">
            <text:p>29314</text:p>
          </table:table-cell>
          <table:table-cell office:value-type="float" office:value="32157" calcext:value-type="float">
            <text:p>32157</text:p>
          </table:table-cell>
          <table:table-cell office:value-type="float" office:value="29533" calcext:value-type="float">
            <text:p>29533</text:p>
          </table:table-cell>
          <table:table-cell office:value-type="float" office:value="32045" calcext:value-type="float">
            <text:p>32045</text:p>
          </table:table-cell>
          <table:table-cell office:value-type="float" office:value="28683" calcext:value-type="float">
            <text:p>28683</text:p>
          </table:table-cell>
          <table:table-cell office:value-type="float" office:value="27461" calcext:value-type="float">
            <text:p>27461</text:p>
          </table:table-cell>
          <table:table-cell office:value-type="float" office:value="34399" calcext:value-type="float">
            <text:p>34399</text:p>
          </table:table-cell>
          <table:table-cell office:value-type="float" office:value="35043" calcext:value-type="float">
            <text:p>35043</text:p>
          </table:table-cell>
          <table:table-cell table:formula="of:=AVERAGE([.O43:.X43])" office:value-type="float" office:value="30906.8" calcext:value-type="float">
            <text:p>30906.8</text:p>
          </table:table-cell>
          <table:table-cell table:formula="of:=[.Y43]/131246" office:value-type="float" office:value="0.235487557716045" calcext:value-type="float">
            <text:p>0.235487557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761194" calcext:value-type="float">
            <text:p>0.76119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91045" calcext:value-type="float">
            <text:p>0.791045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753731" calcext:value-type="float">
            <text:p>0.753731</text:p>
          </table:table-cell>
          <table:table-cell table:formula="of:=AVERAGE([.D44:.M44])" office:value-type="float" office:value="0.808209" calcext:value-type="float">
            <text:p>0.808209</text:p>
          </table:table-cell>
          <table:table-cell office:value-type="float" office:value="27697" calcext:value-type="float">
            <text:p>27697</text:p>
          </table:table-cell>
          <table:table-cell office:value-type="float" office:value="34455" calcext:value-type="float">
            <text:p>34455</text:p>
          </table:table-cell>
          <table:table-cell office:value-type="float" office:value="29778" calcext:value-type="float">
            <text:p>29778</text:p>
          </table:table-cell>
          <table:table-cell office:value-type="float" office:value="31081" calcext:value-type="float">
            <text:p>31081</text:p>
          </table:table-cell>
          <table:table-cell office:value-type="float" office:value="31197" calcext:value-type="float">
            <text:p>31197</text:p>
          </table:table-cell>
          <table:table-cell office:value-type="float" office:value="32122" calcext:value-type="float">
            <text:p>32122</text:p>
          </table:table-cell>
          <table:table-cell office:value-type="float" office:value="31893" calcext:value-type="float">
            <text:p>31893</text:p>
          </table:table-cell>
          <table:table-cell office:value-type="float" office:value="32630" calcext:value-type="float">
            <text:p>32630</text:p>
          </table:table-cell>
          <table:table-cell office:value-type="float" office:value="34338" calcext:value-type="float">
            <text:p>34338</text:p>
          </table:table-cell>
          <table:table-cell office:value-type="float" office:value="29257" calcext:value-type="float">
            <text:p>29257</text:p>
          </table:table-cell>
          <table:table-cell table:formula="of:=AVERAGE([.O44:.X44])" office:value-type="float" office:value="31444.8" calcext:value-type="float">
            <text:p>31444.8</text:p>
          </table:table-cell>
          <table:table-cell table:formula="of:=[.Y44]/131246" office:value-type="float" office:value="0.239586730262256" calcext:value-type="float">
            <text:p>0.239586730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902098" calcext:value-type="float">
            <text:p>0.902098</text:p>
          </table:table-cell>
          <table:table-cell table:number-columns-repeated="2" office:value-type="float" office:value="0.951049" calcext:value-type="float">
            <text:p>0.951049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table:formula="of:=AVERAGE([.D45:.M45])" office:value-type="float" office:value="0.9601399" calcext:value-type="float">
            <text:p>0.9601399</text:p>
          </table:table-cell>
          <table:table-cell office:value-type="float" office:value="31560" calcext:value-type="float">
            <text:p>31560</text:p>
          </table:table-cell>
          <table:table-cell office:value-type="float" office:value="27735" calcext:value-type="float">
            <text:p>27735</text:p>
          </table:table-cell>
          <table:table-cell office:value-type="float" office:value="28417" calcext:value-type="float">
            <text:p>28417</text:p>
          </table:table-cell>
          <table:table-cell office:value-type="float" office:value="33259" calcext:value-type="float">
            <text:p>33259</text:p>
          </table:table-cell>
          <table:table-cell office:value-type="float" office:value="33386" calcext:value-type="float">
            <text:p>33386</text:p>
          </table:table-cell>
          <table:table-cell office:value-type="float" office:value="31890" calcext:value-type="float">
            <text:p>31890</text:p>
          </table:table-cell>
          <table:table-cell office:value-type="float" office:value="30292" calcext:value-type="float">
            <text:p>30292</text:p>
          </table:table-cell>
          <table:table-cell office:value-type="float" office:value="32067" calcext:value-type="float">
            <text:p>32067</text:p>
          </table:table-cell>
          <table:table-cell office:value-type="float" office:value="28227" calcext:value-type="float">
            <text:p>28227</text:p>
          </table:table-cell>
          <table:table-cell office:value-type="float" office:value="30546" calcext:value-type="float">
            <text:p>30546</text:p>
          </table:table-cell>
          <table:table-cell table:formula="of:=AVERAGE([.O45:.X45])" office:value-type="float" office:value="30737.9" calcext:value-type="float">
            <text:p>30737.9</text:p>
          </table:table-cell>
          <table:table-cell table:formula="of:=[.Y45]/131246" office:value-type="float" office:value="0.234200661353489" calcext:value-type="float">
            <text:p>0.2342006614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70387" calcext:value-type="float">
            <text:p>0.970387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642369" calcext:value-type="float">
            <text:p>0.642369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710706" calcext:value-type="float">
            <text:p>0.710706</text:p>
          </table:table-cell>
          <table:table-cell office:value-type="float" office:value="0.897494" calcext:value-type="float">
            <text:p>0.897494</text:p>
          </table:table-cell>
          <table:table-cell office:value-type="float" office:value="0.822323" calcext:value-type="float">
            <text:p>0.822323</text:p>
          </table:table-cell>
          <table:table-cell office:value-type="float" office:value="0.833713" calcext:value-type="float">
            <text:p>0.833713</text:p>
          </table:table-cell>
          <table:table-cell table:formula="of:=AVERAGE([.D46:.M46])" office:value-type="float" office:value="0.8266513" calcext:value-type="float">
            <text:p>0.8266513</text:p>
          </table:table-cell>
          <table:table-cell office:value-type="float" office:value="29879" calcext:value-type="float">
            <text:p>29879</text:p>
          </table:table-cell>
          <table:table-cell office:value-type="float" office:value="35592" calcext:value-type="float">
            <text:p>35592</text:p>
          </table:table-cell>
          <table:table-cell office:value-type="float" office:value="28313" calcext:value-type="float">
            <text:p>28313</text:p>
          </table:table-cell>
          <table:table-cell office:value-type="float" office:value="31909" calcext:value-type="float">
            <text:p>31909</text:p>
          </table:table-cell>
          <table:table-cell office:value-type="float" office:value="27989" calcext:value-type="float">
            <text:p>27989</text:p>
          </table:table-cell>
          <table:table-cell office:value-type="float" office:value="30214" calcext:value-type="float">
            <text:p>30214</text:p>
          </table:table-cell>
          <table:table-cell office:value-type="float" office:value="30032" calcext:value-type="float">
            <text:p>30032</text:p>
          </table:table-cell>
          <table:table-cell office:value-type="float" office:value="31139" calcext:value-type="float">
            <text:p>31139</text:p>
          </table:table-cell>
          <table:table-cell office:value-type="float" office:value="30563" calcext:value-type="float">
            <text:p>30563</text:p>
          </table:table-cell>
          <table:table-cell office:value-type="float" office:value="31004" calcext:value-type="float">
            <text:p>31004</text:p>
          </table:table-cell>
          <table:table-cell table:formula="of:=AVERAGE([.O46:.X46])" office:value-type="float" office:value="30663.4" calcext:value-type="float">
            <text:p>30663.4</text:p>
          </table:table-cell>
          <table:table-cell table:formula="of:=[.Y46]/131246" office:value-type="float" office:value="0.233633025006476" calcext:value-type="float">
            <text:p>0.23363302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1" calcext:value-type="float">
            <text:p>1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791908" calcext:value-type="float">
            <text:p>0.791908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65318" calcext:value-type="float">
            <text:p>0.965318</text:p>
          </table:table-cell>
          <table:table-cell table:formula="of:=AVERAGE([.D47:.M47])" office:value-type="float" office:value="0.930058" calcext:value-type="float">
            <text:p>0.930058</text:p>
          </table:table-cell>
          <table:table-cell office:value-type="float" office:value="29876" calcext:value-type="float">
            <text:p>29876</text:p>
          </table:table-cell>
          <table:table-cell office:value-type="float" office:value="31308" calcext:value-type="float">
            <text:p>31308</text:p>
          </table:table-cell>
          <table:table-cell office:value-type="float" office:value="32325" calcext:value-type="float">
            <text:p>32325</text:p>
          </table:table-cell>
          <table:table-cell office:value-type="float" office:value="32748" calcext:value-type="float">
            <text:p>32748</text:p>
          </table:table-cell>
          <table:table-cell office:value-type="float" office:value="29235" calcext:value-type="float">
            <text:p>29235</text:p>
          </table:table-cell>
          <table:table-cell office:value-type="float" office:value="31830" calcext:value-type="float">
            <text:p>31830</text:p>
          </table:table-cell>
          <table:table-cell office:value-type="float" office:value="27896" calcext:value-type="float">
            <text:p>27896</text:p>
          </table:table-cell>
          <table:table-cell office:value-type="float" office:value="28791" calcext:value-type="float">
            <text:p>28791</text:p>
          </table:table-cell>
          <table:table-cell office:value-type="float" office:value="31239" calcext:value-type="float">
            <text:p>31239</text:p>
          </table:table-cell>
          <table:table-cell office:value-type="float" office:value="31721" calcext:value-type="float">
            <text:p>31721</text:p>
          </table:table-cell>
          <table:table-cell table:formula="of:=AVERAGE([.O47:.X47])" office:value-type="float" office:value="30696.9" calcext:value-type="float">
            <text:p>30696.9</text:p>
          </table:table-cell>
          <table:table-cell table:formula="of:=[.Y47]/131246" office:value-type="float" office:value="0.233888270880636" calcext:value-type="float">
            <text:p>0.233888270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494774" calcext:value-type="float">
            <text:p>0.494774</text:p>
          </table:table-cell>
          <table:table-cell office:value-type="float" office:value="0.662021" calcext:value-type="float">
            <text:p>0.662021</text:p>
          </table:table-cell>
          <table:table-cell office:value-type="float" office:value="0.601045" calcext:value-type="float">
            <text:p>0.601045</text:p>
          </table:table-cell>
          <table:table-cell office:value-type="float" office:value="0.543554" calcext:value-type="float">
            <text:p>0.543554</text:p>
          </table:table-cell>
          <table:table-cell office:value-type="float" office:value="0.698606" calcext:value-type="float">
            <text:p>0.698606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689895" calcext:value-type="float">
            <text:p>0.689895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86411" calcext:value-type="float">
            <text:p>0.686411</text:p>
          </table:table-cell>
          <table:table-cell office:value-type="float" office:value="0.712544" calcext:value-type="float">
            <text:p>0.712544</text:p>
          </table:table-cell>
          <table:table-cell table:formula="of:=AVERAGE([.D48:.M48])" office:value-type="float" office:value="0.6503485" calcext:value-type="float">
            <text:p>0.6503485</text:p>
          </table:table-cell>
          <table:table-cell office:value-type="float" office:value="28023" calcext:value-type="float">
            <text:p>28023</text:p>
          </table:table-cell>
          <table:table-cell office:value-type="float" office:value="34044" calcext:value-type="float">
            <text:p>34044</text:p>
          </table:table-cell>
          <table:table-cell office:value-type="float" office:value="29183" calcext:value-type="float">
            <text:p>29183</text:p>
          </table:table-cell>
          <table:table-cell office:value-type="float" office:value="28012" calcext:value-type="float">
            <text:p>28012</text:p>
          </table:table-cell>
          <table:table-cell office:value-type="float" office:value="30467" calcext:value-type="float">
            <text:p>30467</text:p>
          </table:table-cell>
          <table:table-cell office:value-type="float" office:value="32829" calcext:value-type="float">
            <text:p>32829</text:p>
          </table:table-cell>
          <table:table-cell office:value-type="float" office:value="29502" calcext:value-type="float">
            <text:p>29502</text:p>
          </table:table-cell>
          <table:table-cell office:value-type="float" office:value="29917" calcext:value-type="float">
            <text:p>29917</text:p>
          </table:table-cell>
          <table:table-cell office:value-type="float" office:value="30634" calcext:value-type="float">
            <text:p>30634</text:p>
          </table:table-cell>
          <table:table-cell office:value-type="float" office:value="31766" calcext:value-type="float">
            <text:p>31766</text:p>
          </table:table-cell>
          <table:table-cell table:formula="of:=AVERAGE([.O48:.X48])" office:value-type="float" office:value="30437.7" calcext:value-type="float">
            <text:p>30437.7</text:p>
          </table:table-cell>
          <table:table-cell table:formula="of:=[.Y48]/131246" office:value-type="float" office:value="0.231913353549822" calcext:value-type="float">
            <text:p>0.231913353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64034" calcext:value-type="float">
            <text:p>0.64034</text:p>
          </table:table-cell>
          <table:table-cell office:value-type="float" office:value="0.678007" calcext:value-type="float">
            <text:p>0.678007</text:p>
          </table:table-cell>
          <table:table-cell office:value-type="float" office:value="0.73147" calcext:value-type="float">
            <text:p>0.73147</text:p>
          </table:table-cell>
          <table:table-cell office:value-type="float" office:value="0.526124" calcext:value-type="float">
            <text:p>0.526124</text:p>
          </table:table-cell>
          <table:table-cell office:value-type="float" office:value="0.703524" calcext:value-type="float">
            <text:p>0.703524</text:p>
          </table:table-cell>
          <table:table-cell office:value-type="float" office:value="0.695018" calcext:value-type="float">
            <text:p>0.695018</text:p>
          </table:table-cell>
          <table:table-cell office:value-type="float" office:value="0.573512" calcext:value-type="float">
            <text:p>0.573512</text:p>
          </table:table-cell>
          <table:table-cell office:value-type="float" office:value="0.816525" calcext:value-type="float">
            <text:p>0.816525</text:p>
          </table:table-cell>
          <table:table-cell office:value-type="float" office:value="0.704739" calcext:value-type="float">
            <text:p>0.704739</text:p>
          </table:table-cell>
          <table:table-cell table:formula="of:=AVERAGE([.D50:.M50])" office:value-type="float" office:value="0.6803159" calcext:value-type="float">
            <text:p>0.6803159</text:p>
          </table:table-cell>
          <table:table-cell office:value-type="float" office:value="31473" calcext:value-type="float">
            <text:p>31473</text:p>
          </table:table-cell>
          <table:table-cell office:value-type="float" office:value="27918" calcext:value-type="float">
            <text:p>27918</text:p>
          </table:table-cell>
          <table:table-cell office:value-type="float" office:value="28724" calcext:value-type="float">
            <text:p>28724</text:p>
          </table:table-cell>
          <table:table-cell office:value-type="float" office:value="31725" calcext:value-type="float">
            <text:p>31725</text:p>
          </table:table-cell>
          <table:table-cell office:value-type="float" office:value="30029" calcext:value-type="float">
            <text:p>30029</text:p>
          </table:table-cell>
          <table:table-cell office:value-type="float" office:value="30444" calcext:value-type="float">
            <text:p>30444</text:p>
          </table:table-cell>
          <table:table-cell office:value-type="float" office:value="29403" calcext:value-type="float">
            <text:p>29403</text:p>
          </table:table-cell>
          <table:table-cell office:value-type="float" office:value="32292" calcext:value-type="float">
            <text:p>32292</text:p>
          </table:table-cell>
          <table:table-cell office:value-type="float" office:value="30969" calcext:value-type="float">
            <text:p>30969</text:p>
          </table:table-cell>
          <table:table-cell office:value-type="float" office:value="27998" calcext:value-type="float">
            <text:p>27998</text:p>
          </table:table-cell>
          <table:table-cell table:formula="of:=AVERAGE([.O50:.X50])" office:value-type="float" office:value="30097.5" calcext:value-type="float">
            <text:p>30097.5</text:p>
          </table:table-cell>
          <table:table-cell table:formula="of:=[.Y50]/131246" office:value-type="float" office:value="0.229321274553129" calcext:value-type="float">
            <text:p>0.229321274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642276" calcext:value-type="float">
            <text:p>0.642276</text:p>
          </table:table-cell>
          <table:table-cell office:value-type="float" office:value="0.804878" calcext:value-type="float">
            <text:p>0.804878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73984" calcext:value-type="float">
            <text:p>0.873984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92683" calcext:value-type="float">
            <text:p>0.792683</text:p>
          </table:table-cell>
          <table:table-cell office:value-type="float" office:value="0.772358" calcext:value-type="float">
            <text:p>0.772358</text:p>
          </table:table-cell>
          <table:table-cell office:value-type="float" office:value="0.784553" calcext:value-type="float">
            <text:p>0.784553</text:p>
          </table:table-cell>
          <table:table-cell office:value-type="float" office:value="0.829268" calcext:value-type="float">
            <text:p>0.829268</text:p>
          </table:table-cell>
          <table:table-cell table:formula="of:=AVERAGE([.D51:.M51])" office:value-type="float" office:value="0.7979676" calcext:value-type="float">
            <text:p>0.7979676</text:p>
          </table:table-cell>
          <table:table-cell office:value-type="float" office:value="31580" calcext:value-type="float">
            <text:p>31580</text:p>
          </table:table-cell>
          <table:table-cell office:value-type="float" office:value="29692" calcext:value-type="float">
            <text:p>29692</text:p>
          </table:table-cell>
          <table:table-cell office:value-type="float" office:value="29745" calcext:value-type="float">
            <text:p>29745</text:p>
          </table:table-cell>
          <table:table-cell office:value-type="float" office:value="27254" calcext:value-type="float">
            <text:p>27254</text:p>
          </table:table-cell>
          <table:table-cell office:value-type="float" office:value="28244" calcext:value-type="float">
            <text:p>28244</text:p>
          </table:table-cell>
          <table:table-cell office:value-type="float" office:value="28864" calcext:value-type="float">
            <text:p>28864</text:p>
          </table:table-cell>
          <table:table-cell office:value-type="float" office:value="30069" calcext:value-type="float">
            <text:p>30069</text:p>
          </table:table-cell>
          <table:table-cell office:value-type="float" office:value="30212" calcext:value-type="float">
            <text:p>30212</text:p>
          </table:table-cell>
          <table:table-cell office:value-type="float" office:value="29146" calcext:value-type="float">
            <text:p>29146</text:p>
          </table:table-cell>
          <table:table-cell office:value-type="float" office:value="27793" calcext:value-type="float">
            <text:p>27793</text:p>
          </table:table-cell>
          <table:table-cell table:formula="of:=AVERAGE([.O51:.X51])" office:value-type="float" office:value="29259.9" calcext:value-type="float">
            <text:p>29259.9</text:p>
          </table:table-cell>
          <table:table-cell table:formula="of:=[.Y51]/131246" office:value-type="float" office:value="0.222939365771147" calcext:value-type="float">
            <text:p>0.222939365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723881" calcext:value-type="float">
            <text:p>0.723881</text:p>
          </table:table-cell>
          <table:table-cell office:value-type="float" office:value="0.80597" calcext:value-type="float">
            <text:p>0.80597</text:p>
          </table:table-cell>
          <table:table-cell office:value-type="float" office:value="0.895522" calcext:value-type="float">
            <text:p>0.895522</text:p>
          </table:table-cell>
          <table:table-cell table:formula="of:=AVERAGE([.D52:.M52])" office:value-type="float" office:value="0.8350746" calcext:value-type="float">
            <text:p>0.8350746</text:p>
          </table:table-cell>
          <table:table-cell office:value-type="float" office:value="29602" calcext:value-type="float">
            <text:p>29602</text:p>
          </table:table-cell>
          <table:table-cell office:value-type="float" office:value="29181" calcext:value-type="float">
            <text:p>29181</text:p>
          </table:table-cell>
          <table:table-cell office:value-type="float" office:value="30569" calcext:value-type="float">
            <text:p>30569</text:p>
          </table:table-cell>
          <table:table-cell office:value-type="float" office:value="30000" calcext:value-type="float">
            <text:p>3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2025" calcext:value-type="float">
            <text:p>32025</text:p>
          </table:table-cell>
          <table:table-cell office:value-type="float" office:value="31264" calcext:value-type="float">
            <text:p>31264</text:p>
          </table:table-cell>
          <table:table-cell office:value-type="float" office:value="32086" calcext:value-type="float">
            <text:p>32086</text:p>
          </table:table-cell>
          <table:table-cell office:value-type="float" office:value="34236" calcext:value-type="float">
            <text:p>34236</text:p>
          </table:table-cell>
          <table:table-cell office:value-type="float" office:value="29237" calcext:value-type="float">
            <text:p>29237</text:p>
          </table:table-cell>
          <table:table-cell table:formula="of:=AVERAGE([.O52:.X52])" office:value-type="float" office:value="30770" calcext:value-type="float">
            <text:p>30770</text:p>
          </table:table-cell>
          <table:table-cell table:formula="of:=[.Y52]/131246" office:value-type="float" office:value="0.234445240235893" calcext:value-type="float">
            <text:p>0.23444524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776224" calcext:value-type="float">
            <text:p>0.776224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923077" calcext:value-type="float">
            <text:p>0.923077</text:p>
          </table:table-cell>
          <table:table-cell table:formula="of:=AVERAGE([.D53:.M53])" office:value-type="float" office:value="0.9167833" calcext:value-type="float">
            <text:p>0.9167833</text:p>
          </table:table-cell>
          <table:table-cell office:value-type="float" office:value="30657" calcext:value-type="float">
            <text:p>30657</text:p>
          </table:table-cell>
          <table:table-cell office:value-type="float" office:value="28647" calcext:value-type="float">
            <text:p>28647</text:p>
          </table:table-cell>
          <table:table-cell office:value-type="float" office:value="28082" calcext:value-type="float">
            <text:p>28082</text:p>
          </table:table-cell>
          <table:table-cell office:value-type="float" office:value="31128" calcext:value-type="float">
            <text:p>31128</text:p>
          </table:table-cell>
          <table:table-cell office:value-type="float" office:value="28843" calcext:value-type="float">
            <text:p>28843</text:p>
          </table:table-cell>
          <table:table-cell office:value-type="float" office:value="32001" calcext:value-type="float">
            <text:p>32001</text:p>
          </table:table-cell>
          <table:table-cell office:value-type="float" office:value="27152" calcext:value-type="float">
            <text:p>27152</text:p>
          </table:table-cell>
          <table:table-cell office:value-type="float" office:value="29792" calcext:value-type="float">
            <text:p>29792</text:p>
          </table:table-cell>
          <table:table-cell office:value-type="float" office:value="28199" calcext:value-type="float">
            <text:p>28199</text:p>
          </table:table-cell>
          <table:table-cell office:value-type="float" office:value="28858" calcext:value-type="float">
            <text:p>28858</text:p>
          </table:table-cell>
          <table:table-cell table:formula="of:=AVERAGE([.O53:.X53])" office:value-type="float" office:value="29335.9" calcext:value-type="float">
            <text:p>29335.9</text:p>
          </table:table-cell>
          <table:table-cell table:formula="of:=[.Y53]/131246" office:value-type="float" office:value="0.223518431037898" calcext:value-type="float">
            <text:p>0.223518431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4738" calcext:value-type="float">
            <text:p>0.84738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65604" calcext:value-type="float">
            <text:p>0.865604</text:p>
          </table:table-cell>
          <table:table-cell office:value-type="float" office:value="0.767654" calcext:value-type="float">
            <text:p>0.767654</text:p>
          </table:table-cell>
          <table:table-cell office:value-type="float" office:value="0.899772" calcext:value-type="float">
            <text:p>0.899772</text:p>
          </table:table-cell>
          <table:table-cell office:value-type="float" office:value="0.840547" calcext:value-type="float">
            <text:p>0.840547</text:p>
          </table:table-cell>
          <table:table-cell table:number-columns-repeated="2" office:value-type="float" office:value="0.824601" calcext:value-type="float">
            <text:p>0.824601</text:p>
          </table:table-cell>
          <table:table-cell office:value-type="float" office:value="0.799544" calcext:value-type="float">
            <text:p>0.799544</text:p>
          </table:table-cell>
          <table:table-cell office:value-type="float" office:value="0.929385" calcext:value-type="float">
            <text:p>0.929385</text:p>
          </table:table-cell>
          <table:table-cell table:formula="of:=AVERAGE([.D54:.M54])" office:value-type="float" office:value="0.8460136" calcext:value-type="float">
            <text:p>0.8460136</text:p>
          </table:table-cell>
          <table:table-cell office:value-type="float" office:value="29516" calcext:value-type="float">
            <text:p>29516</text:p>
          </table:table-cell>
          <table:table-cell office:value-type="float" office:value="32983" calcext:value-type="float">
            <text:p>32983</text:p>
          </table:table-cell>
          <table:table-cell office:value-type="float" office:value="28273" calcext:value-type="float">
            <text:p>28273</text:p>
          </table:table-cell>
          <table:table-cell office:value-type="float" office:value="28937" calcext:value-type="float">
            <text:p>28937</text:p>
          </table:table-cell>
          <table:table-cell office:value-type="float" office:value="28345" calcext:value-type="float">
            <text:p>28345</text:p>
          </table:table-cell>
          <table:table-cell office:value-type="float" office:value="29008" calcext:value-type="float">
            <text:p>29008</text:p>
          </table:table-cell>
          <table:table-cell office:value-type="float" office:value="28686" calcext:value-type="float">
            <text:p>28686</text:p>
          </table:table-cell>
          <table:table-cell office:value-type="float" office:value="28979" calcext:value-type="float">
            <text:p>28979</text:p>
          </table:table-cell>
          <table:table-cell office:value-type="float" office:value="32589" calcext:value-type="float">
            <text:p>32589</text:p>
          </table:table-cell>
          <table:table-cell office:value-type="float" office:value="28023" calcext:value-type="float">
            <text:p>28023</text:p>
          </table:table-cell>
          <table:table-cell table:formula="of:=AVERAGE([.O54:.X54])" office:value-type="float" office:value="29533.9" calcext:value-type="float">
            <text:p>29533.9</text:p>
          </table:table-cell>
          <table:table-cell table:formula="of:=[.Y54]/131246" office:value-type="float" office:value="0.225027048443381" calcext:value-type="float">
            <text:p>0.225027048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65318" calcext:value-type="float">
            <text:p>0.96531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88439" calcext:value-type="float">
            <text:p>0.988439</text:p>
          </table:table-cell>
          <table:table-cell office:value-type="float" office:value="0.797688" calcext:value-type="float">
            <text:p>0.797688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976879" calcext:value-type="float">
            <text:p>0.97687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947977" calcext:value-type="float">
            <text:p>0.947977</text:p>
          </table:table-cell>
          <table:table-cell table:formula="of:=AVERAGE([.D55:.M55])" office:value-type="float" office:value="0.930636" calcext:value-type="float">
            <text:p>0.930636</text:p>
          </table:table-cell>
          <table:table-cell office:value-type="float" office:value="30266" calcext:value-type="float">
            <text:p>30266</text:p>
          </table:table-cell>
          <table:table-cell office:value-type="float" office:value="29425" calcext:value-type="float">
            <text:p>29425</text:p>
          </table:table-cell>
          <table:table-cell office:value-type="float" office:value="29521" calcext:value-type="float">
            <text:p>29521</text:p>
          </table:table-cell>
          <table:table-cell office:value-type="float" office:value="29500" calcext:value-type="float">
            <text:p>29500</text:p>
          </table:table-cell>
          <table:table-cell office:value-type="float" office:value="30928" calcext:value-type="float">
            <text:p>30928</text:p>
          </table:table-cell>
          <table:table-cell office:value-type="float" office:value="31167" calcext:value-type="float">
            <text:p>31167</text:p>
          </table:table-cell>
          <table:table-cell office:value-type="float" office:value="29528" calcext:value-type="float">
            <text:p>29528</text:p>
          </table:table-cell>
          <table:table-cell office:value-type="float" office:value="30548" calcext:value-type="float">
            <text:p>30548</text:p>
          </table:table-cell>
          <table:table-cell office:value-type="float" office:value="29560" calcext:value-type="float">
            <text:p>29560</text:p>
          </table:table-cell>
          <table:table-cell office:value-type="float" office:value="28754" calcext:value-type="float">
            <text:p>28754</text:p>
          </table:table-cell>
          <table:table-cell table:formula="of:=AVERAGE([.O55:.X55])" office:value-type="float" office:value="29919.7" calcext:value-type="float">
            <text:p>29919.7</text:p>
          </table:table-cell>
          <table:table-cell table:formula="of:=[.Y55]/131246" office:value-type="float" office:value="0.227966566600125" calcext:value-type="float">
            <text:p>0.227966566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81882" calcext:value-type="float">
            <text:p>0.581882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74216" calcext:value-type="float">
            <text:p>0.74216</text:p>
          </table:table-cell>
          <table:table-cell office:value-type="float" office:value="0.771777" calcext:value-type="float">
            <text:p>0.771777</text:p>
          </table:table-cell>
          <table:table-cell office:value-type="float" office:value="0.531359" calcext:value-type="float">
            <text:p>0.531359</text:p>
          </table:table-cell>
          <table:table-cell office:value-type="float" office:value="0.644599" calcext:value-type="float">
            <text:p>0.644599</text:p>
          </table:table-cell>
          <table:table-cell office:value-type="float" office:value="0.597561" calcext:value-type="float">
            <text:p>0.597561</text:p>
          </table:table-cell>
          <table:table-cell office:value-type="float" office:value="0.616725" calcext:value-type="float">
            <text:p>0.616725</text:p>
          </table:table-cell>
          <table:table-cell table:formula="of:=AVERAGE([.D56:.M56])" office:value-type="float" office:value="0.6465157" calcext:value-type="float">
            <text:p>0.6465157</text:p>
          </table:table-cell>
          <table:table-cell office:value-type="float" office:value="28178" calcext:value-type="float">
            <text:p>28178</text:p>
          </table:table-cell>
          <table:table-cell office:value-type="float" office:value="28326" calcext:value-type="float">
            <text:p>28326</text:p>
          </table:table-cell>
          <table:table-cell office:value-type="float" office:value="28089" calcext:value-type="float">
            <text:p>28089</text:p>
          </table:table-cell>
          <table:table-cell office:value-type="float" office:value="31836" calcext:value-type="float">
            <text:p>31836</text:p>
          </table:table-cell>
          <table:table-cell office:value-type="float" office:value="30823" calcext:value-type="float">
            <text:p>30823</text:p>
          </table:table-cell>
          <table:table-cell office:value-type="float" office:value="28679" calcext:value-type="float">
            <text:p>28679</text:p>
          </table:table-cell>
          <table:table-cell office:value-type="float" office:value="29008" calcext:value-type="float">
            <text:p>29008</text:p>
          </table:table-cell>
          <table:table-cell office:value-type="float" office:value="31667" calcext:value-type="float">
            <text:p>31667</text:p>
          </table:table-cell>
          <table:table-cell office:value-type="float" office:value="29811" calcext:value-type="float">
            <text:p>29811</text:p>
          </table:table-cell>
          <table:table-cell office:value-type="float" office:value="29702" calcext:value-type="float">
            <text:p>29702</text:p>
          </table:table-cell>
          <table:table-cell table:formula="of:=AVERAGE([.O56:.X56])" office:value-type="float" office:value="29611.9" calcext:value-type="float">
            <text:p>29611.9</text:p>
          </table:table-cell>
          <table:table-cell table:formula="of:=[.Y56]/131246" office:value-type="float" office:value="0.225621352269783" calcext:value-type="float">
            <text:p>0.225621352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2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691373" calcext:value-type="float">
            <text:p>0.69137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44836" calcext:value-type="float">
            <text:p>0.744836</text:p>
          </table:table-cell>
          <table:table-cell office:value-type="float" office:value="0.584447" calcext:value-type="float">
            <text:p>0.584447</text:p>
          </table:table-cell>
          <table:table-cell office:value-type="float" office:value="0.725395" calcext:value-type="float">
            <text:p>0.725395</text:p>
          </table:table-cell>
          <table:table-cell office:value-type="float" office:value="0.805589" calcext:value-type="float">
            <text:p>0.805589</text:p>
          </table:table-cell>
          <table:table-cell office:value-type="float" office:value="0.647631" calcext:value-type="float">
            <text:p>0.647631</text:p>
          </table:table-cell>
          <table:table-cell office:value-type="float" office:value="0.695018" calcext:value-type="float">
            <text:p>0.695018</text:p>
          </table:table-cell>
          <table:table-cell table:formula="of:=AVERAGE([.D58:.M58])" office:value-type="float" office:value="0.7190766" calcext:value-type="float">
            <text:p>0.7190766</text:p>
          </table:table-cell>
          <table:table-cell office:value-type="float" office:value="29414" calcext:value-type="float">
            <text:p>29414</text:p>
          </table:table-cell>
          <table:table-cell office:value-type="float" office:value="29854" calcext:value-type="float">
            <text:p>29854</text:p>
          </table:table-cell>
          <table:table-cell office:value-type="float" office:value="28741" calcext:value-type="float">
            <text:p>28741</text:p>
          </table:table-cell>
          <table:table-cell office:value-type="float" office:value="29539" calcext:value-type="float">
            <text:p>29539</text:p>
          </table:table-cell>
          <table:table-cell office:value-type="float" office:value="28559" calcext:value-type="float">
            <text:p>28559</text:p>
          </table:table-cell>
          <table:table-cell office:value-type="float" office:value="27076" calcext:value-type="float">
            <text:p>27076</text:p>
          </table:table-cell>
          <table:table-cell office:value-type="float" office:value="28647" calcext:value-type="float">
            <text:p>28647</text:p>
          </table:table-cell>
          <table:table-cell office:value-type="float" office:value="30163" calcext:value-type="float">
            <text:p>30163</text:p>
          </table:table-cell>
          <table:table-cell office:value-type="float" office:value="30112" calcext:value-type="float">
            <text:p>30112</text:p>
          </table:table-cell>
          <table:table-cell office:value-type="float" office:value="29351" calcext:value-type="float">
            <text:p>29351</text:p>
          </table:table-cell>
          <table:table-cell table:formula="of:=AVERAGE([.O58:.X58])" office:value-type="float" office:value="29145.6" calcext:value-type="float">
            <text:p>29145.6</text:p>
          </table:table-cell>
          <table:table-cell table:formula="of:=[.Y58]/131246" office:value-type="float" office:value="0.222068482087073" calcext:value-type="float">
            <text:p>0.222068482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638211" calcext:value-type="float">
            <text:p>0.638211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817073" calcext:value-type="float">
            <text:p>0.817073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837398" calcext:value-type="float">
            <text:p>0.837398</text:p>
          </table:table-cell>
          <table:table-cell table:formula="of:=AVERAGE([.D59:.M59])" office:value-type="float" office:value="0.8626015" calcext:value-type="float">
            <text:p>0.8626015</text:p>
          </table:table-cell>
          <table:table-cell office:value-type="float" office:value="28312" calcext:value-type="float">
            <text:p>28312</text:p>
          </table:table-cell>
          <table:table-cell office:value-type="float" office:value="27968" calcext:value-type="float">
            <text:p>27968</text:p>
          </table:table-cell>
          <table:table-cell office:value-type="float" office:value="30164" calcext:value-type="float">
            <text:p>30164</text:p>
          </table:table-cell>
          <table:table-cell office:value-type="float" office:value="29085" calcext:value-type="float">
            <text:p>29085</text:p>
          </table:table-cell>
          <table:table-cell office:value-type="float" office:value="27718" calcext:value-type="float">
            <text:p>27718</text:p>
          </table:table-cell>
          <table:table-cell office:value-type="float" office:value="30915" calcext:value-type="float">
            <text:p>30915</text:p>
          </table:table-cell>
          <table:table-cell office:value-type="float" office:value="30516" calcext:value-type="float">
            <text:p>30516</text:p>
          </table:table-cell>
          <table:table-cell office:value-type="float" office:value="27262" calcext:value-type="float">
            <text:p>27262</text:p>
          </table:table-cell>
          <table:table-cell office:value-type="float" office:value="29250" calcext:value-type="float">
            <text:p>29250</text:p>
          </table:table-cell>
          <table:table-cell office:value-type="float" office:value="28239" calcext:value-type="float">
            <text:p>28239</text:p>
          </table:table-cell>
          <table:table-cell table:formula="of:=AVERAGE([.O59:.X59])" office:value-type="float" office:value="28942.9" calcext:value-type="float">
            <text:p>28942.9</text:p>
          </table:table-cell>
          <table:table-cell table:formula="of:=[.Y59]/131246" office:value-type="float" office:value="0.22052405406641" calcext:value-type="float">
            <text:p>0.2205240541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880597" calcext:value-type="float">
            <text:p>0.880597</text:p>
          </table:table-cell>
          <table:table-cell office:value-type="float" office:value="0.850746" calcext:value-type="float">
            <text:p>0.850746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40299" calcext:value-type="float">
            <text:p>0.940299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962687" calcext:value-type="float">
            <text:p>0.962687</text:p>
          </table:table-cell>
          <table:table-cell office:value-type="float" office:value="0.910448" calcext:value-type="float">
            <text:p>0.910448</text:p>
          </table:table-cell>
          <table:table-cell office:value-type="float" office:value="0.91791" calcext:value-type="float">
            <text:p>0.91791</text:p>
          </table:table-cell>
          <table:table-cell table:formula="of:=AVERAGE([.D60:.M60])" office:value-type="float" office:value="0.8567163" calcext:value-type="float">
            <text:p>0.8567163</text:p>
          </table:table-cell>
          <table:table-cell office:value-type="float" office:value="29707" calcext:value-type="float">
            <text:p>29707</text:p>
          </table:table-cell>
          <table:table-cell office:value-type="float" office:value="31646" calcext:value-type="float">
            <text:p>31646</text:p>
          </table:table-cell>
          <table:table-cell office:value-type="float" office:value="31017" calcext:value-type="float">
            <text:p>31017</text:p>
          </table:table-cell>
          <table:table-cell office:value-type="float" office:value="30848" calcext:value-type="float">
            <text:p>30848</text:p>
          </table:table-cell>
          <table:table-cell office:value-type="float" office:value="29613" calcext:value-type="float">
            <text:p>29613</text:p>
          </table:table-cell>
          <table:table-cell office:value-type="float" office:value="27494" calcext:value-type="float">
            <text:p>27494</text:p>
          </table:table-cell>
          <table:table-cell office:value-type="float" office:value="28621" calcext:value-type="float">
            <text:p>28621</text:p>
          </table:table-cell>
          <table:table-cell office:value-type="float" office:value="28587" calcext:value-type="float">
            <text:p>28587</text:p>
          </table:table-cell>
          <table:table-cell office:value-type="float" office:value="29046" calcext:value-type="float">
            <text:p>29046</text:p>
          </table:table-cell>
          <table:table-cell office:value-type="float" office:value="32864" calcext:value-type="float">
            <text:p>32864</text:p>
          </table:table-cell>
          <table:table-cell table:formula="of:=AVERAGE([.O60:.X60])" office:value-type="float" office:value="29944.3" calcext:value-type="float">
            <text:p>29944.3</text:p>
          </table:table-cell>
          <table:table-cell table:formula="of:=[.Y60]/131246" office:value-type="float" office:value="0.228154000883836" calcext:value-type="float">
            <text:p>0.2281540009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0.979021" calcext:value-type="float">
            <text:p>0.979021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1" calcext:value-type="float">
            <text:p>1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895105" calcext:value-type="float">
            <text:p>0.895105</text:p>
          </table:table-cell>
          <table:table-cell table:formula="of:=AVERAGE([.D61:.M61])" office:value-type="float" office:value="0.9461539" calcext:value-type="float">
            <text:p>0.9461539</text:p>
          </table:table-cell>
          <table:table-cell office:value-type="float" office:value="29456" calcext:value-type="float">
            <text:p>29456</text:p>
          </table:table-cell>
          <table:table-cell office:value-type="float" office:value="29316" calcext:value-type="float">
            <text:p>29316</text:p>
          </table:table-cell>
          <table:table-cell office:value-type="float" office:value="29976" calcext:value-type="float">
            <text:p>29976</text:p>
          </table:table-cell>
          <table:table-cell office:value-type="float" office:value="27245" calcext:value-type="float">
            <text:p>27245</text:p>
          </table:table-cell>
          <table:table-cell office:value-type="float" office:value="27917" calcext:value-type="float">
            <text:p>27917</text:p>
          </table:table-cell>
          <table:table-cell office:value-type="float" office:value="30151" calcext:value-type="float">
            <text:p>30151</text:p>
          </table:table-cell>
          <table:table-cell office:value-type="float" office:value="32092" calcext:value-type="float">
            <text:p>32092</text:p>
          </table:table-cell>
          <table:table-cell office:value-type="float" office:value="30498" calcext:value-type="float">
            <text:p>30498</text:p>
          </table:table-cell>
          <table:table-cell office:value-type="float" office:value="31034" calcext:value-type="float">
            <text:p>31034</text:p>
          </table:table-cell>
          <table:table-cell office:value-type="float" office:value="30969" calcext:value-type="float">
            <text:p>30969</text:p>
          </table:table-cell>
          <table:table-cell table:formula="of:=AVERAGE([.O61:.X61])" office:value-type="float" office:value="29865.4" calcext:value-type="float">
            <text:p>29865.4</text:p>
          </table:table-cell>
          <table:table-cell table:formula="of:=[.Y61]/131246" office:value-type="float" office:value="0.227552839705591" calcext:value-type="float">
            <text:p>0.2275528397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92938" calcext:value-type="float">
            <text:p>0.89293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810934" calcext:value-type="float">
            <text:p>0.810934</text:p>
          </table:table-cell>
          <table:table-cell office:value-type="float" office:value="0.940774" calcext:value-type="float">
            <text:p>0.940774</text:p>
          </table:table-cell>
          <table:table-cell office:value-type="float" office:value="0.85877" calcext:value-type="float">
            <text:p>0.85877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690205" calcext:value-type="float">
            <text:p>0.690205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42825" calcext:value-type="float">
            <text:p>0.842825</text:p>
          </table:table-cell>
          <table:table-cell office:value-type="float" office:value="0.920273" calcext:value-type="float">
            <text:p>0.920273</text:p>
          </table:table-cell>
          <table:table-cell table:formula="of:=AVERAGE([.D62:.M62])" office:value-type="float" office:value="0.8578587" calcext:value-type="float">
            <text:p>0.8578587</text:p>
          </table:table-cell>
          <table:table-cell office:value-type="float" office:value="29140" calcext:value-type="float">
            <text:p>29140</text:p>
          </table:table-cell>
          <table:table-cell office:value-type="float" office:value="29529" calcext:value-type="float">
            <text:p>29529</text:p>
          </table:table-cell>
          <table:table-cell office:value-type="float" office:value="27376" calcext:value-type="float">
            <text:p>27376</text:p>
          </table:table-cell>
          <table:table-cell office:value-type="float" office:value="30910" calcext:value-type="float">
            <text:p>30910</text:p>
          </table:table-cell>
          <table:table-cell office:value-type="float" office:value="27870" calcext:value-type="float">
            <text:p>27870</text:p>
          </table:table-cell>
          <table:table-cell office:value-type="float" office:value="28454" calcext:value-type="float">
            <text:p>28454</text:p>
          </table:table-cell>
          <table:table-cell office:value-type="float" office:value="28145" calcext:value-type="float">
            <text:p>28145</text:p>
          </table:table-cell>
          <table:table-cell office:value-type="float" office:value="29229" calcext:value-type="float">
            <text:p>29229</text:p>
          </table:table-cell>
          <table:table-cell office:value-type="float" office:value="28864" calcext:value-type="float">
            <text:p>28864</text:p>
          </table:table-cell>
          <table:table-cell office:value-type="float" office:value="30817" calcext:value-type="float">
            <text:p>30817</text:p>
          </table:table-cell>
          <table:table-cell table:formula="of:=AVERAGE([.O62:.X62])" office:value-type="float" office:value="29033.4" calcext:value-type="float">
            <text:p>29033.4</text:p>
          </table:table-cell>
          <table:table-cell table:formula="of:=[.Y62]/131246" office:value-type="float" office:value="0.221213598890633" calcext:value-type="float">
            <text:p>0.2212135989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72832" calcext:value-type="float">
            <text:p>0.872832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936416" calcext:value-type="float">
            <text:p>0.936416</text:p>
          </table:table-cell>
          <table:table-cell office:value-type="float" office:value="0.809249" calcext:value-type="float">
            <text:p>0.80924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890173" calcext:value-type="float">
            <text:p>0.890173</text:p>
          </table:table-cell>
          <table:table-cell office:value-type="float" office:value="0.930636" calcext:value-type="float">
            <text:p>0.930636</text:p>
          </table:table-cell>
          <table:table-cell table:formula="of:=AVERAGE([.D63:.M63])" office:value-type="float" office:value="0.916185" calcext:value-type="float">
            <text:p>0.916185</text:p>
          </table:table-cell>
          <table:table-cell office:value-type="float" office:value="29270" calcext:value-type="float">
            <text:p>29270</text:p>
          </table:table-cell>
          <table:table-cell office:value-type="float" office:value="29219" calcext:value-type="float">
            <text:p>29219</text:p>
          </table:table-cell>
          <table:table-cell office:value-type="float" office:value="31245" calcext:value-type="float">
            <text:p>31245</text:p>
          </table:table-cell>
          <table:table-cell office:value-type="float" office:value="28819" calcext:value-type="float">
            <text:p>28819</text:p>
          </table:table-cell>
          <table:table-cell office:value-type="float" office:value="30352" calcext:value-type="float">
            <text:p>30352</text:p>
          </table:table-cell>
          <table:table-cell office:value-type="float" office:value="26180" calcext:value-type="float">
            <text:p>26180</text:p>
          </table:table-cell>
          <table:table-cell office:value-type="float" office:value="30980" calcext:value-type="float">
            <text:p>30980</text:p>
          </table:table-cell>
          <table:table-cell office:value-type="float" office:value="29034" calcext:value-type="float">
            <text:p>29034</text:p>
          </table:table-cell>
          <table:table-cell office:value-type="float" office:value="29535" calcext:value-type="float">
            <text:p>29535</text:p>
          </table:table-cell>
          <table:table-cell office:value-type="float" office:value="28781" calcext:value-type="float">
            <text:p>28781</text:p>
          </table:table-cell>
          <table:table-cell table:formula="of:=AVERAGE([.O63:.X63])" office:value-type="float" office:value="29341.5" calcext:value-type="float">
            <text:p>29341.5</text:p>
          </table:table-cell>
          <table:table-cell table:formula="of:=[.Y63]/131246" office:value-type="float" office:value="0.223561099004922" calcext:value-type="float">
            <text:p>0.22356109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number-columns-repeated="2" office:value-type="float" office:value="0.648084" calcext:value-type="float">
            <text:p>0.648084</text:p>
          </table:table-cell>
          <table:table-cell office:value-type="float" office:value="0.583624" calcext:value-type="float">
            <text:p>0.583624</text:p>
          </table:table-cell>
          <table:table-cell office:value-type="float" office:value="0.552265" calcext:value-type="float">
            <text:p>0.552265</text:p>
          </table:table-cell>
          <table:table-cell office:value-type="float" office:value="0.705575" calcext:value-type="float">
            <text:p>0.705575</text:p>
          </table:table-cell>
          <table:table-cell office:value-type="float" office:value="0.65331" calcext:value-type="float">
            <text:p>0.65331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27178" calcext:value-type="float">
            <text:p>0.627178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20209" calcext:value-type="float">
            <text:p>0.620209</text:p>
          </table:table-cell>
          <table:table-cell table:formula="of:=AVERAGE([.D64:.M64])" office:value-type="float" office:value="0.6416377" calcext:value-type="float">
            <text:p>0.6416377</text:p>
          </table:table-cell>
          <table:table-cell office:value-type="float" office:value="28642" calcext:value-type="float">
            <text:p>28642</text:p>
          </table:table-cell>
          <table:table-cell office:value-type="float" office:value="26538" calcext:value-type="float">
            <text:p>26538</text:p>
          </table:table-cell>
          <table:table-cell office:value-type="float" office:value="28476" calcext:value-type="float">
            <text:p>28476</text:p>
          </table:table-cell>
          <table:table-cell office:value-type="float" office:value="28232" calcext:value-type="float">
            <text:p>28232</text:p>
          </table:table-cell>
          <table:table-cell office:value-type="float" office:value="28714" calcext:value-type="float">
            <text:p>28714</text:p>
          </table:table-cell>
          <table:table-cell office:value-type="float" office:value="29676" calcext:value-type="float">
            <text:p>29676</text:p>
          </table:table-cell>
          <table:table-cell office:value-type="float" office:value="30256" calcext:value-type="float">
            <text:p>30256</text:p>
          </table:table-cell>
          <table:table-cell office:value-type="float" office:value="26542" calcext:value-type="float">
            <text:p>26542</text:p>
          </table:table-cell>
          <table:table-cell office:value-type="float" office:value="29211" calcext:value-type="float">
            <text:p>29211</text:p>
          </table:table-cell>
          <table:table-cell office:value-type="float" office:value="27897" calcext:value-type="float">
            <text:p>27897</text:p>
          </table:table-cell>
          <table:table-cell table:formula="of:=AVERAGE([.O64:.X64])" office:value-type="float" office:value="28418.4" calcext:value-type="float">
            <text:p>28418.4</text:p>
          </table:table-cell>
          <table:table-cell table:formula="of:=[.Y64]/131246" office:value-type="float" office:value="0.216527741797845" calcext:value-type="float">
            <text:p>0.2165277418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3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</table:table>
      <table:table table:name="工作表3" table:style-name="ta1"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507_05</text:p>
          </table:table-cell>
          <table:table-cell/>
          <table:table-cell table:style-name="ce1" office:value-type="float" office:value="2536" calcext:value-type="float">
            <text:p>2536</text:p>
          </table:table-cell>
          <table:table-cell table:number-columns-repeated="8"/>
          <table:table-cell office:value-type="time" office:time-value="PT20270H20M00.000000009S" calcext:value-type="time">
            <text:p>20270:20:00</text:p>
          </table:table-cell>
          <table:table-cell office:value-type="float" office:value="700714" calcext:value-type="float">
            <text:p>700714</text:p>
          </table:table-cell>
          <table:table-cell office:value-type="float" office:value="0.610698" calcext:value-type="float">
            <text:p>0.61069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1H16M00.000000025S" calcext:value-type="time">
            <text:p>25191:16:00</text:p>
          </table:table-cell>
          <table:table-cell table:style-name="ce1" office:value-type="float" office:value="706495" calcext:value-type="float">
            <text:p>706495</text:p>
          </table:table-cell>
          <table:table-cell office:value-type="float" office:value="0.719821" calcext:value-type="float">
            <text:p>0.719821</text:p>
          </table:table-cell>
          <table:table-cell table:formula="of:=[.I3]*[.I3]" office:value-type="float" office:value="0.518142272041" calcext:value-type="float">
            <text:p>0.518142272</text:p>
          </table:table-cell>
          <table:table-cell table:number-columns-repeated="2"/>
          <table:table-cell table:formula="of:=[.I3]/[.K11]" office:value-type="float" office:value="0.39879841090472" calcext:value-type="float">
            <text:p>0.3987984109</text:p>
          </table:table-cell>
          <table:table-cell table:number-columns-repeated="2"/>
          <table:table-cell office:value-type="time" office:time-value="PT20271H20M00.000000009S" calcext:value-type="time">
            <text:p>20271:20:00</text:p>
          </table:table-cell>
          <table:table-cell office:value-type="float" office:value="700715" calcext:value-type="float">
            <text:p>700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2H15M59.999999986S" calcext:value-type="time">
            <text:p>25192:16:00</text:p>
          </table:table-cell>
          <table:table-cell table:style-name="ce1" office:value-type="float" office:value="706496" calcext:value-type="float">
            <text:p>706496</text:p>
          </table:table-cell>
          <table:table-cell office:value-type="float" office:value="0.448" calcext:value-type="float">
            <text:p>0.448</text:p>
          </table:table-cell>
          <table:table-cell table:formula="of:=[.I4]*[.I4]" office:value-type="float" office:value="0.200704" calcext:value-type="float">
            <text:p>0.200704</text:p>
          </table:table-cell>
          <table:table-cell table:number-columns-repeated="2"/>
          <table:table-cell table:formula="of:=[.I4]/[.K11]" office:value-type="float" office:value="0.248202939460386" calcext:value-type="float">
            <text:p>0.2482029395</text:p>
          </table:table-cell>
          <table:table-cell table:number-columns-repeated="2"/>
          <table:table-cell office:value-type="time" office:time-value="PT20272H19M59.999999996S" calcext:value-type="time">
            <text:p>20272:20:00</text:p>
          </table:table-cell>
          <table:table-cell office:value-type="float" office:value="700716" calcext:value-type="float">
            <text:p>700716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3H15M59.999999999S" calcext:value-type="time">
            <text:p>25193:16:00</text:p>
          </table:table-cell>
          <table:table-cell table:style-name="ce1" office:value-type="float" office:value="706497" calcext:value-type="float">
            <text:p>706497</text:p>
          </table:table-cell>
          <table:table-cell office:value-type="float" office:value="0.228153" calcext:value-type="float">
            <text:p>0.228153</text:p>
          </table:table-cell>
          <table:table-cell table:formula="of:=[.I5]*[.I5]" office:value-type="float" office:value="0.052053791409" calcext:value-type="float">
            <text:p>0.0520537914</text:p>
          </table:table-cell>
          <table:table-cell table:number-columns-repeated="2"/>
          <table:table-cell table:formula="of:=[.I5]/[.K11]" office:value-type="float" office:value="0.126402333139967" calcext:value-type="float">
            <text:p>0.1264023331</text:p>
          </table:table-cell>
          <table:table-cell table:number-columns-repeated="2"/>
          <table:table-cell office:value-type="time" office:time-value="PT20273H20M00.000000009S" calcext:value-type="time">
            <text:p>20273:20:00</text:p>
          </table:table-cell>
          <table:table-cell office:value-type="float" office:value="701943" calcext:value-type="float">
            <text:p>701943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4H16M00.000000025S" calcext:value-type="time">
            <text:p>25194:16:00</text:p>
          </table:table-cell>
          <table:table-cell table:style-name="ce1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6]*[.I6]" office:value-type="float" office:value="1" calcext:value-type="float">
            <text:p>1</text:p>
          </table:table-cell>
          <table:table-cell table:number-columns-repeated="2"/>
          <table:table-cell table:formula="of:=[.I6]/[.K11]" office:value-type="float" office:value="0.554024418438361" calcext:value-type="float">
            <text:p>0.5540244184</text:p>
          </table:table-cell>
          <table:table-cell table:number-columns-repeated="2"/>
          <table:table-cell office:value-type="time" office:time-value="PT20274H20M00.000000009S" calcext:value-type="time">
            <text:p>20274:20:00</text:p>
          </table:table-cell>
          <table:table-cell office:value-type="float" office:value="701944" calcext:value-type="float">
            <text:p>70194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5H15M59.999999986S" calcext:value-type="time">
            <text:p>25195:16:00</text:p>
          </table:table-cell>
          <table:table-cell table:style-name="ce1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7]*[.I7]" office:value-type="float" office:value="1" calcext:value-type="float">
            <text:p>1</text:p>
          </table:table-cell>
          <table:table-cell table:number-columns-repeated="2"/>
          <table:table-cell table:formula="of:=[.I7]/[.K11]" office:value-type="float" office:value="0.554024418438361" calcext:value-type="float">
            <text:p>0.5540244184</text:p>
          </table:table-cell>
          <table:table-cell table:number-columns-repeated="2"/>
          <table:table-cell office:value-type="time" office:time-value="PT20275H19M59.999999996S" calcext:value-type="time">
            <text:p>20275:20:00</text:p>
          </table:table-cell>
          <table:table-cell office:value-type="float" office:value="701945" calcext:value-type="float">
            <text:p>701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6H15M59.999999999S" calcext:value-type="time">
            <text:p>25196:16:00</text:p>
          </table:table-cell>
          <table:table-cell table:style-name="ce1" office:value-type="float" office:value="708955" calcext:value-type="float">
            <text:p>708955</text:p>
          </table:table-cell>
          <table:table-cell office:value-type="float" office:value="0.585575" calcext:value-type="float">
            <text:p>0.585575</text:p>
          </table:table-cell>
          <table:table-cell table:formula="of:=[.I8]*[.I8]" office:value-type="float" office:value="0.342898080625" calcext:value-type="float">
            <text:p>0.3428980806</text:p>
          </table:table-cell>
          <table:table-cell table:number-columns-repeated="2"/>
          <table:table-cell table:formula="of:=[.I8]/[.K11]" office:value-type="float" office:value="0.324422848827044" calcext:value-type="float">
            <text:p>0.3244228488</text:p>
          </table:table-cell>
          <table:table-cell table:number-columns-repeated="2"/>
          <table:table-cell office:value-type="time" office:time-value="PT20276H20M00.000000009S" calcext:value-type="time">
            <text:p>20276:20:00</text:p>
          </table:table-cell>
          <table:table-cell office:value-type="float" office:value="701946" calcext:value-type="float">
            <text:p>701946</text:p>
          </table:table-cell>
          <table:table-cell office:value-type="float" office:value="0.177348" calcext:value-type="float">
            <text:p>0.17734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7H16M00.000000025S" calcext:value-type="time">
            <text:p>25197:16:00</text:p>
          </table:table-cell>
          <table:table-cell table:style-name="ce1" office:value-type="float" office:value="708956" calcext:value-type="float">
            <text:p>708956</text:p>
          </table:table-cell>
          <table:table-cell office:value-type="float" office:value="0.337265" calcext:value-type="float">
            <text:p>0.337265</text:p>
          </table:table-cell>
          <table:table-cell table:formula="of:=[.I9]*[.I9]" office:value-type="float" office:value="0.113747680225" calcext:value-type="float">
            <text:p>0.1137476802</text:p>
          </table:table-cell>
          <table:table-cell table:number-columns-repeated="2"/>
          <table:table-cell table:formula="of:=[.I9]/[.K11]" office:value-type="float" office:value="0.186853045484614" calcext:value-type="float">
            <text:p>0.1868530455</text:p>
          </table:table-cell>
          <table:table-cell table:number-columns-repeated="2"/>
          <table:table-cell office:value-type="time" office:time-value="PT20277H20M00.000000009S" calcext:value-type="time">
            <text:p>20277:20:00</text:p>
          </table:table-cell>
          <table:table-cell office:value-type="float" office:value="703173" calcext:value-type="float">
            <text:p>703173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8H15M59.999999986S" calcext:value-type="time">
            <text:p>25198:16:00</text:p>
          </table:table-cell>
          <table:table-cell table:style-name="ce1" office:value-type="float" office:value="708957" calcext:value-type="float">
            <text:p>708957</text:p>
          </table:table-cell>
          <table:table-cell office:value-type="float" office:value="0.17432" calcext:value-type="float">
            <text:p>0.17432</text:p>
          </table:table-cell>
          <table:table-cell table:formula="of:=[.I10]*[.I10]" office:value-type="float" office:value="0.0303874624" calcext:value-type="float">
            <text:p>0.0303874624</text:p>
          </table:table-cell>
          <table:table-cell table:number-columns-repeated="2"/>
          <table:table-cell table:formula="of:=[.I10]/[.K11]" office:value-type="float" office:value="0.0965775366221752" calcext:value-type="float">
            <text:p>0.0965775366</text:p>
          </table:table-cell>
          <table:table-cell table:number-columns-repeated="2"/>
          <table:table-cell office:value-type="time" office:time-value="PT20278H19M59.999999996S" calcext:value-type="time">
            <text:p>20278:20:00</text:p>
          </table:table-cell>
          <table:table-cell office:value-type="float" office:value="703174" calcext:value-type="float">
            <text:p>70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3:.J10])" office:value-type="float" office:value="3.2579332867" calcext:value-type="float">
            <text:p>3.2579332867</text:p>
          </table:table-cell>
          <table:table-cell table:formula="of:=SQRT([.J11])" office:value-type="float" office:value="1.80497459447495" calcext:value-type="float">
            <text:p>1.8049745945</text:p>
          </table:table-cell>
          <table:table-cell table:number-columns-repeated="4"/>
          <table:table-cell office:value-type="time" office:time-value="PT20279H20M00.000000009S" calcext:value-type="time">
            <text:p>20279:20:00</text:p>
          </table:table-cell>
          <table:table-cell office:value-type="float" office:value="703175" calcext:value-type="float">
            <text:p>7031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390" calcext:value-type="float">
            <text:p>96390</text:p>
          </table:table-cell>
          <table:table-cell table:number-columns-repeated="2"/>
          <table:table-cell table:formula="of:=[.I12]*[.I12]" office:value-type="float" office:value="0" calcext:value-type="float">
            <text:p>0</text:p>
          </table:table-cell>
          <table:table-cell table:number-columns-repeated="5"/>
          <table:table-cell office:value-type="time" office:time-value="PT20280H20M00.000000009S" calcext:value-type="time">
            <text:p>20280:20:00</text:p>
          </table:table-cell>
          <table:table-cell office:value-type="float" office:value="704403" calcext:value-type="float">
            <text:p>704403</text:p>
          </table:table-cell>
          <table:table-cell office:value-type="float" office:value="0.447953" calcext:value-type="float">
            <text:p>0.44795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1H14M00.000000014S" calcext:value-type="time">
            <text:p>44691:14:00</text:p>
          </table:table-cell>
          <table:table-cell table:style-name="ce1" office:value-type="float" office:value="706495" calcext:value-type="float">
            <text:p>706495</text:p>
          </table:table-cell>
          <table:table-cell office:value-type="float" office:value="0.727644" calcext:value-type="float">
            <text:p>0.727644</text:p>
          </table:table-cell>
          <table:table-cell table:formula="of:=[.I13]*[.I13]" office:value-type="float" office:value="0.529465790736" calcext:value-type="float">
            <text:p>0.5294657907</text:p>
          </table:table-cell>
          <table:table-cell table:number-columns-repeated="2"/>
          <table:table-cell table:formula="of:=[.I13]/[.K27]" office:value-type="float" office:value="0.253343197179855" calcext:value-type="float">
            <text:p>0.2533431972</text:p>
          </table:table-cell>
          <table:table-cell table:formula="of:=[.M13]*[.M13]" office:value-type="float" office:value="0.0641827755573107" calcext:value-type="float">
            <text:p>0.0641827756</text:p>
          </table:table-cell>
          <table:table-cell/>
          <table:table-cell office:value-type="time" office:time-value="PT20281H19M59.999999996S" calcext:value-type="time">
            <text:p>20281:20:00</text:p>
          </table:table-cell>
          <table:table-cell office:value-type="float" office:value="704404" calcext:value-type="float">
            <text:p>704404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2H13M59.999999988S" calcext:value-type="time">
            <text:p>44692:14:00</text:p>
          </table:table-cell>
          <table:table-cell table:style-name="ce1" office:value-type="float" office:value="706496" calcext:value-type="float">
            <text:p>706496</text:p>
          </table:table-cell>
          <table:table-cell office:value-type="float" office:value="0.853651" calcext:value-type="float">
            <text:p>0.853651</text:p>
          </table:table-cell>
          <table:table-cell table:formula="of:=[.I14]*[.I14]" office:value-type="float" office:value="0.728720029801" calcext:value-type="float">
            <text:p>0.7287200298</text:p>
          </table:table-cell>
          <table:table-cell table:number-columns-repeated="2"/>
          <table:table-cell table:formula="of:=[.I14]/[.K27]" office:value-type="float" office:value="0.297214947990748" calcext:value-type="float">
            <text:p>0.297214948</text:p>
          </table:table-cell>
          <table:table-cell table:formula="of:=[.M14]*[.M14]" office:value-type="float" office:value="0.0883367253091433" calcext:value-type="float">
            <text:p>0.0883367253</text:p>
          </table:table-cell>
          <table:table-cell/>
          <table:table-cell office:value-type="time" office:time-value="PT20282H20M00.000000009S" calcext:value-type="time">
            <text:p>20282:20:00</text:p>
          </table:table-cell>
          <table:table-cell office:value-type="float" office:value="705631" calcext:value-type="float">
            <text:p>705631</text:p>
          </table:table-cell>
          <table:table-cell office:value-type="float" office:value="0.304618" calcext:value-type="float">
            <text:p>0.304618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3H14M00.000000014S" calcext:value-type="time">
            <text:p>44693:14:00</text:p>
          </table:table-cell>
          <table:table-cell table:style-name="ce1" office:value-type="float" office:value="706497" calcext:value-type="float">
            <text:p>706497</text:p>
          </table:table-cell>
          <table:table-cell office:value-type="float" office:value="0.588" calcext:value-type="float">
            <text:p>0.588</text:p>
          </table:table-cell>
          <table:table-cell table:formula="of:=[.I15]*[.I15]" office:value-type="float" office:value="0.345744" calcext:value-type="float">
            <text:p>0.345744</text:p>
          </table:table-cell>
          <table:table-cell table:number-columns-repeated="2"/>
          <table:table-cell table:formula="of:=[.I15]/[.K27]" office:value-type="float" office:value="0.204723463591749" calcext:value-type="float">
            <text:p>0.2047234636</text:p>
          </table:table-cell>
          <table:table-cell table:formula="of:=[.M15]*[.M15]" office:value-type="float" office:value="0.0419116965450022" calcext:value-type="float">
            <text:p>0.0419116965</text:p>
          </table:table-cell>
          <table:table-cell/>
          <table:table-cell office:value-type="time" office:time-value="PT20283H20M00.000000009S" calcext:value-type="time">
            <text:p>20283:20:00</text:p>
          </table:table-cell>
          <table:table-cell office:value-type="float" office:value="705632" calcext:value-type="float">
            <text:p>70563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4H14M00.000000014S" calcext:value-type="time">
            <text:p>44694:14:00</text:p>
          </table:table-cell>
          <table:table-cell office:value-type="float" office:value="706498" calcext:value-type="float">
            <text:p>706498</text:p>
          </table:table-cell>
          <table:table-cell office:value-type="float" office:value="0.592" calcext:value-type="float">
            <text:p>0.592</text:p>
          </table:table-cell>
          <table:table-cell table:formula="of:=[.I16]*[.I16]" office:value-type="float" office:value="0.350464" calcext:value-type="float">
            <text:p>0.350464</text:p>
          </table:table-cell>
          <table:table-cell table:number-columns-repeated="2"/>
          <table:table-cell table:formula="of:=[.I16]/[.K27]" office:value-type="float" office:value="0.206116140214822" calcext:value-type="float">
            <text:p>0.2061161402</text:p>
          </table:table-cell>
          <table:table-cell table:formula="of:=[.M16]*[.M16]" office:value-type="float" office:value="0.0424838632570562" calcext:value-type="float">
            <text:p>0.0424838633</text:p>
          </table:table-cell>
          <table:table-cell/>
          <table:table-cell office:value-type="time" office:time-value="PT20284H19M59.999999996S" calcext:value-type="time">
            <text:p>20284:20:00</text:p>
          </table:table-cell>
          <table:table-cell office:value-type="float" office:value="706488" calcext:value-type="float">
            <text:p>706488</text:p>
          </table:table-cell>
          <table:table-cell office:value-type="float" office:value="0.763826" calcext:value-type="float">
            <text:p>0.7638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5H13M59.999999988S" calcext:value-type="time">
            <text:p>44695:14:00</text:p>
          </table:table-cell>
          <table:table-cell table:style-name="ce1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17]*[.I17]" office:value-type="float" office:value="1" calcext:value-type="float">
            <text:p>1</text:p>
          </table:table-cell>
          <table:table-cell table:number-columns-repeated="2"/>
          <table:table-cell table:formula="of:=[.I17]/[.K27]" office:value-type="float" office:value="0.348169155768281" calcext:value-type="float">
            <text:p>0.3481691558</text:p>
          </table:table-cell>
          <table:table-cell table:formula="of:=[.M17]*[.M17]" office:value-type="float" office:value="0.121221761028397" calcext:value-type="float">
            <text:p>0.121221761</text:p>
          </table:table-cell>
          <table:table-cell/>
          <table:table-cell office:value-type="time" office:time-value="PT20285H20M00.000000009S" calcext:value-type="time">
            <text:p>20285:20:00</text:p>
          </table:table-cell>
          <table:table-cell office:value-type="float" office:value="706489" calcext:value-type="float">
            <text:p>70648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6H14M00.000000014S" calcext:value-type="time">
            <text:p>44696:14:00</text:p>
          </table:table-cell>
          <table:table-cell table:style-name="ce1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18]*[.I18]" office:value-type="float" office:value="1" calcext:value-type="float">
            <text:p>1</text:p>
          </table:table-cell>
          <table:table-cell table:number-columns-repeated="2"/>
          <table:table-cell table:formula="of:=[.I18]/[.K27]" office:value-type="float" office:value="0.348169155768281" calcext:value-type="float">
            <text:p>0.3481691558</text:p>
          </table:table-cell>
          <table:table-cell table:formula="of:=[.M18]*[.M18]" office:value-type="float" office:value="0.121221761028397" calcext:value-type="float">
            <text:p>0.121221761</text:p>
          </table:table-cell>
          <table:table-cell/>
          <table:table-cell office:value-type="time" office:time-value="PT20286H20M00.000000009S" calcext:value-type="time">
            <text:p>20286:20:00</text:p>
          </table:table-cell>
          <table:table-cell office:value-type="float" office:value="706490" calcext:value-type="float">
            <text:p>706490</text:p>
          </table:table-cell>
          <table:table-cell office:value-type="float" office:value="0.254495" calcext:value-type="float">
            <text:p>0.254495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7H14M00.000000014S" calcext:value-type="time">
            <text:p>44697:14:00</text:p>
          </table:table-cell>
          <table:table-cell office:value-type="float" office:value="707728" calcext:value-type="float">
            <text:p>707728</text:p>
          </table:table-cell>
          <table:table-cell office:value-type="float" office:value="1" calcext:value-type="float">
            <text:p>1</text:p>
          </table:table-cell>
          <table:table-cell table:formula="of:=[.I19]*[.I19]" office:value-type="float" office:value="1" calcext:value-type="float">
            <text:p>1</text:p>
          </table:table-cell>
          <table:table-cell table:number-columns-repeated="2"/>
          <table:table-cell table:formula="of:=[.I19]/[.K27]" office:value-type="float" office:value="0.348169155768281" calcext:value-type="float">
            <text:p>0.3481691558</text:p>
          </table:table-cell>
          <table:table-cell table:formula="of:=[.M19]*[.M19]" office:value-type="float" office:value="0.121221761028397" calcext:value-type="float">
            <text:p>0.121221761</text:p>
          </table:table-cell>
          <table:table-cell/>
          <table:table-cell office:value-type="time" office:time-value="PT20287H19M59.999999996S" calcext:value-type="time">
            <text:p>20287:20:00</text:p>
          </table:table-cell>
          <table:table-cell office:value-type="float" office:value="706860" calcext:value-type="float">
            <text:p>706860</text:p>
          </table:table-cell>
          <table:table-cell office:value-type="float" office:value="0.78651" calcext:value-type="float">
            <text:p>0.78651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8H13M59.999999988S" calcext:value-type="time">
            <text:p>44698:14:00</text:p>
          </table:table-cell>
          <table:table-cell table:style-name="ce1" office:value-type="float" office:value="708955" calcext:value-type="float">
            <text:p>708955</text:p>
          </table:table-cell>
          <table:table-cell office:value-type="float" office:value="0.565834" calcext:value-type="float">
            <text:p>0.565834</text:p>
          </table:table-cell>
          <table:table-cell table:formula="of:=[.I20]*[.I20]" office:value-type="float" office:value="0.320168115556" calcext:value-type="float">
            <text:p>0.3201681156</text:p>
          </table:table-cell>
          <table:table-cell table:number-columns-repeated="2"/>
          <table:table-cell table:formula="of:=[.I20]/[.K27]" office:value-type="float" office:value="0.197005946084989" calcext:value-type="float">
            <text:p>0.1970059461</text:p>
          </table:table-cell>
          <table:table-cell table:formula="of:=[.M20]*[.M20]" office:value-type="float" office:value="0.0388113427928417" calcext:value-type="float">
            <text:p>0.0388113428</text:p>
          </table:table-cell>
          <table:table-cell/>
          <table:table-cell office:value-type="time" office:time-value="PT20288H20M00.000000009S" calcext:value-type="time">
            <text:p>20288:20:00</text:p>
          </table:table-cell>
          <table:table-cell office:value-type="float" office:value="706861" calcext:value-type="float">
            <text:p>70686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9H14M00.000000014S" calcext:value-type="time">
            <text:p>44699:14:00</text:p>
          </table:table-cell>
          <table:table-cell table:style-name="ce1" office:value-type="float" office:value="708956" calcext:value-type="float">
            <text:p>708956</text:p>
          </table:table-cell>
          <table:table-cell office:value-type="float" office:value="0.445621" calcext:value-type="float">
            <text:p>0.445621</text:p>
          </table:table-cell>
          <table:table-cell table:formula="of:=[.I21]*[.I21]" office:value-type="float" office:value="0.198578075641" calcext:value-type="float">
            <text:p>0.1985780756</text:p>
          </table:table-cell>
          <table:table-cell table:number-columns-repeated="2"/>
          <table:table-cell table:formula="of:=[.I21]/[.K27]" office:value-type="float" office:value="0.155151487362617" calcext:value-type="float">
            <text:p>0.1551514874</text:p>
          </table:table-cell>
          <table:table-cell table:formula="of:=[.M21]*[.M21]" office:value-type="float" office:value="0.0240719840308323" calcext:value-type="float">
            <text:p>0.024071984</text:p>
          </table:table-cell>
          <table:table-cell/>
          <table:table-cell office:value-type="time" office:time-value="PT20289H20M00.000000009S" calcext:value-type="time">
            <text:p>20289:20:00</text:p>
          </table:table-cell>
          <table:table-cell office:value-type="float" office:value="706862" calcext:value-type="float">
            <text:p>706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0H14M00.000000014S" calcext:value-type="time">
            <text:p>44700:14:00</text:p>
          </table:table-cell>
          <table:table-cell table:style-name="ce1" office:value-type="float" office:value="708957" calcext:value-type="float">
            <text:p>708957</text:p>
          </table:table-cell>
          <table:table-cell office:value-type="float" office:value="0.585614" calcext:value-type="float">
            <text:p>0.585614</text:p>
          </table:table-cell>
          <table:table-cell table:formula="of:=[.I22]*[.I22]" office:value-type="float" office:value="0.342943756996" calcext:value-type="float">
            <text:p>0.342943757</text:p>
          </table:table-cell>
          <table:table-cell table:number-columns-repeated="2"/>
          <table:table-cell table:formula="of:=[.I22]/[.K27]" office:value-type="float" office:value="0.203892731986086" calcext:value-type="float">
            <text:p>0.203892732</text:p>
          </table:table-cell>
          <table:table-cell table:formula="of:=[.M22]*[.M22]" office:value-type="float" office:value="0.0415722461567498" calcext:value-type="float">
            <text:p>0.0415722462</text:p>
          </table:table-cell>
          <table:table-cell/>
          <table:table-cell office:value-type="time" office:time-value="PT20290H19M59.999999996S" calcext:value-type="time">
            <text:p>20290:20:00</text:p>
          </table:table-cell>
          <table:table-cell office:value-type="float" office:value="707719" calcext:value-type="float">
            <text:p>70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1H13M59.999999988S" calcext:value-type="time">
            <text:p>44701:14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  <table:table-cell table:formula="of:=[.I23]*[.I23]" office:value-type="float" office:value="1" calcext:value-type="float">
            <text:p>1</text:p>
          </table:table-cell>
          <table:table-cell table:number-columns-repeated="2"/>
          <table:table-cell table:formula="of:=[.I23]/[.K27]" office:value-type="float" office:value="0.348169155768281" calcext:value-type="float">
            <text:p>0.3481691558</text:p>
          </table:table-cell>
          <table:table-cell table:formula="of:=[.M23]*[.M23]" office:value-type="float" office:value="0.121221761028397" calcext:value-type="float">
            <text:p>0.121221761</text:p>
          </table:table-cell>
          <table:table-cell/>
          <table:table-cell office:value-type="time" office:time-value="PT20291H20M00.000000009S" calcext:value-type="time">
            <text:p>20291:20:00</text:p>
          </table:table-cell>
          <table:table-cell office:value-type="float" office:value="707720" calcext:value-type="float">
            <text:p>707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2H14M00.000000014S" calcext:value-type="time">
            <text:p>44702:14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585539" calcext:value-type="float">
            <text:p>0.585539</text:p>
          </table:table-cell>
          <table:table-cell table:formula="of:=[.I24]*[.I24]" office:value-type="float" office:value="0.342855920521" calcext:value-type="float">
            <text:p>0.3428559205</text:p>
          </table:table-cell>
          <table:table-cell table:number-columns-repeated="2"/>
          <table:table-cell table:formula="of:=[.I24]/[.K27]" office:value-type="float" office:value="0.203866619299403" calcext:value-type="float">
            <text:p>0.2038666193</text:p>
          </table:table-cell>
          <table:table-cell table:formula="of:=[.M24]*[.M24]" office:value-type="float" office:value="0.0415615984645678" calcext:value-type="float">
            <text:p>0.0415615985</text:p>
          </table:table-cell>
          <table:table-cell/>
          <table:table-cell office:value-type="time" office:time-value="PT20292H20M00.000000009S" calcext:value-type="time">
            <text:p>20292:20:00</text:p>
          </table:table-cell>
          <table:table-cell office:value-type="float" office:value="707727" calcext:value-type="float">
            <text:p>707727</text:p>
          </table:table-cell>
          <table:table-cell office:value-type="float" office:value="0.307051" calcext:value-type="float">
            <text:p>0.3070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3H14M00.000000014S" calcext:value-type="time">
            <text:p>44703:14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  <table:table-cell table:formula="of:=[.I25]*[.I25]" office:value-type="float" office:value="1" calcext:value-type="float">
            <text:p>1</text:p>
          </table:table-cell>
          <table:table-cell table:number-columns-repeated="2"/>
          <table:table-cell table:formula="of:=[.I25]/[.K27]" office:value-type="float" office:value="0.348169155768281" calcext:value-type="float">
            <text:p>0.3481691558</text:p>
          </table:table-cell>
          <table:table-cell table:formula="of:=[.M25]*[.M25]" office:value-type="float" office:value="0.121221761028397" calcext:value-type="float">
            <text:p>0.121221761</text:p>
          </table:table-cell>
          <table:table-cell/>
          <table:table-cell office:value-type="time" office:time-value="PT20293H19M59.999999996S" calcext:value-type="time">
            <text:p>20293:20:00</text:p>
          </table:table-cell>
          <table:table-cell office:value-type="float" office:value="708091" calcext:value-type="float">
            <text:p>708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4H13M59.999999988S" calcext:value-type="time">
            <text:p>44704:14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0.300673" calcext:value-type="float">
            <text:p>0.300673</text:p>
          </table:table-cell>
          <table:table-cell table:formula="of:=[.I26]*[.I26]" office:value-type="float" office:value="0.090404252929" calcext:value-type="float">
            <text:p>0.0904042529</text:p>
          </table:table-cell>
          <table:table-cell table:number-columns-repeated="2"/>
          <table:table-cell table:formula="of:=[.I26]/[.K27]" office:value-type="float" office:value="0.104685064572316" calcext:value-type="float">
            <text:p>0.1046850646</text:p>
          </table:table-cell>
          <table:table-cell table:formula="of:=[.M26]*[.M26]" office:value-type="float" office:value="0.01095896274451" calcext:value-type="float">
            <text:p>0.0109589627</text:p>
          </table:table-cell>
          <table:table-cell/>
          <table:table-cell office:value-type="time" office:time-value="PT20294H20M00.000000009S" calcext:value-type="time">
            <text:p>20294:20:00</text:p>
          </table:table-cell>
          <table:table-cell office:value-type="float" office:value="708092" calcext:value-type="float">
            <text:p>70809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13:.J26])" office:value-type="float" office:value="8.24934394218" calcext:value-type="float">
            <text:p>8.2493439422</text:p>
          </table:table-cell>
          <table:table-cell table:formula="of:=SQRT([.J27])" office:value-type="float" office:value="2.87216711599099" calcext:value-type="float">
            <text:p>2.872167116</text:p>
          </table:table-cell>
          <table:table-cell table:formula="of:=[.K27]*[.K11]" office:value-type="float" office:value="5.18418867545012" calcext:value-type="float">
            <text:p>5.1841886755</text:p>
          </table:table-cell>
          <table:table-cell/>
          <table:table-cell table:formula="of:=SUM([.N13:.N26])" office:value-type="float" office:value="1" calcext:value-type="float">
            <text:p>1</text:p>
          </table:table-cell>
          <table:table-cell/>
          <table:table-cell office:value-type="time" office:time-value="PT20295H20M00.000000009S" calcext:value-type="time">
            <text:p>20295:20:00</text:p>
          </table:table-cell>
          <table:table-cell office:value-type="float" office:value="708948" calcext:value-type="float">
            <text:p>708948</text:p>
          </table:table-cell>
          <table:table-cell office:value-type="float" office:value="0.873683" calcext:value-type="float">
            <text:p>0.873683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6H19M59.999999996S" calcext:value-type="time">
            <text:p>20296:20:00</text:p>
          </table:table-cell>
          <table:table-cell office:value-type="float" office:value="708949" calcext:value-type="float">
            <text:p>708949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7H20M00.000000009S" calcext:value-type="time">
            <text:p>20297:20:00</text:p>
          </table:table-cell>
          <table:table-cell office:value-type="float" office:value="708950" calcext:value-type="float">
            <text:p>708950</text:p>
          </table:table-cell>
          <table:table-cell office:value-type="float" office:value="0.23714" calcext:value-type="float">
            <text:p>0.23714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8H20M00.000000009S" calcext:value-type="time">
            <text:p>20298:20:00</text:p>
          </table:table-cell>
          <table:table-cell office:value-type="float" office:value="708952" calcext:value-type="float">
            <text:p>708952</text:p>
          </table:table-cell>
          <table:table-cell office:value-type="float" office:value="0.197282" calcext:value-type="float">
            <text:p>0.197282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M3]*[.M13]+[.M4]*[.M14]+[.M5]*[.M15]+[.M6]*[.M17]+[.M7]*[.M18]+[.M8]*[.M20]+[.M9]*[.M21]+[.M10]*[.M22]" office:value-type="float" office:value="0.699063655703916" calcext:value-type="float">
            <text:p>0.6990636557</text:p>
          </table:table-cell>
          <table:table-cell table:number-columns-repeated="3"/>
          <table:table-cell office:value-type="time" office:time-value="PT20299H19M59.999999996S" calcext:value-type="time">
            <text:p>20299:20:00</text:p>
          </table:table-cell>
          <table:table-cell office:value-type="float" office:value="708957" calcext:value-type="float">
            <text:p>708957</text:p>
          </table:table-cell>
          <table:table-cell office:value-type="float" office:value="0.219516" calcext:value-type="float">
            <text:p>0.2195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0H20M00.000000009S" calcext:value-type="time">
            <text:p>20300:20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1H20M00.000000009S" calcext:value-type="time">
            <text:p>20301:20:00</text:p>
          </table:table-cell>
          <table:table-cell office:value-type="float" office:value="709320" calcext:value-type="float">
            <text:p>709320</text:p>
          </table:table-cell>
          <table:table-cell office:value-type="float" office:value="0.284753" calcext:value-type="float">
            <text:p>0.284753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2H19M59.999999996S" calcext:value-type="time">
            <text:p>20302:20:00</text:p>
          </table:table-cell>
          <table:table-cell office:value-type="float" office:value="710179" calcext:value-type="float">
            <text:p>710179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3H20M00.000000009S" calcext:value-type="time">
            <text:p>20303:20:00</text:p>
          </table:table-cell>
          <table:table-cell office:value-type="float" office:value="710180" calcext:value-type="float">
            <text:p>710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4H20M00.000000009S" calcext:value-type="time">
            <text:p>20304:20:00</text:p>
          </table:table-cell>
          <table:table-cell office:value-type="float" office:value="710182" calcext:value-type="float">
            <text:p>710182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5H19M59.999999996S" calcext:value-type="time">
            <text:p>20305:20:00</text:p>
          </table:table-cell>
          <table:table-cell office:value-type="float" office:value="710183" calcext:value-type="float">
            <text:p>710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6H20M00.000000009S" calcext:value-type="time">
            <text:p>20306:20:00</text:p>
          </table:table-cell>
          <table:table-cell office:value-type="float" office:value="710185" calcext:value-type="float">
            <text:p>710185</text:p>
          </table:table-cell>
          <table:table-cell office:value-type="float" office:value="0.519629" calcext:value-type="float">
            <text:p>0.519629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7H20M00.000000009S" calcext:value-type="time">
            <text:p>20307:20:00</text:p>
          </table:table-cell>
          <table:table-cell office:value-type="float" office:value="710186" calcext:value-type="float">
            <text:p>710186</text:p>
          </table:table-cell>
          <table:table-cell office:value-type="float" office:value="0.880183" calcext:value-type="float">
            <text:p>0.880183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8H19M59.999999996S" calcext:value-type="time">
            <text:p>20308:20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9H20M00.000000009S" calcext:value-type="time">
            <text:p>20309:20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0H20M00.000000009S" calcext:value-type="time">
            <text:p>20310:20:00</text:p>
          </table:table-cell>
          <table:table-cell office:value-type="float" office:value="711409" calcext:value-type="float">
            <text:p>711409</text:p>
          </table:table-cell>
          <table:table-cell office:value-type="float" office:value="0.335202" calcext:value-type="float">
            <text:p>0.335202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1H19M59.999999996S" calcext:value-type="time">
            <text:p>20311:20:00</text:p>
          </table:table-cell>
          <table:table-cell office:value-type="float" office:value="711410" calcext:value-type="float">
            <text:p>71141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2H20M00.000000009S" calcext:value-type="time">
            <text:p>20312:20:00</text:p>
          </table:table-cell>
          <table:table-cell office:value-type="float" office:value="711412" calcext:value-type="float">
            <text:p>711412</text:p>
          </table:table-cell>
          <table:table-cell office:value-type="float" office:value="0.472405" calcext:value-type="float">
            <text:p>0.47240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3H20M00.000000009S" calcext:value-type="time">
            <text:p>20313:20:00</text:p>
          </table:table-cell>
          <table:table-cell office:value-type="float" office:value="711413" calcext:value-type="float">
            <text:p>711413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4H19M59.999999996S" calcext:value-type="time">
            <text:p>20314:20:00</text:p>
          </table:table-cell>
          <table:table-cell office:value-type="float" office:value="711415" calcext:value-type="float">
            <text:p>711415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5H20M00.000000009S" calcext:value-type="time">
            <text:p>20315:20:00</text:p>
          </table:table-cell>
          <table:table-cell office:value-type="float" office:value="711416" calcext:value-type="float">
            <text:p>711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6H20M00.000000009S" calcext:value-type="time">
            <text:p>20316:20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7H19M59.999999996S" calcext:value-type="time">
            <text:p>20317:20:00</text:p>
          </table:table-cell>
          <table:table-cell office:value-type="float" office:value="711418" calcext:value-type="float">
            <text:p>711418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8H20M00.000000009S" calcext:value-type="time">
            <text:p>20318:20:00</text:p>
          </table:table-cell>
          <table:table-cell office:value-type="float" office:value="712645" calcext:value-type="float">
            <text:p>712645</text:p>
          </table:table-cell>
          <table:table-cell office:value-type="float" office:value="0.2275" calcext:value-type="float">
            <text:p>0.2275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9H20M00.000000009S" calcext:value-type="time">
            <text:p>20319:20:00</text:p>
          </table:table-cell>
          <table:table-cell office:value-type="float" office:value="712646" calcext:value-type="float">
            <text:p>712646</text:p>
          </table:table-cell>
          <table:table-cell office:value-type="float" office:value="0.409783" calcext:value-type="float">
            <text:p>0.40978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0H19M59.999999996S" calcext:value-type="time">
            <text:p>20320:20:00</text:p>
          </table:table-cell>
          <table:table-cell office:value-type="float" office:value="712648" calcext:value-type="float">
            <text:p>712648</text:p>
          </table:table-cell>
          <table:table-cell office:value-type="float" office:value="0.060662" calcext:value-type="float">
            <text:p>0.060662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1H20M00.000000009S" calcext:value-type="time">
            <text:p>20321:20:00</text:p>
          </table:table-cell>
          <table:table-cell office:value-type="float" office:value="713006" calcext:value-type="float">
            <text:p>713006</text:p>
          </table:table-cell>
          <table:table-cell office:value-type="float" office:value="0.377442" calcext:value-type="float">
            <text:p>0.377442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2H20M00.000000009S" calcext:value-type="time">
            <text:p>20322:20:00</text:p>
          </table:table-cell>
          <table:table-cell office:value-type="float" office:value="714235" calcext:value-type="float">
            <text:p>714235</text:p>
          </table:table-cell>
          <table:table-cell office:value-type="float" office:value="0.097583" calcext:value-type="float">
            <text:p>0.097583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3H19M59.999999996S" calcext:value-type="time">
            <text:p>20323:20:00</text:p>
          </table:table-cell>
          <table:table-cell office:value-type="float" office:value="714236" calcext:value-type="float">
            <text:p>7142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4H20M00.000000009S" calcext:value-type="time">
            <text:p>20324:20:00</text:p>
          </table:table-cell>
          <table:table-cell office:value-type="float" office:value="714237" calcext:value-type="float">
            <text:p>714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5H20M00.000000009S" calcext:value-type="time">
            <text:p>20325:20:00</text:p>
          </table:table-cell>
          <table:table-cell office:value-type="float" office:value="715464" calcext:value-type="float">
            <text:p>715464</text:p>
          </table:table-cell>
          <table:table-cell office:value-type="float" office:value="0.319869" calcext:value-type="float">
            <text:p>0.319869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6H19M59.999999996S" calcext:value-type="time">
            <text:p>20326:20:00</text:p>
          </table:table-cell>
          <table:table-cell office:value-type="float" office:value="715465" calcext:value-type="float">
            <text:p>71546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7H20M00.000000009S" calcext:value-type="time">
            <text:p>20327:20:00</text:p>
          </table:table-cell>
          <table:table-cell office:value-type="float" office:value="715466" calcext:value-type="float">
            <text:p>715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8H20M00.000000009S" calcext:value-type="time">
            <text:p>20328:20:00</text:p>
          </table:table-cell>
          <table:table-cell office:value-type="float" office:value="715467" calcext:value-type="float">
            <text:p>71546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9H19M59.999999996S" calcext:value-type="time">
            <text:p>20329:20:00</text:p>
          </table:table-cell>
          <table:table-cell office:value-type="float" office:value="716694" calcext:value-type="float">
            <text:p>716694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0H20M00.000000009S" calcext:value-type="time">
            <text:p>20330:20:00</text:p>
          </table:table-cell>
          <table:table-cell office:value-type="float" office:value="716695" calcext:value-type="float">
            <text:p>716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1H20M00.000000009S" calcext:value-type="time">
            <text:p>20331:20:00</text:p>
          </table:table-cell>
          <table:table-cell office:value-type="float" office:value="716696" calcext:value-type="float">
            <text:p>7166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2H19M59.999999996S" calcext:value-type="time">
            <text:p>20332:20:00</text:p>
          </table:table-cell>
          <table:table-cell office:value-type="float" office:value="717924" calcext:value-type="float">
            <text:p>717924</text:p>
          </table:table-cell>
          <table:table-cell office:value-type="float" office:value="0.59679" calcext:value-type="float">
            <text:p>0.59679</text:p>
          </table:table-cell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3H20M00.000000009S" calcext:value-type="time">
            <text:p>20333:20:00</text:p>
          </table:table-cell>
          <table:table-cell office:value-type="float" office:value="717925" calcext:value-type="float">
            <text:p>7179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4H20M00.000000009S" calcext:value-type="time">
            <text:p>20334:20:00</text:p>
          </table:table-cell>
          <table:table-cell office:value-type="float" office:value="728628" calcext:value-type="float">
            <text:p>728628</text:p>
          </table:table-cell>
          <table:table-cell office:value-type="float" office:value="0.33973" calcext:value-type="float">
            <text:p>0.33973</text:p>
          </table:table-cell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5H19M59.999999996S" calcext:value-type="time">
            <text:p>20335:20:00</text:p>
          </table:table-cell>
          <table:table-cell office:value-type="float" office:value="729858" calcext:value-type="float">
            <text:p>72985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6H20M00.000000009S" calcext:value-type="time">
            <text:p>20336:20:00</text:p>
          </table:table-cell>
          <table:table-cell office:value-type="float" office:value="729859" calcext:value-type="float">
            <text:p>729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7H20M00.000000009S" calcext:value-type="time">
            <text:p>20337:20:00</text:p>
          </table:table-cell>
          <table:table-cell office:value-type="float" office:value="729860" calcext:value-type="float">
            <text:p>72986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8H19M59.999999996S" calcext:value-type="time">
            <text:p>20338:20:00</text:p>
          </table:table-cell>
          <table:table-cell office:value-type="float" office:value="731088" calcext:value-type="float">
            <text:p>731088</text:p>
          </table:table-cell>
          <table:table-cell office:value-type="float" office:value="0.88262" calcext:value-type="float">
            <text:p>0.88262</text:p>
          </table:table-cell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9H20M00.000000009S" calcext:value-type="time">
            <text:p>20339:20:00</text:p>
          </table:table-cell>
          <table:table-cell office:value-type="float" office:value="731089" calcext:value-type="float">
            <text:p>73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0H20M00.000000009S" calcext:value-type="time">
            <text:p>20340:20:00</text:p>
          </table:table-cell>
          <table:table-cell office:value-type="float" office:value="731090" calcext:value-type="float">
            <text:p>731090</text:p>
          </table:table-cell>
          <table:table-cell office:value-type="float" office:value="0.175513" calcext:value-type="float">
            <text:p>0.175513</text:p>
          </table:table-cell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1H19M59.999999996S" calcext:value-type="time">
            <text:p>20341:20:00</text:p>
          </table:table-cell>
          <table:table-cell office:value-type="float" office:value="733655" calcext:value-type="float">
            <text:p>733655</text:p>
          </table:table-cell>
          <table:table-cell office:value-type="float" office:value="0.54179" calcext:value-type="float">
            <text:p>0.54179</text:p>
          </table:table-cell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2H20M00.000000009S" calcext:value-type="time">
            <text:p>20342:20:00</text:p>
          </table:table-cell>
          <table:table-cell office:value-type="float" office:value="733656" calcext:value-type="float">
            <text:p>73365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3H20M00.000000009S" calcext:value-type="time">
            <text:p>20343:20:00</text:p>
          </table:table-cell>
          <table:table-cell office:value-type="float" office:value="734885" calcext:value-type="float">
            <text:p>734885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4H19M59.999999996S" calcext:value-type="time">
            <text:p>20344:20:00</text:p>
          </table:table-cell>
          <table:table-cell office:value-type="float" office:value="734886" calcext:value-type="float">
            <text:p>734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5H20M00.000000009S" calcext:value-type="time">
            <text:p>20345:20:00</text:p>
          </table:table-cell>
          <table:table-cell office:value-type="float" office:value="734887" calcext:value-type="float">
            <text:p>734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6H20M00.000000009S" calcext:value-type="time">
            <text:p>20346:20:00</text:p>
          </table:table-cell>
          <table:table-cell office:value-type="float" office:value="736115" calcext:value-type="float">
            <text:p>736115</text:p>
          </table:table-cell>
          <table:table-cell office:value-type="float" office:value="0.241082" calcext:value-type="float">
            <text:p>0.241082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7H19M59.999999996S" calcext:value-type="time">
            <text:p>20347:20:00</text:p>
          </table:table-cell>
          <table:table-cell office:value-type="float" office:value="736116" calcext:value-type="float">
            <text:p>736116</text:p>
          </table:table-cell>
          <table:table-cell office:value-type="float" office:value="0.456349" calcext:value-type="float">
            <text:p>0.456349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8H20M00.000000009S" calcext:value-type="time">
            <text:p>20348:20:00</text:p>
          </table:table-cell>
          <table:table-cell office:value-type="float" office:value="736117" calcext:value-type="float">
            <text:p>73611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9H20M00.000000009S" calcext:value-type="time">
            <text:p>20349:20:00</text:p>
          </table:table-cell>
          <table:table-cell office:value-type="float" office:value="747185" calcext:value-type="float">
            <text:p>747185</text:p>
          </table:table-cell>
          <table:table-cell office:value-type="float" office:value="0.713333" calcext:value-type="float">
            <text:p>0.713333</text:p>
          </table:table-cell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0H19M59.999999996S" calcext:value-type="time">
            <text:p>20350:20:00</text:p>
          </table:table-cell>
          <table:table-cell office:value-type="float" office:value="747186" calcext:value-type="float">
            <text:p>7471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1H20M00.000000009S" calcext:value-type="time">
            <text:p>20351:20:00</text:p>
          </table:table-cell>
          <table:table-cell office:value-type="float" office:value="747187" calcext:value-type="float">
            <text:p>747187</text:p>
          </table:table-cell>
          <table:table-cell office:value-type="float" office:value="0.194905" calcext:value-type="float">
            <text:p>0.19490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2H20M00.000000009S" calcext:value-type="time">
            <text:p>20352:20:00</text:p>
          </table:table-cell>
          <table:table-cell office:value-type="float" office:value="748416" calcext:value-type="float">
            <text:p>748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3H19M59.999999996S" calcext:value-type="time">
            <text:p>20353:20:00</text:p>
          </table:table-cell>
          <table:table-cell office:value-type="float" office:value="748417" calcext:value-type="float">
            <text:p>74841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4H20M00.000000009S" calcext:value-type="time">
            <text:p>20354:20:00</text:p>
          </table:table-cell>
          <table:table-cell office:value-type="float" office:value="749645" calcext:value-type="float">
            <text:p>749645</text:p>
          </table:table-cell>
          <table:table-cell office:value-type="float" office:value="0.573177" calcext:value-type="float">
            <text:p>0.573177</text:p>
          </table:table-cell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5H20M00.000000009S" calcext:value-type="time">
            <text:p>20355:20:00</text:p>
          </table:table-cell>
          <table:table-cell office:value-type="float" office:value="749646" calcext:value-type="float">
            <text:p>74964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6H19M59.999999996S" calcext:value-type="time">
            <text:p>20356:20:00</text:p>
          </table:table-cell>
          <table:table-cell office:value-type="float" office:value="749647" calcext:value-type="float">
            <text:p>749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7H20M00.000000009S" calcext:value-type="time">
            <text:p>20357:20:00</text:p>
          </table:table-cell>
          <table:table-cell office:value-type="float" office:value="750876" calcext:value-type="float">
            <text:p>75087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8H20M00.000000009S" calcext:value-type="time">
            <text:p>20358:20:00</text:p>
          </table:table-cell>
          <table:table-cell office:value-type="float" office:value="750877" calcext:value-type="float">
            <text:p>750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9H19M59.999999996S" calcext:value-type="time">
            <text:p>20359:20:00</text:p>
          </table:table-cell>
          <table:table-cell office:value-type="float" office:value="752105" calcext:value-type="float">
            <text:p>752105</text:p>
          </table:table-cell>
          <table:table-cell office:value-type="float" office:value="0.730968" calcext:value-type="float">
            <text:p>0.730968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0H20M00.000000009S" calcext:value-type="time">
            <text:p>20360:20:00</text:p>
          </table:table-cell>
          <table:table-cell office:value-type="float" office:value="752106" calcext:value-type="float">
            <text:p>75210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1H20M00.000000009S" calcext:value-type="time">
            <text:p>20361:20:00</text:p>
          </table:table-cell>
          <table:table-cell office:value-type="float" office:value="752107" calcext:value-type="float">
            <text:p>752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2H19M59.999999996S" calcext:value-type="time">
            <text:p>20362:20:00</text:p>
          </table:table-cell>
          <table:table-cell office:value-type="float" office:value="753336" calcext:value-type="float">
            <text:p>75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3H20M00.000000009S" calcext:value-type="time">
            <text:p>20363:20:00</text:p>
          </table:table-cell>
          <table:table-cell office:value-type="float" office:value="753337" calcext:value-type="float">
            <text:p>753337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4H20M00.000000009S" calcext:value-type="time">
            <text:p>20364:20:00</text:p>
          </table:table-cell>
          <table:table-cell office:value-type="float" office:value="754565" calcext:value-type="float">
            <text:p>754565</text:p>
          </table:table-cell>
          <table:table-cell office:value-type="float" office:value="0.478102" calcext:value-type="float">
            <text:p>0.478102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5H19M59.999999996S" calcext:value-type="time">
            <text:p>20365:20:00</text:p>
          </table:table-cell>
          <table:table-cell office:value-type="float" office:value="764405" calcext:value-type="float">
            <text:p>764405</text:p>
          </table:table-cell>
          <table:table-cell office:value-type="float" office:value="0.31505" calcext:value-type="float">
            <text:p>0.315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6H20M00.000000009S" calcext:value-type="time">
            <text:p>20366:20:00</text:p>
          </table:table-cell>
          <table:table-cell office:value-type="float" office:value="764406" calcext:value-type="float">
            <text:p>76440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7H20M00.000000009S" calcext:value-type="time">
            <text:p>20367:20:00</text:p>
          </table:table-cell>
          <table:table-cell office:value-type="float" office:value="765635" calcext:value-type="float">
            <text:p>76563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8H19M59.999999996S" calcext:value-type="time">
            <text:p>20368:20:00</text:p>
          </table:table-cell>
          <table:table-cell office:value-type="float" office:value="765636" calcext:value-type="float">
            <text:p>765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9H20M00.000000009S" calcext:value-type="time">
            <text:p>20369:20:00</text:p>
          </table:table-cell>
          <table:table-cell office:value-type="float" office:value="766865" calcext:value-type="float">
            <text:p>766865</text:p>
          </table:table-cell>
          <table:table-cell office:value-type="float" office:value="0.268456" calcext:value-type="float">
            <text:p>0.268456</text:p>
          </table:table-cell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0H20M00.000000009S" calcext:value-type="time">
            <text:p>20370:20:00</text:p>
          </table:table-cell>
          <table:table-cell office:value-type="float" office:value="768095" calcext:value-type="float">
            <text:p>768095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1H19M59.999999996S" calcext:value-type="time">
            <text:p>20371:20:00</text:p>
          </table:table-cell>
          <table:table-cell office:value-type="float" office:value="768096" calcext:value-type="float">
            <text:p>768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2H20M00.000000009S" calcext:value-type="time">
            <text:p>20372:20:00</text:p>
          </table:table-cell>
          <table:table-cell office:value-type="float" office:value="769325" calcext:value-type="float">
            <text:p>769325</text:p>
          </table:table-cell>
          <table:table-cell office:value-type="float" office:value="0.508291" calcext:value-type="float">
            <text:p>0.5082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3H20M00.000000009S" calcext:value-type="time">
            <text:p>20373:20:00</text:p>
          </table:table-cell>
          <table:table-cell office:value-type="float" office:value="769326" calcext:value-type="float">
            <text:p>7693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4H19M59.999999996S" calcext:value-type="time">
            <text:p>20374:20:00</text:p>
          </table:table-cell>
          <table:table-cell office:value-type="float" office:value="770555" calcext:value-type="float">
            <text:p>7705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5H20M00.000000009S" calcext:value-type="time">
            <text:p>20375:20:00</text:p>
          </table:table-cell>
          <table:table-cell office:value-type="float" office:value="770556" calcext:value-type="float">
            <text:p>770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6H20M00.000000009S" calcext:value-type="time">
            <text:p>20376:20:00</text:p>
          </table:table-cell>
          <table:table-cell office:value-type="float" office:value="771785" calcext:value-type="float">
            <text:p>771785</text:p>
          </table:table-cell>
          <table:table-cell office:value-type="float" office:value="0.303581" calcext:value-type="float">
            <text:p>0.30358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7H19M59.999999996S" calcext:value-type="time">
            <text:p>20377:20:00</text:p>
          </table:table-cell>
          <table:table-cell office:value-type="float" office:value="771786" calcext:value-type="float">
            <text:p>7717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8H20M00.000000009S" calcext:value-type="time">
            <text:p>20378:20:00</text:p>
          </table:table-cell>
          <table:table-cell office:value-type="float" office:value="787774" calcext:value-type="float">
            <text:p>787774</text:p>
          </table:table-cell>
          <table:table-cell office:value-type="float" office:value="0.263944" calcext:value-type="float">
            <text:p>0.263944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9H20M00.000000009S" calcext:value-type="time">
            <text:p>20379:20:00</text:p>
          </table:table-cell>
          <table:table-cell office:value-type="float" office:value="789004" calcext:value-type="float">
            <text:p>7890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0H19M59.999999996S" calcext:value-type="time">
            <text:p>20380:20:00</text:p>
          </table:table-cell>
          <table:table-cell office:value-type="float" office:value="789005" calcext:value-type="float">
            <text:p>789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1H20M00.000000009S" calcext:value-type="time">
            <text:p>20381:20:00</text:p>
          </table:table-cell>
          <table:table-cell office:value-type="float" office:value="790234" calcext:value-type="float">
            <text:p>7902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2H20M00.000000009S" calcext:value-type="time">
            <text:p>20382:20:00</text:p>
          </table:table-cell>
          <table:table-cell office:value-type="float" office:value="790235" calcext:value-type="float">
            <text:p>790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3H19M59.999999996S" calcext:value-type="time">
            <text:p>20383:20:00</text:p>
          </table:table-cell>
          <table:table-cell office:value-type="float" office:value="791464" calcext:value-type="float">
            <text:p>791464</text:p>
          </table:table-cell>
          <table:table-cell office:value-type="float" office:value="0.432393" calcext:value-type="float">
            <text:p>0.432393</text:p>
          </table:table-cell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4H20M00.000000009S" calcext:value-type="time">
            <text:p>20384:20:00</text:p>
          </table:table-cell>
          <table:table-cell office:value-type="float" office:value="791465" calcext:value-type="float">
            <text:p>79146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5H20M00.000000009S" calcext:value-type="time">
            <text:p>20385:20:00</text:p>
          </table:table-cell>
          <table:table-cell office:value-type="float" office:value="792693" calcext:value-type="float">
            <text:p>792693</text:p>
          </table:table-cell>
          <table:table-cell office:value-type="float" office:value="0.230859" calcext:value-type="float">
            <text:p>0.230859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6H19M59.999999996S" calcext:value-type="time">
            <text:p>20386:20:00</text:p>
          </table:table-cell>
          <table:table-cell office:value-type="float" office:value="792896" calcext:value-type="float">
            <text:p>792896</text:p>
          </table:table-cell>
          <table:table-cell office:value-type="float" office:value="0.230079" calcext:value-type="float">
            <text:p>0.230079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7H20M00.000000009S" calcext:value-type="time">
            <text:p>20387:20:00</text:p>
          </table:table-cell>
          <table:table-cell office:value-type="float" office:value="793923" calcext:value-type="float">
            <text:p>79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8H20M00.000000009S" calcext:value-type="time">
            <text:p>20388:20:00</text:p>
          </table:table-cell>
          <table:table-cell office:value-type="float" office:value="793924" calcext:value-type="float">
            <text:p>793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9H19M59.999999996S" calcext:value-type="time">
            <text:p>20389:20:00</text:p>
          </table:table-cell>
          <table:table-cell office:value-type="float" office:value="794126" calcext:value-type="float">
            <text:p>79412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0H20M00.000000009S" calcext:value-type="time">
            <text:p>20390:20:00</text:p>
          </table:table-cell>
          <table:table-cell office:value-type="float" office:value="794127" calcext:value-type="float">
            <text:p>794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1H20M00.000000009S" calcext:value-type="time">
            <text:p>20391:20:00</text:p>
          </table:table-cell>
          <table:table-cell office:value-type="float" office:value="795152" calcext:value-type="float">
            <text:p>795152</text:p>
          </table:table-cell>
          <table:table-cell office:value-type="float" office:value="0.182959" calcext:value-type="float">
            <text:p>0.18295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2H19M59.999999996S" calcext:value-type="time">
            <text:p>20392:20:00</text:p>
          </table:table-cell>
          <table:table-cell office:value-type="float" office:value="795153" calcext:value-type="float">
            <text:p>795153</text:p>
          </table:table-cell>
          <table:table-cell office:value-type="float" office:value="0.64563" calcext:value-type="float">
            <text:p>0.64563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3H20M00.000000009S" calcext:value-type="time">
            <text:p>20393:20:00</text:p>
          </table:table-cell>
          <table:table-cell office:value-type="float" office:value="795154" calcext:value-type="float">
            <text:p>79515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4H20M00.000000009S" calcext:value-type="time">
            <text:p>20394:20:00</text:p>
          </table:table-cell>
          <table:table-cell office:value-type="float" office:value="795356" calcext:value-type="float">
            <text:p>795356</text:p>
          </table:table-cell>
          <table:table-cell office:value-type="float" office:value="0.37328" calcext:value-type="float">
            <text:p>0.37328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5H19M59.999999996S" calcext:value-type="time">
            <text:p>20395:20:00</text:p>
          </table:table-cell>
          <table:table-cell office:value-type="float" office:value="795357" calcext:value-type="float">
            <text:p>79535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6H20M00.000000009S" calcext:value-type="time">
            <text:p>20396:20:00</text:p>
          </table:table-cell>
          <table:table-cell office:value-type="float" office:value="796382" calcext:value-type="float">
            <text:p>79638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7H20M00.000000009S" calcext:value-type="time">
            <text:p>20397:20:00</text:p>
          </table:table-cell>
          <table:table-cell office:value-type="float" office:value="796383" calcext:value-type="float">
            <text:p>796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8H19M59.999999996S" calcext:value-type="time">
            <text:p>20398:20:00</text:p>
          </table:table-cell>
          <table:table-cell office:value-type="float" office:value="796581" calcext:value-type="float">
            <text:p>796581</text:p>
          </table:table-cell>
          <table:table-cell office:value-type="float" office:value="0.329643" calcext:value-type="float">
            <text:p>0.32964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9H20M00.000000009S" calcext:value-type="time">
            <text:p>20399:20:00</text:p>
          </table:table-cell>
          <table:table-cell office:value-type="float" office:value="797612" calcext:value-type="float">
            <text:p>797612</text:p>
          </table:table-cell>
          <table:table-cell office:value-type="float" office:value="0.269551" calcext:value-type="float">
            <text:p>0.269551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0H20M00.000000009S" calcext:value-type="time">
            <text:p>20400:20:00</text:p>
          </table:table-cell>
          <table:table-cell office:value-type="float" office:value="797613" calcext:value-type="float">
            <text:p>79761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1H19M59.999999996S" calcext:value-type="time">
            <text:p>20401:20:00</text:p>
          </table:table-cell>
          <table:table-cell office:value-type="float" office:value="797811" calcext:value-type="float">
            <text:p>797811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2H20M00.000000009S" calcext:value-type="time">
            <text:p>20402:20:00</text:p>
          </table:table-cell>
          <table:table-cell office:value-type="float" office:value="797812" calcext:value-type="float">
            <text:p>79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3H20M00.000000009S" calcext:value-type="time">
            <text:p>20403:20:00</text:p>
          </table:table-cell>
          <table:table-cell office:value-type="float" office:value="798834" calcext:value-type="float">
            <text:p>798834</text:p>
          </table:table-cell>
          <table:table-cell office:value-type="float" office:value="0.313301" calcext:value-type="float">
            <text:p>0.313301</text:p>
          </table:table-cell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4H19M59.999999996S" calcext:value-type="time">
            <text:p>20404:20:00</text:p>
          </table:table-cell>
          <table:table-cell office:value-type="float" office:value="799034" calcext:value-type="float">
            <text:p>799034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5H20M00.000000009S" calcext:value-type="time">
            <text:p>20405:20:00</text:p>
          </table:table-cell>
          <table:table-cell office:value-type="float" office:value="799041" calcext:value-type="float">
            <text:p>799041</text:p>
          </table:table-cell>
          <table:table-cell office:value-type="float" office:value="0.408918" calcext:value-type="float">
            <text:p>0.408918</text:p>
          </table:table-cell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6H20M00.000000009S" calcext:value-type="time">
            <text:p>20406:20:00</text:p>
          </table:table-cell>
          <table:table-cell office:value-type="float" office:value="799042" calcext:value-type="float">
            <text:p>79904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7H19M59.999999996S" calcext:value-type="time">
            <text:p>20407:20:00</text:p>
          </table:table-cell>
          <table:table-cell office:value-type="float" office:value="800065" calcext:value-type="float">
            <text:p>800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8H20M00.000000009S" calcext:value-type="time">
            <text:p>20408:20:00</text:p>
          </table:table-cell>
          <table:table-cell office:value-type="float" office:value="800066" calcext:value-type="float">
            <text:p>80006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9H20M00.000000009S" calcext:value-type="time">
            <text:p>20409:20:00</text:p>
          </table:table-cell>
          <table:table-cell office:value-type="float" office:value="800257" calcext:value-type="float">
            <text:p>800257</text:p>
          </table:table-cell>
          <table:table-cell office:value-type="float" office:value="0.319869" calcext:value-type="float">
            <text:p>0.319869</text:p>
          </table:table-cell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0H19M59.999999996S" calcext:value-type="time">
            <text:p>20410:20:00</text:p>
          </table:table-cell>
          <table:table-cell office:value-type="float" office:value="800265" calcext:value-type="float">
            <text:p>800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1H20M00.000000009S" calcext:value-type="time">
            <text:p>20411:20:00</text:p>
          </table:table-cell>
          <table:table-cell office:value-type="float" office:value="800266" calcext:value-type="float">
            <text:p>80026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2H20M00.000000009S" calcext:value-type="time">
            <text:p>20412:20:00</text:p>
          </table:table-cell>
          <table:table-cell office:value-type="float" office:value="801292" calcext:value-type="float">
            <text:p>801292</text:p>
          </table:table-cell>
          <table:table-cell office:value-type="float" office:value="0.557783" calcext:value-type="float">
            <text:p>0.557783</text:p>
          </table:table-cell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3H19M59.999999996S" calcext:value-type="time">
            <text:p>20413:20:00</text:p>
          </table:table-cell>
          <table:table-cell office:value-type="float" office:value="801294" calcext:value-type="float">
            <text:p>801294</text:p>
          </table:table-cell>
          <table:table-cell office:value-type="float" office:value="0.806206" calcext:value-type="float">
            <text:p>0.806206</text:p>
          </table:table-cell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4H20M00.000000009S" calcext:value-type="time">
            <text:p>20414:20:00</text:p>
          </table:table-cell>
          <table:table-cell office:value-type="float" office:value="801295" calcext:value-type="float">
            <text:p>80129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5H20M00.000000009S" calcext:value-type="time">
            <text:p>20415:20:00</text:p>
          </table:table-cell>
          <table:table-cell office:value-type="float" office:value="801296" calcext:value-type="float">
            <text:p>801296</text:p>
          </table:table-cell>
          <table:table-cell office:value-type="float" office:value="0.103587" calcext:value-type="float">
            <text:p>0.103587</text:p>
          </table:table-cell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6H19M59.999999996S" calcext:value-type="time">
            <text:p>20416:20:00</text:p>
          </table:table-cell>
          <table:table-cell office:value-type="float" office:value="801449" calcext:value-type="float">
            <text:p>801449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7H20M00.000000009S" calcext:value-type="time">
            <text:p>20417:20:00</text:p>
          </table:table-cell>
          <table:table-cell office:value-type="float" office:value="801450" calcext:value-type="float">
            <text:p>80145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8H20M00.000000009S" calcext:value-type="time">
            <text:p>20418:20:00</text:p>
          </table:table-cell>
          <table:table-cell office:value-type="float" office:value="801451" calcext:value-type="float">
            <text:p>801451</text:p>
          </table:table-cell>
          <table:table-cell office:value-type="float" office:value="0.250363" calcext:value-type="float">
            <text:p>0.250363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9H19M59.999999996S" calcext:value-type="time">
            <text:p>20419:20:00</text:p>
          </table:table-cell>
          <table:table-cell office:value-type="float" office:value="801487" calcext:value-type="float">
            <text:p>80148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0H20M00.000000009S" calcext:value-type="time">
            <text:p>20420:20:00</text:p>
          </table:table-cell>
          <table:table-cell office:value-type="float" office:value="801488" calcext:value-type="float">
            <text:p>80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1H20M00.000000009S" calcext:value-type="time">
            <text:p>20421:20:00</text:p>
          </table:table-cell>
          <table:table-cell office:value-type="float" office:value="801494" calcext:value-type="float">
            <text:p>801494</text:p>
          </table:table-cell>
          <table:table-cell office:value-type="float" office:value="0.797131" calcext:value-type="float">
            <text:p>0.797131</text:p>
          </table:table-cell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2H19M59.999999996S" calcext:value-type="time">
            <text:p>20422:20:00</text:p>
          </table:table-cell>
          <table:table-cell office:value-type="float" office:value="801495" calcext:value-type="float">
            <text:p>80149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3H20M00.000000009S" calcext:value-type="time">
            <text:p>20423:20:00</text:p>
          </table:table-cell>
          <table:table-cell office:value-type="float" office:value="801496" calcext:value-type="float">
            <text:p>801496</text:p>
          </table:table-cell>
          <table:table-cell office:value-type="float" office:value="0.119571" calcext:value-type="float">
            <text:p>0.119571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4H20M00.000000009S" calcext:value-type="time">
            <text:p>20424:20:00</text:p>
          </table:table-cell>
          <table:table-cell office:value-type="float" office:value="802523" calcext:value-type="float">
            <text:p>802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5H19M59.999999996S" calcext:value-type="time">
            <text:p>20425:20:00</text:p>
          </table:table-cell>
          <table:table-cell office:value-type="float" office:value="802524" calcext:value-type="float">
            <text:p>802524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6H20M00.000000009S" calcext:value-type="time">
            <text:p>20426:20:00</text:p>
          </table:table-cell>
          <table:table-cell office:value-type="float" office:value="802680" calcext:value-type="float">
            <text:p>80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7H20M00.000000009S" calcext:value-type="time">
            <text:p>20427:20:00</text:p>
          </table:table-cell>
          <table:table-cell office:value-type="float" office:value="802681" calcext:value-type="float">
            <text:p>80268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8H19M59.999999996S" calcext:value-type="time">
            <text:p>20428:20:00</text:p>
          </table:table-cell>
          <table:table-cell office:value-type="float" office:value="802717" calcext:value-type="float">
            <text:p>802717</text:p>
          </table:table-cell>
          <table:table-cell office:value-type="float" office:value="0.59679" calcext:value-type="float">
            <text:p>0.59679</text:p>
          </table:table-cell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9H20M00.000000009S" calcext:value-type="time">
            <text:p>20429:20:00</text:p>
          </table:table-cell>
          <table:table-cell office:value-type="float" office:value="802718" calcext:value-type="float">
            <text:p>8027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0H20M00.000000009S" calcext:value-type="time">
            <text:p>20430:20:00</text:p>
          </table:table-cell>
          <table:table-cell office:value-type="float" office:value="803751" calcext:value-type="float">
            <text:p>803751</text:p>
          </table:table-cell>
          <table:table-cell office:value-type="float" office:value="0.345341" calcext:value-type="float">
            <text:p>0.345341</text:p>
          </table:table-cell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1H19M59.999999996S" calcext:value-type="time">
            <text:p>20431:20:00</text:p>
          </table:table-cell>
          <table:table-cell office:value-type="float" office:value="803752" calcext:value-type="float">
            <text:p>803752</text:p>
          </table:table-cell>
          <table:table-cell office:value-type="float" office:value="0.640061" calcext:value-type="float">
            <text:p>0.640061</text:p>
          </table:table-cell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2H20M00.000000009S" calcext:value-type="time">
            <text:p>20432:20:00</text:p>
          </table:table-cell>
          <table:table-cell office:value-type="float" office:value="803753" calcext:value-type="float">
            <text:p>80375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3H20M00.000000009S" calcext:value-type="time">
            <text:p>20433:20:00</text:p>
          </table:table-cell>
          <table:table-cell office:value-type="float" office:value="803754" calcext:value-type="float">
            <text:p>803754</text:p>
          </table:table-cell>
          <table:table-cell office:value-type="float" office:value="0.053662" calcext:value-type="float">
            <text:p>0.053662</text:p>
          </table:table-cell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4H19M59.999999996S" calcext:value-type="time">
            <text:p>20434:20:00</text:p>
          </table:table-cell>
          <table:table-cell office:value-type="float" office:value="803909" calcext:value-type="float">
            <text:p>803909</text:p>
          </table:table-cell>
          <table:table-cell office:value-type="float" office:value="0.457823" calcext:value-type="float">
            <text:p>0.457823</text:p>
          </table:table-cell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5H20M00.000000009S" calcext:value-type="time">
            <text:p>20435:20:00</text:p>
          </table:table-cell>
          <table:table-cell office:value-type="float" office:value="803911" calcext:value-type="float">
            <text:p>803911</text:p>
          </table:table-cell>
          <table:table-cell office:value-type="float" office:value="0.090079" calcext:value-type="float">
            <text:p>0.090079</text:p>
          </table:table-cell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6H20M00.000000009S" calcext:value-type="time">
            <text:p>20436:20:00</text:p>
          </table:table-cell>
          <table:table-cell office:value-type="float" office:value="804982" calcext:value-type="float">
            <text:p>804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7H19M59.999999996S" calcext:value-type="time">
            <text:p>20437:20:00</text:p>
          </table:table-cell>
          <table:table-cell office:value-type="float" office:value="804983" calcext:value-type="float">
            <text:p>80498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8H20M00.000000009S" calcext:value-type="time">
            <text:p>20438:20:00</text:p>
          </table:table-cell>
          <table:table-cell office:value-type="float" office:value="806211" calcext:value-type="float">
            <text:p>806211</text:p>
          </table:table-cell>
          <table:table-cell office:value-type="float" office:value="0.641422" calcext:value-type="float">
            <text:p>0.641422</text:p>
          </table:table-cell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9H20M00.000000009S" calcext:value-type="time">
            <text:p>20439:20:00</text:p>
          </table:table-cell>
          <table:table-cell office:value-type="float" office:value="806212" calcext:value-type="float">
            <text:p>8062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0H19M59.999999996S" calcext:value-type="time">
            <text:p>20440:20:00</text:p>
          </table:table-cell>
          <table:table-cell office:value-type="float" office:value="807441" calcext:value-type="float">
            <text:p>807441</text:p>
          </table:table-cell>
          <table:table-cell office:value-type="float" office:value="0.395848" calcext:value-type="float">
            <text:p>0.395848</text:p>
          </table:table-cell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1H20M00.000000009S" calcext:value-type="time">
            <text:p>20441:20:00</text:p>
          </table:table-cell>
          <table:table-cell office:value-type="float" office:value="808672" calcext:value-type="float">
            <text:p>80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2H20M00.000000009S" calcext:value-type="time">
            <text:p>20442:20:00</text:p>
          </table:table-cell>
          <table:table-cell office:value-type="float" office:value="808673" calcext:value-type="float">
            <text:p>8086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3H19M59.999999996S" calcext:value-type="time">
            <text:p>20443:20:00</text:p>
          </table:table-cell>
          <table:table-cell office:value-type="float" office:value="809901" calcext:value-type="float">
            <text:p>809901</text:p>
          </table:table-cell>
          <table:table-cell office:value-type="float" office:value="0.745049" calcext:value-type="float">
            <text:p>0.745049</text:p>
          </table:table-cell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4H20M00.000000009S" calcext:value-type="time">
            <text:p>20444:20:00</text:p>
          </table:table-cell>
          <table:table-cell office:value-type="float" office:value="809902" calcext:value-type="float">
            <text:p>80990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5H20M00.000000009S" calcext:value-type="time">
            <text:p>20445:20:00</text:p>
          </table:table-cell>
          <table:table-cell office:value-type="float" office:value="809903" calcext:value-type="float">
            <text:p>809903</text:p>
          </table:table-cell>
          <table:table-cell office:value-type="float" office:value="0.094461" calcext:value-type="float">
            <text:p>0.094461</text:p>
          </table:table-cell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6H19M59.999999996S" calcext:value-type="time">
            <text:p>20446:20:00</text:p>
          </table:table-cell>
          <table:table-cell office:value-type="float" office:value="811133" calcext:value-type="float">
            <text:p>8111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7H20M00.000000009S" calcext:value-type="time">
            <text:p>20447:20:00</text:p>
          </table:table-cell>
          <table:table-cell office:value-type="float" office:value="811134" calcext:value-type="float">
            <text:p>811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8H20M00.000000009S" calcext:value-type="time">
            <text:p>20448:20:00</text:p>
          </table:table-cell>
          <table:table-cell office:value-type="float" office:value="812363" calcext:value-type="float">
            <text:p>812363</text:p>
          </table:table-cell>
          <table:table-cell office:value-type="float" office:value="0.434315" calcext:value-type="float">
            <text:p>0.434315</text:p>
          </table:table-cell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9H19M59.999999996S" calcext:value-type="time">
            <text:p>20449:20:00</text:p>
          </table:table-cell>
          <table:table-cell office:value-type="float" office:value="812364" calcext:value-type="float">
            <text:p>81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0H20M00.000000009S" calcext:value-type="time">
            <text:p>20450:20:00</text:p>
          </table:table-cell>
          <table:table-cell office:value-type="float" office:value="812365" calcext:value-type="float">
            <text:p>812365</text:p>
          </table:table-cell>
          <table:table-cell office:value-type="float" office:value="0.47889" calcext:value-type="float">
            <text:p>0.47889</text:p>
          </table:table-cell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1H20M00.000000009S" calcext:value-type="time">
            <text:p>20451:20:00</text:p>
          </table:table-cell>
          <table:table-cell office:value-type="float" office:value="812367" calcext:value-type="float">
            <text:p>812367</text:p>
          </table:table-cell>
          <table:table-cell office:value-type="float" office:value="0.084819" calcext:value-type="float">
            <text:p>0.084819</text:p>
          </table:table-cell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2H19M59.999999996S" calcext:value-type="time">
            <text:p>20452:20:00</text:p>
          </table:table-cell>
          <table:table-cell office:value-type="float" office:value="813596" calcext:value-type="float">
            <text:p>813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3H20M00.000000009S" calcext:value-type="time">
            <text:p>20453:20:00</text:p>
          </table:table-cell>
          <table:table-cell office:value-type="float" office:value="813597" calcext:value-type="float">
            <text:p>81359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4H20M00.000000009S" calcext:value-type="time">
            <text:p>20454:20:00</text:p>
          </table:table-cell>
          <table:table-cell office:value-type="float" office:value="814825" calcext:value-type="float">
            <text:p>814825</text:p>
          </table:table-cell>
          <table:table-cell office:value-type="float" office:value="0.806206" calcext:value-type="float">
            <text:p>0.806206</text:p>
          </table:table-cell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5H19M59.999999996S" calcext:value-type="time">
            <text:p>20455:20:00</text:p>
          </table:table-cell>
          <table:table-cell office:value-type="float" office:value="814826" calcext:value-type="float">
            <text:p>81482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6H20M00.000000009S" calcext:value-type="time">
            <text:p>20456:20:00</text:p>
          </table:table-cell>
          <table:table-cell office:value-type="float" office:value="814827" calcext:value-type="float">
            <text:p>814827</text:p>
          </table:table-cell>
          <table:table-cell office:value-type="float" office:value="0.223111" calcext:value-type="float">
            <text:p>0.223111</text:p>
          </table:table-cell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7H20M00.000000009S" calcext:value-type="time">
            <text:p>20457:20:00</text:p>
          </table:table-cell>
          <table:table-cell office:value-type="float" office:value="814832" calcext:value-type="float">
            <text:p>814832</text:p>
          </table:table-cell>
          <table:table-cell office:value-type="float" office:value="0.503031" calcext:value-type="float">
            <text:p>0.503031</text:p>
          </table:table-cell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8H19M59.999999996S" calcext:value-type="time">
            <text:p>20458:20:00</text:p>
          </table:table-cell>
          <table:table-cell office:value-type="float" office:value="814833" calcext:value-type="float">
            <text:p>81483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9H20M00.000000009S" calcext:value-type="time">
            <text:p>20459:20:00</text:p>
          </table:table-cell>
          <table:table-cell office:value-type="float" office:value="816062" calcext:value-type="float">
            <text:p>81606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0H20M00.000000009S" calcext:value-type="time">
            <text:p>20460:20:00</text:p>
          </table:table-cell>
          <table:table-cell office:value-type="float" office:value="816063" calcext:value-type="float">
            <text:p>816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1H19M59.999999996S" calcext:value-type="time">
            <text:p>20461:20:00</text:p>
          </table:table-cell>
          <table:table-cell office:value-type="float" office:value="816064" calcext:value-type="float">
            <text:p>816064</text:p>
          </table:table-cell>
          <table:table-cell office:value-type="float" office:value="0.174665" calcext:value-type="float">
            <text:p>0.174665</text:p>
          </table:table-cell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2H20M00.000000009S" calcext:value-type="time">
            <text:p>20462:20:00</text:p>
          </table:table-cell>
          <table:table-cell office:value-type="float" office:value="817292" calcext:value-type="float">
            <text:p>817292</text:p>
          </table:table-cell>
          <table:table-cell office:value-type="float" office:value="0.382766" calcext:value-type="float">
            <text:p>0.382766</text:p>
          </table:table-cell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3H20M00.000000009S" calcext:value-type="time">
            <text:p>20463:20:00</text:p>
          </table:table-cell>
          <table:table-cell office:value-type="float" office:value="817294" calcext:value-type="float">
            <text:p>8172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4H19M59.999999996S" calcext:value-type="time">
            <text:p>20464:20:00</text:p>
          </table:table-cell>
          <table:table-cell office:value-type="float" office:value="817295" calcext:value-type="float">
            <text:p>81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5H20M00.000000009S" calcext:value-type="time">
            <text:p>20465:20:00</text:p>
          </table:table-cell>
          <table:table-cell office:value-type="float" office:value="818524" calcext:value-type="float">
            <text:p>818524</text:p>
          </table:table-cell>
          <table:table-cell office:value-type="float" office:value="0.50283" calcext:value-type="float">
            <text:p>0.50283</text:p>
          </table:table-cell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6H20M00.000000009S" calcext:value-type="time">
            <text:p>20466:20:00</text:p>
          </table:table-cell>
          <table:table-cell office:value-type="float" office:value="818525" calcext:value-type="float">
            <text:p>81852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7H19M59.999999996S" calcext:value-type="time">
            <text:p>20467:20:00</text:p>
          </table:table-cell>
          <table:table-cell office:value-type="float" office:value="819748" calcext:value-type="float">
            <text:p>819748</text:p>
          </table:table-cell>
          <table:table-cell office:value-type="float" office:value="0.409783" calcext:value-type="float">
            <text:p>0.409783</text:p>
          </table:table-cell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8H20M00.000000009S" calcext:value-type="time">
            <text:p>20468:20:00</text:p>
          </table:table-cell>
          <table:table-cell office:value-type="float" office:value="819750" calcext:value-type="float">
            <text:p>819750</text:p>
          </table:table-cell>
          <table:table-cell office:value-type="float" office:value="0.472405" calcext:value-type="float">
            <text:p>0.4724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9H20M00.000000009S" calcext:value-type="time">
            <text:p>20469:20:00</text:p>
          </table:table-cell>
          <table:table-cell office:value-type="float" office:value="819751" calcext:value-type="float">
            <text:p>81975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0H19M59.999999996S" calcext:value-type="time">
            <text:p>20470:20:00</text:p>
          </table:table-cell>
          <table:table-cell office:value-type="float" office:value="819755" calcext:value-type="float">
            <text:p>819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1H20M00.000000009S" calcext:value-type="time">
            <text:p>20471:20:00</text:p>
          </table:table-cell>
          <table:table-cell office:value-type="float" office:value="819756" calcext:value-type="float">
            <text:p>81975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2H20M00.000000009S" calcext:value-type="time">
            <text:p>20472:20:00</text:p>
          </table:table-cell>
          <table:table-cell office:value-type="float" office:value="820979" calcext:value-type="float">
            <text:p>820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3H19M59.999999996S" calcext:value-type="time">
            <text:p>20473:20:00</text:p>
          </table:table-cell>
          <table:table-cell office:value-type="float" office:value="820980" calcext:value-type="float">
            <text:p>82098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4H20M00.000000009S" calcext:value-type="time">
            <text:p>20474:20:00</text:p>
          </table:table-cell>
          <table:table-cell office:value-type="float" office:value="820981" calcext:value-type="float">
            <text:p>82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5H20M00.000000009S" calcext:value-type="time">
            <text:p>20475:20:00</text:p>
          </table:table-cell>
          <table:table-cell office:value-type="float" office:value="820983" calcext:value-type="float">
            <text:p>820983</text:p>
          </table:table-cell>
          <table:table-cell office:value-type="float" office:value="0.310394" calcext:value-type="float">
            <text:p>0.310394</text:p>
          </table:table-cell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6H19M59.999999996S" calcext:value-type="time">
            <text:p>20476:20:00</text:p>
          </table:table-cell>
          <table:table-cell office:value-type="float" office:value="820984" calcext:value-type="float">
            <text:p>820984</text:p>
          </table:table-cell>
          <table:table-cell office:value-type="float" office:value="0.873683" calcext:value-type="float">
            <text:p>0.873683</text:p>
          </table:table-cell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7H20M00.000000009S" calcext:value-type="time">
            <text:p>20477:20:00</text:p>
          </table:table-cell>
          <table:table-cell office:value-type="float" office:value="820985" calcext:value-type="float">
            <text:p>82098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8H20M00.000000009S" calcext:value-type="time">
            <text:p>20478:20:00</text:p>
          </table:table-cell>
          <table:table-cell office:value-type="float" office:value="820986" calcext:value-type="float">
            <text:p>820986</text:p>
          </table:table-cell>
          <table:table-cell office:value-type="float" office:value="0.174194" calcext:value-type="float">
            <text:p>0.174194</text:p>
          </table:table-cell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9H19M59.999999996S" calcext:value-type="time">
            <text:p>20479:20:00</text:p>
          </table:table-cell>
          <table:table-cell office:value-type="float" office:value="822208" calcext:value-type="float">
            <text:p>822208</text:p>
          </table:table-cell>
          <table:table-cell office:value-type="float" office:value="0.880183" calcext:value-type="float">
            <text:p>0.880183</text:p>
          </table:table-cell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0H20M00.000000009S" calcext:value-type="time">
            <text:p>20480:20:00</text:p>
          </table:table-cell>
          <table:table-cell office:value-type="float" office:value="822209" calcext:value-type="float">
            <text:p>82220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1H20M00.000000009S" calcext:value-type="time">
            <text:p>20481:20:00</text:p>
          </table:table-cell>
          <table:table-cell office:value-type="float" office:value="822210" calcext:value-type="float">
            <text:p>822210</text:p>
          </table:table-cell>
          <table:table-cell office:value-type="float" office:value="0.259489" calcext:value-type="float">
            <text:p>0.259489</text:p>
          </table:table-cell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2H19M59.999999996S" calcext:value-type="time">
            <text:p>20482:20:00</text:p>
          </table:table-cell>
          <table:table-cell office:value-type="float" office:value="822214" calcext:value-type="float">
            <text:p>82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3H20M00.000000009S" calcext:value-type="time">
            <text:p>20483:20:00</text:p>
          </table:table-cell>
          <table:table-cell office:value-type="float" office:value="822215" calcext:value-type="float">
            <text:p>82221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4H20M00.000000009S" calcext:value-type="time">
            <text:p>20484:20:00</text:p>
          </table:table-cell>
          <table:table-cell office:value-type="float" office:value="823439" calcext:value-type="float">
            <text:p>823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5H19M59.999999996S" calcext:value-type="time">
            <text:p>20485:20:00</text:p>
          </table:table-cell>
          <table:table-cell office:value-type="float" office:value="823440" calcext:value-type="float">
            <text:p>82344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6H20M00.000000009S" calcext:value-type="time">
            <text:p>20486:20:00</text:p>
          </table:table-cell>
          <table:table-cell office:value-type="float" office:value="823441" calcext:value-type="float">
            <text:p>823441</text:p>
          </table:table-cell>
          <table:table-cell office:value-type="float" office:value="0.242915" calcext:value-type="float">
            <text:p>0.242915</text:p>
          </table:table-cell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7H20M00.000000009S" calcext:value-type="time">
            <text:p>20487:20:00</text:p>
          </table:table-cell>
          <table:table-cell office:value-type="float" office:value="823442" calcext:value-type="float">
            <text:p>823442</text:p>
          </table:table-cell>
          <table:table-cell office:value-type="float" office:value="0.359688" calcext:value-type="float">
            <text:p>0.359688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8H19M59.999999996S" calcext:value-type="time">
            <text:p>20488:20:00</text:p>
          </table:table-cell>
          <table:table-cell office:value-type="float" office:value="823443" calcext:value-type="float">
            <text:p>823443</text:p>
          </table:table-cell>
          <table:table-cell office:value-type="float" office:value="0.902245" calcext:value-type="float">
            <text:p>0.902245</text:p>
          </table:table-cell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9H20M00.000000009S" calcext:value-type="time">
            <text:p>20489:20:00</text:p>
          </table:table-cell>
          <table:table-cell office:value-type="float" office:value="823444" calcext:value-type="float">
            <text:p>82344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0H20M00.000000009S" calcext:value-type="time">
            <text:p>20490:20:00</text:p>
          </table:table-cell>
          <table:table-cell office:value-type="float" office:value="823445" calcext:value-type="float">
            <text:p>823445</text:p>
          </table:table-cell>
          <table:table-cell office:value-type="float" office:value="0.197781" calcext:value-type="float">
            <text:p>0.197781</text:p>
          </table:table-cell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1H19M59.999999996S" calcext:value-type="time">
            <text:p>20491:20:00</text:p>
          </table:table-cell>
          <table:table-cell office:value-type="float" office:value="824668" calcext:value-type="float">
            <text:p>824668</text:p>
          </table:table-cell>
          <table:table-cell office:value-type="float" office:value="0.34808" calcext:value-type="float">
            <text:p>0.34808</text:p>
          </table:table-cell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2H20M00.000000009S" calcext:value-type="time">
            <text:p>20492:20:00</text:p>
          </table:table-cell>
          <table:table-cell office:value-type="float" office:value="824670" calcext:value-type="float">
            <text:p>824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3H20M00.000000009S" calcext:value-type="time">
            <text:p>20493:20:00</text:p>
          </table:table-cell>
          <table:table-cell office:value-type="float" office:value="824671" calcext:value-type="float">
            <text:p>824671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4H19M59.999999996S" calcext:value-type="time">
            <text:p>20494:20:00</text:p>
          </table:table-cell>
          <table:table-cell office:value-type="float" office:value="824672" calcext:value-type="float">
            <text:p>8246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5H20M00.000000009S" calcext:value-type="time">
            <text:p>20495:20:00</text:p>
          </table:table-cell>
          <table:table-cell office:value-type="float" office:value="824673" calcext:value-type="float">
            <text:p>824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6H20M00.000000009S" calcext:value-type="time">
            <text:p>20496:20:00</text:p>
          </table:table-cell>
          <table:table-cell office:value-type="float" office:value="825899" calcext:value-type="float">
            <text:p>825899</text:p>
          </table:table-cell>
          <table:table-cell office:value-type="float" office:value="0.361895" calcext:value-type="float">
            <text:p>0.361895</text:p>
          </table:table-cell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7H19M59.999999996S" calcext:value-type="time">
            <text:p>20497:20:00</text:p>
          </table:table-cell>
          <table:table-cell office:value-type="float" office:value="825901" calcext:value-type="float">
            <text:p>825901</text:p>
          </table:table-cell>
          <table:table-cell office:value-type="float" office:value="0.013502" calcext:value-type="float">
            <text:p>0.013502</text:p>
          </table:table-cell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8H20M00.000000009S" calcext:value-type="time">
            <text:p>20498:20:00</text:p>
          </table:table-cell>
          <table:table-cell office:value-type="float" office:value="825902" calcext:value-type="float">
            <text:p>8259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</table:table>
      <table:table table:name="工作表4" table:style-name="ta1">
        <table:table-column table:style-name="co1" table:number-columns-repeated="14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office:value-type="float" office:value="0.699064" calcext:value-type="float">
            <text:p>0.699064</text:p>
          </table:table-cell>
          <table:table-cell table:number-columns-repeated="2"/>
          <table:table-cell office:value-type="float" office:value="96390" calcext:value-type="float">
            <text:p>96390</text:p>
          </table:table-cell>
          <table:table-cell office:value-type="float" office:value="0.699064" calcext:value-type="float">
            <text:p>0.699064</text:p>
          </table:table-cell>
          <table:table-cell/>
          <table:table-cell office:value-type="float" office:value="96390" calcext:value-type="float">
            <text:p>96390</text:p>
          </table:table-cell>
          <table:table-cell office:value-type="float" office:value="3.62408" calcext:value-type="float">
            <text:p>3.62408</text:p>
          </table:table-cell>
          <table:table-cell/>
          <table:table-cell office:value-type="float" office:value="96390" calcext:value-type="float">
            <text:p>96390</text:p>
          </table:table-cell>
          <table:table-cell office:value-type="float" office:value="3.62408" calcext:value-type="float">
            <text:p>3.6240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.764901" calcext:value-type="float">
            <text:p>0.76490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0.764901" calcext:value-type="float">
            <text:p>0.76490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.33612" calcext:value-type="float">
            <text:p>3.3361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.33612" calcext:value-type="float">
            <text:p>3.3361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509805" calcext:value-type="float">
            <text:p>0.509805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.509895" calcext:value-type="float">
            <text:p>0.509895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.81965" calcext:value-type="float">
            <text:p>3.81965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.81965" calcext:value-type="float">
            <text:p>3.8196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office:value-type="float" office:value="0.51961" calcext:value-type="float">
            <text:p>0.51961</text:p>
          </table:table-cell>
          <table:table-cell table:number-columns-repeated="2"/>
          <table:table-cell office:value-type="float" office:value="89168" calcext:value-type="float">
            <text:p>89168</text:p>
          </table:table-cell>
          <table:table-cell office:value-type="float" office:value="0.51965" calcext:value-type="float">
            <text:p>0.51965</text:p>
          </table:table-cell>
          <table:table-cell/>
          <table:table-cell office:value-type="float" office:value="89168" calcext:value-type="float">
            <text:p>89168</text:p>
          </table:table-cell>
          <table:table-cell office:value-type="float" office:value="4.4146" calcext:value-type="float">
            <text:p>4.4146</text:p>
          </table:table-cell>
          <table:table-cell/>
          <table:table-cell office:value-type="float" office:value="89168" calcext:value-type="float">
            <text:p>89168</text:p>
          </table:table-cell>
          <table:table-cell office:value-type="float" office:value="4.4146" calcext:value-type="float">
            <text:p>4.4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476535" calcext:value-type="float">
            <text:p>0.476535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0.476535" calcext:value-type="float">
            <text:p>0.476535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.75682" calcext:value-type="float">
            <text:p>3.7568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.75682" calcext:value-type="float">
            <text:p>3.7568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office:value-type="float" office:value="0.46288" calcext:value-type="float">
            <text:p>0.46288</text:p>
          </table:table-cell>
          <table:table-cell table:number-columns-repeated="2"/>
          <table:table-cell office:value-type="float" office:value="81552" calcext:value-type="float">
            <text:p>81552</text:p>
          </table:table-cell>
          <table:table-cell office:value-type="float" office:value="0.46288" calcext:value-type="float">
            <text:p>0.46288</text:p>
          </table:table-cell>
          <table:table-cell/>
          <table:table-cell office:value-type="float" office:value="81552" calcext:value-type="float">
            <text:p>81552</text:p>
          </table:table-cell>
          <table:table-cell office:value-type="float" office:value="3.9752" calcext:value-type="float">
            <text:p>3.9752</text:p>
          </table:table-cell>
          <table:table-cell/>
          <table:table-cell office:value-type="float" office:value="81552" calcext:value-type="float">
            <text:p>81552</text:p>
          </table:table-cell>
          <table:table-cell office:value-type="float" office:value="3.9752" calcext:value-type="float">
            <text:p>3.97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office:value-type="float" office:value="0.363085" calcext:value-type="float">
            <text:p>0.363085</text:p>
          </table:table-cell>
          <table:table-cell table:number-columns-repeated="2"/>
          <table:table-cell office:value-type="float" office:value="76279" calcext:value-type="float">
            <text:p>76279</text:p>
          </table:table-cell>
          <table:table-cell office:value-type="float" office:value="0.363085" calcext:value-type="float">
            <text:p>0.363085</text:p>
          </table:table-cell>
          <table:table-cell/>
          <table:table-cell office:value-type="float" office:value="76279" calcext:value-type="float">
            <text:p>76279</text:p>
          </table:table-cell>
          <table:table-cell office:value-type="float" office:value="3.86302" calcext:value-type="float">
            <text:p>3.86302</text:p>
          </table:table-cell>
          <table:table-cell/>
          <table:table-cell office:value-type="float" office:value="76279" calcext:value-type="float">
            <text:p>76279</text:p>
          </table:table-cell>
          <table:table-cell office:value-type="float" office:value="3.86302" calcext:value-type="float">
            <text:p>3.863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699872" calcext:value-type="float">
            <text:p>0.699872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0.699872" calcext:value-type="float">
            <text:p>0.69987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.53964" calcext:value-type="float">
            <text:p>3.5396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office:value-type="float" office:value="0.257186" calcext:value-type="float">
            <text:p>0.257186</text:p>
          </table:table-cell>
          <table:table-cell table:number-columns-repeated="2"/>
          <table:table-cell office:value-type="float" office:value="6161" calcext:value-type="float">
            <text:p>6161</text:p>
          </table:table-cell>
          <table:table-cell office:value-type="float" office:value="0.257186" calcext:value-type="float">
            <text:p>0.257186</text:p>
          </table:table-cell>
          <table:table-cell/>
          <table:table-cell office:value-type="float" office:value="6161" calcext:value-type="float">
            <text:p>6161</text:p>
          </table:table-cell>
          <table:table-cell office:value-type="float" office:value="3.8575" calcext:value-type="float">
            <text:p>3.8575</text:p>
          </table:table-cell>
          <table:table-cell/>
          <table:table-cell office:value-type="float" office:value="6161" calcext:value-type="float">
            <text:p>6161</text:p>
          </table:table-cell>
          <table:table-cell office:value-type="float" office:value="3.8575" calcext:value-type="float">
            <text:p>3.85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office:value-type="float" office:value="0.656713" calcext:value-type="float">
            <text:p>0.656713</text:p>
          </table:table-cell>
          <table:table-cell table:number-columns-repeated="2"/>
          <table:table-cell office:value-type="float" office:value="6134" calcext:value-type="float">
            <text:p>6134</text:p>
          </table:table-cell>
          <table:table-cell office:value-type="float" office:value="0.656713" calcext:value-type="float">
            <text:p>0.656713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.96564" calcext:value-type="float">
            <text:p>3.96564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.96564" calcext:value-type="float">
            <text:p>3.965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office:value-type="float" office:value="0.308826" calcext:value-type="float">
            <text:p>0.308826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0.308826" calcext:value-type="float">
            <text:p>0.308826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float" office:value="3.9964" calcext:value-type="float">
            <text:p>3.9964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float" office:value="3.9964" calcext:value-type="float">
            <text:p>3.99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office:value-type="float" office:value="0.349886" calcext:value-type="float">
            <text:p>0.349886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0.349886" calcext:value-type="float">
            <text:p>0.349886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.97704" calcext:value-type="float">
            <text:p>3.97704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.97704" calcext:value-type="float">
            <text:p>3.977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office:value-type="float" office:value="0.401634" calcext:value-type="float">
            <text:p>0.401634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0.401634" calcext:value-type="float">
            <text:p>0.401634</text:p>
          </table:table-cell>
          <table:table-cell/>
          <table:table-cell office:value-type="float" office:value="5874" calcext:value-type="float">
            <text:p>5874</text:p>
          </table:table-cell>
          <table:table-cell office:value-type="float" office:value="3.98199" calcext:value-type="float">
            <text:p>3.98199</text:p>
          </table:table-cell>
          <table:table-cell/>
          <table:table-cell office:value-type="float" office:value="5874" calcext:value-type="float">
            <text:p>5874</text:p>
          </table:table-cell>
          <table:table-cell office:value-type="float" office:value="3.98199" calcext:value-type="float">
            <text:p>3.9819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office:value-type="float" office:value="0.644937" calcext:value-type="float">
            <text:p>0.64493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0.644937" calcext:value-type="float">
            <text:p>0.644937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4.02344" calcext:value-type="float">
            <text:p>4.02344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4.02344" calcext:value-type="float">
            <text:p>4.023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office:value-type="float" office:value="0.390249" calcext:value-type="float">
            <text:p>0.390249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0.390249" calcext:value-type="float">
            <text:p>0.390249</text:p>
          </table:table-cell>
          <table:table-cell/>
          <table:table-cell office:value-type="float" office:value="5787" calcext:value-type="float">
            <text:p>5787</text:p>
          </table:table-cell>
          <table:table-cell office:value-type="float" office:value="3.97862" calcext:value-type="float">
            <text:p>3.97862</text:p>
          </table:table-cell>
          <table:table-cell/>
          <table:table-cell office:value-type="float" office:value="5787" calcext:value-type="float">
            <text:p>5787</text:p>
          </table:table-cell>
          <table:table-cell office:value-type="float" office:value="3.97862" calcext:value-type="float">
            <text:p>3.9786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0.47254" calcext:value-type="float">
            <text:p>0.47254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0.47254" calcext:value-type="float">
            <text:p>0.47254</text:p>
          </table:table-cell>
          <table:table-cell/>
          <table:table-cell office:value-type="float" office:value="5759" calcext:value-type="float">
            <text:p>5759</text:p>
          </table:table-cell>
          <table:table-cell office:value-type="float" office:value="4.00182" calcext:value-type="float">
            <text:p>4.00182</text:p>
          </table:table-cell>
          <table:table-cell/>
          <table:table-cell office:value-type="float" office:value="5759" calcext:value-type="float">
            <text:p>5759</text:p>
          </table:table-cell>
          <table:table-cell office:value-type="float" office:value="4.00182" calcext:value-type="float">
            <text:p>4.001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.325183" calcext:value-type="float">
            <text:p>0.32518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0.325183" calcext:value-type="float">
            <text:p>0.325183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.73485" calcext:value-type="float">
            <text:p>3.73485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.73485" calcext:value-type="float">
            <text:p>3.7348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office:value-type="float" office:value="0.384727" calcext:value-type="float">
            <text:p>0.384727</text:p>
          </table:table-cell>
          <table:table-cell table:number-columns-repeated="2"/>
          <table:table-cell office:value-type="float" office:value="5677" calcext:value-type="float">
            <text:p>5677</text:p>
          </table:table-cell>
          <table:table-cell office:value-type="float" office:value="0.384727" calcext:value-type="float">
            <text:p>0.384727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4.1474" calcext:value-type="float">
            <text:p>4.1474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4.1474" calcext:value-type="float">
            <text:p>4.14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office:value-type="float" office:value="0.30435" calcext:value-type="float">
            <text:p>0.30435</text:p>
          </table:table-cell>
          <table:table-cell table:number-columns-repeated="2"/>
          <table:table-cell office:value-type="float" office:value="5667" calcext:value-type="float">
            <text:p>5667</text:p>
          </table:table-cell>
          <table:table-cell office:value-type="float" office:value="0.30435" calcext:value-type="float">
            <text:p>0.30435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3.99069" calcext:value-type="float">
            <text:p>3.99069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3.99069" calcext:value-type="float">
            <text:p>3.990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office:value-type="float" office:value="0.38025" calcext:value-type="float">
            <text:p>0.38025</text:p>
          </table:table-cell>
          <table:table-cell table:number-columns-repeated="2"/>
          <table:table-cell office:value-type="float" office:value="5657" calcext:value-type="float">
            <text:p>5657</text:p>
          </table:table-cell>
          <table:table-cell office:value-type="float" office:value="0.38025" calcext:value-type="float">
            <text:p>0.38025</text:p>
          </table:table-cell>
          <table:table-cell/>
          <table:table-cell office:value-type="float" office:value="5657" calcext:value-type="float">
            <text:p>5657</text:p>
          </table:table-cell>
          <table:table-cell office:value-type="float" office:value="3.99728" calcext:value-type="float">
            <text:p>3.99728</text:p>
          </table:table-cell>
          <table:table-cell/>
          <table:table-cell office:value-type="float" office:value="5657" calcext:value-type="float">
            <text:p>5657</text:p>
          </table:table-cell>
          <table:table-cell office:value-type="float" office:value="3.99728" calcext:value-type="float">
            <text:p>3.997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office:value-type="float" office:value="0.325311" calcext:value-type="float">
            <text:p>0.325311</text:p>
          </table:table-cell>
          <table:table-cell table:number-columns-repeated="2"/>
          <table:table-cell office:value-type="float" office:value="5551" calcext:value-type="float">
            <text:p>5551</text:p>
          </table:table-cell>
          <table:table-cell office:value-type="float" office:value="0.325311" calcext:value-type="float">
            <text:p>0.325311</text:p>
          </table:table-cell>
          <table:table-cell/>
          <table:table-cell office:value-type="float" office:value="5551" calcext:value-type="float">
            <text:p>5551</text:p>
          </table:table-cell>
          <table:table-cell office:value-type="float" office:value="4.01201" calcext:value-type="float">
            <text:p>4.01201</text:p>
          </table:table-cell>
          <table:table-cell/>
          <table:table-cell office:value-type="float" office:value="5551" calcext:value-type="float">
            <text:p>5551</text:p>
          </table:table-cell>
          <table:table-cell office:value-type="float" office:value="4.01201" calcext:value-type="float">
            <text:p>4.012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office:value-type="float" office:value="0.292305" calcext:value-type="float">
            <text:p>0.292305</text:p>
          </table:table-cell>
          <table:table-cell table:number-columns-repeated="2"/>
          <table:table-cell office:value-type="float" office:value="5536" calcext:value-type="float">
            <text:p>5536</text:p>
          </table:table-cell>
          <table:table-cell office:value-type="float" office:value="0.292305" calcext:value-type="float">
            <text:p>0.292305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3.98051" calcext:value-type="float">
            <text:p>3.98051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3.98051" calcext:value-type="float">
            <text:p>3.9805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460379" calcext:value-type="float">
            <text:p>0.460379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.460379" calcext:value-type="float">
            <text:p>0.460379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.54594" calcext:value-type="float">
            <text:p>3.54594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.54594" calcext:value-type="float">
            <text:p>3.5459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office:value-type="float" office:value="0.456297" calcext:value-type="float">
            <text:p>0.456297</text:p>
          </table:table-cell>
          <table:table-cell table:number-columns-repeated="2"/>
          <table:table-cell office:value-type="float" office:value="5446" calcext:value-type="float">
            <text:p>5446</text:p>
          </table:table-cell>
          <table:table-cell office:value-type="float" office:value="0.456297" calcext:value-type="float">
            <text:p>0.456297</text:p>
          </table:table-cell>
          <table:table-cell/>
          <table:table-cell office:value-type="float" office:value="5446" calcext:value-type="float">
            <text:p>5446</text:p>
          </table:table-cell>
          <table:table-cell office:value-type="float" office:value="3.98072" calcext:value-type="float">
            <text:p>3.98072</text:p>
          </table:table-cell>
          <table:table-cell/>
          <table:table-cell office:value-type="float" office:value="5446" calcext:value-type="float">
            <text:p>5446</text:p>
          </table:table-cell>
          <table:table-cell office:value-type="float" office:value="3.98072" calcext:value-type="float">
            <text:p>3.9807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24357" calcext:value-type="float">
            <text:p>0.2435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0.24357" calcext:value-type="float">
            <text:p>0.2435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.56439" calcext:value-type="float">
            <text:p>3.5643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.56439" calcext:value-type="float">
            <text:p>3.5643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office:value-type="float" office:value="0.34006" calcext:value-type="float">
            <text:p>0.34006</text:p>
          </table:table-cell>
          <table:table-cell table:number-columns-repeated="2"/>
          <table:table-cell office:value-type="float" office:value="5439" calcext:value-type="float">
            <text:p>5439</text:p>
          </table:table-cell>
          <table:table-cell office:value-type="float" office:value="0.34006" calcext:value-type="float">
            <text:p>0.34006</text:p>
          </table:table-cell>
          <table:table-cell/>
          <table:table-cell office:value-type="float" office:value="5439" calcext:value-type="float">
            <text:p>5439</text:p>
          </table:table-cell>
          <table:table-cell office:value-type="float" office:value="4.04324" calcext:value-type="float">
            <text:p>4.04324</text:p>
          </table:table-cell>
          <table:table-cell/>
          <table:table-cell office:value-type="float" office:value="5439" calcext:value-type="float">
            <text:p>5439</text:p>
          </table:table-cell>
          <table:table-cell office:value-type="float" office:value="4.04324" calcext:value-type="float">
            <text:p>4.043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office:value-type="float" office:value="0.342203" calcext:value-type="float">
            <text:p>0.342203</text:p>
          </table:table-cell>
          <table:table-cell table:number-columns-repeated="2"/>
          <table:table-cell office:value-type="float" office:value="5404" calcext:value-type="float">
            <text:p>5404</text:p>
          </table:table-cell>
          <table:table-cell office:value-type="float" office:value="0.342203" calcext:value-type="float">
            <text:p>0.342203</text:p>
          </table:table-cell>
          <table:table-cell/>
          <table:table-cell office:value-type="float" office:value="5404" calcext:value-type="float">
            <text:p>5404</text:p>
          </table:table-cell>
          <table:table-cell office:value-type="float" office:value="3.97792" calcext:value-type="float">
            <text:p>3.97792</text:p>
          </table:table-cell>
          <table:table-cell/>
          <table:table-cell office:value-type="float" office:value="5404" calcext:value-type="float">
            <text:p>5404</text:p>
          </table:table-cell>
          <table:table-cell office:value-type="float" office:value="3.97792" calcext:value-type="float">
            <text:p>3.977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office:value-type="float" office:value="0.662288" calcext:value-type="float">
            <text:p>0.662288</text:p>
          </table:table-cell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0.662288" calcext:value-type="float">
            <text:p>0.662288</text:p>
          </table:table-cell>
          <table:table-cell/>
          <table:table-cell office:value-type="float" office:value="5397" calcext:value-type="float">
            <text:p>5397</text:p>
          </table:table-cell>
          <table:table-cell office:value-type="float" office:value="3.9599" calcext:value-type="float">
            <text:p>3.9599</text:p>
          </table:table-cell>
          <table:table-cell/>
          <table:table-cell office:value-type="float" office:value="5397" calcext:value-type="float">
            <text:p>5397</text:p>
          </table:table-cell>
          <table:table-cell office:value-type="float" office:value="3.9599" calcext:value-type="float">
            <text:p>3.959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90" calcext:value-type="float">
            <text:p>5390</text:p>
          </table:table-cell>
          <table:table-cell office:value-type="float" office:value="0.300886" calcext:value-type="float">
            <text:p>0.300886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3.93926" calcext:value-type="float">
            <text:p>3.93926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3.93926" calcext:value-type="float">
            <text:p>3.939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83" calcext:value-type="float">
            <text:p>5383</text:p>
          </table:table-cell>
          <table:table-cell office:value-type="float" office:value="0.493302" calcext:value-type="float">
            <text:p>0.493302</text:p>
          </table:table-cell>
          <table:table-cell/>
          <table:table-cell office:value-type="float" office:value="5383" calcext:value-type="float">
            <text:p>5383</text:p>
          </table:table-cell>
          <table:table-cell office:value-type="float" office:value="4.01315" calcext:value-type="float">
            <text:p>4.01315</text:p>
          </table:table-cell>
          <table:table-cell/>
          <table:table-cell office:value-type="float" office:value="5383" calcext:value-type="float">
            <text:p>5383</text:p>
          </table:table-cell>
          <table:table-cell office:value-type="float" office:value="4.01315" calcext:value-type="float">
            <text:p>4.013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53" calcext:value-type="float">
            <text:p>5353</text:p>
          </table:table-cell>
          <table:table-cell office:value-type="float" office:value="0.411928" calcext:value-type="float">
            <text:p>0.411928</text:p>
          </table:table-cell>
          <table:table-cell/>
          <table:table-cell office:value-type="float" office:value="5353" calcext:value-type="float">
            <text:p>5353</text:p>
          </table:table-cell>
          <table:table-cell office:value-type="float" office:value="4.01775" calcext:value-type="float">
            <text:p>4.01775</text:p>
          </table:table-cell>
          <table:table-cell/>
          <table:table-cell office:value-type="float" office:value="5353" calcext:value-type="float">
            <text:p>5353</text:p>
          </table:table-cell>
          <table:table-cell office:value-type="float" office:value="4.01775" calcext:value-type="float">
            <text:p>4.017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0.572765" calcext:value-type="float">
            <text:p>0.57276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.98035" calcext:value-type="float">
            <text:p>3.9803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.98035" calcext:value-type="float">
            <text:p>3.9803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99" calcext:value-type="float">
            <text:p>5299</text:p>
          </table:table-cell>
          <table:table-cell office:value-type="float" office:value="0.289328" calcext:value-type="float">
            <text:p>0.289328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3.97316" calcext:value-type="float">
            <text:p>3.97316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3.97316" calcext:value-type="float">
            <text:p>3.973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33" calcext:value-type="float">
            <text:p>5233</text:p>
          </table:table-cell>
          <table:table-cell office:value-type="float" office:value="0.305708" calcext:value-type="float">
            <text:p>0.305708</text:p>
          </table:table-cell>
          <table:table-cell/>
          <table:table-cell office:value-type="float" office:value="5233" calcext:value-type="float">
            <text:p>5233</text:p>
          </table:table-cell>
          <table:table-cell office:value-type="float" office:value="4.02217" calcext:value-type="float">
            <text:p>4.02217</text:p>
          </table:table-cell>
          <table:table-cell/>
          <table:table-cell office:value-type="float" office:value="5233" calcext:value-type="float">
            <text:p>5233</text:p>
          </table:table-cell>
          <table:table-cell office:value-type="float" office:value="4.02217" calcext:value-type="float">
            <text:p>4.022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16" calcext:value-type="float">
            <text:p>5216</text:p>
          </table:table-cell>
          <table:table-cell office:value-type="float" office:value="0.394263" calcext:value-type="float">
            <text:p>0.394263</text:p>
          </table:table-cell>
          <table:table-cell/>
          <table:table-cell office:value-type="float" office:value="5216" calcext:value-type="float">
            <text:p>5216</text:p>
          </table:table-cell>
          <table:table-cell office:value-type="float" office:value="4.0334" calcext:value-type="float">
            <text:p>4.0334</text:p>
          </table:table-cell>
          <table:table-cell/>
          <table:table-cell office:value-type="float" office:value="5216" calcext:value-type="float">
            <text:p>5216</text:p>
          </table:table-cell>
          <table:table-cell office:value-type="float" office:value="4.0334" calcext:value-type="float">
            <text:p>4.03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196" calcext:value-type="float">
            <text:p>5196</text:p>
          </table:table-cell>
          <table:table-cell office:value-type="float" office:value="0.598722" calcext:value-type="float">
            <text:p>0.598722</text:p>
          </table:table-cell>
          <table:table-cell/>
          <table:table-cell office:value-type="float" office:value="5196" calcext:value-type="float">
            <text:p>5196</text:p>
          </table:table-cell>
          <table:table-cell office:value-type="float" office:value="3.94577" calcext:value-type="float">
            <text:p>3.94577</text:p>
          </table:table-cell>
          <table:table-cell/>
          <table:table-cell office:value-type="float" office:value="5196" calcext:value-type="float">
            <text:p>5196</text:p>
          </table:table-cell>
          <table:table-cell office:value-type="float" office:value="3.94577" calcext:value-type="float">
            <text:p>3.9457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82" calcext:value-type="float">
            <text:p>5082</text:p>
          </table:table-cell>
          <table:table-cell office:value-type="float" office:value="0.847307" calcext:value-type="float">
            <text:p>0.847307</text:p>
          </table:table-cell>
          <table:table-cell/>
          <table:table-cell office:value-type="float" office:value="5082" calcext:value-type="float">
            <text:p>5082</text:p>
          </table:table-cell>
          <table:table-cell office:value-type="float" office:value="3.62368" calcext:value-type="float">
            <text:p>3.62368</text:p>
          </table:table-cell>
          <table:table-cell/>
          <table:table-cell office:value-type="float" office:value="5082" calcext:value-type="float">
            <text:p>5082</text:p>
          </table:table-cell>
          <table:table-cell office:value-type="float" office:value="3.62368" calcext:value-type="float">
            <text:p>3.6236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26" calcext:value-type="float">
            <text:p>5026</text:p>
          </table:table-cell>
          <table:table-cell office:value-type="float" office:value="0.665127" calcext:value-type="float">
            <text:p>0.665127</text:p>
          </table:table-cell>
          <table:table-cell/>
          <table:table-cell office:value-type="float" office:value="5026" calcext:value-type="float">
            <text:p>5026</text:p>
          </table:table-cell>
          <table:table-cell office:value-type="float" office:value="4.10036" calcext:value-type="float">
            <text:p>4.10036</text:p>
          </table:table-cell>
          <table:table-cell/>
          <table:table-cell office:value-type="float" office:value="5026" calcext:value-type="float">
            <text:p>5026</text:p>
          </table:table-cell>
          <table:table-cell office:value-type="float" office:value="4.10036" calcext:value-type="float">
            <text:p>4.100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65" calcext:value-type="float">
            <text:p>4965</text:p>
          </table:table-cell>
          <table:table-cell office:value-type="float" office:value="0.655995" calcext:value-type="float">
            <text:p>0.655995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3.93204" calcext:value-type="float">
            <text:p>3.93204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3.93204" calcext:value-type="float">
            <text:p>3.932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49" calcext:value-type="float">
            <text:p>4949</text:p>
          </table:table-cell>
          <table:table-cell office:value-type="float" office:value="0.304437" calcext:value-type="float">
            <text:p>0.304437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3.96176" calcext:value-type="float">
            <text:p>3.96176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3.96176" calcext:value-type="float">
            <text:p>3.9617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35" calcext:value-type="float">
            <text:p>4935</text:p>
          </table:table-cell>
          <table:table-cell office:value-type="float" office:value="0.310992" calcext:value-type="float">
            <text:p>0.310992</text:p>
          </table:table-cell>
          <table:table-cell/>
          <table:table-cell office:value-type="float" office:value="4935" calcext:value-type="float">
            <text:p>4935</text:p>
          </table:table-cell>
          <table:table-cell office:value-type="float" office:value="3.93087" calcext:value-type="float">
            <text:p>3.93087</text:p>
          </table:table-cell>
          <table:table-cell/>
          <table:table-cell office:value-type="float" office:value="4935" calcext:value-type="float">
            <text:p>4935</text:p>
          </table:table-cell>
          <table:table-cell office:value-type="float" office:value="3.93087" calcext:value-type="float">
            <text:p>3.9308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26" calcext:value-type="float">
            <text:p>4926</text:p>
          </table:table-cell>
          <table:table-cell office:value-type="float" office:value="0.65791" calcext:value-type="float">
            <text:p>0.65791</text:p>
          </table:table-cell>
          <table:table-cell/>
          <table:table-cell office:value-type="float" office:value="4926" calcext:value-type="float">
            <text:p>4926</text:p>
          </table:table-cell>
          <table:table-cell office:value-type="float" office:value="3.97898" calcext:value-type="float">
            <text:p>3.97898</text:p>
          </table:table-cell>
          <table:table-cell/>
          <table:table-cell office:value-type="float" office:value="4926" calcext:value-type="float">
            <text:p>4926</text:p>
          </table:table-cell>
          <table:table-cell office:value-type="float" office:value="3.97898" calcext:value-type="float">
            <text:p>3.9789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19" calcext:value-type="float">
            <text:p>4919</text:p>
          </table:table-cell>
          <table:table-cell office:value-type="float" office:value="0.734691" calcext:value-type="float">
            <text:p>0.734691</text:p>
          </table:table-cell>
          <table:table-cell/>
          <table:table-cell office:value-type="float" office:value="4919" calcext:value-type="float">
            <text:p>4919</text:p>
          </table:table-cell>
          <table:table-cell office:value-type="float" office:value="3.54749" calcext:value-type="float">
            <text:p>3.54749</text:p>
          </table:table-cell>
          <table:table-cell/>
          <table:table-cell office:value-type="float" office:value="4919" calcext:value-type="float">
            <text:p>4919</text:p>
          </table:table-cell>
          <table:table-cell office:value-type="float" office:value="3.54749" calcext:value-type="float">
            <text:p>3.54749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12" calcext:value-type="float">
            <text:p>4912</text:p>
          </table:table-cell>
          <table:table-cell office:value-type="float" office:value="0.603631" calcext:value-type="float">
            <text:p>0.603631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.98878" calcext:value-type="float">
            <text:p>3.98878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.98878" calcext:value-type="float">
            <text:p>3.988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44" calcext:value-type="float">
            <text:p>4844</text:p>
          </table:table-cell>
          <table:table-cell office:value-type="float" office:value="0.255979" calcext:value-type="float">
            <text:p>0.255979</text:p>
          </table:table-cell>
          <table:table-cell/>
          <table:table-cell office:value-type="float" office:value="4844" calcext:value-type="float">
            <text:p>4844</text:p>
          </table:table-cell>
          <table:table-cell office:value-type="float" office:value="3.96059" calcext:value-type="float">
            <text:p>3.96059</text:p>
          </table:table-cell>
          <table:table-cell/>
          <table:table-cell office:value-type="float" office:value="4844" calcext:value-type="float">
            <text:p>4844</text:p>
          </table:table-cell>
          <table:table-cell office:value-type="float" office:value="3.96059" calcext:value-type="float">
            <text:p>3.9605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38" calcext:value-type="float">
            <text:p>4838</text:p>
          </table:table-cell>
          <table:table-cell office:value-type="float" office:value="0.332659" calcext:value-type="float">
            <text:p>0.332659</text:p>
          </table:table-cell>
          <table:table-cell/>
          <table:table-cell office:value-type="float" office:value="4838" calcext:value-type="float">
            <text:p>4838</text:p>
          </table:table-cell>
          <table:table-cell office:value-type="float" office:value="3.92904" calcext:value-type="float">
            <text:p>3.92904</text:p>
          </table:table-cell>
          <table:table-cell/>
          <table:table-cell office:value-type="float" office:value="4838" calcext:value-type="float">
            <text:p>4838</text:p>
          </table:table-cell>
          <table:table-cell office:value-type="float" office:value="3.92904" calcext:value-type="float">
            <text:p>3.9290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14" calcext:value-type="float">
            <text:p>4814</text:p>
          </table:table-cell>
          <table:table-cell office:value-type="float" office:value="0.363041" calcext:value-type="float">
            <text:p>0.363041</text:p>
          </table:table-cell>
          <table:table-cell/>
          <table:table-cell office:value-type="float" office:value="4814" calcext:value-type="float">
            <text:p>4814</text:p>
          </table:table-cell>
          <table:table-cell office:value-type="float" office:value="4.01683" calcext:value-type="float">
            <text:p>4.01683</text:p>
          </table:table-cell>
          <table:table-cell/>
          <table:table-cell office:value-type="float" office:value="4814" calcext:value-type="float">
            <text:p>4814</text:p>
          </table:table-cell>
          <table:table-cell office:value-type="float" office:value="4.01683" calcext:value-type="float">
            <text:p>4.016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97" calcext:value-type="float">
            <text:p>4797</text:p>
          </table:table-cell>
          <table:table-cell office:value-type="float" office:value="0.401691" calcext:value-type="float">
            <text:p>0.401691</text:p>
          </table:table-cell>
          <table:table-cell/>
          <table:table-cell office:value-type="float" office:value="4797" calcext:value-type="float">
            <text:p>4797</text:p>
          </table:table-cell>
          <table:table-cell office:value-type="float" office:value="4.02218" calcext:value-type="float">
            <text:p>4.02218</text:p>
          </table:table-cell>
          <table:table-cell/>
          <table:table-cell office:value-type="float" office:value="4797" calcext:value-type="float">
            <text:p>4797</text:p>
          </table:table-cell>
          <table:table-cell office:value-type="float" office:value="4.02218" calcext:value-type="float">
            <text:p>4.022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76" calcext:value-type="float">
            <text:p>4776</text:p>
          </table:table-cell>
          <table:table-cell office:value-type="float" office:value="0.336552" calcext:value-type="float">
            <text:p>0.336552</text:p>
          </table:table-cell>
          <table:table-cell/>
          <table:table-cell office:value-type="float" office:value="4776" calcext:value-type="float">
            <text:p>4776</text:p>
          </table:table-cell>
          <table:table-cell office:value-type="float" office:value="3.92546" calcext:value-type="float">
            <text:p>3.92546</text:p>
          </table:table-cell>
          <table:table-cell/>
          <table:table-cell office:value-type="float" office:value="4776" calcext:value-type="float">
            <text:p>4776</text:p>
          </table:table-cell>
          <table:table-cell office:value-type="float" office:value="3.92546" calcext:value-type="float">
            <text:p>3.925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71" calcext:value-type="float">
            <text:p>4771</text:p>
          </table:table-cell>
          <table:table-cell office:value-type="float" office:value="0.46673" calcext:value-type="float">
            <text:p>0.46673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4.00968" calcext:value-type="float">
            <text:p>4.00968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4.00968" calcext:value-type="float">
            <text:p>4.009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91" calcext:value-type="float">
            <text:p>4691</text:p>
          </table:table-cell>
          <table:table-cell office:value-type="float" office:value="0.550919" calcext:value-type="float">
            <text:p>0.550919</text:p>
          </table:table-cell>
          <table:table-cell/>
          <table:table-cell office:value-type="float" office:value="4691" calcext:value-type="float">
            <text:p>4691</text:p>
          </table:table-cell>
          <table:table-cell office:value-type="float" office:value="3.7572" calcext:value-type="float">
            <text:p>3.7572</text:p>
          </table:table-cell>
          <table:table-cell/>
          <table:table-cell office:value-type="float" office:value="4691" calcext:value-type="float">
            <text:p>4691</text:p>
          </table:table-cell>
          <table:table-cell office:value-type="float" office:value="3.7572" calcext:value-type="float">
            <text:p>3.757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63" calcext:value-type="float">
            <text:p>4663</text:p>
          </table:table-cell>
          <table:table-cell office:value-type="float" office:value="0.352163" calcext:value-type="float">
            <text:p>0.352163</text:p>
          </table:table-cell>
          <table:table-cell/>
          <table:table-cell office:value-type="float" office:value="4663" calcext:value-type="float">
            <text:p>4663</text:p>
          </table:table-cell>
          <table:table-cell office:value-type="float" office:value="3.9313" calcext:value-type="float">
            <text:p>3.9313</text:p>
          </table:table-cell>
          <table:table-cell/>
          <table:table-cell office:value-type="float" office:value="4663" calcext:value-type="float">
            <text:p>4663</text:p>
          </table:table-cell>
          <table:table-cell office:value-type="float" office:value="3.9313" calcext:value-type="float">
            <text:p>3.931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48" calcext:value-type="float">
            <text:p>4648</text:p>
          </table:table-cell>
          <table:table-cell office:value-type="float" office:value="0.560953" calcext:value-type="float">
            <text:p>0.560953</text:p>
          </table:table-cell>
          <table:table-cell/>
          <table:table-cell office:value-type="float" office:value="4648" calcext:value-type="float">
            <text:p>4648</text:p>
          </table:table-cell>
          <table:table-cell office:value-type="float" office:value="4.01065" calcext:value-type="float">
            <text:p>4.01065</text:p>
          </table:table-cell>
          <table:table-cell/>
          <table:table-cell office:value-type="float" office:value="4648" calcext:value-type="float">
            <text:p>4648</text:p>
          </table:table-cell>
          <table:table-cell office:value-type="float" office:value="4.01065" calcext:value-type="float">
            <text:p>4.010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34" calcext:value-type="float">
            <text:p>4634</text:p>
          </table:table-cell>
          <table:table-cell office:value-type="float" office:value="0.34436" calcext:value-type="float">
            <text:p>0.34436</text:p>
          </table:table-cell>
          <table:table-cell/>
          <table:table-cell office:value-type="float" office:value="4634" calcext:value-type="float">
            <text:p>4634</text:p>
          </table:table-cell>
          <table:table-cell office:value-type="float" office:value="3.96806" calcext:value-type="float">
            <text:p>3.96806</text:p>
          </table:table-cell>
          <table:table-cell/>
          <table:table-cell office:value-type="float" office:value="4634" calcext:value-type="float">
            <text:p>4634</text:p>
          </table:table-cell>
          <table:table-cell office:value-type="float" office:value="3.96806" calcext:value-type="float">
            <text:p>3.9680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21" calcext:value-type="float">
            <text:p>4621</text:p>
          </table:table-cell>
          <table:table-cell office:value-type="float" office:value="0.319907" calcext:value-type="float">
            <text:p>0.319907</text:p>
          </table:table-cell>
          <table:table-cell/>
          <table:table-cell office:value-type="float" office:value="4621" calcext:value-type="float">
            <text:p>4621</text:p>
          </table:table-cell>
          <table:table-cell office:value-type="float" office:value="3.93748" calcext:value-type="float">
            <text:p>3.93748</text:p>
          </table:table-cell>
          <table:table-cell/>
          <table:table-cell office:value-type="float" office:value="4621" calcext:value-type="float">
            <text:p>4621</text:p>
          </table:table-cell>
          <table:table-cell office:value-type="float" office:value="3.93748" calcext:value-type="float">
            <text:p>3.9374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0.517037" calcext:value-type="float">
            <text:p>0.517037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3.7449" calcext:value-type="float">
            <text:p>3.744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3.7449" calcext:value-type="float">
            <text:p>3.744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07" calcext:value-type="float">
            <text:p>4607</text:p>
          </table:table-cell>
          <table:table-cell office:value-type="float" office:value="0.153793" calcext:value-type="float">
            <text:p>0.153793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3.51281" calcext:value-type="float">
            <text:p>3.51281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3.51281" calcext:value-type="float">
            <text:p>3.5128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59" calcext:value-type="float">
            <text:p>4559</text:p>
          </table:table-cell>
          <table:table-cell office:value-type="float" office:value="0.410307" calcext:value-type="float">
            <text:p>0.410307</text:p>
          </table:table-cell>
          <table:table-cell/>
          <table:table-cell office:value-type="float" office:value="4559" calcext:value-type="float">
            <text:p>4559</text:p>
          </table:table-cell>
          <table:table-cell office:value-type="float" office:value="3.94777" calcext:value-type="float">
            <text:p>3.94777</text:p>
          </table:table-cell>
          <table:table-cell/>
          <table:table-cell office:value-type="float" office:value="4559" calcext:value-type="float">
            <text:p>4559</text:p>
          </table:table-cell>
          <table:table-cell office:value-type="float" office:value="3.94777" calcext:value-type="float">
            <text:p>3.9477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office:value-type="float" office:value="0.565515" calcext:value-type="float">
            <text:p>0.565515</text:p>
          </table:table-cell>
          <table:table-cell/>
          <table:table-cell office:value-type="float" office:value="4528" calcext:value-type="float">
            <text:p>4528</text:p>
          </table:table-cell>
          <table:table-cell office:value-type="float" office:value="3.92181" calcext:value-type="float">
            <text:p>3.92181</text:p>
          </table:table-cell>
          <table:table-cell/>
          <table:table-cell office:value-type="float" office:value="4528" calcext:value-type="float">
            <text:p>4528</text:p>
          </table:table-cell>
          <table:table-cell office:value-type="float" office:value="3.92181" calcext:value-type="float">
            <text:p>3.9218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529" calcext:value-type="float">
            <text:p>43529</text:p>
          </table:table-cell>
          <table:table-cell office:value-type="float" office:value="0.332558" calcext:value-type="float">
            <text:p>0.332558</text:p>
          </table:table-cell>
          <table:table-cell/>
          <table:table-cell office:value-type="float" office:value="43529" calcext:value-type="float">
            <text:p>43529</text:p>
          </table:table-cell>
          <table:table-cell office:value-type="float" office:value="4.02558" calcext:value-type="float">
            <text:p>4.02558</text:p>
          </table:table-cell>
          <table:table-cell/>
          <table:table-cell office:value-type="float" office:value="43529" calcext:value-type="float">
            <text:p>43529</text:p>
          </table:table-cell>
          <table:table-cell office:value-type="float" office:value="4.02558" calcext:value-type="float">
            <text:p>4.025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349" calcext:value-type="float">
            <text:p>43349</text:p>
          </table:table-cell>
          <table:table-cell office:value-type="float" office:value="0.286325" calcext:value-type="float">
            <text:p>0.286325</text:p>
          </table:table-cell>
          <table:table-cell/>
          <table:table-cell office:value-type="float" office:value="43349" calcext:value-type="float">
            <text:p>43349</text:p>
          </table:table-cell>
          <table:table-cell office:value-type="float" office:value="3.71745" calcext:value-type="float">
            <text:p>3.71745</text:p>
          </table:table-cell>
          <table:table-cell/>
          <table:table-cell office:value-type="float" office:value="43349" calcext:value-type="float">
            <text:p>43349</text:p>
          </table:table-cell>
          <table:table-cell office:value-type="float" office:value="3.71745" calcext:value-type="float">
            <text:p>3.717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8845" calcext:value-type="float">
            <text:p>38845</text:p>
          </table:table-cell>
          <table:table-cell office:value-type="float" office:value="0.483621" calcext:value-type="float">
            <text:p>0.483621</text:p>
          </table:table-cell>
          <table:table-cell/>
          <table:table-cell office:value-type="float" office:value="38845" calcext:value-type="float">
            <text:p>38845</text:p>
          </table:table-cell>
          <table:table-cell office:value-type="float" office:value="3.55754" calcext:value-type="float">
            <text:p>3.55754</text:p>
          </table:table-cell>
          <table:table-cell/>
          <table:table-cell office:value-type="float" office:value="38845" calcext:value-type="float">
            <text:p>38845</text:p>
          </table:table-cell>
          <table:table-cell office:value-type="float" office:value="3.55754" calcext:value-type="float">
            <text:p>3.557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921" calcext:value-type="float">
            <text:p>37921</text:p>
          </table:table-cell>
          <table:table-cell office:value-type="float" office:value="0.400535" calcext:value-type="float">
            <text:p>0.400535</text:p>
          </table:table-cell>
          <table:table-cell/>
          <table:table-cell office:value-type="float" office:value="37921" calcext:value-type="float">
            <text:p>37921</text:p>
          </table:table-cell>
          <table:table-cell office:value-type="float" office:value="3.97817" calcext:value-type="float">
            <text:p>3.97817</text:p>
          </table:table-cell>
          <table:table-cell/>
          <table:table-cell office:value-type="float" office:value="37921" calcext:value-type="float">
            <text:p>37921</text:p>
          </table:table-cell>
          <table:table-cell office:value-type="float" office:value="3.97817" calcext:value-type="float">
            <text:p>3.978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876" calcext:value-type="float">
            <text:p>37876</text:p>
          </table:table-cell>
          <table:table-cell office:value-type="float" office:value="0.635695" calcext:value-type="float">
            <text:p>0.635695</text:p>
          </table:table-cell>
          <table:table-cell/>
          <table:table-cell office:value-type="float" office:value="37876" calcext:value-type="float">
            <text:p>37876</text:p>
          </table:table-cell>
          <table:table-cell office:value-type="float" office:value="3.95596" calcext:value-type="float">
            <text:p>3.95596</text:p>
          </table:table-cell>
          <table:table-cell/>
          <table:table-cell office:value-type="float" office:value="37876" calcext:value-type="float">
            <text:p>37876</text:p>
          </table:table-cell>
          <table:table-cell office:value-type="float" office:value="3.95596" calcext:value-type="float">
            <text:p>3.9559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850" calcext:value-type="float">
            <text:p>37850</text:p>
          </table:table-cell>
          <table:table-cell office:value-type="float" office:value="0.683639" calcext:value-type="float">
            <text:p>0.683639</text:p>
          </table:table-cell>
          <table:table-cell/>
          <table:table-cell office:value-type="float" office:value="37850" calcext:value-type="float">
            <text:p>37850</text:p>
          </table:table-cell>
          <table:table-cell office:value-type="float" office:value="3.87556" calcext:value-type="float">
            <text:p>3.87556</text:p>
          </table:table-cell>
          <table:table-cell/>
          <table:table-cell office:value-type="float" office:value="37850" calcext:value-type="float">
            <text:p>37850</text:p>
          </table:table-cell>
          <table:table-cell office:value-type="float" office:value="3.87556" calcext:value-type="float">
            <text:p>3.8755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785" calcext:value-type="float">
            <text:p>37785</text:p>
          </table:table-cell>
          <table:table-cell office:value-type="float" office:value="0.269187" calcext:value-type="float">
            <text:p>0.269187</text:p>
          </table:table-cell>
          <table:table-cell/>
          <table:table-cell office:value-type="float" office:value="37785" calcext:value-type="float">
            <text:p>37785</text:p>
          </table:table-cell>
          <table:table-cell office:value-type="float" office:value="3.91899" calcext:value-type="float">
            <text:p>3.91899</text:p>
          </table:table-cell>
          <table:table-cell/>
          <table:table-cell office:value-type="float" office:value="37785" calcext:value-type="float">
            <text:p>37785</text:p>
          </table:table-cell>
          <table:table-cell office:value-type="float" office:value="3.91899" calcext:value-type="float">
            <text:p>3.9189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699" calcext:value-type="float">
            <text:p>37699</text:p>
          </table:table-cell>
          <table:table-cell office:value-type="float" office:value="0.448872" calcext:value-type="float">
            <text:p>0.448872</text:p>
          </table:table-cell>
          <table:table-cell/>
          <table:table-cell office:value-type="float" office:value="37699" calcext:value-type="float">
            <text:p>37699</text:p>
          </table:table-cell>
          <table:table-cell office:value-type="float" office:value="3.96974" calcext:value-type="float">
            <text:p>3.96974</text:p>
          </table:table-cell>
          <table:table-cell/>
          <table:table-cell office:value-type="float" office:value="37699" calcext:value-type="float">
            <text:p>37699</text:p>
          </table:table-cell>
          <table:table-cell office:value-type="float" office:value="3.96974" calcext:value-type="float">
            <text:p>3.969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571" calcext:value-type="float">
            <text:p>37571</text:p>
          </table:table-cell>
          <table:table-cell office:value-type="float" office:value="0.658739" calcext:value-type="float">
            <text:p>0.658739</text:p>
          </table:table-cell>
          <table:table-cell/>
          <table:table-cell office:value-type="float" office:value="37571" calcext:value-type="float">
            <text:p>37571</text:p>
          </table:table-cell>
          <table:table-cell office:value-type="float" office:value="3.9498" calcext:value-type="float">
            <text:p>3.9498</text:p>
          </table:table-cell>
          <table:table-cell/>
          <table:table-cell office:value-type="float" office:value="37571" calcext:value-type="float">
            <text:p>37571</text:p>
          </table:table-cell>
          <table:table-cell office:value-type="float" office:value="3.9498" calcext:value-type="float">
            <text:p>3.949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556" calcext:value-type="float">
            <text:p>37556</text:p>
          </table:table-cell>
          <table:table-cell office:value-type="float" office:value="0.316225" calcext:value-type="float">
            <text:p>0.316225</text:p>
          </table:table-cell>
          <table:table-cell/>
          <table:table-cell office:value-type="float" office:value="37556" calcext:value-type="float">
            <text:p>37556</text:p>
          </table:table-cell>
          <table:table-cell office:value-type="float" office:value="3.94148" calcext:value-type="float">
            <text:p>3.94148</text:p>
          </table:table-cell>
          <table:table-cell/>
          <table:table-cell office:value-type="float" office:value="37556" calcext:value-type="float">
            <text:p>37556</text:p>
          </table:table-cell>
          <table:table-cell office:value-type="float" office:value="3.94148" calcext:value-type="float">
            <text:p>3.94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499" calcext:value-type="float">
            <text:p>37499</text:p>
          </table:table-cell>
          <table:table-cell office:value-type="float" office:value="0.679192" calcext:value-type="float">
            <text:p>0.679192</text:p>
          </table:table-cell>
          <table:table-cell/>
          <table:table-cell office:value-type="float" office:value="37499" calcext:value-type="float">
            <text:p>37499</text:p>
          </table:table-cell>
          <table:table-cell office:value-type="float" office:value="3.82002" calcext:value-type="float">
            <text:p>3.82002</text:p>
          </table:table-cell>
          <table:table-cell/>
          <table:table-cell office:value-type="float" office:value="37499" calcext:value-type="float">
            <text:p>37499</text:p>
          </table:table-cell>
          <table:table-cell office:value-type="float" office:value="3.82002" calcext:value-type="float">
            <text:p>3.820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889" calcext:value-type="float">
            <text:p>35889</text:p>
          </table:table-cell>
          <table:table-cell office:value-type="float" office:value="0.536878" calcext:value-type="float">
            <text:p>0.536878</text:p>
          </table:table-cell>
          <table:table-cell/>
          <table:table-cell office:value-type="float" office:value="35889" calcext:value-type="float">
            <text:p>35889</text:p>
          </table:table-cell>
          <table:table-cell office:value-type="float" office:value="3.73772" calcext:value-type="float">
            <text:p>3.73772</text:p>
          </table:table-cell>
          <table:table-cell/>
          <table:table-cell office:value-type="float" office:value="35889" calcext:value-type="float">
            <text:p>35889</text:p>
          </table:table-cell>
          <table:table-cell office:value-type="float" office:value="3.73772" calcext:value-type="float">
            <text:p>3.7377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office:value-type="float" office:value="0.303645" calcext:value-type="float">
            <text:p>0.303645</text:p>
          </table:table-cell>
          <table:table-cell/>
          <table:table-cell office:value-type="float" office:value="3583" calcext:value-type="float">
            <text:p>3583</text:p>
          </table:table-cell>
          <table:table-cell office:value-type="float" office:value="3.3556" calcext:value-type="float">
            <text:p>3.3556</text:p>
          </table:table-cell>
          <table:table-cell/>
          <table:table-cell office:value-type="float" office:value="3583" calcext:value-type="float">
            <text:p>3583</text:p>
          </table:table-cell>
          <table:table-cell office:value-type="float" office:value="3.3556" calcext:value-type="float">
            <text:p>3.355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705" calcext:value-type="float">
            <text:p>35705</text:p>
          </table:table-cell>
          <table:table-cell office:value-type="float" office:value="0.283272" calcext:value-type="float">
            <text:p>0.283272</text:p>
          </table:table-cell>
          <table:table-cell/>
          <table:table-cell office:value-type="float" office:value="35705" calcext:value-type="float">
            <text:p>35705</text:p>
          </table:table-cell>
          <table:table-cell office:value-type="float" office:value="3.62803" calcext:value-type="float">
            <text:p>3.62803</text:p>
          </table:table-cell>
          <table:table-cell/>
          <table:table-cell office:value-type="float" office:value="35705" calcext:value-type="float">
            <text:p>35705</text:p>
          </table:table-cell>
          <table:table-cell office:value-type="float" office:value="3.62803" calcext:value-type="float">
            <text:p>3.628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673" calcext:value-type="float">
            <text:p>35673</text:p>
          </table:table-cell>
          <table:table-cell office:value-type="float" office:value="0.386049" calcext:value-type="float">
            <text:p>0.386049</text:p>
          </table:table-cell>
          <table:table-cell/>
          <table:table-cell office:value-type="float" office:value="35673" calcext:value-type="float">
            <text:p>35673</text:p>
          </table:table-cell>
          <table:table-cell office:value-type="float" office:value="4.35399" calcext:value-type="float">
            <text:p>4.35399</text:p>
          </table:table-cell>
          <table:table-cell/>
          <table:table-cell office:value-type="float" office:value="35673" calcext:value-type="float">
            <text:p>35673</text:p>
          </table:table-cell>
          <table:table-cell office:value-type="float" office:value="4.35399" calcext:value-type="float">
            <text:p>4.353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989" calcext:value-type="float">
            <text:p>34989</text:p>
          </table:table-cell>
          <table:table-cell office:value-type="float" office:value="0.436563" calcext:value-type="float">
            <text:p>0.436563</text:p>
          </table:table-cell>
          <table:table-cell/>
          <table:table-cell office:value-type="float" office:value="34989" calcext:value-type="float">
            <text:p>34989</text:p>
          </table:table-cell>
          <table:table-cell office:value-type="float" office:value="3.5834" calcext:value-type="float">
            <text:p>3.5834</text:p>
          </table:table-cell>
          <table:table-cell/>
          <table:table-cell office:value-type="float" office:value="34989" calcext:value-type="float">
            <text:p>34989</text:p>
          </table:table-cell>
          <table:table-cell office:value-type="float" office:value="3.5834" calcext:value-type="float">
            <text:p>3.583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976" calcext:value-type="float">
            <text:p>34976</text:p>
          </table:table-cell>
          <table:table-cell office:value-type="float" office:value="0.489819" calcext:value-type="float">
            <text:p>0.489819</text:p>
          </table:table-cell>
          <table:table-cell/>
          <table:table-cell office:value-type="float" office:value="34976" calcext:value-type="float">
            <text:p>34976</text:p>
          </table:table-cell>
          <table:table-cell office:value-type="float" office:value="4.10936" calcext:value-type="float">
            <text:p>4.10936</text:p>
          </table:table-cell>
          <table:table-cell/>
          <table:table-cell office:value-type="float" office:value="34976" calcext:value-type="float">
            <text:p>34976</text:p>
          </table:table-cell>
          <table:table-cell office:value-type="float" office:value="4.10936" calcext:value-type="float">
            <text:p>4.109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95" calcext:value-type="float">
            <text:p>34295</text:p>
          </table:table-cell>
          <table:table-cell office:value-type="float" office:value="0.206431" calcext:value-type="float">
            <text:p>0.206431</text:p>
          </table:table-cell>
          <table:table-cell/>
          <table:table-cell office:value-type="float" office:value="34295" calcext:value-type="float">
            <text:p>34295</text:p>
          </table:table-cell>
          <table:table-cell office:value-type="float" office:value="3.4752" calcext:value-type="float">
            <text:p>3.4752</text:p>
          </table:table-cell>
          <table:table-cell/>
          <table:table-cell office:value-type="float" office:value="34295" calcext:value-type="float">
            <text:p>34295</text:p>
          </table:table-cell>
          <table:table-cell office:value-type="float" office:value="3.4752" calcext:value-type="float">
            <text:p>3.475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72" calcext:value-type="float">
            <text:p>34272</text:p>
          </table:table-cell>
          <table:table-cell office:value-type="float" office:value="0.712707" calcext:value-type="float">
            <text:p>0.712707</text:p>
          </table:table-cell>
          <table:table-cell/>
          <table:table-cell office:value-type="float" office:value="34272" calcext:value-type="float">
            <text:p>34272</text:p>
          </table:table-cell>
          <table:table-cell office:value-type="float" office:value="3.8207" calcext:value-type="float">
            <text:p>3.8207</text:p>
          </table:table-cell>
          <table:table-cell/>
          <table:table-cell office:value-type="float" office:value="34272" calcext:value-type="float">
            <text:p>34272</text:p>
          </table:table-cell>
          <table:table-cell office:value-type="float" office:value="3.8207" calcext:value-type="float">
            <text:p>3.820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70" calcext:value-type="float">
            <text:p>34270</text:p>
          </table:table-cell>
          <table:table-cell office:value-type="float" office:value="0.351353" calcext:value-type="float">
            <text:p>0.351353</text:p>
          </table:table-cell>
          <table:table-cell/>
          <table:table-cell office:value-type="float" office:value="34270" calcext:value-type="float">
            <text:p>34270</text:p>
          </table:table-cell>
          <table:table-cell office:value-type="float" office:value="3.68696" calcext:value-type="float">
            <text:p>3.68696</text:p>
          </table:table-cell>
          <table:table-cell/>
          <table:table-cell office:value-type="float" office:value="34270" calcext:value-type="float">
            <text:p>34270</text:p>
          </table:table-cell>
          <table:table-cell office:value-type="float" office:value="3.68696" calcext:value-type="float">
            <text:p>3.6869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02" calcext:value-type="float">
            <text:p>34202</text:p>
          </table:table-cell>
          <table:table-cell office:value-type="float" office:value="0.312333" calcext:value-type="float">
            <text:p>0.312333</text:p>
          </table:table-cell>
          <table:table-cell/>
          <table:table-cell office:value-type="float" office:value="34202" calcext:value-type="float">
            <text:p>34202</text:p>
          </table:table-cell>
          <table:table-cell office:value-type="float" office:value="3.45333" calcext:value-type="float">
            <text:p>3.45333</text:p>
          </table:table-cell>
          <table:table-cell/>
          <table:table-cell office:value-type="float" office:value="34202" calcext:value-type="float">
            <text:p>34202</text:p>
          </table:table-cell>
          <table:table-cell office:value-type="float" office:value="3.45333" calcext:value-type="float">
            <text:p>3.4533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402" calcext:value-type="float">
            <text:p>32402</text:p>
          </table:table-cell>
          <table:table-cell office:value-type="float" office:value="0.682969" calcext:value-type="float">
            <text:p>0.682969</text:p>
          </table:table-cell>
          <table:table-cell/>
          <table:table-cell office:value-type="float" office:value="32402" calcext:value-type="float">
            <text:p>32402</text:p>
          </table:table-cell>
          <table:table-cell office:value-type="float" office:value="4.32945" calcext:value-type="float">
            <text:p>4.32945</text:p>
          </table:table-cell>
          <table:table-cell/>
          <table:table-cell office:value-type="float" office:value="32402" calcext:value-type="float">
            <text:p>32402</text:p>
          </table:table-cell>
          <table:table-cell office:value-type="float" office:value="4.32945" calcext:value-type="float">
            <text:p>4.329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133" calcext:value-type="float">
            <text:p>32133</text:p>
          </table:table-cell>
          <table:table-cell office:value-type="float" office:value="0.520416" calcext:value-type="float">
            <text:p>0.520416</text:p>
          </table:table-cell>
          <table:table-cell/>
          <table:table-cell office:value-type="float" office:value="32133" calcext:value-type="float">
            <text:p>32133</text:p>
          </table:table-cell>
          <table:table-cell office:value-type="float" office:value="3.57948" calcext:value-type="float">
            <text:p>3.57948</text:p>
          </table:table-cell>
          <table:table-cell/>
          <table:table-cell office:value-type="float" office:value="32133" calcext:value-type="float">
            <text:p>32133</text:p>
          </table:table-cell>
          <table:table-cell office:value-type="float" office:value="3.57948" calcext:value-type="float">
            <text:p>3.5794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493" calcext:value-type="float">
            <text:p>30493</text:p>
          </table:table-cell>
          <table:table-cell office:value-type="float" office:value="0.576612" calcext:value-type="float">
            <text:p>0.576612</text:p>
          </table:table-cell>
          <table:table-cell/>
          <table:table-cell office:value-type="float" office:value="30493" calcext:value-type="float">
            <text:p>30493</text:p>
          </table:table-cell>
          <table:table-cell office:value-type="float" office:value="3.60455" calcext:value-type="float">
            <text:p>3.60455</text:p>
          </table:table-cell>
          <table:table-cell/>
          <table:table-cell office:value-type="float" office:value="30493" calcext:value-type="float">
            <text:p>30493</text:p>
          </table:table-cell>
          <table:table-cell office:value-type="float" office:value="3.60455" calcext:value-type="float">
            <text:p>3.6045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office:value-type="float" office:value="0.394257" calcext:value-type="float">
            <text:p>0.394257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.58518" calcext:value-type="float">
            <text:p>3.58518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.58518" calcext:value-type="float">
            <text:p>3.5851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089" calcext:value-type="float">
            <text:p>27089</text:p>
          </table:table-cell>
          <table:table-cell office:value-type="float" office:value="0.32172" calcext:value-type="float">
            <text:p>0.32172</text:p>
          </table:table-cell>
          <table:table-cell/>
          <table:table-cell office:value-type="float" office:value="27089" calcext:value-type="float">
            <text:p>27089</text:p>
          </table:table-cell>
          <table:table-cell office:value-type="float" office:value="3.92346" calcext:value-type="float">
            <text:p>3.92346</text:p>
          </table:table-cell>
          <table:table-cell/>
          <table:table-cell office:value-type="float" office:value="27089" calcext:value-type="float">
            <text:p>27089</text:p>
          </table:table-cell>
          <table:table-cell office:value-type="float" office:value="3.92346" calcext:value-type="float">
            <text:p>3.923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995" calcext:value-type="float">
            <text:p>26995</text:p>
          </table:table-cell>
          <table:table-cell office:value-type="float" office:value="0.343606" calcext:value-type="float">
            <text:p>0.343606</text:p>
          </table:table-cell>
          <table:table-cell/>
          <table:table-cell office:value-type="float" office:value="26995" calcext:value-type="float">
            <text:p>26995</text:p>
          </table:table-cell>
          <table:table-cell office:value-type="float" office:value="4.09383" calcext:value-type="float">
            <text:p>4.09383</text:p>
          </table:table-cell>
          <table:table-cell/>
          <table:table-cell office:value-type="float" office:value="26995" calcext:value-type="float">
            <text:p>26995</text:p>
          </table:table-cell>
          <table:table-cell office:value-type="float" office:value="4.09383" calcext:value-type="float">
            <text:p>4.093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993" calcext:value-type="float">
            <text:p>26993</text:p>
          </table:table-cell>
          <table:table-cell office:value-type="float" office:value="0.336938" calcext:value-type="float">
            <text:p>0.336938</text:p>
          </table:table-cell>
          <table:table-cell/>
          <table:table-cell office:value-type="float" office:value="26993" calcext:value-type="float">
            <text:p>26993</text:p>
          </table:table-cell>
          <table:table-cell office:value-type="float" office:value="3.68752" calcext:value-type="float">
            <text:p>3.68752</text:p>
          </table:table-cell>
          <table:table-cell/>
          <table:table-cell office:value-type="float" office:value="26993" calcext:value-type="float">
            <text:p>26993</text:p>
          </table:table-cell>
          <table:table-cell office:value-type="float" office:value="3.68752" calcext:value-type="float">
            <text:p>3.6875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80" calcext:value-type="float">
            <text:p>2680</text:p>
          </table:table-cell>
          <table:table-cell office:value-type="float" office:value="0.517369" calcext:value-type="float">
            <text:p>0.517369</text:p>
          </table:table-cell>
          <table:table-cell/>
          <table:table-cell office:value-type="float" office:value="2680" calcext:value-type="float">
            <text:p>2680</text:p>
          </table:table-cell>
          <table:table-cell office:value-type="float" office:value="3.72651" calcext:value-type="float">
            <text:p>3.72651</text:p>
          </table:table-cell>
          <table:table-cell/>
          <table:table-cell office:value-type="float" office:value="2680" calcext:value-type="float">
            <text:p>2680</text:p>
          </table:table-cell>
          <table:table-cell office:value-type="float" office:value="3.72651" calcext:value-type="float">
            <text:p>3.7265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775" calcext:value-type="float">
            <text:p>26775</text:p>
          </table:table-cell>
          <table:table-cell office:value-type="float" office:value="0.594421" calcext:value-type="float">
            <text:p>0.594421</text:p>
          </table:table-cell>
          <table:table-cell/>
          <table:table-cell office:value-type="float" office:value="26775" calcext:value-type="float">
            <text:p>26775</text:p>
          </table:table-cell>
          <table:table-cell office:value-type="float" office:value="3.73109" calcext:value-type="float">
            <text:p>3.73109</text:p>
          </table:table-cell>
          <table:table-cell/>
          <table:table-cell office:value-type="float" office:value="26775" calcext:value-type="float">
            <text:p>26775</text:p>
          </table:table-cell>
          <table:table-cell office:value-type="float" office:value="3.73109" calcext:value-type="float">
            <text:p>3.7310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734" calcext:value-type="float">
            <text:p>26734</text:p>
          </table:table-cell>
          <table:table-cell office:value-type="float" office:value="0.995801" calcext:value-type="float">
            <text:p>0.995801</text:p>
          </table:table-cell>
          <table:table-cell/>
          <table:table-cell office:value-type="float" office:value="26734" calcext:value-type="float">
            <text:p>26734</text:p>
          </table:table-cell>
          <table:table-cell office:value-type="float" office:value="3.23275" calcext:value-type="float">
            <text:p>3.23275</text:p>
          </table:table-cell>
          <table:table-cell/>
          <table:table-cell office:value-type="float" office:value="26734" calcext:value-type="float">
            <text:p>26734</text:p>
          </table:table-cell>
          <table:table-cell office:value-type="float" office:value="3.23275" calcext:value-type="float">
            <text:p>3.23275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631" calcext:value-type="float">
            <text:p>26631</text:p>
          </table:table-cell>
          <table:table-cell office:value-type="float" office:value="0.48948" calcext:value-type="float">
            <text:p>0.48948</text:p>
          </table:table-cell>
          <table:table-cell/>
          <table:table-cell office:value-type="float" office:value="26631" calcext:value-type="float">
            <text:p>26631</text:p>
          </table:table-cell>
          <table:table-cell office:value-type="float" office:value="3.59095" calcext:value-type="float">
            <text:p>3.59095</text:p>
          </table:table-cell>
          <table:table-cell/>
          <table:table-cell office:value-type="float" office:value="26631" calcext:value-type="float">
            <text:p>26631</text:p>
          </table:table-cell>
          <table:table-cell office:value-type="float" office:value="3.59095" calcext:value-type="float">
            <text:p>3.590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462" calcext:value-type="float">
            <text:p>26462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26462" calcext:value-type="float">
            <text:p>26462</text:p>
          </table:table-cell>
          <table:table-cell office:value-type="float" office:value="3.93883" calcext:value-type="float">
            <text:p>3.93883</text:p>
          </table:table-cell>
          <table:table-cell/>
          <table:table-cell office:value-type="float" office:value="26462" calcext:value-type="float">
            <text:p>26462</text:p>
          </table:table-cell>
          <table:table-cell office:value-type="float" office:value="3.93883" calcext:value-type="float">
            <text:p>3.938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43" calcext:value-type="float">
            <text:p>2643</text:p>
          </table:table-cell>
          <table:table-cell office:value-type="float" office:value="0.459303" calcext:value-type="float">
            <text:p>0.459303</text:p>
          </table:table-cell>
          <table:table-cell/>
          <table:table-cell office:value-type="float" office:value="2643" calcext:value-type="float">
            <text:p>2643</text:p>
          </table:table-cell>
          <table:table-cell office:value-type="float" office:value="3.59905" calcext:value-type="float">
            <text:p>3.59905</text:p>
          </table:table-cell>
          <table:table-cell/>
          <table:table-cell office:value-type="float" office:value="2643" calcext:value-type="float">
            <text:p>2643</text:p>
          </table:table-cell>
          <table:table-cell office:value-type="float" office:value="3.59905" calcext:value-type="float">
            <text:p>3.5990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0.289328" calcext:value-type="float">
            <text:p>0.28932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.56973" calcext:value-type="float">
            <text:p>3.5697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.56973" calcext:value-type="float">
            <text:p>3.5697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80" calcext:value-type="float">
            <text:p>2580</text:p>
          </table:table-cell>
          <table:table-cell office:value-type="float" office:value="0.759427" calcext:value-type="float">
            <text:p>0.759427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3.96364" calcext:value-type="float">
            <text:p>3.96364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3.96364" calcext:value-type="float">
            <text:p>3.9636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78" calcext:value-type="float">
            <text:p>2578</text:p>
          </table:table-cell>
          <table:table-cell office:value-type="float" office:value="0.480228" calcext:value-type="float">
            <text:p>0.480228</text:p>
          </table:table-cell>
          <table:table-cell/>
          <table:table-cell office:value-type="float" office:value="2578" calcext:value-type="float">
            <text:p>2578</text:p>
          </table:table-cell>
          <table:table-cell office:value-type="float" office:value="3.51912" calcext:value-type="float">
            <text:p>3.51912</text:p>
          </table:table-cell>
          <table:table-cell/>
          <table:table-cell office:value-type="float" office:value="2578" calcext:value-type="float">
            <text:p>2578</text:p>
          </table:table-cell>
          <table:table-cell office:value-type="float" office:value="3.51912" calcext:value-type="float">
            <text:p>3.5191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530" calcext:value-type="float">
            <text:p>25530</text:p>
          </table:table-cell>
          <table:table-cell office:value-type="float" office:value="0.305513" calcext:value-type="float">
            <text:p>0.305513</text:p>
          </table:table-cell>
          <table:table-cell/>
          <table:table-cell office:value-type="float" office:value="25530" calcext:value-type="float">
            <text:p>25530</text:p>
          </table:table-cell>
          <table:table-cell office:value-type="float" office:value="3.86449" calcext:value-type="float">
            <text:p>3.86449</text:p>
          </table:table-cell>
          <table:table-cell/>
          <table:table-cell office:value-type="float" office:value="25530" calcext:value-type="float">
            <text:p>25530</text:p>
          </table:table-cell>
          <table:table-cell office:value-type="float" office:value="3.86449" calcext:value-type="float">
            <text:p>3.8644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0.244991" calcext:value-type="float">
            <text:p>0.24499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.33334" calcext:value-type="float">
            <text:p>3.3333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.33334" calcext:value-type="float">
            <text:p>3.3333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61" calcext:value-type="float">
            <text:p>2461</text:p>
          </table:table-cell>
          <table:table-cell office:value-type="float" office:value="0.75317" calcext:value-type="float">
            <text:p>0.75317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3.58265" calcext:value-type="float">
            <text:p>3.58265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3.58265" calcext:value-type="float">
            <text:p>3.5826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28" calcext:value-type="float">
            <text:p>2428</text:p>
          </table:table-cell>
          <table:table-cell office:value-type="float" office:value="0.541168" calcext:value-type="float">
            <text:p>0.541168</text:p>
          </table:table-cell>
          <table:table-cell/>
          <table:table-cell office:value-type="float" office:value="2428" calcext:value-type="float">
            <text:p>2428</text:p>
          </table:table-cell>
          <table:table-cell office:value-type="float" office:value="3.5828" calcext:value-type="float">
            <text:p>3.5828</text:p>
          </table:table-cell>
          <table:table-cell/>
          <table:table-cell office:value-type="float" office:value="2428" calcext:value-type="float">
            <text:p>2428</text:p>
          </table:table-cell>
          <table:table-cell office:value-type="float" office:value="3.5828" calcext:value-type="float">
            <text:p>3.582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0.985945" calcext:value-type="float">
            <text:p>0.985945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3.41595" calcext:value-type="float">
            <text:p>3.41595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3.41595" calcext:value-type="float">
            <text:p>3.4159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857" calcext:value-type="float">
            <text:p>20857</text:p>
          </table:table-cell>
          <table:table-cell office:value-type="float" office:value="0.349897" calcext:value-type="float">
            <text:p>0.349897</text:p>
          </table:table-cell>
          <table:table-cell/>
          <table:table-cell office:value-type="float" office:value="20857" calcext:value-type="float">
            <text:p>20857</text:p>
          </table:table-cell>
          <table:table-cell office:value-type="float" office:value="3.98236" calcext:value-type="float">
            <text:p>3.98236</text:p>
          </table:table-cell>
          <table:table-cell/>
          <table:table-cell office:value-type="float" office:value="20857" calcext:value-type="float">
            <text:p>20857</text:p>
          </table:table-cell>
          <table:table-cell office:value-type="float" office:value="3.98236" calcext:value-type="float">
            <text:p>3.9823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0.502442" calcext:value-type="float">
            <text:p>0.502442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.56959" calcext:value-type="float">
            <text:p>3.56959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.56959" calcext:value-type="float">
            <text:p>3.5695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61" calcext:value-type="float">
            <text:p>20061</text:p>
          </table:table-cell>
          <table:table-cell office:value-type="float" office:value="0.396291" calcext:value-type="float">
            <text:p>0.396291</text:p>
          </table:table-cell>
          <table:table-cell/>
          <table:table-cell office:value-type="float" office:value="20061" calcext:value-type="float">
            <text:p>20061</text:p>
          </table:table-cell>
          <table:table-cell office:value-type="float" office:value="3.91786" calcext:value-type="float">
            <text:p>3.91786</text:p>
          </table:table-cell>
          <table:table-cell/>
          <table:table-cell office:value-type="float" office:value="20061" calcext:value-type="float">
            <text:p>20061</text:p>
          </table:table-cell>
          <table:table-cell office:value-type="float" office:value="3.91786" calcext:value-type="float">
            <text:p>3.9178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0.748298" calcext:value-type="float">
            <text:p>0.748298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3.66261" calcext:value-type="float">
            <text:p>3.66261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3.66261" calcext:value-type="float">
            <text:p>3.6626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741" calcext:value-type="float">
            <text:p>19741</text:p>
          </table:table-cell>
          <table:table-cell office:value-type="float" office:value="0.351768" calcext:value-type="float">
            <text:p>0.351768</text:p>
          </table:table-cell>
          <table:table-cell/>
          <table:table-cell office:value-type="float" office:value="19741" calcext:value-type="float">
            <text:p>19741</text:p>
          </table:table-cell>
          <table:table-cell office:value-type="float" office:value="4.14619" calcext:value-type="float">
            <text:p>4.14619</text:p>
          </table:table-cell>
          <table:table-cell/>
          <table:table-cell office:value-type="float" office:value="19741" calcext:value-type="float">
            <text:p>19741</text:p>
          </table:table-cell>
          <table:table-cell office:value-type="float" office:value="4.14619" calcext:value-type="float">
            <text:p>4.146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542" calcext:value-type="float">
            <text:p>19542</text:p>
          </table:table-cell>
          <table:table-cell office:value-type="float" office:value="0.273427" calcext:value-type="float">
            <text:p>0.273427</text:p>
          </table:table-cell>
          <table:table-cell/>
          <table:table-cell office:value-type="float" office:value="19542" calcext:value-type="float">
            <text:p>19542</text:p>
          </table:table-cell>
          <table:table-cell office:value-type="float" office:value="3.54628" calcext:value-type="float">
            <text:p>3.54628</text:p>
          </table:table-cell>
          <table:table-cell/>
          <table:table-cell office:value-type="float" office:value="19542" calcext:value-type="float">
            <text:p>19542</text:p>
          </table:table-cell>
          <table:table-cell office:value-type="float" office:value="3.54628" calcext:value-type="float">
            <text:p>3.5462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416" calcext:value-type="float">
            <text:p>19416</text:p>
          </table:table-cell>
          <table:table-cell office:value-type="float" office:value="0.293686" calcext:value-type="float">
            <text:p>0.293686</text:p>
          </table:table-cell>
          <table:table-cell/>
          <table:table-cell office:value-type="float" office:value="19416" calcext:value-type="float">
            <text:p>19416</text:p>
          </table:table-cell>
          <table:table-cell office:value-type="float" office:value="3.48727" calcext:value-type="float">
            <text:p>3.48727</text:p>
          </table:table-cell>
          <table:table-cell/>
          <table:table-cell office:value-type="float" office:value="19416" calcext:value-type="float">
            <text:p>19416</text:p>
          </table:table-cell>
          <table:table-cell office:value-type="float" office:value="3.48727" calcext:value-type="float">
            <text:p>3.4872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office:value-type="float" office:value="0.808861" calcext:value-type="float">
            <text:p>0.808861</text:p>
          </table:table-cell>
          <table:table-cell/>
          <table:table-cell office:value-type="float" office:value="1921" calcext:value-type="float">
            <text:p>1921</text:p>
          </table:table-cell>
          <table:table-cell office:value-type="float" office:value="3.82049" calcext:value-type="float">
            <text:p>3.82049</text:p>
          </table:table-cell>
          <table:table-cell/>
          <table:table-cell office:value-type="float" office:value="1921" calcext:value-type="float">
            <text:p>1921</text:p>
          </table:table-cell>
          <table:table-cell office:value-type="float" office:value="3.82049" calcext:value-type="float">
            <text:p>3.8204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163" calcext:value-type="float">
            <text:p>19163</text:p>
          </table:table-cell>
          <table:table-cell office:value-type="float" office:value="0.32172" calcext:value-type="float">
            <text:p>0.32172</text:p>
          </table:table-cell>
          <table:table-cell/>
          <table:table-cell office:value-type="float" office:value="19163" calcext:value-type="float">
            <text:p>19163</text:p>
          </table:table-cell>
          <table:table-cell office:value-type="float" office:value="3.92346" calcext:value-type="float">
            <text:p>3.92346</text:p>
          </table:table-cell>
          <table:table-cell/>
          <table:table-cell office:value-type="float" office:value="19163" calcext:value-type="float">
            <text:p>19163</text:p>
          </table:table-cell>
          <table:table-cell office:value-type="float" office:value="3.92346" calcext:value-type="float">
            <text:p>3.9234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657" calcext:value-type="float">
            <text:p>18657</text:p>
          </table:table-cell>
          <table:table-cell office:value-type="float" office:value="0.343606" calcext:value-type="float">
            <text:p>0.343606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float" office:value="4.09383" calcext:value-type="float">
            <text:p>4.09383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float" office:value="4.09383" calcext:value-type="float">
            <text:p>4.093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655" calcext:value-type="float">
            <text:p>18655</text:p>
          </table:table-cell>
          <table:table-cell office:value-type="float" office:value="0.336938" calcext:value-type="float">
            <text:p>0.336938</text:p>
          </table:table-cell>
          <table:table-cell/>
          <table:table-cell office:value-type="float" office:value="18655" calcext:value-type="float">
            <text:p>18655</text:p>
          </table:table-cell>
          <table:table-cell office:value-type="float" office:value="3.68752" calcext:value-type="float">
            <text:p>3.68752</text:p>
          </table:table-cell>
          <table:table-cell/>
          <table:table-cell office:value-type="float" office:value="18655" calcext:value-type="float">
            <text:p>18655</text:p>
          </table:table-cell>
          <table:table-cell office:value-type="float" office:value="3.68752" calcext:value-type="float">
            <text:p>3.6875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office:value-type="float" office:value="0.515671" calcext:value-type="float">
            <text:p>0.515671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float" office:value="3.58851" calcext:value-type="float">
            <text:p>3.58851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float" office:value="3.58851" calcext:value-type="float">
            <text:p>3.5885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 office:value-type="float" office:value="0.815384" calcext:value-type="float">
            <text:p>0.815384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3.61295" calcext:value-type="float">
            <text:p>3.61295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3.61295" calcext:value-type="float">
            <text:p>3.6129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111" calcext:value-type="float">
            <text:p>17111</text:p>
          </table:table-cell>
          <table:table-cell office:value-type="float" office:value="0.341992" calcext:value-type="float">
            <text:p>0.341992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3.56718" calcext:value-type="float">
            <text:p>3.56718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3.56718" calcext:value-type="float">
            <text:p>3.56718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995" calcext:value-type="float">
            <text:p>16995</text:p>
          </table:table-cell>
          <table:table-cell office:value-type="float" office:value="0.383423" calcext:value-type="float">
            <text:p>0.383423</text:p>
          </table:table-cell>
          <table:table-cell/>
          <table:table-cell office:value-type="float" office:value="16995" calcext:value-type="float">
            <text:p>16995</text:p>
          </table:table-cell>
          <table:table-cell office:value-type="float" office:value="3.64945" calcext:value-type="float">
            <text:p>3.64945</text:p>
          </table:table-cell>
          <table:table-cell/>
          <table:table-cell office:value-type="float" office:value="16995" calcext:value-type="float">
            <text:p>16995</text:p>
          </table:table-cell>
          <table:table-cell office:value-type="float" office:value="3.64945" calcext:value-type="float">
            <text:p>3.6494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 office:value-type="float" office:value="0.473807" calcext:value-type="float">
            <text:p>0.473807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3.92803" calcext:value-type="float">
            <text:p>3.92803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3.92803" calcext:value-type="float">
            <text:p>3.928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851" calcext:value-type="float">
            <text:p>16851</text:p>
          </table:table-cell>
          <table:table-cell office:value-type="float" office:value="0.373764" calcext:value-type="float">
            <text:p>0.373764</text:p>
          </table:table-cell>
          <table:table-cell/>
          <table:table-cell office:value-type="float" office:value="16851" calcext:value-type="float">
            <text:p>16851</text:p>
          </table:table-cell>
          <table:table-cell office:value-type="float" office:value="3.70669" calcext:value-type="float">
            <text:p>3.70669</text:p>
          </table:table-cell>
          <table:table-cell/>
          <table:table-cell office:value-type="float" office:value="16851" calcext:value-type="float">
            <text:p>16851</text:p>
          </table:table-cell>
          <table:table-cell office:value-type="float" office:value="3.70669" calcext:value-type="float">
            <text:p>3.7066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640" calcext:value-type="float">
            <text:p>16640</text:p>
          </table:table-cell>
          <table:table-cell office:value-type="float" office:value="0.489419" calcext:value-type="float">
            <text:p>0.489419</text:p>
          </table:table-cell>
          <table:table-cell/>
          <table:table-cell office:value-type="float" office:value="16640" calcext:value-type="float">
            <text:p>16640</text:p>
          </table:table-cell>
          <table:table-cell office:value-type="float" office:value="4.17969" calcext:value-type="float">
            <text:p>4.17969</text:p>
          </table:table-cell>
          <table:table-cell/>
          <table:table-cell office:value-type="float" office:value="16640" calcext:value-type="float">
            <text:p>16640</text:p>
          </table:table-cell>
          <table:table-cell office:value-type="float" office:value="4.17969" calcext:value-type="float">
            <text:p>4.179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99" calcext:value-type="float">
            <text:p>16299</text:p>
          </table:table-cell>
          <table:table-cell office:value-type="float" office:value="0.622941" calcext:value-type="float">
            <text:p>0.622941</text:p>
          </table:table-cell>
          <table:table-cell/>
          <table:table-cell office:value-type="float" office:value="16299" calcext:value-type="float">
            <text:p>16299</text:p>
          </table:table-cell>
          <table:table-cell office:value-type="float" office:value="3.96727" calcext:value-type="float">
            <text:p>3.96727</text:p>
          </table:table-cell>
          <table:table-cell/>
          <table:table-cell office:value-type="float" office:value="16299" calcext:value-type="float">
            <text:p>16299</text:p>
          </table:table-cell>
          <table:table-cell office:value-type="float" office:value="3.96727" calcext:value-type="float">
            <text:p>3.967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30" calcext:value-type="float">
            <text:p>16230</text:p>
          </table:table-cell>
          <table:table-cell office:value-type="float" office:value="0.423428" calcext:value-type="float">
            <text:p>0.423428</text:p>
          </table:table-cell>
          <table:table-cell/>
          <table:table-cell office:value-type="float" office:value="16230" calcext:value-type="float">
            <text:p>16230</text:p>
          </table:table-cell>
          <table:table-cell office:value-type="float" office:value="3.64712" calcext:value-type="float">
            <text:p>3.64712</text:p>
          </table:table-cell>
          <table:table-cell/>
          <table:table-cell office:value-type="float" office:value="16230" calcext:value-type="float">
            <text:p>16230</text:p>
          </table:table-cell>
          <table:table-cell office:value-type="float" office:value="3.64712" calcext:value-type="float">
            <text:p>3.6471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1" calcext:value-type="float">
            <text:p>1621</text:p>
          </table:table-cell>
          <table:table-cell office:value-type="float" office:value="0.667767" calcext:value-type="float">
            <text:p>0.667767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3.63841" calcext:value-type="float">
            <text:p>3.6384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3.63841" calcext:value-type="float">
            <text:p>3.6384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165" calcext:value-type="float">
            <text:p>16165</text:p>
          </table:table-cell>
          <table:table-cell office:value-type="float" office:value="0.374079" calcext:value-type="float">
            <text:p>0.374079</text:p>
          </table:table-cell>
          <table:table-cell/>
          <table:table-cell office:value-type="float" office:value="16165" calcext:value-type="float">
            <text:p>16165</text:p>
          </table:table-cell>
          <table:table-cell office:value-type="float" office:value="4.09292" calcext:value-type="float">
            <text:p>4.09292</text:p>
          </table:table-cell>
          <table:table-cell/>
          <table:table-cell office:value-type="float" office:value="16165" calcext:value-type="float">
            <text:p>16165</text:p>
          </table:table-cell>
          <table:table-cell office:value-type="float" office:value="4.09292" calcext:value-type="float">
            <text:p>4.092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office:value-type="float" office:value="0.526543" calcext:value-type="float">
            <text:p>0.526543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3.5961" calcext:value-type="float">
            <text:p>3.596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3.5961" calcext:value-type="float">
            <text:p>3.596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082" calcext:value-type="float">
            <text:p>16082</text:p>
          </table:table-cell>
          <table:table-cell office:value-type="float" office:value="0.346657" calcext:value-type="float">
            <text:p>0.346657</text:p>
          </table:table-cell>
          <table:table-cell/>
          <table:table-cell office:value-type="float" office:value="16082" calcext:value-type="float">
            <text:p>16082</text:p>
          </table:table-cell>
          <table:table-cell office:value-type="float" office:value="3.93058" calcext:value-type="float">
            <text:p>3.93058</text:p>
          </table:table-cell>
          <table:table-cell/>
          <table:table-cell office:value-type="float" office:value="16082" calcext:value-type="float">
            <text:p>16082</text:p>
          </table:table-cell>
          <table:table-cell office:value-type="float" office:value="3.93058" calcext:value-type="float">
            <text:p>3.9305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121" calcext:value-type="float">
            <text:p>15121</text:p>
          </table:table-cell>
          <table:table-cell office:value-type="float" office:value="0.351921" calcext:value-type="float">
            <text:p>0.351921</text:p>
          </table:table-cell>
          <table:table-cell/>
          <table:table-cell office:value-type="float" office:value="15121" calcext:value-type="float">
            <text:p>15121</text:p>
          </table:table-cell>
          <table:table-cell office:value-type="float" office:value="3.94087" calcext:value-type="float">
            <text:p>3.94087</text:p>
          </table:table-cell>
          <table:table-cell/>
          <table:table-cell office:value-type="float" office:value="15121" calcext:value-type="float">
            <text:p>15121</text:p>
          </table:table-cell>
          <table:table-cell office:value-type="float" office:value="3.94087" calcext:value-type="float">
            <text:p>3.9408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76" calcext:value-type="float">
            <text:p>14676</text:p>
          </table:table-cell>
          <table:table-cell office:value-type="float" office:value="0.40413" calcext:value-type="float">
            <text:p>0.40413</text:p>
          </table:table-cell>
          <table:table-cell/>
          <table:table-cell office:value-type="float" office:value="14676" calcext:value-type="float">
            <text:p>14676</text:p>
          </table:table-cell>
          <table:table-cell office:value-type="float" office:value="3.78905" calcext:value-type="float">
            <text:p>3.78905</text:p>
          </table:table-cell>
          <table:table-cell/>
          <table:table-cell office:value-type="float" office:value="14676" calcext:value-type="float">
            <text:p>14676</text:p>
          </table:table-cell>
          <table:table-cell office:value-type="float" office:value="3.78905" calcext:value-type="float">
            <text:p>3.7890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19" calcext:value-type="float">
            <text:p>14619</text:p>
          </table:table-cell>
          <table:table-cell office:value-type="float" office:value="0.595657" calcext:value-type="float">
            <text:p>0.595657</text:p>
          </table:table-cell>
          <table:table-cell/>
          <table:table-cell office:value-type="float" office:value="14619" calcext:value-type="float">
            <text:p>14619</text:p>
          </table:table-cell>
          <table:table-cell office:value-type="float" office:value="3.58429" calcext:value-type="float">
            <text:p>3.58429</text:p>
          </table:table-cell>
          <table:table-cell/>
          <table:table-cell office:value-type="float" office:value="14619" calcext:value-type="float">
            <text:p>14619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559" calcext:value-type="float">
            <text:p>14559</text:p>
          </table:table-cell>
          <table:table-cell office:value-type="float" office:value="0.662727" calcext:value-type="float">
            <text:p>0.662727</text:p>
          </table:table-cell>
          <table:table-cell/>
          <table:table-cell office:value-type="float" office:value="14559" calcext:value-type="float">
            <text:p>14559</text:p>
          </table:table-cell>
          <table:table-cell office:value-type="float" office:value="3.58054" calcext:value-type="float">
            <text:p>3.58054</text:p>
          </table:table-cell>
          <table:table-cell/>
          <table:table-cell office:value-type="float" office:value="14559" calcext:value-type="float">
            <text:p>14559</text:p>
          </table:table-cell>
          <table:table-cell office:value-type="float" office:value="3.58054" calcext:value-type="float">
            <text:p>3.5805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519" calcext:value-type="float">
            <text:p>14519</text:p>
          </table:table-cell>
          <table:table-cell office:value-type="float" office:value="0.580375" calcext:value-type="float">
            <text:p>0.580375</text:p>
          </table:table-cell>
          <table:table-cell/>
          <table:table-cell office:value-type="float" office:value="14519" calcext:value-type="float">
            <text:p>14519</text:p>
          </table:table-cell>
          <table:table-cell office:value-type="float" office:value="3.97382" calcext:value-type="float">
            <text:p>3.97382</text:p>
          </table:table-cell>
          <table:table-cell/>
          <table:table-cell office:value-type="float" office:value="14519" calcext:value-type="float">
            <text:p>14519</text:p>
          </table:table-cell>
          <table:table-cell office:value-type="float" office:value="3.97382" calcext:value-type="float">
            <text:p>3.9738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office:value-type="float" office:value="0.614365" calcext:value-type="float">
            <text:p>0.614365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3.99415" calcext:value-type="float">
            <text:p>3.99415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329" calcext:value-type="float">
            <text:p>14329</text:p>
          </table:table-cell>
          <table:table-cell office:value-type="float" office:value="0.611969" calcext:value-type="float">
            <text:p>0.611969</text:p>
          </table:table-cell>
          <table:table-cell/>
          <table:table-cell office:value-type="float" office:value="14329" calcext:value-type="float">
            <text:p>14329</text:p>
          </table:table-cell>
          <table:table-cell office:value-type="float" office:value="3.83669" calcext:value-type="float">
            <text:p>3.83669</text:p>
          </table:table-cell>
          <table:table-cell/>
          <table:table-cell office:value-type="float" office:value="14329" calcext:value-type="float">
            <text:p>14329</text:p>
          </table:table-cell>
          <table:table-cell office:value-type="float" office:value="3.83669" calcext:value-type="float">
            <text:p>3.8366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253" calcext:value-type="float">
            <text:p>14253</text:p>
          </table:table-cell>
          <table:table-cell office:value-type="float" office:value="0.570038" calcext:value-type="float">
            <text:p>0.570038</text:p>
          </table:table-cell>
          <table:table-cell/>
          <table:table-cell office:value-type="float" office:value="14253" calcext:value-type="float">
            <text:p>14253</text:p>
          </table:table-cell>
          <table:table-cell office:value-type="float" office:value="4.01406" calcext:value-type="float">
            <text:p>4.01406</text:p>
          </table:table-cell>
          <table:table-cell/>
          <table:table-cell office:value-type="float" office:value="14253" calcext:value-type="float">
            <text:p>14253</text:p>
          </table:table-cell>
          <table:table-cell office:value-type="float" office:value="4.01406" calcext:value-type="float">
            <text:p>4.014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0.83821" calcext:value-type="float">
            <text:p>0.83821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.69331" calcext:value-type="float">
            <text:p>3.69331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.69331" calcext:value-type="float">
            <text:p>3.6933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694" calcext:value-type="float">
            <text:p>13694</text:p>
          </table:table-cell>
          <table:table-cell office:value-type="float" office:value="0.489386" calcext:value-type="float">
            <text:p>0.489386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float" office:value="3.62627" calcext:value-type="float">
            <text:p>3.62627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float" office:value="3.62627" calcext:value-type="float">
            <text:p>3.62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77" calcext:value-type="float">
            <text:p>13177</text:p>
          </table:table-cell>
          <table:table-cell office:value-type="float" office:value="0.999124" calcext:value-type="float">
            <text:p>0.999124</text:p>
          </table:table-cell>
          <table:table-cell/>
          <table:table-cell office:value-type="float" office:value="13177" calcext:value-type="float">
            <text:p>13177</text:p>
          </table:table-cell>
          <table:table-cell office:value-type="float" office:value="3.25011" calcext:value-type="float">
            <text:p>3.25011</text:p>
          </table:table-cell>
          <table:table-cell/>
          <table:table-cell office:value-type="float" office:value="13177" calcext:value-type="float">
            <text:p>13177</text:p>
          </table:table-cell>
          <table:table-cell office:value-type="float" office:value="3.25011" calcext:value-type="float">
            <text:p>3.2501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84" calcext:value-type="float">
            <text:p>131084</text:p>
          </table:table-cell>
          <table:table-cell office:value-type="float" office:value="0.355307" calcext:value-type="float">
            <text:p>0.355307</text:p>
          </table:table-cell>
          <table:table-cell/>
          <table:table-cell office:value-type="float" office:value="131084" calcext:value-type="float">
            <text:p>131084</text:p>
          </table:table-cell>
          <table:table-cell office:value-type="float" office:value="3.75547" calcext:value-type="float">
            <text:p>3.75547</text:p>
          </table:table-cell>
          <table:table-cell/>
          <table:table-cell office:value-type="float" office:value="131084" calcext:value-type="float">
            <text:p>131084</text:p>
          </table:table-cell>
          <table:table-cell office:value-type="float" office:value="3.75547" calcext:value-type="float">
            <text:p>3.7554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78" calcext:value-type="float">
            <text:p>131078</text:p>
          </table:table-cell>
          <table:table-cell office:value-type="float" office:value="0.524173" calcext:value-type="float">
            <text:p>0.524173</text:p>
          </table:table-cell>
          <table:table-cell/>
          <table:table-cell office:value-type="float" office:value="131078" calcext:value-type="float">
            <text:p>131078</text:p>
          </table:table-cell>
          <table:table-cell office:value-type="float" office:value="3.56041" calcext:value-type="float">
            <text:p>3.56041</text:p>
          </table:table-cell>
          <table:table-cell/>
          <table:table-cell office:value-type="float" office:value="131078" calcext:value-type="float">
            <text:p>131078</text:p>
          </table:table-cell>
          <table:table-cell office:value-type="float" office:value="3.56041" calcext:value-type="float">
            <text:p>3.5604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64" calcext:value-type="float">
            <text:p>131064</text:p>
          </table:table-cell>
          <table:table-cell office:value-type="float" office:value="0.219842" calcext:value-type="float">
            <text:p>0.219842</text:p>
          </table:table-cell>
          <table:table-cell/>
          <table:table-cell office:value-type="float" office:value="131064" calcext:value-type="float">
            <text:p>131064</text:p>
          </table:table-cell>
          <table:table-cell office:value-type="float" office:value="3.77845" calcext:value-type="float">
            <text:p>3.77845</text:p>
          </table:table-cell>
          <table:table-cell/>
          <table:table-cell office:value-type="float" office:value="131064" calcext:value-type="float">
            <text:p>131064</text:p>
          </table:table-cell>
          <table:table-cell office:value-type="float" office:value="3.77845" calcext:value-type="float">
            <text:p>3.7784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952" calcext:value-type="float">
            <text:p>130952</text:p>
          </table:table-cell>
          <table:table-cell office:value-type="float" office:value="0.527288" calcext:value-type="float">
            <text:p>0.527288</text:p>
          </table:table-cell>
          <table:table-cell/>
          <table:table-cell office:value-type="float" office:value="130952" calcext:value-type="float">
            <text:p>130952</text:p>
          </table:table-cell>
          <table:table-cell office:value-type="float" office:value="3.92609" calcext:value-type="float">
            <text:p>3.92609</text:p>
          </table:table-cell>
          <table:table-cell/>
          <table:table-cell office:value-type="float" office:value="130952" calcext:value-type="float">
            <text:p>130952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917" calcext:value-type="float">
            <text:p>130917</text:p>
          </table:table-cell>
          <table:table-cell office:value-type="float" office:value="0.442555" calcext:value-type="float">
            <text:p>0.442555</text:p>
          </table:table-cell>
          <table:table-cell/>
          <table:table-cell office:value-type="float" office:value="130917" calcext:value-type="float">
            <text:p>130917</text:p>
          </table:table-cell>
          <table:table-cell office:value-type="float" office:value="3.65428" calcext:value-type="float">
            <text:p>3.65428</text:p>
          </table:table-cell>
          <table:table-cell/>
          <table:table-cell office:value-type="float" office:value="130917" calcext:value-type="float">
            <text:p>130917</text:p>
          </table:table-cell>
          <table:table-cell office:value-type="float" office:value="3.65428" calcext:value-type="float">
            <text:p>3.6542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896" calcext:value-type="float">
            <text:p>130896</text:p>
          </table:table-cell>
          <table:table-cell office:value-type="float" office:value="0.699067" calcext:value-type="float">
            <text:p>0.699067</text:p>
          </table:table-cell>
          <table:table-cell/>
          <table:table-cell office:value-type="float" office:value="130896" calcext:value-type="float">
            <text:p>130896</text:p>
          </table:table-cell>
          <table:table-cell office:value-type="float" office:value="3.62464" calcext:value-type="float">
            <text:p>3.62464</text:p>
          </table:table-cell>
          <table:table-cell/>
          <table:table-cell office:value-type="float" office:value="130896" calcext:value-type="float">
            <text:p>130896</text:p>
          </table:table-cell>
          <table:table-cell office:value-type="float" office:value="3.62464" calcext:value-type="float">
            <text:p>3.62464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785" calcext:value-type="float">
            <text:p>130785</text:p>
          </table:table-cell>
          <table:table-cell office:value-type="float" office:value="0.6307" calcext:value-type="float">
            <text:p>0.6307</text:p>
          </table:table-cell>
          <table:table-cell/>
          <table:table-cell office:value-type="float" office:value="130785" calcext:value-type="float">
            <text:p>130785</text:p>
          </table:table-cell>
          <table:table-cell office:value-type="float" office:value="3.69866" calcext:value-type="float">
            <text:p>3.69866</text:p>
          </table:table-cell>
          <table:table-cell/>
          <table:table-cell office:value-type="float" office:value="130785" calcext:value-type="float">
            <text:p>130785</text:p>
          </table:table-cell>
          <table:table-cell office:value-type="float" office:value="3.69866" calcext:value-type="float">
            <text:p>3.6986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608" calcext:value-type="float">
            <text:p>130608</text:p>
          </table:table-cell>
          <table:table-cell office:value-type="float" office:value="0.945464" calcext:value-type="float">
            <text:p>0.945464</text:p>
          </table:table-cell>
          <table:table-cell/>
          <table:table-cell office:value-type="float" office:value="130608" calcext:value-type="float">
            <text:p>130608</text:p>
          </table:table-cell>
          <table:table-cell office:value-type="float" office:value="3.43403" calcext:value-type="float">
            <text:p>3.43403</text:p>
          </table:table-cell>
          <table:table-cell/>
          <table:table-cell office:value-type="float" office:value="130608" calcext:value-type="float">
            <text:p>130608</text:p>
          </table:table-cell>
          <table:table-cell office:value-type="float" office:value="3.43403" calcext:value-type="float">
            <text:p>3.4340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68" calcext:value-type="float">
            <text:p>130468</text:p>
          </table:table-cell>
          <table:table-cell office:value-type="float" office:value="0.263303" calcext:value-type="float">
            <text:p>0.263303</text:p>
          </table:table-cell>
          <table:table-cell/>
          <table:table-cell office:value-type="float" office:value="130468" calcext:value-type="float">
            <text:p>130468</text:p>
          </table:table-cell>
          <table:table-cell office:value-type="float" office:value="3.57152" calcext:value-type="float">
            <text:p>3.57152</text:p>
          </table:table-cell>
          <table:table-cell/>
          <table:table-cell office:value-type="float" office:value="130468" calcext:value-type="float">
            <text:p>130468</text:p>
          </table:table-cell>
          <table:table-cell office:value-type="float" office:value="3.57152" calcext:value-type="float">
            <text:p>3.5715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44" calcext:value-type="float">
            <text:p>130444</text:p>
          </table:table-cell>
          <table:table-cell office:value-type="float" office:value="0.698648" calcext:value-type="float">
            <text:p>0.698648</text:p>
          </table:table-cell>
          <table:table-cell/>
          <table:table-cell office:value-type="float" office:value="130444" calcext:value-type="float">
            <text:p>130444</text:p>
          </table:table-cell>
          <table:table-cell office:value-type="float" office:value="3.8389" calcext:value-type="float">
            <text:p>3.8389</text:p>
          </table:table-cell>
          <table:table-cell/>
          <table:table-cell office:value-type="float" office:value="130444" calcext:value-type="float">
            <text:p>130444</text:p>
          </table:table-cell>
          <table:table-cell office:value-type="float" office:value="3.8389" calcext:value-type="float">
            <text:p>3.838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34" calcext:value-type="float">
            <text:p>130434</text:p>
          </table:table-cell>
          <table:table-cell office:value-type="float" office:value="0.366522" calcext:value-type="float">
            <text:p>0.366522</text:p>
          </table:table-cell>
          <table:table-cell/>
          <table:table-cell office:value-type="float" office:value="130434" calcext:value-type="float">
            <text:p>130434</text:p>
          </table:table-cell>
          <table:table-cell office:value-type="float" office:value="3.63334" calcext:value-type="float">
            <text:p>3.63334</text:p>
          </table:table-cell>
          <table:table-cell/>
          <table:table-cell office:value-type="float" office:value="130434" calcext:value-type="float">
            <text:p>130434</text:p>
          </table:table-cell>
          <table:table-cell office:value-type="float" office:value="3.63334" calcext:value-type="float">
            <text:p>3.6333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305" calcext:value-type="float">
            <text:p>130305</text:p>
          </table:table-cell>
          <table:table-cell office:value-type="float" office:value="0.782888" calcext:value-type="float">
            <text:p>0.782888</text:p>
          </table:table-cell>
          <table:table-cell/>
          <table:table-cell office:value-type="float" office:value="130305" calcext:value-type="float">
            <text:p>130305</text:p>
          </table:table-cell>
          <table:table-cell office:value-type="float" office:value="3.43465" calcext:value-type="float">
            <text:p>3.43465</text:p>
          </table:table-cell>
          <table:table-cell/>
          <table:table-cell office:value-type="float" office:value="130305" calcext:value-type="float">
            <text:p>130305</text:p>
          </table:table-cell>
          <table:table-cell office:value-type="float" office:value="3.43465" calcext:value-type="float">
            <text:p>3.4346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244" calcext:value-type="float">
            <text:p>130244</text:p>
          </table:table-cell>
          <table:table-cell office:value-type="float" office:value="0.271903" calcext:value-type="float">
            <text:p>0.271903</text:p>
          </table:table-cell>
          <table:table-cell/>
          <table:table-cell office:value-type="float" office:value="130244" calcext:value-type="float">
            <text:p>130244</text:p>
          </table:table-cell>
          <table:table-cell office:value-type="float" office:value="3.83942" calcext:value-type="float">
            <text:p>3.83942</text:p>
          </table:table-cell>
          <table:table-cell/>
          <table:table-cell office:value-type="float" office:value="130244" calcext:value-type="float">
            <text:p>130244</text:p>
          </table:table-cell>
          <table:table-cell office:value-type="float" office:value="3.83942" calcext:value-type="float">
            <text:p>3.8394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110" calcext:value-type="float">
            <text:p>130110</text:p>
          </table:table-cell>
          <table:table-cell office:value-type="float" office:value="0.867407" calcext:value-type="float">
            <text:p>0.867407</text:p>
          </table:table-cell>
          <table:table-cell/>
          <table:table-cell office:value-type="float" office:value="130110" calcext:value-type="float">
            <text:p>130110</text:p>
          </table:table-cell>
          <table:table-cell office:value-type="float" office:value="3.52596" calcext:value-type="float">
            <text:p>3.52596</text:p>
          </table:table-cell>
          <table:table-cell/>
          <table:table-cell office:value-type="float" office:value="130110" calcext:value-type="float">
            <text:p>130110</text:p>
          </table:table-cell>
          <table:table-cell office:value-type="float" office:value="3.52596" calcext:value-type="float">
            <text:p>3.5259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10" calcext:value-type="float">
            <text:p>13010</text:p>
          </table:table-cell>
          <table:table-cell office:value-type="float" office:value="0.628942" calcext:value-type="float">
            <text:p>0.628942</text:p>
          </table:table-cell>
          <table:table-cell/>
          <table:table-cell office:value-type="float" office:value="13010" calcext:value-type="float">
            <text:p>13010</text:p>
          </table:table-cell>
          <table:table-cell office:value-type="float" office:value="3.79778" calcext:value-type="float">
            <text:p>3.79778</text:p>
          </table:table-cell>
          <table:table-cell/>
          <table:table-cell office:value-type="float" office:value="13010" calcext:value-type="float">
            <text:p>13010</text:p>
          </table:table-cell>
          <table:table-cell office:value-type="float" office:value="3.79778" calcext:value-type="float">
            <text:p>3.7977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931" calcext:value-type="float">
            <text:p>129931</text:p>
          </table:table-cell>
          <table:table-cell office:value-type="float" office:value="0.701736" calcext:value-type="float">
            <text:p>0.701736</text:p>
          </table:table-cell>
          <table:table-cell/>
          <table:table-cell office:value-type="float" office:value="129931" calcext:value-type="float">
            <text:p>129931</text:p>
          </table:table-cell>
          <table:table-cell office:value-type="float" office:value="3.50052" calcext:value-type="float">
            <text:p>3.50052</text:p>
          </table:table-cell>
          <table:table-cell/>
          <table:table-cell office:value-type="float" office:value="129931" calcext:value-type="float">
            <text:p>129931</text:p>
          </table:table-cell>
          <table:table-cell office:value-type="float" office:value="3.50052" calcext:value-type="float">
            <text:p>3.5005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6" calcext:value-type="float">
            <text:p>1296</text:p>
          </table:table-cell>
          <table:table-cell office:value-type="float" office:value="0.677843" calcext:value-type="float">
            <text:p>0.677843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3.90415" calcext:value-type="float">
            <text:p>3.9041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3.90415" calcext:value-type="float">
            <text:p>3.9041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480" calcext:value-type="float">
            <text:p>129480</text:p>
          </table:table-cell>
          <table:table-cell office:value-type="float" office:value="0.800774" calcext:value-type="float">
            <text:p>0.800774</text:p>
          </table:table-cell>
          <table:table-cell/>
          <table:table-cell office:value-type="float" office:value="129480" calcext:value-type="float">
            <text:p>129480</text:p>
          </table:table-cell>
          <table:table-cell office:value-type="float" office:value="3.59661" calcext:value-type="float">
            <text:p>3.59661</text:p>
          </table:table-cell>
          <table:table-cell/>
          <table:table-cell office:value-type="float" office:value="129480" calcext:value-type="float">
            <text:p>129480</text:p>
          </table:table-cell>
          <table:table-cell office:value-type="float" office:value="3.59661" calcext:value-type="float">
            <text:p>3.5966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231" calcext:value-type="float">
            <text:p>129231</text:p>
          </table:table-cell>
          <table:table-cell office:value-type="float" office:value="0.290508" calcext:value-type="float">
            <text:p>0.290508</text:p>
          </table:table-cell>
          <table:table-cell/>
          <table:table-cell office:value-type="float" office:value="129231" calcext:value-type="float">
            <text:p>129231</text:p>
          </table:table-cell>
          <table:table-cell office:value-type="float" office:value="3.77138" calcext:value-type="float">
            <text:p>3.77138</text:p>
          </table:table-cell>
          <table:table-cell/>
          <table:table-cell office:value-type="float" office:value="129231" calcext:value-type="float">
            <text:p>129231</text:p>
          </table:table-cell>
          <table:table-cell office:value-type="float" office:value="3.77138" calcext:value-type="float">
            <text:p>3.7713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218" calcext:value-type="float">
            <text:p>129218</text:p>
          </table:table-cell>
          <table:table-cell office:value-type="float" office:value="0.843932" calcext:value-type="float">
            <text:p>0.843932</text:p>
          </table:table-cell>
          <table:table-cell/>
          <table:table-cell office:value-type="float" office:value="129218" calcext:value-type="float">
            <text:p>129218</text:p>
          </table:table-cell>
          <table:table-cell office:value-type="float" office:value="3.71007" calcext:value-type="float">
            <text:p>3.71007</text:p>
          </table:table-cell>
          <table:table-cell/>
          <table:table-cell office:value-type="float" office:value="129218" calcext:value-type="float">
            <text:p>129218</text:p>
          </table:table-cell>
          <table:table-cell office:value-type="float" office:value="3.71007" calcext:value-type="float">
            <text:p>3.7100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179" calcext:value-type="float">
            <text:p>129179</text:p>
          </table:table-cell>
          <table:table-cell office:value-type="float" office:value="0.91809" calcext:value-type="float">
            <text:p>0.91809</text:p>
          </table:table-cell>
          <table:table-cell/>
          <table:table-cell office:value-type="float" office:value="129179" calcext:value-type="float">
            <text:p>129179</text:p>
          </table:table-cell>
          <table:table-cell office:value-type="float" office:value="3.54937" calcext:value-type="float">
            <text:p>3.54937</text:p>
          </table:table-cell>
          <table:table-cell/>
          <table:table-cell office:value-type="float" office:value="129179" calcext:value-type="float">
            <text:p>129179</text:p>
          </table:table-cell>
          <table:table-cell office:value-type="float" office:value="3.54937" calcext:value-type="float">
            <text:p>3.5493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129" calcext:value-type="float">
            <text:p>129129</text:p>
          </table:table-cell>
          <table:table-cell office:value-type="float" office:value="0.870216" calcext:value-type="float">
            <text:p>0.870216</text:p>
          </table:table-cell>
          <table:table-cell/>
          <table:table-cell office:value-type="float" office:value="129129" calcext:value-type="float">
            <text:p>129129</text:p>
          </table:table-cell>
          <table:table-cell office:value-type="float" office:value="3.63454" calcext:value-type="float">
            <text:p>3.63454</text:p>
          </table:table-cell>
          <table:table-cell/>
          <table:table-cell office:value-type="float" office:value="129129" calcext:value-type="float">
            <text:p>129129</text:p>
          </table:table-cell>
          <table:table-cell office:value-type="float" office:value="3.63454" calcext:value-type="float">
            <text:p>3.6345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091" calcext:value-type="float">
            <text:p>129091</text:p>
          </table:table-cell>
          <table:table-cell office:value-type="float" office:value="0.409355" calcext:value-type="float">
            <text:p>0.409355</text:p>
          </table:table-cell>
          <table:table-cell/>
          <table:table-cell office:value-type="float" office:value="129091" calcext:value-type="float">
            <text:p>129091</text:p>
          </table:table-cell>
          <table:table-cell office:value-type="float" office:value="3.82593" calcext:value-type="float">
            <text:p>3.82593</text:p>
          </table:table-cell>
          <table:table-cell/>
          <table:table-cell office:value-type="float" office:value="129091" calcext:value-type="float">
            <text:p>129091</text:p>
          </table:table-cell>
          <table:table-cell office:value-type="float" office:value="3.82593" calcext:value-type="float">
            <text:p>3.8259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993" calcext:value-type="float">
            <text:p>128993</text:p>
          </table:table-cell>
          <table:table-cell office:value-type="float" office:value="0.544293" calcext:value-type="float">
            <text:p>0.544293</text:p>
          </table:table-cell>
          <table:table-cell/>
          <table:table-cell office:value-type="float" office:value="128993" calcext:value-type="float">
            <text:p>128993</text:p>
          </table:table-cell>
          <table:table-cell office:value-type="float" office:value="3.95027" calcext:value-type="float">
            <text:p>3.95027</text:p>
          </table:table-cell>
          <table:table-cell/>
          <table:table-cell office:value-type="float" office:value="128993" calcext:value-type="float">
            <text:p>128993</text:p>
          </table:table-cell>
          <table:table-cell office:value-type="float" office:value="3.95027" calcext:value-type="float">
            <text:p>3.950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850" calcext:value-type="float">
            <text:p>128850</text:p>
          </table:table-cell>
          <table:table-cell office:value-type="float" office:value="0.389222" calcext:value-type="float">
            <text:p>0.389222</text:p>
          </table:table-cell>
          <table:table-cell/>
          <table:table-cell office:value-type="float" office:value="128850" calcext:value-type="float">
            <text:p>128850</text:p>
          </table:table-cell>
          <table:table-cell office:value-type="float" office:value="3.84977" calcext:value-type="float">
            <text:p>3.84977</text:p>
          </table:table-cell>
          <table:table-cell/>
          <table:table-cell office:value-type="float" office:value="128850" calcext:value-type="float">
            <text:p>128850</text:p>
          </table:table-cell>
          <table:table-cell office:value-type="float" office:value="3.84977" calcext:value-type="float">
            <text:p>3.8497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660" calcext:value-type="float">
            <text:p>128660</text:p>
          </table:table-cell>
          <table:table-cell office:value-type="float" office:value="0.501758" calcext:value-type="float">
            <text:p>0.501758</text:p>
          </table:table-cell>
          <table:table-cell/>
          <table:table-cell office:value-type="float" office:value="128660" calcext:value-type="float">
            <text:p>128660</text:p>
          </table:table-cell>
          <table:table-cell office:value-type="float" office:value="3.77299" calcext:value-type="float">
            <text:p>3.77299</text:p>
          </table:table-cell>
          <table:table-cell/>
          <table:table-cell office:value-type="float" office:value="128660" calcext:value-type="float">
            <text:p>128660</text:p>
          </table:table-cell>
          <table:table-cell office:value-type="float" office:value="3.77299" calcext:value-type="float">
            <text:p>3.7729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560" calcext:value-type="float">
            <text:p>128560</text:p>
          </table:table-cell>
          <table:table-cell office:value-type="float" office:value="0.720841" calcext:value-type="float">
            <text:p>0.720841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3.59425" calcext:value-type="float">
            <text:p>3.59425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3.59425" calcext:value-type="float">
            <text:p>3.5942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367" calcext:value-type="float">
            <text:p>128367</text:p>
          </table:table-cell>
          <table:table-cell office:value-type="float" office:value="0.276729" calcext:value-type="float">
            <text:p>0.276729</text:p>
          </table:table-cell>
          <table:table-cell/>
          <table:table-cell office:value-type="float" office:value="128367" calcext:value-type="float">
            <text:p>128367</text:p>
          </table:table-cell>
          <table:table-cell office:value-type="float" office:value="3.86541" calcext:value-type="float">
            <text:p>3.86541</text:p>
          </table:table-cell>
          <table:table-cell/>
          <table:table-cell office:value-type="float" office:value="128367" calcext:value-type="float">
            <text:p>128367</text:p>
          </table:table-cell>
          <table:table-cell office:value-type="float" office:value="3.86541" calcext:value-type="float">
            <text:p>3.8654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290" calcext:value-type="float">
            <text:p>128290</text:p>
          </table:table-cell>
          <table:table-cell office:value-type="float" office:value="0.879757" calcext:value-type="float">
            <text:p>0.879757</text:p>
          </table:table-cell>
          <table:table-cell/>
          <table:table-cell office:value-type="float" office:value="128290" calcext:value-type="float">
            <text:p>128290</text:p>
          </table:table-cell>
          <table:table-cell office:value-type="float" office:value="3.68162" calcext:value-type="float">
            <text:p>3.68162</text:p>
          </table:table-cell>
          <table:table-cell/>
          <table:table-cell office:value-type="float" office:value="128290" calcext:value-type="float">
            <text:p>128290</text:p>
          </table:table-cell>
          <table:table-cell office:value-type="float" office:value="3.68162" calcext:value-type="float">
            <text:p>3.6816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254" calcext:value-type="float">
            <text:p>128254</text:p>
          </table:table-cell>
          <table:table-cell office:value-type="float" office:value="0.364229" calcext:value-type="float">
            <text:p>0.364229</text:p>
          </table:table-cell>
          <table:table-cell/>
          <table:table-cell office:value-type="float" office:value="128254" calcext:value-type="float">
            <text:p>128254</text:p>
          </table:table-cell>
          <table:table-cell office:value-type="float" office:value="3.45652" calcext:value-type="float">
            <text:p>3.45652</text:p>
          </table:table-cell>
          <table:table-cell/>
          <table:table-cell office:value-type="float" office:value="128254" calcext:value-type="float">
            <text:p>128254</text:p>
          </table:table-cell>
          <table:table-cell office:value-type="float" office:value="3.45652" calcext:value-type="float">
            <text:p>3.4565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062" calcext:value-type="float">
            <text:p>128062</text:p>
          </table:table-cell>
          <table:table-cell office:value-type="float" office:value="0.628981" calcext:value-type="float">
            <text:p>0.628981</text:p>
          </table:table-cell>
          <table:table-cell/>
          <table:table-cell office:value-type="float" office:value="128062" calcext:value-type="float">
            <text:p>128062</text:p>
          </table:table-cell>
          <table:table-cell office:value-type="float" office:value="3.59103" calcext:value-type="float">
            <text:p>3.59103</text:p>
          </table:table-cell>
          <table:table-cell/>
          <table:table-cell office:value-type="float" office:value="128062" calcext:value-type="float">
            <text:p>128062</text:p>
          </table:table-cell>
          <table:table-cell office:value-type="float" office:value="3.59103" calcext:value-type="float">
            <text:p>3.5910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531" calcext:value-type="float">
            <text:p>127531</text:p>
          </table:table-cell>
          <table:table-cell office:value-type="float" office:value="0.550558" calcext:value-type="float">
            <text:p>0.550558</text:p>
          </table:table-cell>
          <table:table-cell/>
          <table:table-cell office:value-type="float" office:value="127531" calcext:value-type="float">
            <text:p>127531</text:p>
          </table:table-cell>
          <table:table-cell office:value-type="float" office:value="3.94562" calcext:value-type="float">
            <text:p>3.94562</text:p>
          </table:table-cell>
          <table:table-cell/>
          <table:table-cell office:value-type="float" office:value="127531" calcext:value-type="float">
            <text:p>127531</text:p>
          </table:table-cell>
          <table:table-cell office:value-type="float" office:value="3.94562" calcext:value-type="float">
            <text:p>3.945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88" calcext:value-type="float">
            <text:p>127488</text:p>
          </table:table-cell>
          <table:table-cell office:value-type="float" office:value="0.513113" calcext:value-type="float">
            <text:p>0.513113</text:p>
          </table:table-cell>
          <table:table-cell/>
          <table:table-cell office:value-type="float" office:value="127488" calcext:value-type="float">
            <text:p>127488</text:p>
          </table:table-cell>
          <table:table-cell office:value-type="float" office:value="3.56832" calcext:value-type="float">
            <text:p>3.56832</text:p>
          </table:table-cell>
          <table:table-cell/>
          <table:table-cell office:value-type="float" office:value="127488" calcext:value-type="float">
            <text:p>127488</text:p>
          </table:table-cell>
          <table:table-cell office:value-type="float" office:value="3.56832" calcext:value-type="float">
            <text:p>3.5683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78" calcext:value-type="float">
            <text:p>127478</text:p>
          </table:table-cell>
          <table:table-cell office:value-type="float" office:value="0.598991" calcext:value-type="float">
            <text:p>0.598991</text:p>
          </table:table-cell>
          <table:table-cell/>
          <table:table-cell office:value-type="float" office:value="127478" calcext:value-type="float">
            <text:p>127478</text:p>
          </table:table-cell>
          <table:table-cell office:value-type="float" office:value="3.56617" calcext:value-type="float">
            <text:p>3.56617</text:p>
          </table:table-cell>
          <table:table-cell/>
          <table:table-cell office:value-type="float" office:value="127478" calcext:value-type="float">
            <text:p>127478</text:p>
          </table:table-cell>
          <table:table-cell office:value-type="float" office:value="3.56617" calcext:value-type="float">
            <text:p>3.5661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16" calcext:value-type="float">
            <text:p>127416</text:p>
          </table:table-cell>
          <table:table-cell office:value-type="float" office:value="0.705151" calcext:value-type="float">
            <text:p>0.705151</text:p>
          </table:table-cell>
          <table:table-cell/>
          <table:table-cell office:value-type="float" office:value="127416" calcext:value-type="float">
            <text:p>127416</text:p>
          </table:table-cell>
          <table:table-cell office:value-type="float" office:value="3.57014" calcext:value-type="float">
            <text:p>3.57014</text:p>
          </table:table-cell>
          <table:table-cell/>
          <table:table-cell office:value-type="float" office:value="127416" calcext:value-type="float">
            <text:p>127416</text:p>
          </table:table-cell>
          <table:table-cell office:value-type="float" office:value="3.57014" calcext:value-type="float">
            <text:p>3.5701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office:value-type="float" office:value="0.562135" calcext:value-type="float">
            <text:p>0.562135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3.79531" calcext:value-type="float">
            <text:p>3.79531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3.79531" calcext:value-type="float">
            <text:p>3.7953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364" calcext:value-type="float">
            <text:p>127364</text:p>
          </table:table-cell>
          <table:table-cell office:value-type="float" office:value="0.196006" calcext:value-type="float">
            <text:p>0.196006</text:p>
          </table:table-cell>
          <table:table-cell/>
          <table:table-cell office:value-type="float" office:value="127364" calcext:value-type="float">
            <text:p>127364</text:p>
          </table:table-cell>
          <table:table-cell office:value-type="float" office:value="3.79543" calcext:value-type="float">
            <text:p>3.79543</text:p>
          </table:table-cell>
          <table:table-cell/>
          <table:table-cell office:value-type="float" office:value="127364" calcext:value-type="float">
            <text:p>127364</text:p>
          </table:table-cell>
          <table:table-cell office:value-type="float" office:value="3.79543" calcext:value-type="float">
            <text:p>3.7954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318" calcext:value-type="float">
            <text:p>127318</text:p>
          </table:table-cell>
          <table:table-cell office:value-type="float" office:value="0.786594" calcext:value-type="float">
            <text:p>0.786594</text:p>
          </table:table-cell>
          <table:table-cell/>
          <table:table-cell office:value-type="float" office:value="127318" calcext:value-type="float">
            <text:p>127318</text:p>
          </table:table-cell>
          <table:table-cell office:value-type="float" office:value="3.58805" calcext:value-type="float">
            <text:p>3.58805</text:p>
          </table:table-cell>
          <table:table-cell/>
          <table:table-cell office:value-type="float" office:value="127318" calcext:value-type="float">
            <text:p>127318</text:p>
          </table:table-cell>
          <table:table-cell office:value-type="float" office:value="3.58805" calcext:value-type="float">
            <text:p>3.5880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199" calcext:value-type="float">
            <text:p>127199</text:p>
          </table:table-cell>
          <table:table-cell office:value-type="float" office:value="0.294763" calcext:value-type="float">
            <text:p>0.294763</text:p>
          </table:table-cell>
          <table:table-cell/>
          <table:table-cell office:value-type="float" office:value="127199" calcext:value-type="float">
            <text:p>127199</text:p>
          </table:table-cell>
          <table:table-cell office:value-type="float" office:value="3.74704" calcext:value-type="float">
            <text:p>3.74704</text:p>
          </table:table-cell>
          <table:table-cell/>
          <table:table-cell office:value-type="float" office:value="127199" calcext:value-type="float">
            <text:p>127199</text:p>
          </table:table-cell>
          <table:table-cell office:value-type="float" office:value="3.74704" calcext:value-type="float">
            <text:p>3.7470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137" calcext:value-type="float">
            <text:p>127137</text:p>
          </table:table-cell>
          <table:table-cell office:value-type="float" office:value="0.989619" calcext:value-type="float">
            <text:p>0.989619</text:p>
          </table:table-cell>
          <table:table-cell/>
          <table:table-cell office:value-type="float" office:value="127137" calcext:value-type="float">
            <text:p>127137</text:p>
          </table:table-cell>
          <table:table-cell office:value-type="float" office:value="3.35473" calcext:value-type="float">
            <text:p>3.35473</text:p>
          </table:table-cell>
          <table:table-cell/>
          <table:table-cell office:value-type="float" office:value="127137" calcext:value-type="float">
            <text:p>127137</text:p>
          </table:table-cell>
          <table:table-cell office:value-type="float" office:value="3.35473" calcext:value-type="float">
            <text:p>3.3547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079" calcext:value-type="float">
            <text:p>127079</text:p>
          </table:table-cell>
          <table:table-cell office:value-type="float" office:value="0.848924" calcext:value-type="float">
            <text:p>0.848924</text:p>
          </table:table-cell>
          <table:table-cell/>
          <table:table-cell office:value-type="float" office:value="127079" calcext:value-type="float">
            <text:p>127079</text:p>
          </table:table-cell>
          <table:table-cell office:value-type="float" office:value="3.52098" calcext:value-type="float">
            <text:p>3.52098</text:p>
          </table:table-cell>
          <table:table-cell/>
          <table:table-cell office:value-type="float" office:value="127079" calcext:value-type="float">
            <text:p>127079</text:p>
          </table:table-cell>
          <table:table-cell office:value-type="float" office:value="3.52098" calcext:value-type="float">
            <text:p>3.5209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992" calcext:value-type="float">
            <text:p>126992</text:p>
          </table:table-cell>
          <table:table-cell office:value-type="float" office:value="0.579534" calcext:value-type="float">
            <text:p>0.579534</text:p>
          </table:table-cell>
          <table:table-cell/>
          <table:table-cell office:value-type="float" office:value="126992" calcext:value-type="float">
            <text:p>126992</text:p>
          </table:table-cell>
          <table:table-cell office:value-type="float" office:value="3.54524" calcext:value-type="float">
            <text:p>3.54524</text:p>
          </table:table-cell>
          <table:table-cell/>
          <table:table-cell office:value-type="float" office:value="126992" calcext:value-type="float">
            <text:p>126992</text:p>
          </table:table-cell>
          <table:table-cell office:value-type="float" office:value="3.54524" calcext:value-type="float">
            <text:p>3.5452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913" calcext:value-type="float">
            <text:p>126913</text:p>
          </table:table-cell>
          <table:table-cell office:value-type="float" office:value="0.605402" calcext:value-type="float">
            <text:p>0.605402</text:p>
          </table:table-cell>
          <table:table-cell/>
          <table:table-cell office:value-type="float" office:value="126913" calcext:value-type="float">
            <text:p>126913</text:p>
          </table:table-cell>
          <table:table-cell office:value-type="float" office:value="3.92916" calcext:value-type="float">
            <text:p>3.92916</text:p>
          </table:table-cell>
          <table:table-cell/>
          <table:table-cell office:value-type="float" office:value="126913" calcext:value-type="float">
            <text:p>126913</text:p>
          </table:table-cell>
          <table:table-cell office:value-type="float" office:value="3.92916" calcext:value-type="float">
            <text:p>3.929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844" calcext:value-type="float">
            <text:p>126844</text:p>
          </table:table-cell>
          <table:table-cell office:value-type="float" office:value="0.901046" calcext:value-type="float">
            <text:p>0.901046</text:p>
          </table:table-cell>
          <table:table-cell/>
          <table:table-cell office:value-type="float" office:value="126844" calcext:value-type="float">
            <text:p>126844</text:p>
          </table:table-cell>
          <table:table-cell office:value-type="float" office:value="3.57088" calcext:value-type="float">
            <text:p>3.57088</text:p>
          </table:table-cell>
          <table:table-cell/>
          <table:table-cell office:value-type="float" office:value="126844" calcext:value-type="float">
            <text:p>126844</text:p>
          </table:table-cell>
          <table:table-cell office:value-type="float" office:value="3.57088" calcext:value-type="float">
            <text:p>3.5708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775" calcext:value-type="float">
            <text:p>126775</text:p>
          </table:table-cell>
          <table:table-cell office:value-type="float" office:value="0.866221" calcext:value-type="float">
            <text:p>0.866221</text:p>
          </table:table-cell>
          <table:table-cell/>
          <table:table-cell office:value-type="float" office:value="126775" calcext:value-type="float">
            <text:p>126775</text:p>
          </table:table-cell>
          <table:table-cell office:value-type="float" office:value="3.54485" calcext:value-type="float">
            <text:p>3.54485</text:p>
          </table:table-cell>
          <table:table-cell/>
          <table:table-cell office:value-type="float" office:value="126775" calcext:value-type="float">
            <text:p>126775</text:p>
          </table:table-cell>
          <table:table-cell office:value-type="float" office:value="3.54485" calcext:value-type="float">
            <text:p>3.5448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546" calcext:value-type="float">
            <text:p>126546</text:p>
          </table:table-cell>
          <table:table-cell office:value-type="float" office:value="0.518127" calcext:value-type="float">
            <text:p>0.518127</text:p>
          </table:table-cell>
          <table:table-cell/>
          <table:table-cell office:value-type="float" office:value="126546" calcext:value-type="float">
            <text:p>126546</text:p>
          </table:table-cell>
          <table:table-cell office:value-type="float" office:value="3.72739" calcext:value-type="float">
            <text:p>3.72739</text:p>
          </table:table-cell>
          <table:table-cell/>
          <table:table-cell office:value-type="float" office:value="126546" calcext:value-type="float">
            <text:p>126546</text:p>
          </table:table-cell>
          <table:table-cell office:value-type="float" office:value="3.72739" calcext:value-type="float">
            <text:p>3.7273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236" calcext:value-type="float">
            <text:p>126236</text:p>
          </table:table-cell>
          <table:table-cell office:value-type="float" office:value="0.575767" calcext:value-type="float">
            <text:p>0.575767</text:p>
          </table:table-cell>
          <table:table-cell/>
          <table:table-cell office:value-type="float" office:value="126236" calcext:value-type="float">
            <text:p>126236</text:p>
          </table:table-cell>
          <table:table-cell office:value-type="float" office:value="4.215" calcext:value-type="float">
            <text:p>4.215</text:p>
          </table:table-cell>
          <table:table-cell/>
          <table:table-cell office:value-type="float" office:value="126236" calcext:value-type="float">
            <text:p>126236</text:p>
          </table:table-cell>
          <table:table-cell office:value-type="float" office:value="4.215" calcext:value-type="float">
            <text:p>4.2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074" calcext:value-type="float">
            <text:p>126074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126074" calcext:value-type="float">
            <text:p>126074</text:p>
          </table:table-cell>
          <table:table-cell office:value-type="float" office:value="3.93883" calcext:value-type="float">
            <text:p>3.93883</text:p>
          </table:table-cell>
          <table:table-cell/>
          <table:table-cell office:value-type="float" office:value="126074" calcext:value-type="float">
            <text:p>126074</text:p>
          </table:table-cell>
          <table:table-cell office:value-type="float" office:value="3.93883" calcext:value-type="float">
            <text:p>3.938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065" calcext:value-type="float">
            <text:p>126065</text:p>
          </table:table-cell>
          <table:table-cell office:value-type="float" office:value="0.489577" calcext:value-type="float">
            <text:p>0.489577</text:p>
          </table:table-cell>
          <table:table-cell/>
          <table:table-cell office:value-type="float" office:value="126065" calcext:value-type="float">
            <text:p>126065</text:p>
          </table:table-cell>
          <table:table-cell office:value-type="float" office:value="3.67593" calcext:value-type="float">
            <text:p>3.67593</text:p>
          </table:table-cell>
          <table:table-cell/>
          <table:table-cell office:value-type="float" office:value="126065" calcext:value-type="float">
            <text:p>126065</text:p>
          </table:table-cell>
          <table:table-cell office:value-type="float" office:value="3.67593" calcext:value-type="float">
            <text:p>3.6759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930" calcext:value-type="float">
            <text:p>125930</text:p>
          </table:table-cell>
          <table:table-cell office:value-type="float" office:value="0.25465" calcext:value-type="float">
            <text:p>0.25465</text:p>
          </table:table-cell>
          <table:table-cell/>
          <table:table-cell office:value-type="float" office:value="125930" calcext:value-type="float">
            <text:p>125930</text:p>
          </table:table-cell>
          <table:table-cell office:value-type="float" office:value="3.59604" calcext:value-type="float">
            <text:p>3.59604</text:p>
          </table:table-cell>
          <table:table-cell/>
          <table:table-cell office:value-type="float" office:value="125930" calcext:value-type="float">
            <text:p>125930</text:p>
          </table:table-cell>
          <table:table-cell office:value-type="float" office:value="3.59604" calcext:value-type="float">
            <text:p>3.5960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62" calcext:value-type="float">
            <text:p>125762</text:p>
          </table:table-cell>
          <table:table-cell office:value-type="float" office:value="0.295288" calcext:value-type="float">
            <text:p>0.295288</text:p>
          </table:table-cell>
          <table:table-cell/>
          <table:table-cell office:value-type="float" office:value="125762" calcext:value-type="float">
            <text:p>125762</text:p>
          </table:table-cell>
          <table:table-cell office:value-type="float" office:value="3.41016" calcext:value-type="float">
            <text:p>3.41016</text:p>
          </table:table-cell>
          <table:table-cell/>
          <table:table-cell office:value-type="float" office:value="125762" calcext:value-type="float">
            <text:p>125762</text:p>
          </table:table-cell>
          <table:table-cell office:value-type="float" office:value="3.41016" calcext:value-type="float">
            <text:p>3.4101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34" calcext:value-type="float">
            <text:p>125734</text:p>
          </table:table-cell>
          <table:table-cell office:value-type="float" office:value="0.14721" calcext:value-type="float">
            <text:p>0.14721</text:p>
          </table:table-cell>
          <table:table-cell/>
          <table:table-cell office:value-type="float" office:value="125734" calcext:value-type="float">
            <text:p>125734</text:p>
          </table:table-cell>
          <table:table-cell office:value-type="float" office:value="3.5791" calcext:value-type="float">
            <text:p>3.5791</text:p>
          </table:table-cell>
          <table:table-cell/>
          <table:table-cell office:value-type="float" office:value="125734" calcext:value-type="float">
            <text:p>125734</text:p>
          </table:table-cell>
          <table:table-cell office:value-type="float" office:value="3.5791" calcext:value-type="float">
            <text:p>3.579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20" calcext:value-type="float">
            <text:p>125720</text:p>
          </table:table-cell>
          <table:table-cell office:value-type="float" office:value="0.243248" calcext:value-type="float">
            <text:p>0.243248</text:p>
          </table:table-cell>
          <table:table-cell/>
          <table:table-cell office:value-type="float" office:value="125720" calcext:value-type="float">
            <text:p>125720</text:p>
          </table:table-cell>
          <table:table-cell office:value-type="float" office:value="3.54142" calcext:value-type="float">
            <text:p>3.54142</text:p>
          </table:table-cell>
          <table:table-cell/>
          <table:table-cell office:value-type="float" office:value="125720" calcext:value-type="float">
            <text:p>125720</text:p>
          </table:table-cell>
          <table:table-cell office:value-type="float" office:value="3.54142" calcext:value-type="float">
            <text:p>3.5414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13" calcext:value-type="float">
            <text:p>125713</text:p>
          </table:table-cell>
          <table:table-cell office:value-type="float" office:value="0.959158" calcext:value-type="float">
            <text:p>0.959158</text:p>
          </table:table-cell>
          <table:table-cell/>
          <table:table-cell office:value-type="float" office:value="125713" calcext:value-type="float">
            <text:p>125713</text:p>
          </table:table-cell>
          <table:table-cell office:value-type="float" office:value="3.44548" calcext:value-type="float">
            <text:p>3.44548</text:p>
          </table:table-cell>
          <table:table-cell/>
          <table:table-cell office:value-type="float" office:value="125713" calcext:value-type="float">
            <text:p>125713</text:p>
          </table:table-cell>
          <table:table-cell office:value-type="float" office:value="3.44548" calcext:value-type="float">
            <text:p>3.4454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330" calcext:value-type="float">
            <text:p>125330</text:p>
          </table:table-cell>
          <table:table-cell office:value-type="float" office:value="0.283272" calcext:value-type="float">
            <text:p>0.283272</text:p>
          </table:table-cell>
          <table:table-cell/>
          <table:table-cell office:value-type="float" office:value="125330" calcext:value-type="float">
            <text:p>125330</text:p>
          </table:table-cell>
          <table:table-cell office:value-type="float" office:value="3.62803" calcext:value-type="float">
            <text:p>3.62803</text:p>
          </table:table-cell>
          <table:table-cell/>
          <table:table-cell office:value-type="float" office:value="125330" calcext:value-type="float">
            <text:p>125330</text:p>
          </table:table-cell>
          <table:table-cell office:value-type="float" office:value="3.62803" calcext:value-type="float">
            <text:p>3.6280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296" calcext:value-type="float">
            <text:p>125296</text:p>
          </table:table-cell>
          <table:table-cell office:value-type="float" office:value="0.386049" calcext:value-type="float">
            <text:p>0.386049</text:p>
          </table:table-cell>
          <table:table-cell/>
          <table:table-cell office:value-type="float" office:value="125296" calcext:value-type="float">
            <text:p>125296</text:p>
          </table:table-cell>
          <table:table-cell office:value-type="float" office:value="4.35399" calcext:value-type="float">
            <text:p>4.35399</text:p>
          </table:table-cell>
          <table:table-cell/>
          <table:table-cell office:value-type="float" office:value="125296" calcext:value-type="float">
            <text:p>125296</text:p>
          </table:table-cell>
          <table:table-cell office:value-type="float" office:value="4.35399" calcext:value-type="float">
            <text:p>4.353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65" calcext:value-type="float">
            <text:p>12465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12465" calcext:value-type="float">
            <text:p>12465</text:p>
          </table:table-cell>
          <table:table-cell office:value-type="float" office:value="3.93883" calcext:value-type="float">
            <text:p>3.93883</text:p>
          </table:table-cell>
          <table:table-cell/>
          <table:table-cell office:value-type="float" office:value="12465" calcext:value-type="float">
            <text:p>12465</text:p>
          </table:table-cell>
          <table:table-cell office:value-type="float" office:value="3.93883" calcext:value-type="float">
            <text:p>3.938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574" calcext:value-type="float">
            <text:p>124574</text:p>
          </table:table-cell>
          <table:table-cell office:value-type="float" office:value="0.436563" calcext:value-type="float">
            <text:p>0.436563</text:p>
          </table:table-cell>
          <table:table-cell/>
          <table:table-cell office:value-type="float" office:value="124574" calcext:value-type="float">
            <text:p>124574</text:p>
          </table:table-cell>
          <table:table-cell office:value-type="float" office:value="3.5834" calcext:value-type="float">
            <text:p>3.5834</text:p>
          </table:table-cell>
          <table:table-cell/>
          <table:table-cell office:value-type="float" office:value="124574" calcext:value-type="float">
            <text:p>124574</text:p>
          </table:table-cell>
          <table:table-cell office:value-type="float" office:value="3.5834" calcext:value-type="float">
            <text:p>3.583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561" calcext:value-type="float">
            <text:p>124561</text:p>
          </table:table-cell>
          <table:table-cell office:value-type="float" office:value="0.489819" calcext:value-type="float">
            <text:p>0.489819</text:p>
          </table:table-cell>
          <table:table-cell/>
          <table:table-cell office:value-type="float" office:value="124561" calcext:value-type="float">
            <text:p>124561</text:p>
          </table:table-cell>
          <table:table-cell office:value-type="float" office:value="4.10936" calcext:value-type="float">
            <text:p>4.10936</text:p>
          </table:table-cell>
          <table:table-cell/>
          <table:table-cell office:value-type="float" office:value="124561" calcext:value-type="float">
            <text:p>124561</text:p>
          </table:table-cell>
          <table:table-cell office:value-type="float" office:value="4.10936" calcext:value-type="float">
            <text:p>4.109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073" calcext:value-type="float">
            <text:p>124073</text:p>
          </table:table-cell>
          <table:table-cell office:value-type="float" office:value="0.565235" calcext:value-type="float">
            <text:p>0.565235</text:p>
          </table:table-cell>
          <table:table-cell/>
          <table:table-cell office:value-type="float" office:value="124073" calcext:value-type="float">
            <text:p>124073</text:p>
          </table:table-cell>
          <table:table-cell office:value-type="float" office:value="3.77554" calcext:value-type="float">
            <text:p>3.77554</text:p>
          </table:table-cell>
          <table:table-cell/>
          <table:table-cell office:value-type="float" office:value="124073" calcext:value-type="float">
            <text:p>124073</text:p>
          </table:table-cell>
          <table:table-cell office:value-type="float" office:value="3.77554" calcext:value-type="float">
            <text:p>3.7755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902" calcext:value-type="float">
            <text:p>121902</text:p>
          </table:table-cell>
          <table:table-cell office:value-type="float" office:value="0.685389" calcext:value-type="float">
            <text:p>0.685389</text:p>
          </table:table-cell>
          <table:table-cell/>
          <table:table-cell office:value-type="float" office:value="121902" calcext:value-type="float">
            <text:p>121902</text:p>
          </table:table-cell>
          <table:table-cell office:value-type="float" office:value="3.81801" calcext:value-type="float">
            <text:p>3.81801</text:p>
          </table:table-cell>
          <table:table-cell/>
          <table:table-cell office:value-type="float" office:value="121902" calcext:value-type="float">
            <text:p>121902</text:p>
          </table:table-cell>
          <table:table-cell office:value-type="float" office:value="3.81801" calcext:value-type="float">
            <text:p>3.8180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598" calcext:value-type="float">
            <text:p>121598</text:p>
          </table:table-cell>
          <table:table-cell office:value-type="float" office:value="0.319907" calcext:value-type="float">
            <text:p>0.319907</text:p>
          </table:table-cell>
          <table:table-cell/>
          <table:table-cell office:value-type="float" office:value="121598" calcext:value-type="float">
            <text:p>121598</text:p>
          </table:table-cell>
          <table:table-cell office:value-type="float" office:value="3.93748" calcext:value-type="float">
            <text:p>3.93748</text:p>
          </table:table-cell>
          <table:table-cell/>
          <table:table-cell office:value-type="float" office:value="121598" calcext:value-type="float">
            <text:p>121598</text:p>
          </table:table-cell>
          <table:table-cell office:value-type="float" office:value="3.93748" calcext:value-type="float">
            <text:p>3.9374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0.522173" calcext:value-type="float">
            <text:p>0.522173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3.57604" calcext:value-type="float">
            <text:p>3.576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3.57604" calcext:value-type="float">
            <text:p>3.576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184" calcext:value-type="float">
            <text:p>121184</text:p>
          </table:table-cell>
          <table:table-cell office:value-type="float" office:value="0.274724" calcext:value-type="float">
            <text:p>0.274724</text:p>
          </table:table-cell>
          <table:table-cell/>
          <table:table-cell office:value-type="float" office:value="121184" calcext:value-type="float">
            <text:p>121184</text:p>
          </table:table-cell>
          <table:table-cell office:value-type="float" office:value="3.73529" calcext:value-type="float">
            <text:p>3.73529</text:p>
          </table:table-cell>
          <table:table-cell/>
          <table:table-cell office:value-type="float" office:value="121184" calcext:value-type="float">
            <text:p>121184</text:p>
          </table:table-cell>
          <table:table-cell office:value-type="float" office:value="3.73529" calcext:value-type="float">
            <text:p>3.735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office:value-type="float" office:value="0.553884" calcext:value-type="float">
            <text:p>0.55388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3.57561" calcext:value-type="float">
            <text:p>3.57561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3.57561" calcext:value-type="float">
            <text:p>3.5756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9185" calcext:value-type="float">
            <text:p>119185</text:p>
          </table:table-cell>
          <table:table-cell office:value-type="float" office:value="0.575104" calcext:value-type="float">
            <text:p>0.575104</text:p>
          </table:table-cell>
          <table:table-cell/>
          <table:table-cell office:value-type="float" office:value="119185" calcext:value-type="float">
            <text:p>119185</text:p>
          </table:table-cell>
          <table:table-cell office:value-type="float" office:value="3.31876" calcext:value-type="float">
            <text:p>3.31876</text:p>
          </table:table-cell>
          <table:table-cell/>
          <table:table-cell office:value-type="float" office:value="119185" calcext:value-type="float">
            <text:p>119185</text:p>
          </table:table-cell>
          <table:table-cell office:value-type="float" office:value="3.31876" calcext:value-type="float">
            <text:p>3.3187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office:value-type="float" office:value="0.783945" calcext:value-type="float">
            <text:p>0.783945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3.77724" calcext:value-type="float">
            <text:p>3.77724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3.77724" calcext:value-type="float">
            <text:p>3.7772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757" calcext:value-type="float">
            <text:p>11757</text:p>
          </table:table-cell>
          <table:table-cell office:value-type="float" office:value="0.309006" calcext:value-type="float">
            <text:p>0.309006</text:p>
          </table:table-cell>
          <table:table-cell/>
          <table:table-cell office:value-type="float" office:value="11757" calcext:value-type="float">
            <text:p>11757</text:p>
          </table:table-cell>
          <table:table-cell office:value-type="float" office:value="4.08183" calcext:value-type="float">
            <text:p>4.08183</text:p>
          </table:table-cell>
          <table:table-cell/>
          <table:table-cell office:value-type="float" office:value="11757" calcext:value-type="float">
            <text:p>11757</text:p>
          </table:table-cell>
          <table:table-cell office:value-type="float" office:value="4.08183" calcext:value-type="float">
            <text:p>4.081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6374" calcext:value-type="float">
            <text:p>116374</text:p>
          </table:table-cell>
          <table:table-cell office:value-type="float" office:value="0.609329" calcext:value-type="float">
            <text:p>0.609329</text:p>
          </table:table-cell>
          <table:table-cell/>
          <table:table-cell office:value-type="float" office:value="116374" calcext:value-type="float">
            <text:p>116374</text:p>
          </table:table-cell>
          <table:table-cell office:value-type="float" office:value="4.05958" calcext:value-type="float">
            <text:p>4.05958</text:p>
          </table:table-cell>
          <table:table-cell/>
          <table:table-cell office:value-type="float" office:value="116374" calcext:value-type="float">
            <text:p>116374</text:p>
          </table:table-cell>
          <table:table-cell office:value-type="float" office:value="4.05958" calcext:value-type="float">
            <text:p>4.059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5659" calcext:value-type="float">
            <text:p>115659</text:p>
          </table:table-cell>
          <table:table-cell office:value-type="float" office:value="0.619365" calcext:value-type="float">
            <text:p>0.619365</text:p>
          </table:table-cell>
          <table:table-cell/>
          <table:table-cell office:value-type="float" office:value="115659" calcext:value-type="float">
            <text:p>115659</text:p>
          </table:table-cell>
          <table:table-cell office:value-type="float" office:value="3.68894" calcext:value-type="float">
            <text:p>3.68894</text:p>
          </table:table-cell>
          <table:table-cell/>
          <table:table-cell office:value-type="float" office:value="115659" calcext:value-type="float">
            <text:p>115659</text:p>
          </table:table-cell>
          <table:table-cell office:value-type="float" office:value="3.68894" calcext:value-type="float">
            <text:p>3.6889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5628" calcext:value-type="float">
            <text:p>115628</text:p>
          </table:table-cell>
          <table:table-cell office:value-type="float" office:value="0.561871" calcext:value-type="float">
            <text:p>0.561871</text:p>
          </table:table-cell>
          <table:table-cell/>
          <table:table-cell office:value-type="float" office:value="115628" calcext:value-type="float">
            <text:p>115628</text:p>
          </table:table-cell>
          <table:table-cell office:value-type="float" office:value="3.5902" calcext:value-type="float">
            <text:p>3.5902</text:p>
          </table:table-cell>
          <table:table-cell/>
          <table:table-cell office:value-type="float" office:value="115628" calcext:value-type="float">
            <text:p>115628</text:p>
          </table:table-cell>
          <table:table-cell office:value-type="float" office:value="3.5902" calcext:value-type="float">
            <text:p>3.59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957" calcext:value-type="float">
            <text:p>114957</text:p>
          </table:table-cell>
          <table:table-cell office:value-type="float" office:value="0.282899" calcext:value-type="float">
            <text:p>0.282899</text:p>
          </table:table-cell>
          <table:table-cell/>
          <table:table-cell office:value-type="float" office:value="114957" calcext:value-type="float">
            <text:p>114957</text:p>
          </table:table-cell>
          <table:table-cell office:value-type="float" office:value="3.51187" calcext:value-type="float">
            <text:p>3.51187</text:p>
          </table:table-cell>
          <table:table-cell/>
          <table:table-cell office:value-type="float" office:value="114957" calcext:value-type="float">
            <text:p>114957</text:p>
          </table:table-cell>
          <table:table-cell office:value-type="float" office:value="3.51187" calcext:value-type="float">
            <text:p>3.5118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877" calcext:value-type="float">
            <text:p>114877</text:p>
          </table:table-cell>
          <table:table-cell office:value-type="float" office:value="0.983028" calcext:value-type="float">
            <text:p>0.983028</text:p>
          </table:table-cell>
          <table:table-cell/>
          <table:table-cell office:value-type="float" office:value="114877" calcext:value-type="float">
            <text:p>114877</text:p>
          </table:table-cell>
          <table:table-cell office:value-type="float" office:value="3.47463" calcext:value-type="float">
            <text:p>3.47463</text:p>
          </table:table-cell>
          <table:table-cell/>
          <table:table-cell office:value-type="float" office:value="114877" calcext:value-type="float">
            <text:p>114877</text:p>
          </table:table-cell>
          <table:table-cell office:value-type="float" office:value="3.47463" calcext:value-type="float">
            <text:p>3.4746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office:value-type="float" office:value="0.632854" calcext:value-type="float">
            <text:p>0.632854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3.93216" calcext:value-type="float">
            <text:p>3.93216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3.93216" calcext:value-type="float">
            <text:p>3.932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218" calcext:value-type="float">
            <text:p>114218</text:p>
          </table:table-cell>
          <table:table-cell office:value-type="float" office:value="0.699544" calcext:value-type="float">
            <text:p>0.699544</text:p>
          </table:table-cell>
          <table:table-cell/>
          <table:table-cell office:value-type="float" office:value="114218" calcext:value-type="float">
            <text:p>114218</text:p>
          </table:table-cell>
          <table:table-cell office:value-type="float" office:value="3.5863" calcext:value-type="float">
            <text:p>3.5863</text:p>
          </table:table-cell>
          <table:table-cell/>
          <table:table-cell office:value-type="float" office:value="114218" calcext:value-type="float">
            <text:p>114218</text:p>
          </table:table-cell>
          <table:table-cell office:value-type="float" office:value="3.5863" calcext:value-type="float">
            <text:p>3.586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141" calcext:value-type="float">
            <text:p>114141</text:p>
          </table:table-cell>
          <table:table-cell office:value-type="float" office:value="0.391164" calcext:value-type="float">
            <text:p>0.391164</text:p>
          </table:table-cell>
          <table:table-cell/>
          <table:table-cell office:value-type="float" office:value="114141" calcext:value-type="float">
            <text:p>114141</text:p>
          </table:table-cell>
          <table:table-cell office:value-type="float" office:value="3.60955" calcext:value-type="float">
            <text:p>3.60955</text:p>
          </table:table-cell>
          <table:table-cell/>
          <table:table-cell office:value-type="float" office:value="114141" calcext:value-type="float">
            <text:p>114141</text:p>
          </table:table-cell>
          <table:table-cell office:value-type="float" office:value="3.60955" calcext:value-type="float">
            <text:p>3.6095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121" calcext:value-type="float">
            <text:p>114121</text:p>
          </table:table-cell>
          <table:table-cell office:value-type="float" office:value="0.30286" calcext:value-type="float">
            <text:p>0.30286</text:p>
          </table:table-cell>
          <table:table-cell/>
          <table:table-cell office:value-type="float" office:value="114121" calcext:value-type="float">
            <text:p>114121</text:p>
          </table:table-cell>
          <table:table-cell office:value-type="float" office:value="3.96209" calcext:value-type="float">
            <text:p>3.96209</text:p>
          </table:table-cell>
          <table:table-cell/>
          <table:table-cell office:value-type="float" office:value="114121" calcext:value-type="float">
            <text:p>114121</text:p>
          </table:table-cell>
          <table:table-cell office:value-type="float" office:value="3.96209" calcext:value-type="float">
            <text:p>3.9620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040" calcext:value-type="float">
            <text:p>114040</text:p>
          </table:table-cell>
          <table:table-cell office:value-type="float" office:value="0.516847" calcext:value-type="float">
            <text:p>0.516847</text:p>
          </table:table-cell>
          <table:table-cell/>
          <table:table-cell office:value-type="float" office:value="114040" calcext:value-type="float">
            <text:p>114040</text:p>
          </table:table-cell>
          <table:table-cell office:value-type="float" office:value="3.74433" calcext:value-type="float">
            <text:p>3.74433</text:p>
          </table:table-cell>
          <table:table-cell/>
          <table:table-cell office:value-type="float" office:value="114040" calcext:value-type="float">
            <text:p>114040</text:p>
          </table:table-cell>
          <table:table-cell office:value-type="float" office:value="3.74433" calcext:value-type="float">
            <text:p>3.7443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957" calcext:value-type="float">
            <text:p>113957</text:p>
          </table:table-cell>
          <table:table-cell office:value-type="float" office:value="0.400383" calcext:value-type="float">
            <text:p>0.400383</text:p>
          </table:table-cell>
          <table:table-cell/>
          <table:table-cell office:value-type="float" office:value="113957" calcext:value-type="float">
            <text:p>113957</text:p>
          </table:table-cell>
          <table:table-cell office:value-type="float" office:value="3.62161" calcext:value-type="float">
            <text:p>3.62161</text:p>
          </table:table-cell>
          <table:table-cell/>
          <table:table-cell office:value-type="float" office:value="113957" calcext:value-type="float">
            <text:p>113957</text:p>
          </table:table-cell>
          <table:table-cell office:value-type="float" office:value="3.62161" calcext:value-type="float">
            <text:p>3.6216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818" calcext:value-type="float">
            <text:p>113818</text:p>
          </table:table-cell>
          <table:table-cell office:value-type="float" office:value="0.31308" calcext:value-type="float">
            <text:p>0.31308</text:p>
          </table:table-cell>
          <table:table-cell/>
          <table:table-cell office:value-type="float" office:value="113818" calcext:value-type="float">
            <text:p>113818</text:p>
          </table:table-cell>
          <table:table-cell office:value-type="float" office:value="3.54992" calcext:value-type="float">
            <text:p>3.54992</text:p>
          </table:table-cell>
          <table:table-cell/>
          <table:table-cell office:value-type="float" office:value="113818" calcext:value-type="float">
            <text:p>113818</text:p>
          </table:table-cell>
          <table:table-cell office:value-type="float" office:value="3.54992" calcext:value-type="float">
            <text:p>3.5499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97" calcext:value-type="float">
            <text:p>113797</text:p>
          </table:table-cell>
          <table:table-cell office:value-type="float" office:value="0.598007" calcext:value-type="float">
            <text:p>0.598007</text:p>
          </table:table-cell>
          <table:table-cell/>
          <table:table-cell office:value-type="float" office:value="113797" calcext:value-type="float">
            <text:p>113797</text:p>
          </table:table-cell>
          <table:table-cell office:value-type="float" office:value="3.52936" calcext:value-type="float">
            <text:p>3.52936</text:p>
          </table:table-cell>
          <table:table-cell/>
          <table:table-cell office:value-type="float" office:value="113797" calcext:value-type="float">
            <text:p>113797</text:p>
          </table:table-cell>
          <table:table-cell office:value-type="float" office:value="3.52936" calcext:value-type="float">
            <text:p>3.5293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37" calcext:value-type="float">
            <text:p>113737</text:p>
          </table:table-cell>
          <table:table-cell office:value-type="float" office:value="0.417303" calcext:value-type="float">
            <text:p>0.417303</text:p>
          </table:table-cell>
          <table:table-cell/>
          <table:table-cell office:value-type="float" office:value="113737" calcext:value-type="float">
            <text:p>113737</text:p>
          </table:table-cell>
          <table:table-cell office:value-type="float" office:value="3.56881" calcext:value-type="float">
            <text:p>3.56881</text:p>
          </table:table-cell>
          <table:table-cell/>
          <table:table-cell office:value-type="float" office:value="113737" calcext:value-type="float">
            <text:p>113737</text:p>
          </table:table-cell>
          <table:table-cell office:value-type="float" office:value="3.56881" calcext:value-type="float">
            <text:p>3.5688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20" calcext:value-type="float">
            <text:p>113720</text:p>
          </table:table-cell>
          <table:table-cell office:value-type="float" office:value="0.682855" calcext:value-type="float">
            <text:p>0.682855</text:p>
          </table:table-cell>
          <table:table-cell/>
          <table:table-cell office:value-type="float" office:value="113720" calcext:value-type="float">
            <text:p>113720</text:p>
          </table:table-cell>
          <table:table-cell office:value-type="float" office:value="3.64188" calcext:value-type="float">
            <text:p>3.64188</text:p>
          </table:table-cell>
          <table:table-cell/>
          <table:table-cell office:value-type="float" office:value="113720" calcext:value-type="float">
            <text:p>113720</text:p>
          </table:table-cell>
          <table:table-cell office:value-type="float" office:value="3.64188" calcext:value-type="float">
            <text:p>3.6418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30" calcext:value-type="float">
            <text:p>113630</text:p>
          </table:table-cell>
          <table:table-cell office:value-type="float" office:value="0.462416" calcext:value-type="float">
            <text:p>0.462416</text:p>
          </table:table-cell>
          <table:table-cell/>
          <table:table-cell office:value-type="float" office:value="113630" calcext:value-type="float">
            <text:p>113630</text:p>
          </table:table-cell>
          <table:table-cell office:value-type="float" office:value="3.60035" calcext:value-type="float">
            <text:p>3.60035</text:p>
          </table:table-cell>
          <table:table-cell/>
          <table:table-cell office:value-type="float" office:value="113630" calcext:value-type="float">
            <text:p>113630</text:p>
          </table:table-cell>
          <table:table-cell office:value-type="float" office:value="3.60035" calcext:value-type="float">
            <text:p>3.6003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04" calcext:value-type="float">
            <text:p>113604</text:p>
          </table:table-cell>
          <table:table-cell office:value-type="float" office:value="0.670572" calcext:value-type="float">
            <text:p>0.670572</text:p>
          </table:table-cell>
          <table:table-cell/>
          <table:table-cell office:value-type="float" office:value="113604" calcext:value-type="float">
            <text:p>113604</text:p>
          </table:table-cell>
          <table:table-cell office:value-type="float" office:value="3.56569" calcext:value-type="float">
            <text:p>3.56569</text:p>
          </table:table-cell>
          <table:table-cell/>
          <table:table-cell office:value-type="float" office:value="113604" calcext:value-type="float">
            <text:p>113604</text:p>
          </table:table-cell>
          <table:table-cell office:value-type="float" office:value="3.56569" calcext:value-type="float">
            <text:p>3.5656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01" calcext:value-type="float">
            <text:p>113601</text:p>
          </table:table-cell>
          <table:table-cell office:value-type="float" office:value="0.392948" calcext:value-type="float">
            <text:p>0.392948</text:p>
          </table:table-cell>
          <table:table-cell/>
          <table:table-cell office:value-type="float" office:value="113601" calcext:value-type="float">
            <text:p>113601</text:p>
          </table:table-cell>
          <table:table-cell office:value-type="float" office:value="3.595" calcext:value-type="float">
            <text:p>3.595</text:p>
          </table:table-cell>
          <table:table-cell/>
          <table:table-cell office:value-type="float" office:value="113601" calcext:value-type="float">
            <text:p>113601</text:p>
          </table:table-cell>
          <table:table-cell office:value-type="float" office:value="3.595" calcext:value-type="float">
            <text:p>3.59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375" calcext:value-type="float">
            <text:p>113375</text:p>
          </table:table-cell>
          <table:table-cell office:value-type="float" office:value="0.442241" calcext:value-type="float">
            <text:p>0.442241</text:p>
          </table:table-cell>
          <table:table-cell/>
          <table:table-cell office:value-type="float" office:value="113375" calcext:value-type="float">
            <text:p>113375</text:p>
          </table:table-cell>
          <table:table-cell office:value-type="float" office:value="3.58126" calcext:value-type="float">
            <text:p>3.58126</text:p>
          </table:table-cell>
          <table:table-cell/>
          <table:table-cell office:value-type="float" office:value="113375" calcext:value-type="float">
            <text:p>113375</text:p>
          </table:table-cell>
          <table:table-cell office:value-type="float" office:value="3.58126" calcext:value-type="float">
            <text:p>3.5812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2051" calcext:value-type="float">
            <text:p>112051</text:p>
          </table:table-cell>
          <table:table-cell office:value-type="float" office:value="0.517364" calcext:value-type="float">
            <text:p>0.517364</text:p>
          </table:table-cell>
          <table:table-cell/>
          <table:table-cell office:value-type="float" office:value="112051" calcext:value-type="float">
            <text:p>112051</text:p>
          </table:table-cell>
          <table:table-cell office:value-type="float" office:value="3.54764" calcext:value-type="float">
            <text:p>3.54764</text:p>
          </table:table-cell>
          <table:table-cell/>
          <table:table-cell office:value-type="float" office:value="112051" calcext:value-type="float">
            <text:p>112051</text:p>
          </table:table-cell>
          <table:table-cell office:value-type="float" office:value="3.54764" calcext:value-type="float">
            <text:p>3.5476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 office:value-type="float" office:value="0.518257" calcext:value-type="float">
            <text:p>0.518257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3.60823" calcext:value-type="float">
            <text:p>3.60823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3.60823" calcext:value-type="float">
            <text:p>3.6082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0988" calcext:value-type="float">
            <text:p>110988</text:p>
          </table:table-cell>
          <table:table-cell office:value-type="float" office:value="0.641351" calcext:value-type="float">
            <text:p>0.641351</text:p>
          </table:table-cell>
          <table:table-cell/>
          <table:table-cell office:value-type="float" office:value="110988" calcext:value-type="float">
            <text:p>110988</text:p>
          </table:table-cell>
          <table:table-cell office:value-type="float" office:value="3.76229" calcext:value-type="float">
            <text:p>3.76229</text:p>
          </table:table-cell>
          <table:table-cell/>
          <table:table-cell office:value-type="float" office:value="110988" calcext:value-type="float">
            <text:p>110988</text:p>
          </table:table-cell>
          <table:table-cell office:value-type="float" office:value="3.76229" calcext:value-type="float">
            <text:p>3.7622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928" calcext:value-type="float">
            <text:p>108928</text:p>
          </table:table-cell>
          <table:table-cell office:value-type="float" office:value="0.320389" calcext:value-type="float">
            <text:p>0.320389</text:p>
          </table:table-cell>
          <table:table-cell/>
          <table:table-cell office:value-type="float" office:value="108928" calcext:value-type="float">
            <text:p>108928</text:p>
          </table:table-cell>
          <table:table-cell office:value-type="float" office:value="3.59456" calcext:value-type="float">
            <text:p>3.59456</text:p>
          </table:table-cell>
          <table:table-cell/>
          <table:table-cell office:value-type="float" office:value="108928" calcext:value-type="float">
            <text:p>108928</text:p>
          </table:table-cell>
          <table:table-cell office:value-type="float" office:value="3.59456" calcext:value-type="float">
            <text:p>3.5945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9" calcext:value-type="float">
            <text:p>1089</text:p>
          </table:table-cell>
          <table:table-cell office:value-type="float" office:value="0.990837" calcext:value-type="float">
            <text:p>0.990837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.31014" calcext:value-type="float">
            <text:p>3.31014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.31014" calcext:value-type="float">
            <text:p>3.3101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888" calcext:value-type="float">
            <text:p>108888</text:p>
          </table:table-cell>
          <table:table-cell office:value-type="float" office:value="0.194693" calcext:value-type="float">
            <text:p>0.194693</text:p>
          </table:table-cell>
          <table:table-cell/>
          <table:table-cell office:value-type="float" office:value="108888" calcext:value-type="float">
            <text:p>108888</text:p>
          </table:table-cell>
          <table:table-cell office:value-type="float" office:value="3.63974" calcext:value-type="float">
            <text:p>3.63974</text:p>
          </table:table-cell>
          <table:table-cell/>
          <table:table-cell office:value-type="float" office:value="108888" calcext:value-type="float">
            <text:p>108888</text:p>
          </table:table-cell>
          <table:table-cell office:value-type="float" office:value="3.63974" calcext:value-type="float">
            <text:p>3.6397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056" calcext:value-type="float">
            <text:p>108056</text:p>
          </table:table-cell>
          <table:table-cell office:value-type="float" office:value="0.558919" calcext:value-type="float">
            <text:p>0.558919</text:p>
          </table:table-cell>
          <table:table-cell/>
          <table:table-cell office:value-type="float" office:value="108056" calcext:value-type="float">
            <text:p>108056</text:p>
          </table:table-cell>
          <table:table-cell office:value-type="float" office:value="3.9691" calcext:value-type="float">
            <text:p>3.9691</text:p>
          </table:table-cell>
          <table:table-cell/>
          <table:table-cell office:value-type="float" office:value="108056" calcext:value-type="float">
            <text:p>108056</text:p>
          </table:table-cell>
          <table:table-cell office:value-type="float" office:value="3.9691" calcext:value-type="float">
            <text:p>3.969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310" calcext:value-type="float">
            <text:p>107310</text:p>
          </table:table-cell>
          <table:table-cell office:value-type="float" office:value="0.708435" calcext:value-type="float">
            <text:p>0.708435</text:p>
          </table:table-cell>
          <table:table-cell/>
          <table:table-cell office:value-type="float" office:value="107310" calcext:value-type="float">
            <text:p>107310</text:p>
          </table:table-cell>
          <table:table-cell office:value-type="float" office:value="3.63146" calcext:value-type="float">
            <text:p>3.63146</text:p>
          </table:table-cell>
          <table:table-cell/>
          <table:table-cell office:value-type="float" office:value="107310" calcext:value-type="float">
            <text:p>107310</text:p>
          </table:table-cell>
          <table:table-cell office:value-type="float" office:value="3.63146" calcext:value-type="float">
            <text:p>3.6314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241" calcext:value-type="float">
            <text:p>107241</text:p>
          </table:table-cell>
          <table:table-cell office:value-type="float" office:value="0.590853" calcext:value-type="float">
            <text:p>0.590853</text:p>
          </table:table-cell>
          <table:table-cell/>
          <table:table-cell office:value-type="float" office:value="107241" calcext:value-type="float">
            <text:p>107241</text:p>
          </table:table-cell>
          <table:table-cell office:value-type="float" office:value="3.72063" calcext:value-type="float">
            <text:p>3.72063</text:p>
          </table:table-cell>
          <table:table-cell/>
          <table:table-cell office:value-type="float" office:value="107241" calcext:value-type="float">
            <text:p>107241</text:p>
          </table:table-cell>
          <table:table-cell office:value-type="float" office:value="3.72063" calcext:value-type="float">
            <text:p>3.7206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215" calcext:value-type="float">
            <text:p>107215</text:p>
          </table:table-cell>
          <table:table-cell office:value-type="float" office:value="0.551731" calcext:value-type="float">
            <text:p>0.551731</text:p>
          </table:table-cell>
          <table:table-cell/>
          <table:table-cell office:value-type="float" office:value="107215" calcext:value-type="float">
            <text:p>107215</text:p>
          </table:table-cell>
          <table:table-cell office:value-type="float" office:value="3.95853" calcext:value-type="float">
            <text:p>3.95853</text:p>
          </table:table-cell>
          <table:table-cell/>
          <table:table-cell office:value-type="float" office:value="107215" calcext:value-type="float">
            <text:p>107215</text:p>
          </table:table-cell>
          <table:table-cell office:value-type="float" office:value="3.95853" calcext:value-type="float">
            <text:p>3.9585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173" calcext:value-type="float">
            <text:p>107173</text:p>
          </table:table-cell>
          <table:table-cell office:value-type="float" office:value="0.298428" calcext:value-type="float">
            <text:p>0.298428</text:p>
          </table:table-cell>
          <table:table-cell/>
          <table:table-cell office:value-type="float" office:value="107173" calcext:value-type="float">
            <text:p>107173</text:p>
          </table:table-cell>
          <table:table-cell office:value-type="float" office:value="3.61036" calcext:value-type="float">
            <text:p>3.61036</text:p>
          </table:table-cell>
          <table:table-cell/>
          <table:table-cell office:value-type="float" office:value="107173" calcext:value-type="float">
            <text:p>107173</text:p>
          </table:table-cell>
          <table:table-cell office:value-type="float" office:value="3.61036" calcext:value-type="float">
            <text:p>3.6103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071" calcext:value-type="float">
            <text:p>107071</text:p>
          </table:table-cell>
          <table:table-cell office:value-type="float" office:value="0.513983" calcext:value-type="float">
            <text:p>0.513983</text:p>
          </table:table-cell>
          <table:table-cell/>
          <table:table-cell office:value-type="float" office:value="107071" calcext:value-type="float">
            <text:p>107071</text:p>
          </table:table-cell>
          <table:table-cell office:value-type="float" office:value="3.92211" calcext:value-type="float">
            <text:p>3.92211</text:p>
          </table:table-cell>
          <table:table-cell/>
          <table:table-cell office:value-type="float" office:value="107071" calcext:value-type="float">
            <text:p>107071</text:p>
          </table:table-cell>
          <table:table-cell office:value-type="float" office:value="3.92211" calcext:value-type="float">
            <text:p>3.9221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88" calcext:value-type="float">
            <text:p>106788</text:p>
          </table:table-cell>
          <table:table-cell office:value-type="float" office:value="0.859743" calcext:value-type="float">
            <text:p>0.859743</text:p>
          </table:table-cell>
          <table:table-cell/>
          <table:table-cell office:value-type="float" office:value="106788" calcext:value-type="float">
            <text:p>106788</text:p>
          </table:table-cell>
          <table:table-cell office:value-type="float" office:value="3.52869" calcext:value-type="float">
            <text:p>3.52869</text:p>
          </table:table-cell>
          <table:table-cell/>
          <table:table-cell office:value-type="float" office:value="106788" calcext:value-type="float">
            <text:p>106788</text:p>
          </table:table-cell>
          <table:table-cell office:value-type="float" office:value="3.52869" calcext:value-type="float">
            <text:p>3.5286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28" calcext:value-type="float">
            <text:p>106728</text:p>
          </table:table-cell>
          <table:table-cell office:value-type="float" office:value="0.528694" calcext:value-type="float">
            <text:p>0.528694</text:p>
          </table:table-cell>
          <table:table-cell/>
          <table:table-cell office:value-type="float" office:value="106728" calcext:value-type="float">
            <text:p>106728</text:p>
          </table:table-cell>
          <table:table-cell office:value-type="float" office:value="3.67163" calcext:value-type="float">
            <text:p>3.67163</text:p>
          </table:table-cell>
          <table:table-cell/>
          <table:table-cell office:value-type="float" office:value="106728" calcext:value-type="float">
            <text:p>106728</text:p>
          </table:table-cell>
          <table:table-cell office:value-type="float" office:value="3.67163" calcext:value-type="float">
            <text:p>3.6716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16" calcext:value-type="float">
            <text:p>106716</text:p>
          </table:table-cell>
          <table:table-cell office:value-type="float" office:value="0.299299" calcext:value-type="float">
            <text:p>0.299299</text:p>
          </table:table-cell>
          <table:table-cell/>
          <table:table-cell office:value-type="float" office:value="106716" calcext:value-type="float">
            <text:p>106716</text:p>
          </table:table-cell>
          <table:table-cell office:value-type="float" office:value="3.6384" calcext:value-type="float">
            <text:p>3.6384</text:p>
          </table:table-cell>
          <table:table-cell/>
          <table:table-cell office:value-type="float" office:value="106716" calcext:value-type="float">
            <text:p>106716</text:p>
          </table:table-cell>
          <table:table-cell office:value-type="float" office:value="3.6384" calcext:value-type="float">
            <text:p>3.638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464" calcext:value-type="float">
            <text:p>106464</text:p>
          </table:table-cell>
          <table:table-cell office:value-type="float" office:value="0.550126" calcext:value-type="float">
            <text:p>0.550126</text:p>
          </table:table-cell>
          <table:table-cell/>
          <table:table-cell office:value-type="float" office:value="106464" calcext:value-type="float">
            <text:p>106464</text:p>
          </table:table-cell>
          <table:table-cell office:value-type="float" office:value="3.74486" calcext:value-type="float">
            <text:p>3.74486</text:p>
          </table:table-cell>
          <table:table-cell/>
          <table:table-cell office:value-type="float" office:value="106464" calcext:value-type="float">
            <text:p>106464</text:p>
          </table:table-cell>
          <table:table-cell office:value-type="float" office:value="3.74486" calcext:value-type="float">
            <text:p>3.744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694" calcext:value-type="float">
            <text:p>105694</text:p>
          </table:table-cell>
          <table:table-cell office:value-type="float" office:value="0.574304" calcext:value-type="float">
            <text:p>0.574304</text:p>
          </table:table-cell>
          <table:table-cell/>
          <table:table-cell office:value-type="float" office:value="105694" calcext:value-type="float">
            <text:p>105694</text:p>
          </table:table-cell>
          <table:table-cell office:value-type="float" office:value="4.01678" calcext:value-type="float">
            <text:p>4.01678</text:p>
          </table:table-cell>
          <table:table-cell/>
          <table:table-cell office:value-type="float" office:value="105694" calcext:value-type="float">
            <text:p>105694</text:p>
          </table:table-cell>
          <table:table-cell office:value-type="float" office:value="4.01678" calcext:value-type="float">
            <text:p>4.016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323" calcext:value-type="float">
            <text:p>105323</text:p>
          </table:table-cell>
          <table:table-cell office:value-type="float" office:value="0.744263" calcext:value-type="float">
            <text:p>0.744263</text:p>
          </table:table-cell>
          <table:table-cell/>
          <table:table-cell office:value-type="float" office:value="105323" calcext:value-type="float">
            <text:p>105323</text:p>
          </table:table-cell>
          <table:table-cell office:value-type="float" office:value="3.64311" calcext:value-type="float">
            <text:p>3.64311</text:p>
          </table:table-cell>
          <table:table-cell/>
          <table:table-cell office:value-type="float" office:value="105323" calcext:value-type="float">
            <text:p>105323</text:p>
          </table:table-cell>
          <table:table-cell office:value-type="float" office:value="3.64311" calcext:value-type="float">
            <text:p>3.6431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131" calcext:value-type="float">
            <text:p>105131</text:p>
          </table:table-cell>
          <table:table-cell office:value-type="float" office:value="0.51965" calcext:value-type="float">
            <text:p>0.51965</text:p>
          </table:table-cell>
          <table:table-cell/>
          <table:table-cell office:value-type="float" office:value="105131" calcext:value-type="float">
            <text:p>105131</text:p>
          </table:table-cell>
          <table:table-cell office:value-type="float" office:value="4.4146" calcext:value-type="float">
            <text:p>4.4146</text:p>
          </table:table-cell>
          <table:table-cell/>
          <table:table-cell office:value-type="float" office:value="105131" calcext:value-type="float">
            <text:p>105131</text:p>
          </table:table-cell>
          <table:table-cell office:value-type="float" office:value="4.4146" calcext:value-type="float">
            <text:p>4.4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119" calcext:value-type="float">
            <text:p>104119</text:p>
          </table:table-cell>
          <table:table-cell office:value-type="float" office:value="0.504876" calcext:value-type="float">
            <text:p>0.504876</text:p>
          </table:table-cell>
          <table:table-cell/>
          <table:table-cell office:value-type="float" office:value="104119" calcext:value-type="float">
            <text:p>104119</text:p>
          </table:table-cell>
          <table:table-cell office:value-type="float" office:value="3.65447" calcext:value-type="float">
            <text:p>3.65447</text:p>
          </table:table-cell>
          <table:table-cell/>
          <table:table-cell office:value-type="float" office:value="104119" calcext:value-type="float">
            <text:p>104119</text:p>
          </table:table-cell>
          <table:table-cell office:value-type="float" office:value="3.65447" calcext:value-type="float">
            <text:p>3.6544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114" calcext:value-type="float">
            <text:p>104114</text:p>
          </table:table-cell>
          <table:table-cell office:value-type="float" office:value="0.46466" calcext:value-type="float">
            <text:p>0.46466</text:p>
          </table:table-cell>
          <table:table-cell/>
          <table:table-cell office:value-type="float" office:value="104114" calcext:value-type="float">
            <text:p>104114</text:p>
          </table:table-cell>
          <table:table-cell office:value-type="float" office:value="3.82563" calcext:value-type="float">
            <text:p>3.82563</text:p>
          </table:table-cell>
          <table:table-cell/>
          <table:table-cell office:value-type="float" office:value="104114" calcext:value-type="float">
            <text:p>104114</text:p>
          </table:table-cell>
          <table:table-cell office:value-type="float" office:value="3.82563" calcext:value-type="float">
            <text:p>3.8256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6"/>
          <table:table-cell table:formula="of:=AVERAGE([.G1:.G244])" office:value-type="float" office:value="0.505197524590164" calcext:value-type="float">
            <text:p>0.5051975246</text:p>
          </table:table-cell>
          <table:table-cell table:number-columns-repeated="2"/>
          <table:table-cell table:formula="of:=AVERAGE([.J1:.J244])" office:value-type="float" office:value="3.76951159836066" calcext:value-type="float">
            <text:p>3.7695115984</text:p>
          </table:table-cell>
          <table:table-cell table:number-columns-repeated="3"/>
          <table:table-cell table:formula="of:=AVERAGE([.N1:.N244])" office:value-type="float" office:value="497.487704918033" calcext:value-type="float">
            <text:p>497.487704918</text:p>
          </table:table-cell>
        </table:table-row>
      </table:table>
      <table:table table:name="工作表5" table:style-name="ta1">
        <table:table-column table:style-name="co1" table:default-cell-style-name="ce7"/>
        <table:table-column table:style-name="co1" table:number-columns-repeated="10" table:default-cell-style-name="Default"/>
        <table:table-column table:style-name="co1" table:default-cell-style-name="ce8"/>
        <table:table-column table:style-name="co1" table:number-columns-repeated="1012" table:default-cell-style-name="Default"/>
        <table:table-row table:style-name="ro1">
          <table:table-cell office:value-type="string" calcext:value-type="string" table:number-columns-spanned="1024" table:number-rows-spanned="1">
            <text:p>hash table size = 1000, number of hash tables = 5, binary code byte = 6</text:p>
          </table:table-cell>
          <table:covered-table-cell table:number-columns-repeated="1023" table:style-name="ce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2479" calcext:value-type="float">
            <text:p>0.522479</text:p>
          </table:table-cell>
          <table:table-cell office:value-type="float" office:value="0.339004" calcext:value-type="float">
            <text:p>0.339004</text:p>
          </table:table-cell>
          <table:table-cell office:value-type="float" office:value="0.284326" calcext:value-type="float">
            <text:p>0.284326</text:p>
          </table:table-cell>
          <table:table-cell office:value-type="float" office:value="0.528554" calcext:value-type="float">
            <text:p>0.528554</text:p>
          </table:table-cell>
          <table:table-cell office:value-type="float" office:value="0.398542" calcext:value-type="float">
            <text:p>0.398542</text:p>
          </table:table-cell>
          <table:table-cell office:value-type="float" office:value="0.454435" calcext:value-type="float">
            <text:p>0.454435</text:p>
          </table:table-cell>
          <table:table-cell office:value-type="float" office:value="0.279465" calcext:value-type="float">
            <text:p>0.279465</text:p>
          </table:table-cell>
          <table:table-cell office:value-type="float" office:value="0.447145" calcext:value-type="float">
            <text:p>0.447145</text:p>
          </table:table-cell>
          <table:table-cell office:value-type="float" office:value="0.467801" calcext:value-type="float">
            <text:p>0.467801</text:p>
          </table:table-cell>
          <table:table-cell office:value-type="float" office:value="0.215067" calcext:value-type="float">
            <text:p>0.215067</text:p>
          </table:table-cell>
          <table:table-cell table:formula="of:=AVERAGE([.B2:.K2])" office:value-type="float" office:value="0.3936818" calcext:value-type="float">
            <text:p>0.3936818</text:p>
          </table:table-cell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355212" calcext:value-type="float">
            <text:p>0.355212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355212" calcext:value-type="float">
            <text:p>0.355212</text:p>
          </table:table-cell>
          <table:table-cell office:value-type="float" office:value="0.438224" calcext:value-type="float">
            <text:p>0.438224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0.457529" calcext:value-type="float">
            <text:p>0.457529</text:p>
          </table:table-cell>
          <table:table-cell office:value-type="float" office:value="0.544402" calcext:value-type="float">
            <text:p>0.544402</text:p>
          </table:table-cell>
          <table:table-cell office:value-type="float" office:value="0.218147" calcext:value-type="float">
            <text:p>0.218147</text:p>
          </table:table-cell>
          <table:table-cell table:formula="of:=AVERAGE([.B3:.K3])" office:value-type="float" office:value="0.3916989" calcext:value-type="float">
            <text:p>0.3916989</text:p>
          </table:table-cell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87356" calcext:value-type="float">
            <text:p>0.487356</text:p>
          </table:table-cell>
          <table:table-cell office:value-type="float" office:value="0.354023" calcext:value-type="float">
            <text:p>0.354023</text:p>
          </table:table-cell>
          <table:table-cell office:value-type="float" office:value="0.291954" calcext:value-type="float">
            <text:p>0.291954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349425" calcext:value-type="float">
            <text:p>0.349425</text:p>
          </table:table-cell>
          <table:table-cell office:value-type="float" office:value="0.427586" calcext:value-type="float">
            <text:p>0.427586</text:p>
          </table:table-cell>
          <table:table-cell office:value-type="float" office:value="0.278161" calcext:value-type="float">
            <text:p>0.278161</text:p>
          </table:table-cell>
          <table:table-cell office:value-type="float" office:value="0.462069" calcext:value-type="float">
            <text:p>0.462069</text:p>
          </table:table-cell>
          <table:table-cell office:value-type="float" office:value="0.565517" calcext:value-type="float">
            <text:p>0.565517</text:p>
          </table:table-cell>
          <table:table-cell office:value-type="float" office:value="0.22069" calcext:value-type="float">
            <text:p>0.22069</text:p>
          </table:table-cell>
          <table:table-cell table:formula="of:=AVERAGE([.B4:.K4])" office:value-type="float" office:value="0.3965517" calcext:value-type="float">
            <text:p>0.3965517</text:p>
          </table:table-cell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84043" calcext:value-type="float">
            <text:p>0.484043</text:p>
          </table:table-cell>
          <table:table-cell office:value-type="float" office:value="0.359043" calcext:value-type="float">
            <text:p>0.359043</text:p>
          </table:table-cell>
          <table:table-cell office:value-type="float" office:value="0.305851" calcext:value-type="float">
            <text:p>0.305851</text:p>
          </table:table-cell>
          <table:table-cell office:value-type="float" office:value="0.547872" calcext:value-type="float">
            <text:p>0.547872</text:p>
          </table:table-cell>
          <table:table-cell office:value-type="float" office:value="0.337766" calcext:value-type="float">
            <text:p>0.337766</text:p>
          </table:table-cell>
          <table:table-cell office:value-type="float" office:value="0.420213" calcext:value-type="float">
            <text:p>0.420213</text:p>
          </table:table-cell>
          <table:table-cell office:value-type="float" office:value="0.281915" calcext:value-type="float">
            <text:p>0.281915</text:p>
          </table:table-cell>
          <table:table-cell office:value-type="float" office:value="0.470745" calcext:value-type="float">
            <text:p>0.470745</text:p>
          </table:table-cell>
          <table:table-cell office:value-type="float" office:value="0.585106" calcext:value-type="float">
            <text:p>0.585106</text:p>
          </table:table-cell>
          <table:table-cell office:value-type="float" office:value="0.234043" calcext:value-type="float">
            <text:p>0.234043</text:p>
          </table:table-cell>
          <table:table-cell table:formula="of:=AVERAGE([.B5:.K5])" office:value-type="float" office:value="0.4026597" calcext:value-type="float">
            <text:p>0.4026597</text:p>
          </table:table-cell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38141" calcext:value-type="float">
            <text:p>0.38141</text:p>
          </table:table-cell>
          <table:table-cell office:value-type="float" office:value="0.320513" calcext:value-type="float">
            <text:p>0.320513</text:p>
          </table:table-cell>
          <table:table-cell office:value-type="float" office:value="0.548077" calcext:value-type="float">
            <text:p>0.548077</text:p>
          </table:table-cell>
          <table:table-cell office:value-type="float" office:value="0.342949" calcext:value-type="float">
            <text:p>0.342949</text:p>
          </table:table-cell>
          <table:table-cell office:value-type="float" office:value="0.432692" calcext:value-type="float">
            <text:p>0.432692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608974" calcext:value-type="float">
            <text:p>0.608974</text:p>
          </table:table-cell>
          <table:table-cell office:value-type="float" office:value="0.240385" calcext:value-type="float">
            <text:p>0.240385</text:p>
          </table:table-cell>
          <table:table-cell table:formula="of:=AVERAGE([.B6:.K6])" office:value-type="float" office:value="0.4153846" calcext:value-type="float">
            <text:p>0.415384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5902" calcext:value-type="float">
            <text:p>0.495902</text:p>
          </table:table-cell>
          <table:table-cell office:value-type="float" office:value="0.397541" calcext:value-type="float">
            <text:p>0.397541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536885" calcext:value-type="float">
            <text:p>0.536885</text:p>
          </table:table-cell>
          <table:table-cell office:value-type="float" office:value="0.364754" calcext:value-type="float">
            <text:p>0.364754</text:p>
          </table:table-cell>
          <table:table-cell office:value-type="float" office:value="0.442623" calcext:value-type="float">
            <text:p>0.442623</text:p>
          </table:table-cell>
          <table:table-cell office:value-type="float" office:value="0.286885" calcext:value-type="float">
            <text:p>0.286885</text:p>
          </table:table-cell>
          <table:table-cell office:value-type="float" office:value="0.504098" calcext:value-type="float">
            <text:p>0.504098</text:p>
          </table:table-cell>
          <table:table-cell office:value-type="float" office:value="0.618852" calcext:value-type="float">
            <text:p>0.618852</text:p>
          </table:table-cell>
          <table:table-cell office:value-type="float" office:value="0.245902" calcext:value-type="float">
            <text:p>0.245902</text:p>
          </table:table-cell>
          <table:table-cell table:formula="of:=AVERAGE([.B7:.K7])" office:value-type="float" office:value="0.4204917" calcext:value-type="float">
            <text:p>0.42049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didates</text:p>
          </table:table-cell>
          <table:table-cell office:value-type="float" office:value="11712" calcext:value-type="float">
            <text:p>11712</text:p>
          </table:table-cell>
          <table:table-cell office:value-type="float" office:value="14311" calcext:value-type="float">
            <text:p>14311</text:p>
          </table:table-cell>
          <table:table-cell office:value-type="float" office:value="9735" calcext:value-type="float">
            <text:p>9735</text:p>
          </table:table-cell>
          <table:table-cell office:value-type="float" office:value="10086" calcext:value-type="float">
            <text:p>10086</text:p>
          </table:table-cell>
          <table:table-cell office:value-type="float" office:value="12972" calcext:value-type="float">
            <text:p>12972</text:p>
          </table:table-cell>
          <table:table-cell office:value-type="float" office:value="11447" calcext:value-type="float">
            <text:p>11447</text:p>
          </table:table-cell>
          <table:table-cell office:value-type="float" office:value="10148" calcext:value-type="float">
            <text:p>10148</text:p>
          </table:table-cell>
          <table:table-cell office:value-type="float" office:value="12343" calcext:value-type="float">
            <text:p>12343</text:p>
          </table:table-cell>
          <table:table-cell office:value-type="float" office:value="11596" calcext:value-type="float">
            <text:p>11596</text:p>
          </table:table-cell>
          <table:table-cell office:value-type="float" office:value="9795" calcext:value-type="float">
            <text:p>9795</text:p>
          </table:table-cell>
          <table:table-cell table:formula="of:=AVERAGE([.B8:.K8])" office:value-type="float" office:value="11414.5" calcext:value-type="float">
            <text:p>11414.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 table:number-columns-spanned="1024" table:number-rows-spanned="1">
            <text:p>hash table size = 1000, number of hash tables = 10, binary code byte = 6</text:p>
          </table:table-cell>
          <table:covered-table-cell table:number-columns-repeated="1023" table:style-name="ce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4714" calcext:value-type="float">
            <text:p>0.444714</text:p>
          </table:table-cell>
          <table:table-cell office:value-type="float" office:value="0.498177" calcext:value-type="float">
            <text:p>0.498177</text:p>
          </table:table-cell>
          <table:table-cell office:value-type="float" office:value="0.561361" calcext:value-type="float">
            <text:p>0.561361</text:p>
          </table:table-cell>
          <table:table-cell office:value-type="float" office:value="0.674362" calcext:value-type="float">
            <text:p>0.674362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596598" calcext:value-type="float">
            <text:p>0.596598</text:p>
          </table:table-cell>
          <table:table-cell office:value-type="float" office:value="0.828676" calcext:value-type="float">
            <text:p>0.828676</text:p>
          </table:table-cell>
          <table:table-cell office:value-type="float" office:value="0.55407" calcext:value-type="float">
            <text:p>0.55407</text:p>
          </table:table-cell>
          <table:table-cell office:value-type="float" office:value="0.556501" calcext:value-type="float">
            <text:p>0.556501</text:p>
          </table:table-cell>
          <table:table-cell office:value-type="float" office:value="0.653706" calcext:value-type="float">
            <text:p>0.653706</text:p>
          </table:table-cell>
          <table:table-cell table:formula="of:=AVERAGE([.B11:.K11])" office:value-type="float" office:value="0.6006075" calcext:value-type="float">
            <text:p>0.6006075</text:p>
          </table:table-cell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36293" calcext:value-type="float">
            <text:p>0.436293</text:p>
          </table:table-cell>
          <table:table-cell office:value-type="float" office:value="0.5" calcext:value-type="float">
            <text:p>0.5</text:p>
          </table:table-cell>
          <table:table-cell office:value-type="float" office:value="0.544402" calcext:value-type="float">
            <text:p>0.544402</text:p>
          </table:table-cell>
          <table:table-cell office:value-type="float" office:value="0.73166" calcext:value-type="float">
            <text:p>0.73166</text:p>
          </table:table-cell>
          <table:table-cell office:value-type="float" office:value="0.662162" calcext:value-type="float">
            <text:p>0.662162</text:p>
          </table:table-cell>
          <table:table-cell office:value-type="float" office:value="0.592664" calcext:value-type="float">
            <text:p>0.592664</text:p>
          </table:table-cell>
          <table:table-cell office:value-type="float" office:value="0.862934" calcext:value-type="float">
            <text:p>0.862934</text:p>
          </table:table-cell>
          <table:table-cell office:value-type="float" office:value="0.610039" calcext:value-type="float">
            <text:p>0.61003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629344" calcext:value-type="float">
            <text:p>0.629344</text:p>
          </table:table-cell>
          <table:table-cell table:formula="of:=AVERAGE([.B12:.K12])" office:value-type="float" office:value="0.6150579" calcext:value-type="float">
            <text:p>0.6150579</text:p>
          </table:table-cell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22989" calcext:value-type="float">
            <text:p>0.422989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58621" calcext:value-type="float">
            <text:p>0.558621</text:p>
          </table:table-cell>
          <table:table-cell office:value-type="float" office:value="0.756322" calcext:value-type="float">
            <text:p>0.756322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588506" calcext:value-type="float">
            <text:p>0.588506</text:p>
          </table:table-cell>
          <table:table-cell office:value-type="float" office:value="0.873563" calcext:value-type="float">
            <text:p>0.873563</text:p>
          </table:table-cell>
          <table:table-cell office:value-type="float" office:value="0.622989" calcext:value-type="float">
            <text:p>0.622989</text:p>
          </table:table-cell>
          <table:table-cell office:value-type="float" office:value="0.593103" calcext:value-type="float">
            <text:p>0.593103</text:p>
          </table:table-cell>
          <table:table-cell office:value-type="float" office:value="0.632184" calcext:value-type="float">
            <text:p>0.632184</text:p>
          </table:table-cell>
          <table:table-cell table:formula="of:=AVERAGE([.B13:.K13])" office:value-type="float" office:value="0.62092" calcext:value-type="float">
            <text:p>0.62092</text:p>
          </table:table-cell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3617" calcext:value-type="float">
            <text:p>0.43617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550532" calcext:value-type="float">
            <text:p>0.550532</text:p>
          </table:table-cell>
          <table:table-cell office:value-type="float" office:value="0.765957" calcext:value-type="float">
            <text:p>0.765957</text:p>
          </table:table-cell>
          <table:table-cell office:value-type="float" office:value="0.672872" calcext:value-type="float">
            <text:p>0.672872</text:p>
          </table:table-cell>
          <table:table-cell office:value-type="float" office:value="0.582447" calcext:value-type="float">
            <text:p>0.582447</text:p>
          </table:table-cell>
          <table:table-cell office:value-type="float" office:value="0.896277" calcext:value-type="float">
            <text:p>0.896277</text:p>
          </table:table-cell>
          <table:table-cell office:value-type="float" office:value="0.632979" calcext:value-type="float">
            <text:p>0.632979</text:p>
          </table:table-cell>
          <table:table-cell office:value-type="float" office:value="0.617021" calcext:value-type="float">
            <text:p>0.617021</text:p>
          </table:table-cell>
          <table:table-cell office:value-type="float" office:value="0.625" calcext:value-type="float">
            <text:p>0.625</text:p>
          </table:table-cell>
          <table:table-cell table:formula="of:=AVERAGE([.B14:.K14])" office:value-type="float" office:value="0.6281915" calcext:value-type="float">
            <text:p>0.6281915</text:p>
          </table:table-cell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1923" calcext:value-type="float">
            <text:p>0.451923</text:p>
          </table:table-cell>
          <table:table-cell office:value-type="float" office:value="0.516026" calcext:value-type="float">
            <text:p>0.516026</text:p>
          </table:table-cell>
          <table:table-cell office:value-type="float" office:value="0.560897" calcext:value-type="float">
            <text:p>0.560897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95513" calcext:value-type="float">
            <text:p>0.695513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0.900641" calcext:value-type="float">
            <text:p>0.900641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1795" calcext:value-type="float">
            <text:p>0.621795</text:p>
          </table:table-cell>
          <table:table-cell office:value-type="float" office:value="0.612179" calcext:value-type="float">
            <text:p>0.612179</text:p>
          </table:table-cell>
          <table:table-cell table:formula="of:=AVERAGE([.B15:.K15])" office:value-type="float" office:value="0.6355769" calcext:value-type="float">
            <text:p>0.635576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9016" calcext:value-type="float">
            <text:p>0.459016</text:p>
          </table:table-cell>
          <table:table-cell office:value-type="float" office:value="0.528689" calcext:value-type="float">
            <text:p>0.528689</text:p>
          </table:table-cell>
          <table:table-cell office:value-type="float" office:value="0.57377" calcext:value-type="float">
            <text:p>0.57377</text:p>
          </table:table-cell>
          <table:table-cell office:value-type="float" office:value="0.770492" calcext:value-type="float">
            <text:p>0.770492</text:p>
          </table:table-cell>
          <table:table-cell office:value-type="float" office:value="0.688525" calcext:value-type="float">
            <text:p>0.688525</text:p>
          </table:table-cell>
          <table:table-cell office:value-type="float" office:value="0.594262" calcext:value-type="float">
            <text:p>0.594262</text:p>
          </table:table-cell>
          <table:table-cell office:value-type="float" office:value="0.909836" calcext:value-type="float">
            <text:p>0.909836</text:p>
          </table:table-cell>
          <table:table-cell office:value-type="float" office:value="0.639344" calcext:value-type="float">
            <text:p>0.639344</text:p>
          </table:table-cell>
          <table:table-cell office:value-type="float" office:value="0.614754" calcext:value-type="float">
            <text:p>0.614754</text:p>
          </table:table-cell>
          <table:table-cell office:value-type="float" office:value="0.610656" calcext:value-type="float">
            <text:p>0.610656</text:p>
          </table:table-cell>
          <table:table-cell table:formula="of:=AVERAGE([.B16:.K16])" office:value-type="float" office:value="0.6389344" calcext:value-type="float">
            <text:p>0.6389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didates</text:p>
          </table:table-cell>
          <table:table-cell office:value-type="float" office:value="19728" calcext:value-type="float">
            <text:p>19728</text:p>
          </table:table-cell>
          <table:table-cell office:value-type="float" office:value="23675" calcext:value-type="float">
            <text:p>23675</text:p>
          </table:table-cell>
          <table:table-cell office:value-type="float" office:value="19472" calcext:value-type="float">
            <text:p>19472</text:p>
          </table:table-cell>
          <table:table-cell office:value-type="float" office:value="19467" calcext:value-type="float">
            <text:p>19467</text:p>
          </table:table-cell>
          <table:table-cell office:value-type="float" office:value="20801" calcext:value-type="float">
            <text:p>20801</text:p>
          </table:table-cell>
          <table:table-cell office:value-type="float" office:value="23096" calcext:value-type="float">
            <text:p>23096</text:p>
          </table:table-cell>
          <table:table-cell office:value-type="float" office:value="22869" calcext:value-type="float">
            <text:p>22869</text:p>
          </table:table-cell>
          <table:table-cell office:value-type="float" office:value="21629" calcext:value-type="float">
            <text:p>21629</text:p>
          </table:table-cell>
          <table:table-cell office:value-type="float" office:value="20187" calcext:value-type="float">
            <text:p>20187</text:p>
          </table:table-cell>
          <table:table-cell office:value-type="float" office:value="24022" calcext:value-type="float">
            <text:p>24022</text:p>
          </table:table-cell>
          <table:table-cell table:formula="of:=AVERAGE([.B17:.K17])" office:value-type="float" office:value="21494.6" calcext:value-type="float">
            <text:p>21494.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 table:number-columns-spanned="1024" table:number-rows-spanned="1">
            <text:p>hash table size = 1000, number of hash tables = 15, binary code byte = 6</text:p>
          </table:table-cell>
          <table:covered-table-cell table:number-columns-repeated="1023" table:style-name="ce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27825" calcext:value-type="float">
            <text:p>0.727825</text:p>
          </table:table-cell>
          <table:table-cell office:value-type="float" office:value="0.775213" calcext:value-type="float">
            <text:p>0.775213</text:p>
          </table:table-cell>
          <table:table-cell office:value-type="float" office:value="0.688943" calcext:value-type="float">
            <text:p>0.688943</text:p>
          </table:table-cell>
          <table:table-cell office:value-type="float" office:value="0.867558" calcext:value-type="float">
            <text:p>0.867558</text:p>
          </table:table-cell>
          <table:table-cell office:value-type="float" office:value="0.72661" calcext:value-type="float">
            <text:p>0.72661</text:p>
          </table:table-cell>
          <table:table-cell office:value-type="float" office:value="0.707169" calcext:value-type="float">
            <text:p>0.707169</text:p>
          </table:table-cell>
          <table:table-cell office:value-type="float" office:value="0.749696" calcext:value-type="float">
            <text:p>0.749696</text:p>
          </table:table-cell>
          <table:table-cell office:value-type="float" office:value="0.498177" calcext:value-type="float">
            <text:p>0.498177</text:p>
          </table:table-cell>
          <table:table-cell office:value-type="float" office:value="0.622114" calcext:value-type="float">
            <text:p>0.622114</text:p>
          </table:table-cell>
          <table:table-cell office:value-type="float" office:value="0.746051" calcext:value-type="float">
            <text:p>0.746051</text:p>
          </table:table-cell>
          <table:table-cell table:formula="of:=AVERAGE([.B20:.K20])" office:value-type="float" office:value="0.7109356" calcext:value-type="float">
            <text:p>0.7109356</text:p>
          </table:table-cell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0077" calcext:value-type="float">
            <text:p>0.720077</text:p>
          </table:table-cell>
          <table:table-cell office:value-type="float" office:value="0.810811" calcext:value-type="float">
            <text:p>0.810811</text:p>
          </table:table-cell>
          <table:table-cell office:value-type="float" office:value="0.704633" calcext:value-type="float">
            <text:p>0.704633</text:p>
          </table:table-cell>
          <table:table-cell office:value-type="float" office:value="0.882239" calcext:value-type="float">
            <text:p>0.882239</text:p>
          </table:table-cell>
          <table:table-cell office:value-type="float" office:value="0.73166" calcext:value-type="float">
            <text:p>0.73166</text:p>
          </table:table-cell>
          <table:table-cell office:value-type="float" office:value="0.718147" calcext:value-type="float">
            <text:p>0.718147</text:p>
          </table:table-cell>
          <table:table-cell office:value-type="float" office:value="0.745174" calcext:value-type="float">
            <text:p>0.745174</text:p>
          </table:table-cell>
          <table:table-cell office:value-type="float" office:value="0.480695" calcext:value-type="float">
            <text:p>0.480695</text:p>
          </table:table-cell>
          <table:table-cell office:value-type="float" office:value="0.610039" calcext:value-type="float">
            <text:p>0.610039</text:p>
          </table:table-cell>
          <table:table-cell office:value-type="float" office:value="0.725869" calcext:value-type="float">
            <text:p>0.725869</text:p>
          </table:table-cell>
          <table:table-cell table:formula="of:=AVERAGE([.B21:.K21])" office:value-type="float" office:value="0.7129344" calcext:value-type="float">
            <text:p>0.7129344</text:p>
          </table:table-cell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21839" calcext:value-type="float">
            <text:p>0.721839</text:p>
          </table:table-cell>
          <table:table-cell office:value-type="float" office:value="0.809195" calcext:value-type="float">
            <text:p>0.809195</text:p>
          </table:table-cell>
          <table:table-cell office:value-type="float" office:value="0.912644" calcext:value-type="float">
            <text:p>0.912644</text:p>
          </table:table-cell>
          <table:table-cell office:value-type="float" office:value="0.891954" calcext:value-type="float">
            <text:p>0.891954</text:p>
          </table:table-cell>
          <table:table-cell office:value-type="float" office:value="0.742529" calcext:value-type="float">
            <text:p>0.742529</text:p>
          </table:table-cell>
          <table:table-cell office:value-type="float" office:value="0.726437" calcext:value-type="float">
            <text:p>0.726437</text:p>
          </table:table-cell>
          <table:table-cell office:value-type="float" office:value="0.751724" calcext:value-type="float">
            <text:p>0.751724</text:p>
          </table:table-cell>
          <table:table-cell office:value-type="float" office:value="0.478161" calcext:value-type="float">
            <text:p>0.478161</text:p>
          </table:table-cell>
          <table:table-cell office:value-type="float" office:value="0.627586" calcext:value-type="float">
            <text:p>0.627586</text:p>
          </table:table-cell>
          <table:table-cell office:value-type="float" office:value="0.728736" calcext:value-type="float">
            <text:p>0.728736</text:p>
          </table:table-cell>
          <table:table-cell table:formula="of:=AVERAGE([.B22:.K22])" office:value-type="float" office:value="0.7390805" calcext:value-type="float">
            <text:p>0.7390805</text:p>
          </table:table-cell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813838" calcext:value-type="float">
            <text:p>0.813838</text:p>
          </table:table-cell>
          <table:table-cell office:value-type="float" office:value="0.912766" calcext:value-type="float">
            <text:p>0.912766</text:p>
          </table:table-cell>
          <table:table-cell office:value-type="float" office:value="0.912234" calcext:value-type="float">
            <text:p>0.912234</text:p>
          </table:table-cell>
          <table:table-cell office:value-type="float" office:value="0.734043" calcext:value-type="float">
            <text:p>0.734043</text:p>
          </table:table-cell>
          <table:table-cell office:value-type="float" office:value="0.718085" calcext:value-type="float">
            <text:p>0.718085</text:p>
          </table:table-cell>
          <table:table-cell office:value-type="float" office:value="0.75" calcext:value-type="float">
            <text:p>0.75</text:p>
          </table:table-cell>
          <table:table-cell office:value-type="float" office:value="0.476064" calcext:value-type="float">
            <text:p>0.476064</text:p>
          </table:table-cell>
          <table:table-cell office:value-type="float" office:value="0.62234" calcext:value-type="float">
            <text:p>0.62234</text:p>
          </table:table-cell>
          <table:table-cell office:value-type="float" office:value="0.74734" calcext:value-type="float">
            <text:p>0.74734</text:p>
          </table:table-cell>
          <table:table-cell table:formula="of:=AVERAGE([.B23:.K23])" office:value-type="float" office:value="0.7410114" calcext:value-type="float">
            <text:p>0.7410114</text:p>
          </table:table-cell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14744" calcext:value-type="float">
            <text:p>0.714744</text:p>
          </table:table-cell>
          <table:table-cell office:value-type="float" office:value="0.823718" calcext:value-type="float">
            <text:p>0.823718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727564" calcext:value-type="float">
            <text:p>0.727564</text:p>
          </table:table-cell>
          <table:table-cell office:value-type="float" office:value="0.724359" calcext:value-type="float">
            <text:p>0.724359</text:p>
          </table:table-cell>
          <table:table-cell office:value-type="float" office:value="0.74359" calcext:value-type="float">
            <text:p>0.74359</text:p>
          </table:table-cell>
          <table:table-cell office:value-type="float" office:value="0.49359" calcext:value-type="float">
            <text:p>0.49359</text:p>
          </table:table-cell>
          <table:table-cell office:value-type="float" office:value="0.628205" calcext:value-type="float">
            <text:p>0.628205</text:p>
          </table:table-cell>
          <table:table-cell office:value-type="float" office:value="0.737179" calcext:value-type="float">
            <text:p>0.737179</text:p>
          </table:table-cell>
          <table:table-cell table:formula="of:=AVERAGE([.B24:.K24])" office:value-type="float" office:value="0.7205128" calcext:value-type="float">
            <text:p>0.720512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9016" calcext:value-type="float">
            <text:p>0.709016</text:p>
          </table:table-cell>
          <table:table-cell office:value-type="float" office:value="0.844262" calcext:value-type="float">
            <text:p>0.844262</text:p>
          </table:table-cell>
          <table:table-cell office:value-type="float" office:value="0.713115" calcext:value-type="float">
            <text:p>0.713115</text:p>
          </table:table-cell>
          <table:table-cell office:value-type="float" office:value="0.897541" calcext:value-type="float">
            <text:p>0.897541</text:p>
          </table:table-cell>
          <table:table-cell office:value-type="float" office:value="0.717213" calcext:value-type="float">
            <text:p>0.717213</text:p>
          </table:table-cell>
          <table:table-cell office:value-type="float" office:value="0.72541" calcext:value-type="float">
            <text:p>0.72541</text:p>
          </table:table-cell>
          <table:table-cell office:value-type="float" office:value="0.733607" calcext:value-type="float">
            <text:p>0.733607</text:p>
          </table:table-cell>
          <table:table-cell office:value-type="float" office:value="0.491803" calcext:value-type="float">
            <text:p>0.491803</text:p>
          </table:table-cell>
          <table:table-cell office:value-type="float" office:value="0.643443" calcext:value-type="float">
            <text:p>0.643443</text:p>
          </table:table-cell>
          <table:table-cell office:value-type="float" office:value="0.770492" calcext:value-type="float">
            <text:p>0.770492</text:p>
          </table:table-cell>
          <table:table-cell table:formula="of:=AVERAGE([.B25:.K25])" office:value-type="float" office:value="0.7245902" calcext:value-type="float">
            <text:p>0.72459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didates</text:p>
          </table:table-cell>
          <table:table-cell office:value-type="float" office:value="30649" calcext:value-type="float">
            <text:p>30649</text:p>
          </table:table-cell>
          <table:table-cell office:value-type="float" office:value="29504" calcext:value-type="float">
            <text:p>29504</text:p>
          </table:table-cell>
          <table:table-cell office:value-type="float" office:value="29752" calcext:value-type="float">
            <text:p>29752</text:p>
          </table:table-cell>
          <table:table-cell office:value-type="float" office:value="33762" calcext:value-type="float">
            <text:p>33762</text:p>
          </table:table-cell>
          <table:table-cell office:value-type="float" office:value="27682" calcext:value-type="float">
            <text:p>27682</text:p>
          </table:table-cell>
          <table:table-cell office:value-type="float" office:value="28337" calcext:value-type="float">
            <text:p>28337</text:p>
          </table:table-cell>
          <table:table-cell office:value-type="float" office:value="32693" calcext:value-type="float">
            <text:p>32693</text:p>
          </table:table-cell>
          <table:table-cell office:value-type="float" office:value="32642" calcext:value-type="float">
            <text:p>32642</text:p>
          </table:table-cell>
          <table:table-cell office:value-type="float" office:value="29921" calcext:value-type="float">
            <text:p>29921</text:p>
          </table:table-cell>
          <table:table-cell office:value-type="float" office:value="31337" calcext:value-type="float">
            <text:p>31337</text:p>
          </table:table-cell>
          <table:table-cell table:formula="of:=AVERAGE([.B26:.K26])" office:value-type="float" office:value="30627.9" calcext:value-type="float">
            <text:p>30627.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 table:number-columns-spanned="1024" table:number-rows-spanned="1">
            <text:p>hash table size = 1000, number of hash tables = 20, binary code byte = 6</text:p>
          </table:table-cell>
          <table:covered-table-cell table:number-columns-repeated="1023" table:style-name="ce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6622" calcext:value-type="float">
            <text:p>0.856622</text:p>
          </table:table-cell>
          <table:table-cell office:value-type="float" office:value="0.759417" calcext:value-type="float">
            <text:p>0.759417</text:p>
          </table:table-cell>
          <table:table-cell office:value-type="float" office:value="0.690158" calcext:value-type="float">
            <text:p>0.690158</text:p>
          </table:table-cell>
          <table:table-cell office:value-type="float" office:value="0.821385" calcext:value-type="float">
            <text:p>0.821385</text:p>
          </table:table-cell>
          <table:table-cell office:value-type="float" office:value="0.782503" calcext:value-type="float">
            <text:p>0.782503</text:p>
          </table:table-cell>
          <table:table-cell office:value-type="float" office:value="0.770352" calcext:value-type="float">
            <text:p>0.770352</text:p>
          </table:table-cell>
          <table:table-cell office:value-type="float" office:value="0.777643" calcext:value-type="float">
            <text:p>0.777643</text:p>
          </table:table-cell>
          <table:table-cell office:value-type="float" office:value="0.783718" calcext:value-type="float">
            <text:p>0.783718</text:p>
          </table:table-cell>
          <table:table-cell office:value-type="float" office:value="0.765492" calcext:value-type="float">
            <text:p>0.765492</text:p>
          </table:table-cell>
          <table:table-cell office:value-type="float" office:value="0.625759" calcext:value-type="float">
            <text:p>0.625759</text:p>
          </table:table-cell>
          <table:table-cell table:formula="of:=AVERAGE([.B29:.K29])" office:value-type="float" office:value="0.7633049" calcext:value-type="float">
            <text:p>0.7633049</text:p>
          </table:table-cell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49421" calcext:value-type="float">
            <text:p>0.849421</text:p>
          </table:table-cell>
          <table:table-cell office:value-type="float" office:value="0.793436" calcext:value-type="float">
            <text:p>0.793436</text:p>
          </table:table-cell>
          <table:table-cell office:value-type="float" office:value="0.69112" calcext:value-type="float">
            <text:p>0.69112</text:p>
          </table:table-cell>
          <table:table-cell office:value-type="float" office:value="0.839768" calcext:value-type="float">
            <text:p>0.839768</text:p>
          </table:table-cell>
          <table:table-cell office:value-type="float" office:value="0.774131" calcext:value-type="float">
            <text:p>0.774131</text:p>
          </table:table-cell>
          <table:table-cell office:value-type="float" office:value="0.779923" calcext:value-type="float">
            <text:p>0.779923</text:p>
          </table:table-cell>
          <table:table-cell table:number-columns-repeated="2" office:value-type="float" office:value="0.803089" calcext:value-type="float">
            <text:p>0.803089</text:p>
          </table:table-cell>
          <table:table-cell office:value-type="float" office:value="0.793436" calcext:value-type="float">
            <text:p>0.793436</text:p>
          </table:table-cell>
          <table:table-cell office:value-type="float" office:value="0.6139" calcext:value-type="float">
            <text:p>0.6139</text:p>
          </table:table-cell>
          <table:table-cell table:formula="of:=AVERAGE([.B30:.K30])" office:value-type="float" office:value="0.7741313" calcext:value-type="float">
            <text:p>0.7741313</text:p>
          </table:table-cell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0.8" calcext:value-type="float">
            <text:p>0.8</text:p>
          </table:table-cell>
          <table:table-cell office:value-type="float" office:value="0.698851" calcext:value-type="float">
            <text:p>0.698851</text:p>
          </table:table-cell>
          <table:table-cell office:value-type="float" office:value="0.83908" calcext:value-type="float">
            <text:p>0.83908</text:p>
          </table:table-cell>
          <table:table-cell office:value-type="float" office:value="0.77931" calcext:value-type="float">
            <text:p>0.77931</text:p>
          </table:table-cell>
          <table:table-cell office:value-type="float" office:value="0.786207" calcext:value-type="float">
            <text:p>0.786207</text:p>
          </table:table-cell>
          <table:table-cell office:value-type="float" office:value="0.832184" calcext:value-type="float">
            <text:p>0.832184</text:p>
          </table:table-cell>
          <table:table-cell office:value-type="float" office:value="0.811494" calcext:value-type="float">
            <text:p>0.811494</text:p>
          </table:table-cell>
          <table:table-cell office:value-type="float" office:value="0.790805" calcext:value-type="float">
            <text:p>0.790805</text:p>
          </table:table-cell>
          <table:table-cell office:value-type="float" office:value="0.613793" calcext:value-type="float">
            <text:p>0.613793</text:p>
          </table:table-cell>
          <table:table-cell table:formula="of:=AVERAGE([.B31:.K31])" office:value-type="float" office:value="0.7813793" calcext:value-type="float">
            <text:p>0.7813793</text:p>
          </table:table-cell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67021" calcext:value-type="float">
            <text:p>0.867021</text:p>
          </table:table-cell>
          <table:table-cell office:value-type="float" office:value="0.81117" calcext:value-type="float">
            <text:p>0.81117</text:p>
          </table:table-cell>
          <table:table-cell office:value-type="float" office:value="0.710106" calcext:value-type="float">
            <text:p>0.710106</text:p>
          </table:table-cell>
          <table:table-cell office:value-type="float" office:value="0.835106" calcext:value-type="float">
            <text:p>0.835106</text:p>
          </table:table-cell>
          <table:table-cell office:value-type="float" office:value="0.784574" calcext:value-type="float">
            <text:p>0.784574</text:p>
          </table:table-cell>
          <table:table-cell office:value-type="float" office:value="0.792553" calcext:value-type="float">
            <text:p>0.792553</text:p>
          </table:table-cell>
          <table:table-cell office:value-type="float" office:value="0.840426" calcext:value-type="float">
            <text:p>0.840426</text:p>
          </table:table-cell>
          <table:table-cell office:value-type="float" office:value="0.81383" calcext:value-type="float">
            <text:p>0.81383</text:p>
          </table:table-cell>
          <table:table-cell office:value-type="float" office:value="0.803191" calcext:value-type="float">
            <text:p>0.803191</text:p>
          </table:table-cell>
          <table:table-cell office:value-type="float" office:value="0.619681" calcext:value-type="float">
            <text:p>0.619681</text:p>
          </table:table-cell>
          <table:table-cell table:formula="of:=AVERAGE([.B32:.K32])" office:value-type="float" office:value="0.7877658" calcext:value-type="float">
            <text:p>0.7877658</text:p>
          </table:table-cell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6859" calcext:value-type="float">
            <text:p>0.86859</text:p>
          </table:table-cell>
          <table:table-cell office:value-type="float" office:value="0.801282" calcext:value-type="float">
            <text:p>0.801282</text:p>
          </table:table-cell>
          <table:table-cell office:value-type="float" office:value="0.711538" calcext:value-type="float">
            <text:p>0.711538</text:p>
          </table:table-cell>
          <table:table-cell office:value-type="float" office:value="0.839744" calcext:value-type="float">
            <text:p>0.839744</text:p>
          </table:table-cell>
          <table:table-cell office:value-type="float" office:value="0.810897" calcext:value-type="float">
            <text:p>0.810897</text:p>
          </table:table-cell>
          <table:table-cell office:value-type="float" office:value="0.785256" calcext:value-type="float">
            <text:p>0.785256</text:p>
          </table:table-cell>
          <table:table-cell office:value-type="float" office:value="0.852564" calcext:value-type="float">
            <text:p>0.852564</text:p>
          </table:table-cell>
          <table:table-cell office:value-type="float" office:value="0.807692" calcext:value-type="float">
            <text:p>0.807692</text:p>
          </table:table-cell>
          <table:table-cell office:value-type="float" office:value="0.798077" calcext:value-type="float">
            <text:p>0.798077</text:p>
          </table:table-cell>
          <table:table-cell office:value-type="float" office:value="0.599359" calcext:value-type="float">
            <text:p>0.599359</text:p>
          </table:table-cell>
          <table:table-cell table:formula="of:=AVERAGE([.B33:.K33])" office:value-type="float" office:value="0.7874999" calcext:value-type="float">
            <text:p>0.787499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4754" calcext:value-type="float">
            <text:p>0.864754</text:p>
          </table:table-cell>
          <table:table-cell office:value-type="float" office:value="0.803279" calcext:value-type="float">
            <text:p>0.803279</text:p>
          </table:table-cell>
          <table:table-cell office:value-type="float" office:value="0.75" calcext:value-type="float">
            <text:p>0.75</text:p>
          </table:table-cell>
          <table:table-cell office:value-type="float" office:value="0.831967" calcext:value-type="float">
            <text:p>0.831967</text:p>
          </table:table-cell>
          <table:table-cell office:value-type="float" office:value="0.803279" calcext:value-type="float">
            <text:p>0.803279</text:p>
          </table:table-cell>
          <table:table-cell office:value-type="float" office:value="0.795082" calcext:value-type="float">
            <text:p>0.795082</text:p>
          </table:table-cell>
          <table:table-cell office:value-type="float" office:value="0.836066" calcext:value-type="float">
            <text:p>0.836066</text:p>
          </table:table-cell>
          <table:table-cell office:value-type="float" office:value="0.811475" calcext:value-type="float">
            <text:p>0.811475</text:p>
          </table:table-cell>
          <table:table-cell office:value-type="float" office:value="0.803279" calcext:value-type="float">
            <text:p>0.803279</text:p>
          </table:table-cell>
          <table:table-cell office:value-type="float" office:value="0.602459" calcext:value-type="float">
            <text:p>0.602459</text:p>
          </table:table-cell>
          <table:table-cell table:formula="of:=AVERAGE([.B34:.K34])" office:value-type="float" office:value="0.790164" calcext:value-type="float">
            <text:p>0.790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didates</text:p>
          </table:table-cell>
          <table:table-cell office:value-type="float" office:value="43940" calcext:value-type="float">
            <text:p>43940</text:p>
          </table:table-cell>
          <table:table-cell office:value-type="float" office:value="38857" calcext:value-type="float">
            <text:p>38857</text:p>
          </table:table-cell>
          <table:table-cell office:value-type="float" office:value="37264" calcext:value-type="float">
            <text:p>37264</text:p>
          </table:table-cell>
          <table:table-cell office:value-type="float" office:value="37393" calcext:value-type="float">
            <text:p>37393</text:p>
          </table:table-cell>
          <table:table-cell office:value-type="float" office:value="39381" calcext:value-type="float">
            <text:p>39381</text:p>
          </table:table-cell>
          <table:table-cell office:value-type="float" office:value="41287" calcext:value-type="float">
            <text:p>41287</text:p>
          </table:table-cell>
          <table:table-cell office:value-type="float" office:value="35274" calcext:value-type="float">
            <text:p>35274</text:p>
          </table:table-cell>
          <table:table-cell office:value-type="float" office:value="37630" calcext:value-type="float">
            <text:p>37630</text:p>
          </table:table-cell>
          <table:table-cell office:value-type="float" office:value="35027" calcext:value-type="float">
            <text:p>35027</text:p>
          </table:table-cell>
          <table:table-cell office:value-type="float" office:value="37811" calcext:value-type="float">
            <text:p>37811</text:p>
          </table:table-cell>
          <table:table-cell table:formula="of:=AVERAGE([.B35:.K35])" office:value-type="float" office:value="38386.4" calcext:value-type="float">
            <text:p>38386.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00／00／00</text:date>, <text:time style:data-style-name="N2" text:time-value="14:18:57.14608596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5:49:40.509145717</meta:creation-date>
    <meta:editing-duration>PT1H25M32S</meta:editing-duration>
    <meta:editing-cycles>12</meta:editing-cycles>
    <meta:generator>LibreOffice/4.2.8.2$Linux_X86_64 LibreOffice_project/420m0$Build-2</meta:generator>
    <dc:date>2016-01-04T15:11:37.968190716</dc:date>
    <meta:document-statistic meta:table-count="5" meta:cell-count="5512" meta:object-count="0"/>
  </office:meta>
</office:document-meta>
</file>